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rmx="urn:openoffice:names:experimental:ooxml-odf-interop:xmlns:form:1.0" xmlns:draw="urn:oasis:names:tc:opendocument:xmlns:drawing:1.0" xmlns:rpt="http://openoffice.org/2005/report" xmlns:office="urn:oasis:names:tc:opendocument:xmlns:office:1.0" xmlns:text="urn:oasis:names:tc:opendocument:xmlns:text:1.0" xmlns:ooo="http://openoffice.org/2004/office" xmlns:grddl="http://www.w3.org/2003/g/data-view#" xmlns:dc="http://purl.org/dc/elements/1.1/" xmlns:number="urn:oasis:names:tc:opendocument:xmlns:datastyle:1.0" xmlns:oooc="http://openoffice.org/2004/calc" xmlns:meta="urn:oasis:names:tc:opendocument:xmlns:meta:1.0" xmlns:table="urn:oasis:names:tc:opendocument:xmlns:table:1.0" xmlns:dr3d="urn:oasis:names:tc:opendocument:xmlns:dr3d:1.0" xmlns:fo="urn:oasis:names:tc:opendocument:xmlns:xsl-fo-compatible:1.0" xmlns:style="urn:oasis:names:tc:opendocument:xmlns:style:1.0" xmlns:xsi="http://www.w3.org/2001/XMLSchema-instance" xmlns:form="urn:oasis:names:tc:opendocument:xmlns:form:1.0" xmlns:script="urn:oasis:names:tc:opendocument:xmlns:script:1.0" xmlns:ooow="http://openoffice.org/2004/writer" xmlns:svg="urn:oasis:names:tc:opendocument:xmlns:svg-compatible:1.0" xmlns:chart="urn:oasis:names:tc:opendocument:xmlns:chart:1.0" xmlns:dom="http://www.w3.org/2001/xml-events" xmlns:xlink="http://www.w3.org/1999/xlink" xmlns:css3t="http://www.w3.org/TR/css3-text/" xmlns:field="urn:openoffice:names:experimental:ooo-ms-interop:xmlns:field:1.0" xmlns:xsd="http://www.w3.org/2001/XMLSchema" xmlns:of="urn:oasis:names:tc:opendocument:xmlns:of:1.2" xmlns:xhtml="http://www.w3.org/1999/xhtml" xmlns:xforms="http://www.w3.org/2002/xforms" xmlns:presentation="urn:oasis:names:tc:opendocument:xmlns:presentation:1.0" xmlns:tableooo="http://openoffice.org/2009/table" xmlns:math="http://www.w3.org/1998/Math/MathML">
  <office:scripts/>
  <office:font-face-decls/>
  <office:automatic-styles/>
  <office:body>
    <office:text>
      <text:variable-decls/>
      <text:user-field-decls/>
      <text:p>1. <text:span>(7r)</text:span><text:span text:style-name="T7"/><text:span text:style-name="T7">INCIPIT</text:span> <text:span text:style-name="T7">CONFE<text:span text:style-name="T1">S</text:span>SIO</text:span> <text:span text:style-name="T7">S<text:span text:style-name="T1">an</text:span>c<text:span text:style-name="T1">t</text:span>i</text:span> <text:span text:style-name="T7">PATRICI</text:span><text:span text:style-name="T7">·</text:span> <text:span text:style-name="T7">ep<text:span text:style-name="T1">iscop</text:span>i</text:span> <text:span text:style-name="T7">Q<text:span text:style-name="T1">UOD</text:span><text:note text:id="ftn1" text:note-class="footnote"><text:note-citation>0</text:note-citation><text:note-body><text:p text:style-name="Footnote">The editors White, Bieler, and Freeman did
                                    not resolve this abbreviation. According to Cappelli there are
                                    multiple option to resolve it. However, a look at other headings
                                    in this manuscript shows that 'quod' is most
                                    likely.</text:p></text:note-body></text:note></text:span> <text:span text:style-name="T7"><text:span text:style-name="T1">est</text:span></text:span> <text:span text:style-name="T7">XVI</text:span> <text:span text:style-name="T7">k<text:span text:style-name="T1">a</text:span>l<text:span text:style-name="T1">endas</text:span></text:span> <text:span text:style-name="T7">ap<text:span text:style-name="T1">ri</text:span>l<text:span text:style-name="T1">is</text:span></text:span><text:span text:style-name="T7">·</text:span><text:span text:style-name="T7"> | </text:span><text:span text:style-name="T7"/></text:p>
      <text:p>1. <text:span text:style-name="T7"/><text:span text:style-name="T7"/><text:span text:style-name="T7">go<text:note text:id="ftn1" text:note-class="footnote"><text:note-citation>0</text:note-citation><text:note-body><text:p text:style-name="Footnote">A space
                                was left blank for a two line high initial.</text:p></text:note-body></text:note></text:span> <text:span text:style-name="T7">patricius</text:span> <text:span text:style-name="T7">peccator</text:span><text:span text:style-name="T7">·</text:span> <text:span text:style-name="T7">rusticissimus</text:span> <text:span text:style-name="T7"><text:span text:style-name="T1">et</text:span></text:span> <text:span text:style-name="T7">minimus</text:span> <text:span text:style-name="T7">omnium</text:span> <text:span text:style-name="T7"/><text:span text:style-name="T7">fidelium</text:span><text:span text:style-name="T7"> | </text:span><text:span text:style-name="T7"><text:span text:style-name="T1">et</text:span></text:span> <text:span text:style-name="T7">contemptibilissimus</text:span> <text:span text:style-name="T7">apud</text:span> <text:span text:style-name="T7">plurimos</text:span> <text:span text:style-name="T7"/><text:span text:style-name="T7">patrem</text:span> <text:span text:style-name="T7">habui</text:span> <text:span text:style-name="T7">calpurnium</text:span><text:span text:style-name="T7"> | </text:span><text:span text:style-name="T7">diacone<text:span text:style-name="T1">m</text:span></text:span><text:span text:style-name="T7">;</text:span> <text:span text:style-name="T7">filium</text:span> <text:span text:style-name="T7">quondam</text:span> <text:span text:style-name="T7">potiti</text:span><text:span text:style-name="T7">·</text:span> <text:span text:style-name="T7">p<text:span text:style-name="T1">re</text:span>sbit<text:span text:style-name="T1">er</text:span>i</text:span><text:span text:style-name="T7">·</text:span> <text:span text:style-name="T7"/><text:span text:style-name="T7">qui</text:span> <text:span text:style-name="T7">fuit</text:span> <text:span text:style-name="T7">uico</text:span> <text:span text:style-name="T7">banauem</text:span> <text:span text:style-name="T7">tab<text:span text:style-name="T1">ern</text:span>iue</text:span><text:span text:style-name="T7">;</text:span><text:span text:style-name="T7"> | </text:span><text:span text:style-name="T7"><text:span text:style-name="T3">U</text:span>illulam</text:span> <text:span text:style-name="T7">enim</text:span> <text:span text:style-name="T7">prope</text:span> <text:span text:style-name="T7"/><text:span text:style-name="T7">habuit</text:span> <text:span text:style-name="T7">ubi</text:span> <text:span text:style-name="T7">ego</text:span> <text:span text:style-name="T7">capturam</text:span> <text:span text:style-name="T7">dedi</text:span> <text:span text:style-name="T7"/><text:span text:style-name="T7">anno<text:span text:style-name="T1">um</text:span></text:span><text:span text:style-name="T7">·</text:span> <text:span text:style-name="T7">eram</text:span> <text:span text:style-name="T7">tunc</text:span><text:span text:style-name="T7"> | </text:span><text:span text:style-name="T7">fere</text:span> <text:span text:style-name="T7">sedecim</text:span><text:span text:style-name="T7">;</text:span> <text:span text:style-name="T7"><text:span text:style-name="T3">D</text:span><text:span text:style-name="T1">eu</text:span>m</text:span> <text:span text:style-name="T7">enim</text:span> <text:span text:style-name="T7">uerum</text:span> <text:span text:style-name="T7">ignorabam</text:span> <text:span text:style-name="T7"><text:span text:style-name="T1">et</text:span></text:span> <text:span text:style-name="T7"/><text:span text:style-name="T7">hib<text:span text:style-name="T1">er</text:span>ione</text:span> <text:span text:style-name="T7">in</text:span> <text:span text:style-name="T7">captiuitate</text:span> <text:span text:style-name="T7">adduc</text:span><text:span text:style-name="T7">-</text:span><text:span text:style-name="T7">|</text:span><text:span text:style-name="T7">tus</text:span> <text:span text:style-name="T7">sum</text:span> <text:span text:style-name="T7">cum</text:span> <text:span text:style-name="T7">tot</text:span> <text:span text:style-name="T7">milia</text:span> <text:span text:style-name="T7">hominum</text:span> <text:span text:style-name="T7"/><text:span text:style-name="T7">s<text:span text:style-name="T1">e</text:span>c<text:span text:style-name="T1">un</text:span>d<text:span text:style-name="T1">u</text:span>m</text:span> <text:span text:style-name="T7">merita</text:span> <text:span text:style-name="T7">n<text:span text:style-name="T1">ost</text:span>ra</text:span> <text:span text:style-name="T7">quia</text:span> <text:span text:style-name="T7">a</text:span> <text:span text:style-name="T7">deo</text:span> <text:span text:style-name="T7">recessimus</text:span><text:span text:style-name="T7"> | </text:span><text:span text:style-name="T7"><text:span text:style-name="T1">et</text:span></text:span> <text:span text:style-name="T7">precepta</text:span> <text:span text:style-name="T7">eius</text:span> <text:span text:style-name="T7">non</text:span> <text:span text:style-name="T7"/><text:span text:style-name="T7">custodiuim<text:span text:style-name="T1">us</text:span></text:span> <text:span text:style-name="T7"><text:span text:style-name="T1">et</text:span></text:span> <text:span text:style-name="T7">sacerdotib<text:span text:style-name="T1">us</text:span></text:span> <text:span text:style-name="T7">n<text:span text:style-name="T1">ost</text:span>ris</text:span> <text:span text:style-name="T7">inoboedientes</text:span> <text:span text:style-name="T7">fuimus</text:span><text:span text:style-name="T7"> | </text:span><text:span text:style-name="T7">qui</text:span> <text:span text:style-name="T7"/><text:span text:style-name="T7">n<text:span text:style-name="T1">ost</text:span>ram</text:span> <text:span text:style-name="T7">salute<text:span text:style-name="T1">m</text:span></text:span> <text:span text:style-name="T7">admonebant</text:span> <text:span text:style-name="T7"><text:span text:style-name="T1">et</text:span></text:span> <text:span text:style-name="T7">d<text:span text:style-name="T1">omi</text:span>n<text:span text:style-name="T1">u</text:span>s</text:span> <text:span text:style-name="T7">indix<text:span text:style-name="T1">it</text:span></text:span> <text:span text:style-name="T7">sup<text:span text:style-name="T1">er</text:span></text:span> <text:span text:style-name="T7">nos</text:span> <text:span text:style-name="T7">iram</text:span> <text:span text:style-name="T7"/><text:span text:style-name="T7">animationis</text:span><text:span text:style-name="T7"> | </text:span><text:span text:style-name="T7">sue</text:span> <text:span text:style-name="T7"><text:span text:style-name="T1">et</text:span></text:span> <text:span text:style-name="T7">disp<text:span text:style-name="T1">er</text:span>sit</text:span> <text:span text:style-name="T7">nos</text:span> <text:span text:style-name="T7">in</text:span> <text:span text:style-name="T7">gentib<text:span text:style-name="T1">us</text:span></text:span> <text:span text:style-name="T7">multis</text:span> <text:span text:style-name="T7">etiam</text:span> <text:span text:style-name="T7">usq<text:span text:style-name="T1">ue</text:span></text:span> <text:span text:style-name="T7">ad</text:span> <text:span text:style-name="T7">ultimum</text:span> <text:span text:style-name="T7"/><text:span text:style-name="T7">terre</text:span><text:span text:style-name="T7">:</text:span> <text:span text:style-name="T7"><text:span text:style-name="T3">U</text:span>bi</text:span> <text:span text:style-name="T7">nunc</text:span><text:span text:style-name="T7"> | </text:span><text:span text:style-name="T7">paruitas</text:span> <text:span text:style-name="T7">mea</text:span> <text:span text:style-name="T7">uidetur</text:span> <text:span text:style-name="T7">e<text:span text:style-name="T1">ss</text:span>e</text:span> <text:span text:style-name="T7">inter</text:span> <text:span text:style-name="T7">alienienas</text:span> <text:span text:style-name="T7"/></text:p>
      <text:p>2. <text:span text:style-name="T7"/><text:span text:style-name="T7"><text:span text:style-name="T1">et</text:span></text:span> <text:span text:style-name="T7">ubi</text:span> <text:span text:style-name="T7">d<text:span text:style-name="T1">omi</text:span>n<text:span text:style-name="T1">u</text:span>s</text:span> <text:span text:style-name="T7">apperuit</text:span> <text:span text:style-name="T7">sensus</text:span> <text:span text:style-name="T7">cor</text:span><text:span text:style-name="T7">|</text:span><text:span text:style-name="T7">dis</text:span> <text:span text:style-name="T7">mei</text:span> <text:span text:style-name="T7">incredulitatis</text:span> <text:span text:style-name="T7">ut</text:span> <text:span text:style-name="T7">uel</text:span> <text:span text:style-name="T7"/><text:span text:style-name="T7">sero</text:span> <text:span text:style-name="T7">rememorare<text:span text:style-name="T1">m</text:span></text:span> <text:span text:style-name="T7">delicta</text:span> <text:span text:style-name="T7">mea</text:span><text:span text:style-name="T7">·</text:span> <text:span text:style-name="T7"><text:span text:style-name="T1">et</text:span></text:span> <text:span text:style-name="T7">ut</text:span> <text:span text:style-name="T7">conuerterer</text:span><text:span text:style-name="T7"> | </text:span><text:span text:style-name="T7">toto</text:span> <text:span text:style-name="T7">corde</text:span> <text:span text:style-name="T7">ad</text:span> <text:span text:style-name="T7"/><text:span text:style-name="T7">d<text:span text:style-name="T1">omi</text:span>n<text:span text:style-name="T1">u</text:span>m</text:span> <text:span text:style-name="T7">meum</text:span> <text:span text:style-name="T7">qui</text:span> <text:span text:style-name="T7">respexit</text:span> <text:span text:style-name="T7">humilitate<text:span text:style-name="T1">m</text:span></text:span> <text:span text:style-name="T7">meam</text:span> <text:span text:style-name="T7"><text:span text:style-name="T1">et</text:span></text:span> <text:span text:style-name="T7">misertus</text:span> <text:span text:style-name="T7"/><text:span text:style-name="T7">ad</text:span><text:span text:style-name="T7">|</text:span><text:span text:style-name="T7">ulescentie</text:span> <text:span text:style-name="T7">mee</text:span> <text:span text:style-name="T7"><text:span text:style-name="T1">et</text:span></text:span> <text:span text:style-name="T7">ignorantie</text:span> <text:span text:style-name="T7"><text:span text:style-name="T1">et</text:span></text:span> <text:span text:style-name="T7">custodiuit</text:span> <text:span text:style-name="T7">me</text:span> <text:span text:style-name="T7">antequam</text:span> <text:span text:style-name="T7"/><text:span text:style-name="T7"/><text:span text:style-name="T7">scirem</text:span> <text:span text:style-name="T7">eum</text:span> <text:span text:style-name="T7"><text:span text:style-name="T1">et</text:span></text:span><text:span text:style-name="T7"> | </text:span><text:span text:style-name="T7">antequa<text:span text:style-name="T1">m</text:span></text:span> <text:span text:style-name="T7">saperem</text:span> <text:span text:style-name="T7"><text:span text:style-name="T1">ue</text:span>l</text:span> <text:span text:style-name="T7">distinguerem</text:span> <text:span text:style-name="T7">inter</text:span> <text:span text:style-name="T7">bonum</text:span> <text:span text:style-name="T7"><text:span text:style-name="T1">et</text:span></text:span> <text:span text:style-name="T7">malum</text:span> <text:span text:style-name="T7"/><text:span text:style-name="T7"><text:span text:style-name="T1">et</text:span></text:span> <text:span text:style-name="T7">monuit</text:span> <text:span text:style-name="T7">me</text:span><text:span text:style-name="T7"> | </text:span><text:span text:style-name="T7"><text:span text:style-name="T1">et</text:span></text:span> <text:span text:style-name="T7">consolatus</text:span> <text:span text:style-name="T7">est</text:span> <text:span text:style-name="T7">me</text:span> <text:span text:style-name="T7">ut</text:span> <text:span text:style-name="T7">pater</text:span> <text:span text:style-name="T7">filium</text:span><text:span text:style-name="T7">;</text:span> <text:span text:style-name="T7"/></text:p>
      <text:p>3. <text:span text:style-name="T7"/><text:span text:style-name="T7"><text:span text:style-name="T3">U</text:span>nde</text:span> <text:span text:style-name="T7">aute<text:span text:style-name="T1">m</text:span></text:span> <text:span text:style-name="T7">tacere</text:span> <text:span text:style-name="T7">non</text:span> <text:span text:style-name="T7">possum</text:span><text:span text:style-name="T7"> | </text:span><text:span text:style-name="T7">neq<text:span text:style-name="T1">ue</text:span></text:span> <text:span text:style-name="T7">expedit</text:span> <text:span text:style-name="T7">quide<text:span text:style-name="T1">m</text:span></text:span> <text:span text:style-name="T7">tanta</text:span> <text:span text:style-name="T7"/><text:span text:style-name="T7">beneficia</text:span> <text:span text:style-name="T7"><text:span text:style-name="T1">et</text:span></text:span> <text:span text:style-name="T7">tantam</text:span> <text:span text:style-name="T7">gra<text:span text:style-name="T1">tia</text:span>m</text:span> <text:span text:style-name="T7">q<text:span text:style-name="T1">ua</text:span>m</text:span> <text:span text:style-name="T7">m<text:span text:style-name="T1">ih</text:span>i</text:span> <text:span text:style-name="T7">d<text:span text:style-name="T1">omi</text:span>n<text:span text:style-name="T1">u</text:span>s</text:span> <text:span text:style-name="T7">p<text:span text:style-name="T1">rae</text:span>stare</text:span><text:span text:style-name="T7"> | </text:span><text:span text:style-name="T7">dignatus</text:span> <text:span text:style-name="T7"/><text:span text:style-name="T7"><text:span text:style-name="T1">est</text:span></text:span> <text:span text:style-name="T7">in</text:span> <text:span text:style-name="T7">terra</text:span> <text:span text:style-name="T7">captiuitatis</text:span> <text:span text:style-name="T7">mee</text:span><text:span text:style-name="T7">.</text:span> <text:span text:style-name="T7"><text:span text:style-name="T3">Q</text:span>uia</text:span> <text:span text:style-name="T7">hec</text:span> <text:span text:style-name="T7">est</text:span> <text:span text:style-name="T7">retributio</text:span> <text:span text:style-name="T7">n<text:span text:style-name="T1">ost</text:span>ra</text:span><text:span text:style-name="T7"> | </text:span><text:span text:style-name="T7">ut</text:span> <text:span text:style-name="T7">post</text:span> <text:span text:style-name="T7"/><text:span text:style-name="T7">correptione<text:span text:style-name="T1">m</text:span></text:span> <text:span text:style-name="T7"><text:span text:style-name="T1">ue</text:span>l</text:span> <text:span text:style-name="T7">agnitione<text:span text:style-name="T1">m</text:span></text:span> <text:span text:style-name="T7">dei</text:span> <text:span text:style-name="T7">exaltaremur</text:span> <text:span text:style-name="T7"><text:span text:style-name="T1">et</text:span></text:span> <text:span text:style-name="T7">confiteremur</text:span> <text:span text:style-name="T7">
                    ERROR
                </text:span><text:span text:style-name="T7">|</text:span><text:span text:style-name="T7">bilia</text:span> <text:span text:style-name="T7">ei<text:span text:style-name="T1">us</text:span></text:span> <text:span text:style-name="T7"/><text:span text:style-name="T7">coram</text:span> <text:span text:style-name="T7">om<text:span text:style-name="T1">n</text:span>i</text:span> <text:span text:style-name="T7">natione</text:span> <text:span text:style-name="T7">que</text:span> <text:span text:style-name="T7">e<text:span text:style-name="T1">st</text:span></text:span> <text:span text:style-name="T7">sub</text:span> <text:span text:style-name="T7">om<text:span text:style-name="T1">n</text:span>i</text:span> <text:span text:style-name="T7">celo</text:span> <text:span text:style-name="T7"/></text:p>
      <text:p>4. <text:span text:style-name="T7"/><text:span text:style-name="T7">quia</text:span> <text:span text:style-name="T7">non</text:span> <text:span text:style-name="T7">e<text:span text:style-name="T1">st</text:span></text:span> <text:span text:style-name="T7">alius</text:span> <text:span text:style-name="T7">d<text:span text:style-name="T1">eu</text:span>s</text:span> <text:span text:style-name="T7">nec</text:span><text:span text:style-name="T7"> | </text:span><text:span text:style-name="T7">umquam</text:span> <text:span text:style-name="T7">fuit</text:span> <text:span text:style-name="T7">nec</text:span> <text:span text:style-name="T7">erit</text:span> <text:span text:style-name="T7"/><text:span text:style-name="T7">post</text:span> <text:span text:style-name="T7">hunc</text:span><text:span text:style-name="T7">;</text:span> <text:span text:style-name="T7">preter</text:span> <text:span text:style-name="T7">d<text:span text:style-name="T1">eu</text:span>m</text:span> <text:span text:style-name="T7">patrem</text:span> <text:span text:style-name="T7">ingenitum</text:span> <text:span text:style-name="T7">sine</text:span><text:span text:style-name="T7"> | </text:span><text:span text:style-name="T7">principio</text:span> <text:span text:style-name="T7">a</text:span> <text:span text:style-name="T7">quo</text:span> <text:span text:style-name="T7">e<text:span text:style-name="T1">st</text:span></text:span> <text:span text:style-name="T7"/><text:span text:style-name="T7">om<text:span text:style-name="T1">n</text:span>e</text:span> <text:span text:style-name="T7">principium</text:span> <text:span text:style-name="T7">om<text:span text:style-name="T1">n</text:span>ia</text:span> <text:span text:style-name="T7">tenens</text:span> <text:span text:style-name="T7">ut</text:span> <text:span text:style-name="T7">dixim<text:span text:style-name="T1">us</text:span></text:span><text:span text:style-name="T7">·</text:span> <text:span text:style-name="T7"><text:span text:style-name="T1">et</text:span></text:span> <text:span text:style-name="T7">hui<text:span text:style-name="T1">us</text:span></text:span><text:span text:style-name="T7"> | </text:span><text:span text:style-name="T7">filium</text:span> <text:span text:style-name="T7"/><text:span text:style-name="T7">ie<text:span text:style-name="T1">su</text:span>m</text:span> <text:span text:style-name="T7">chr<text:span text:style-name="T1">istu</text:span>m</text:span> <text:span text:style-name="T7">quem</text:span> <text:span text:style-name="T7">cum</text:span> <text:span text:style-name="T7">patre</text:span> <text:span text:style-name="T7">scilic<text:span text:style-name="T1">et</text:span></text:span> <text:span text:style-name="T7">fuisse</text:span> <text:span text:style-name="T7">semper</text:span> <text:span text:style-name="T7">testamur</text:span><text:span text:style-name="T7"> | </text:span><text:span text:style-name="T7"/><text:span text:style-name="T7">ante</text:span> <text:span text:style-name="T7">originem</text:span> <text:span text:style-name="T7">s<text:span text:style-name="T1">ae</text:span>c<text:span text:style-name="T1">u</text:span>li</text:span><text:span text:style-name="T7">;</text:span> <text:span text:style-name="T7">spiritaliter</text:span> <text:span text:style-name="T7">apud</text:span> <text:span text:style-name="T7">patre<text:span text:style-name="T1">m</text:span></text:span> <text:span text:style-name="T7">inenarrabiliter</text:span> <text:span text:style-name="T7">genitu<text:span text:style-name="T1">m</text:span></text:span><text:span text:style-name="T7">(7v)</text:span><text:span text:style-name="T7"/><text:span text:style-name="T7"> | </text:span><text:span text:style-name="T7"/><text:span text:style-name="T7">ante</text:span> <text:span text:style-name="T7">omne</text:span> <text:span text:style-name="T7">principium</text:span> <text:span text:style-name="T7">p<text:span text:style-name="T1">er</text:span></text:span> <text:span text:style-name="T7">ipsum</text:span> <text:span text:style-name="T7">facta</text:span> <text:span text:style-name="T7">sunt</text:span> <text:span text:style-name="T7">uisibilia</text:span> <text:span text:style-name="T7"><text:span text:style-name="T1">et</text:span></text:span> <text:span text:style-name="T7"/><text:span text:style-name="T7">inuisibilia</text:span> <text:span text:style-name="T7">homo</text:span><text:span text:style-name="T7"> | </text:span><text:span text:style-name="T7">factus</text:span> <text:span text:style-name="T7">deuicta</text:span> <text:span text:style-name="T7">morte</text:span> <text:span text:style-name="T7">in</text:span> <text:span text:style-name="T7">celis</text:span> <text:span text:style-name="T7">ad</text:span> <text:span text:style-name="T7">patrem</text:span> <text:span text:style-name="T7"/><text:span text:style-name="T7">receptus</text:span><text:span text:style-name="T7">·</text:span> <text:span text:style-name="T7"><text:span text:style-name="T3">E</text:span>t</text:span> <text:span text:style-name="T7">dedit</text:span> <text:span text:style-name="T7">illi</text:span> <text:span text:style-name="T7">omne<text:span text:style-name="T1">m</text:span></text:span><text:span text:style-name="T7"> | </text:span><text:span text:style-name="T7">potestate<text:span text:style-name="T1">m</text:span></text:span> <text:span text:style-name="T7">sup<text:span text:style-name="T1">er</text:span></text:span> <text:span text:style-name="T7">omne</text:span> <text:span text:style-name="T7">nome<text:span text:style-name="T1">n</text:span></text:span> <text:span text:style-name="T7">celestium</text:span><text:span text:style-name="T7">·</text:span> <text:span text:style-name="T7"/><text:span text:style-name="T7"><text:span text:style-name="T1">et</text:span></text:span> <text:span text:style-name="T7">terrestrium</text:span> <text:span text:style-name="T7"><text:span text:style-name="T1">et</text:span></text:span> <text:span text:style-name="T7">infernorum</text:span> <text:span text:style-name="T7"><text:span text:style-name="T1">et</text:span></text:span><text:span text:style-name="T7"> | </text:span><text:span text:style-name="T7">omnis</text:span> <text:span text:style-name="T7">lingua</text:span> <text:span text:style-name="T7">confiteatur</text:span> <text:span text:style-name="T7">quia</text:span> <text:span text:style-name="T7"/><text:span text:style-name="T7">d<text:span text:style-name="T1">omi</text:span>n<text:span text:style-name="T1">u</text:span>s</text:span> <text:span text:style-name="T7"><text:span text:style-name="T1">et</text:span></text:span> <text:span text:style-name="T7">d<text:span text:style-name="T1">eu</text:span>s</text:span> <text:span text:style-name="T7">est</text:span> <text:span text:style-name="T7">ie<text:span text:style-name="T1">su</text:span>s</text:span> <text:span text:style-name="T7">chr<text:span text:style-name="T1">istu</text:span>s</text:span><text:span text:style-name="T7">·</text:span> <text:span text:style-name="T7">que<text:span text:style-name="T1">m</text:span></text:span> <text:span text:style-name="T7">credimus</text:span> <text:span text:style-name="T7"><text:span text:style-name="T1">et</text:span></text:span> <text:span text:style-name="T7">ex</text:span><text:span text:style-name="T7">|</text:span><text:span text:style-name="T7">spectam<text:span text:style-name="T1">us</text:span></text:span> <text:span text:style-name="T7"/><text:span text:style-name="T7">aduentum</text:span> <text:span text:style-name="T7">ipsius</text:span><text:span text:style-name="T7">·</text:span> <text:span text:style-name="T7"><text:span text:style-name="T3">M</text:span>ox</text:span> <text:span text:style-name="T7">futurum</text:span> <text:span text:style-name="T7">iudex</text:span> <text:span text:style-name="T7">uiuo<text:span text:style-name="T1">rum</text:span></text:span> <text:span text:style-name="T7">atque</text:span> <text:span text:style-name="T7">mortuo<text:span text:style-name="T1">rum</text:span></text:span><text:span text:style-name="T7"> | </text:span><text:span text:style-name="T7"/><text:span text:style-name="T7">qui</text:span> <text:span text:style-name="T7">redd<text:span text:style-name="T1">et</text:span></text:span> <text:span text:style-name="T7">unicuique</text:span> <text:span text:style-name="T7">s<text:span text:style-name="T1">e</text:span>c<text:span text:style-name="T1">un</text:span>d<text:span text:style-name="T1">u</text:span>m</text:span> <text:span text:style-name="T7">facta</text:span> <text:span text:style-name="T7">sua</text:span><text:span text:style-name="T7">·</text:span> <text:span text:style-name="T7"><text:span text:style-name="T1">et</text:span></text:span> <text:span text:style-name="T7">infudit</text:span> <text:span text:style-name="T7">in</text:span> <text:span text:style-name="T7">nobis</text:span> <text:span text:style-name="T7"/><text:span text:style-name="T7">abunde</text:span> <text:span text:style-name="T7">sp<text:span text:style-name="T1">iritu</text:span>s</text:span><text:span text:style-name="T7"> | </text:span><text:span text:style-name="T7">s<text:span text:style-name="T1">an</text:span>c<text:span text:style-name="T1">t</text:span>i</text:span> <text:span text:style-name="T7">donum</text:span><text:span text:style-name="T7">·</text:span> <text:span text:style-name="T7"><text:span text:style-name="T1">et</text:span></text:span> <text:span text:style-name="T7">pignus</text:span> <text:span text:style-name="T7">inmortalitatis</text:span> <text:span text:style-name="T7">qui</text:span> <text:span text:style-name="T7">facit</text:span> <text:span text:style-name="T7"/><text:span text:style-name="T7">credentes</text:span> <text:span text:style-name="T7"><text:span text:style-name="T1">et</text:span></text:span> <text:span text:style-name="T7">oboedientes</text:span><text:span text:style-name="T7"> | </text:span><text:span text:style-name="T7">ut</text:span> <text:span text:style-name="T7">sint</text:span> <text:span text:style-name="T7">filii</text:span> <text:span text:style-name="T7">d<text:span text:style-name="T1">e</text:span>i</text:span> <text:span text:style-name="T7">patris</text:span> <text:span text:style-name="T7"><text:span text:style-name="T1">et</text:span></text:span> <text:span text:style-name="T7">coheredes</text:span> <text:span text:style-name="T7">chr<text:span text:style-name="T1">ist</text:span>i</text:span> <text:span text:style-name="T7">que<text:span text:style-name="T1">m</text:span></text:span> <text:span text:style-name="T7"/><text:span text:style-name="T7">confitemur</text:span> <text:span text:style-name="T7"><text:span text:style-name="T1">et</text:span></text:span> <text:span text:style-name="T7">adoramus</text:span><text:span text:style-name="T7"> | </text:span><text:span text:style-name="T7">unum</text:span> <text:span text:style-name="T7">d<text:span text:style-name="T1">eu</text:span>m</text:span> <text:span text:style-name="T7">in</text:span> <text:span text:style-name="T7">trinitate</text:span> <text:span text:style-name="T7">sacri</text:span> <text:span text:style-name="T7">nominis</text:span><text:span text:style-name="T7">·</text:span><text:span text:style-name="T7">·</text:span> <text:span text:style-name="T7"/></text:p>
      <text:p>5. <text:span text:style-name="T7"/><text:span text:style-name="T7"><text:span text:style-name="T3">I</text:span>pse</text:span> <text:span text:style-name="T7">enim</text:span> <text:span text:style-name="T7">dix<text:span text:style-name="T1">it</text:span></text:span> <text:span text:style-name="T7"><text:span text:style-name="T1">per</text:span></text:span> <text:span text:style-name="T7">p<text:span text:style-name="T1">ro</text:span>phetam</text:span><text:span text:style-name="T7"> | </text:span><text:span text:style-name="T7">inuoca</text:span> <text:span text:style-name="T7">me</text:span> <text:span text:style-name="T7">in</text:span> <text:span text:style-name="T7">die</text:span> <text:span text:style-name="T7">tribulationis</text:span> <text:span text:style-name="T7"/><text:span text:style-name="T7">tue</text:span> <text:span text:style-name="T7"><text:span text:style-name="T1">et</text:span></text:span> <text:span text:style-name="T7">liberabo</text:span> <text:span text:style-name="T7">te</text:span> <text:span text:style-name="T7"><text:span text:style-name="T1">et</text:span></text:span> <text:span text:style-name="T7">magnificabis</text:span><text:span text:style-name="T7"> | </text:span><text:span text:style-name="T7">me</text:span><text:span text:style-name="T7">;</text:span> <text:span text:style-name="T7"><text:span text:style-name="T3">E</text:span>t</text:span> <text:span text:style-name="T7">iterum</text:span> <text:span text:style-name="T7">inquit</text:span><text:span text:style-name="T7">·</text:span> <text:span text:style-name="T7">opera</text:span> <text:span text:style-name="T7">autem</text:span> <text:span text:style-name="T7"/><text:span text:style-name="T7">dei</text:span> <text:span text:style-name="T7">reuelare</text:span> <text:span text:style-name="T7"><text:span text:style-name="T1">et</text:span></text:span> <text:span text:style-name="T7">confiteri</text:span> <text:span text:style-name="T7">ho</text:span><text:span text:style-name="T7">-</text:span><text:span text:style-name="T7">|</text:span><text:span text:style-name="T7">norificum</text:span> <text:span text:style-name="T7"><text:span text:style-name="T1">est</text:span></text:span> <text:span text:style-name="T7"/><text:span text:style-name="T7"/></text:p>
      <text:p>6. <text:span text:style-name="T7"/><text:span text:style-name="T7">tam<text:span text:style-name="T1">en</text:span></text:span> <text:span text:style-name="T7"><text:span text:style-name="T1">et</text:span>si</text:span> <text:span text:style-name="T7">in</text:span> <text:span text:style-name="T7">multis</text:span> <text:span text:style-name="T7">inp<text:span text:style-name="T1">er</text:span>fectus</text:span> <text:span text:style-name="T7">sum</text:span> <text:span text:style-name="T7">op<text:span text:style-name="T1">er</text:span>to</text:span> <text:span text:style-name="T7">fratres</text:span> <text:span text:style-name="T7"><text:span text:style-name="T1">et</text:span></text:span> <text:span text:style-name="T7">cog</text:span><text:span text:style-name="T7">|</text:span><text:span text:style-name="T7">natos</text:span> <text:span text:style-name="T7"/><text:span text:style-name="T7">meos</text:span> <text:span text:style-name="T7">scire</text:span> <text:span text:style-name="T7">qualitate<text:span text:style-name="T1">m</text:span></text:span> <text:span text:style-name="T7">meam</text:span><text:span text:style-name="T7">·</text:span> <text:span text:style-name="T7"><text:span text:style-name="T1">et</text:span></text:span> <text:span text:style-name="T7">ut</text:span> <text:span text:style-name="T7">possint</text:span> <text:span text:style-name="T7">p<text:span text:style-name="T1">er</text:span>spicere</text:span> <text:span text:style-name="T7">uotum</text:span><text:span text:style-name="T7"> | </text:span><text:span text:style-name="T7">anime</text:span> <text:span text:style-name="T7"/><text:span text:style-name="T7">mee</text:span> <text:span text:style-name="T7"/></text:p>
      <text:p>7. <text:span text:style-name="T7"/><text:span text:style-name="T7">non</text:span> <text:span text:style-name="T7">ignoro</text:span> <text:span text:style-name="T7">testimonium</text:span> <text:span text:style-name="T7">d<text:span text:style-name="T1">omi</text:span>ni</text:span> <text:span text:style-name="T7">mei</text:span> <text:span text:style-name="T7">qui</text:span> <text:span text:style-name="T7">in</text:span> <text:span text:style-name="T7">psalmo</text:span> <text:span text:style-name="T7">testatur</text:span><text:span text:style-name="T7"> | </text:span><text:span text:style-name="T7"/><text:span text:style-name="T7">perdes</text:span> <text:span text:style-name="T7">eos</text:span> <text:span text:style-name="T7">qui</text:span> <text:span text:style-name="T7">locuntur</text:span> <text:span text:style-name="T7">mendatium</text:span><text:span text:style-name="T7">;</text:span> <text:span text:style-name="T7"><text:span text:style-name="T3">E</text:span>t</text:span> <text:span text:style-name="T7">iterum</text:span><text:span text:style-name="T7">.</text:span> <text:span text:style-name="T7"><text:span text:style-name="T3">O</text:span>s</text:span> <text:span text:style-name="T7">quo
                    \d/
                </text:span><text:span text:style-name="T7">;</text:span> <text:span text:style-name="T7"/><text:span text:style-name="T7">mentit<text:span text:style-name="T1">ur</text:span></text:span><text:span text:style-name="T7"> | </text:span><text:span text:style-name="T7">occidit</text:span> <text:span text:style-name="T7">anima<text:span text:style-name="T1">m</text:span></text:span> <text:span text:style-name="T7"><text:span text:style-name="T1">et</text:span></text:span> <text:span text:style-name="T7">idem</text:span> <text:span text:style-name="T7">d<text:span text:style-name="T1">omi</text:span>n<text:span text:style-name="T1">u</text:span>s</text:span> <text:span text:style-name="T7">in</text:span> <text:span text:style-name="T7">euangelio</text:span> <text:span text:style-name="T7">inquit</text:span><text:span text:style-name="T7">·</text:span> <text:span text:style-name="T7"/><text:span text:style-name="T7"><text:span text:style-name="T3">U</text:span>erbum</text:span> <text:span text:style-name="T7">otiosu<text:span text:style-name="T1">m</text:span></text:span><text:span text:style-name="T7"> | </text:span><text:span text:style-name="T7">quod</text:span> <text:span text:style-name="T7">locuti</text:span> <text:span text:style-name="T7">fuerint</text:span><text:span text:style-name="T7">·</text:span> <text:span text:style-name="T7">homines</text:span> <text:span text:style-name="T7">reddent</text:span> <text:span text:style-name="T7">p<text:span text:style-name="T1">ro</text:span></text:span> <text:span text:style-name="T7">eo</text:span> <text:span text:style-name="T7">ratione<text:span text:style-name="T1">m</text:span></text:span> <text:span text:style-name="T7">in</text:span> <text:span text:style-name="T7"/><text:span text:style-name="T7">die</text:span> <text:span text:style-name="T7">iudicii</text:span><text:span text:style-name="T7">;</text:span><text:span text:style-name="T7"> | </text:span><text:span text:style-name="T7"/></text:p>
      <text:p>8. <text:span text:style-name="T7"/><text:span text:style-name="T7"><text:span text:style-name="T3">U</text:span>nde</text:span> <text:span text:style-name="T7">aute<text:span text:style-name="T1">m</text:span></text:span> <text:span text:style-name="T7">uehementer</text:span> <text:span text:style-name="T7">debueram</text:span> <text:span text:style-name="T7">cum</text:span> <text:span text:style-name="T7">timore</text:span> <text:span text:style-name="T7"><text:span text:style-name="T1">et</text:span></text:span><text:span text:style-name="T7">tremore</text:span> <text:span text:style-name="T7"/><text:span text:style-name="T7">metuere</text:span><text:span text:style-name="T7"> | </text:span><text:span text:style-name="T7">hanc</text:span> <text:span text:style-name="T7">sententiam</text:span> <text:span text:style-name="T7">in</text:span> <text:span text:style-name="T7">die</text:span> <text:span text:style-name="T7">illa</text:span> <text:span text:style-name="T7">ubi</text:span> <text:span text:style-name="T7">nemo</text:span> <text:span text:style-name="T7">poterit</text:span> <text:span text:style-name="T7">se</text:span> <text:span text:style-name="T7">subtrahere</text:span><text:span text:style-name="T7">·</text:span> <text:span text:style-name="T7"/><text:span text:style-name="T7"><text:span text:style-name="T1">ue</text:span>l</text:span> <text:span text:style-name="T7">abscon</text:span><text:span text:style-name="T7">|</text:span><text:span text:style-name="T7">dere</text:span> <text:span text:style-name="T7">s<text:span text:style-name="T1">ed</text:span></text:span> <text:span text:style-name="T7">om<text:span text:style-name="T1">ne</text:span>s</text:span> <text:span text:style-name="T7">omnino</text:span> <text:span text:style-name="T7">reddituri</text:span> <text:span text:style-name="T7">sumus</text:span> <text:span text:style-name="T7">ratione<text:span text:style-name="T1">m</text:span></text:span> <text:span text:style-name="T7">etia<text:span text:style-name="T1">m</text:span></text:span> <text:span text:style-name="T7"/><text:span text:style-name="T7">minimo<text:span text:style-name="T1">rum</text:span></text:span> <text:span text:style-name="T7">peccato<text:span text:style-name="T1">rum</text:span></text:span><text:span text:style-name="T7"> | </text:span><text:span text:style-name="T7">ante</text:span> <text:span text:style-name="T7">tribunal</text:span> <text:span text:style-name="T7">chr<text:span text:style-name="T1">ist</text:span>i</text:span> <text:span text:style-name="T7">d<text:span text:style-name="T1">omi</text:span>ni</text:span><text:span text:style-name="T7">·</text:span> <text:span text:style-name="T7"/></text:p>
      <text:p>9. <text:span text:style-name="T7"/><text:span text:style-name="T7"><text:span text:style-name="T3">Q</text:span>uap<text:span text:style-name="T1">ro</text:span>pt<text:span text:style-name="T1">er</text:span></text:span> <text:span text:style-name="T7">olim</text:span> <text:span text:style-name="T7">cogitaui</text:span> <text:span text:style-name="T7">scribere</text:span> <text:span text:style-name="T7">s<text:span text:style-name="T1">ed</text:span></text:span> <text:span text:style-name="T7">usq<text:span text:style-name="T1">ue</text:span></text:span> <text:span text:style-name="T7">nunc</text:span><text:span text:style-name="T7"> | </text:span><text:span text:style-name="T7">hesitaui</text:span> <text:span text:style-name="T7"/><text:span text:style-name="T7">timui</text:span> <text:span text:style-name="T7">eni<text:span text:style-name="T1">m</text:span></text:span> <text:span text:style-name="T7">ne</text:span> <text:span text:style-name="T7">incederem</text:span> <text:span text:style-name="T7">linguam</text:span> <text:span text:style-name="T7">hominum</text:span> <text:span text:style-name="T7"><text:span text:style-name="T1">et</text:span></text:span> <text:span text:style-name="T7">quia</text:span> <text:span text:style-name="T7">non</text:span> <text:span text:style-name="T7">legi</text:span><text:span text:style-name="T7"> | </text:span><text:span text:style-name="T7"/><text:span text:style-name="T7">sicut</text:span> <text:span text:style-name="T7">ceteri</text:span> <text:span text:style-name="T7">qui</text:span> <text:span text:style-name="T7">optime</text:span> <text:span text:style-name="T7">itaq<text:span text:style-name="T1">ue</text:span></text:span> <text:span text:style-name="T7">iure</text:span> <text:span text:style-name="T7"><text:span text:style-name="T1">et</text:span></text:span> <text:span text:style-name="T7">sacras</text:span> <text:span text:style-name="T7">litteras</text:span> <text:span text:style-name="T7">utraq<text:span text:style-name="T1">ue</text:span></text:span> <text:span text:style-name="T7"/><text:span text:style-name="T7">pari</text:span> <text:span text:style-name="T7">modo</text:span><text:span text:style-name="T7"> | </text:span><text:span text:style-name="T7">cu<text:span text:style-name="T1">m</text:span>biberunt</text:span> <text:span text:style-name="T7"><text:span text:style-name="T1">et</text:span></text:span> <text:span text:style-name="T7">sermone<text:span text:style-name="T1">m</text:span></text:span> <text:span text:style-name="T7">illo<text:span text:style-name="T1">rum</text:span></text:span> <text:span text:style-name="T7">ex</text:span> <text:span text:style-name="T7">infantia</text:span> <text:span text:style-name="T7">numqua<text:span text:style-name="T1">m</text:span></text:span> <text:span text:style-name="T7"/><text:span text:style-name="T7">mutauerunt</text:span><text:span text:style-name="T7">;</text:span> <text:span text:style-name="T7">s<text:span text:style-name="T1">ed</text:span></text:span><text:span text:style-name="T7"> | </text:span><text:span text:style-name="T7">magis</text:span> <text:span text:style-name="T7">ad</text:span> <text:span text:style-name="T7">p<text:span text:style-name="T1">er</text:span>fectum</text:span> <text:span text:style-name="T7">semp<text:span text:style-name="T1">er</text:span></text:span> <text:span text:style-name="T7">addiderunt</text:span><text:span text:style-name="T7">:</text:span> <text:span text:style-name="T7"><text:span text:style-name="T3">N</text:span>am</text:span> <text:span text:style-name="T7">sermo</text:span> <text:span text:style-name="T7"/><text:span text:style-name="T7"><text:span text:style-name="T1">et</text:span></text:span> <text:span text:style-name="T7">loquela</text:span> <text:span text:style-name="T7">n<text:span text:style-name="T1">ost</text:span>ra</text:span><text:span text:style-name="T7"> | </text:span><text:span text:style-name="T7">translata</text:span> <text:span text:style-name="T7"><text:span text:style-name="T1">est</text:span></text:span> <text:span text:style-name="T7">in</text:span> <text:span text:style-name="T7">linguam</text:span> <text:span text:style-name="T7">alienam</text:span> <text:span text:style-name="T7">sic<text:span text:style-name="T1">ut</text:span></text:span> <text:span text:style-name="T7">facile</text:span> <text:span text:style-name="T7">potest</text:span> <text:span text:style-name="T7"/><text:span text:style-name="T7">p<text:span text:style-name="T1">ro</text:span>bari</text:span> <text:span text:style-name="T7">ex</text:span> <text:span text:style-name="T7">sa[i]
                    ERROR
                iua</text:span><text:span text:style-name="T7"> | </text:span><text:span text:style-name="T7">scripture</text:span> <text:span text:style-name="T7">mee</text:span> <text:span text:style-name="T7">qualiter</text:span> <text:span text:style-name="T7">sum</text:span> <text:span text:style-name="T7">ego</text:span> <text:span text:style-name="T7">in</text:span> <text:span text:style-name="T7">sermonib<text:span text:style-name="T1">us</text:span></text:span> <text:span text:style-name="T7"/><text:span text:style-name="T7">instruct<text:span text:style-name="T1">us</text:span></text:span> <text:span text:style-name="T7">atq<text:span text:style-name="T1">ue</text:span></text:span> <text:span text:style-name="T7">erudit<text:span text:style-name="T1">us</text:span></text:span><text:span text:style-name="T7"> | </text:span><text:span text:style-name="T7">quia</text:span> <text:span text:style-name="T7">inquid</text:span> <text:span text:style-name="T7">sapiens</text:span> <text:span text:style-name="T7">p<text:span text:style-name="T1">er</text:span></text:span> <text:span text:style-name="T7">linguam</text:span> <text:span text:style-name="T7"/><text:span text:style-name="T7">dinoscitur</text:span><text:span text:style-name="T7">.</text:span> <text:span text:style-name="T7"><text:span text:style-name="T1">et</text:span></text:span> <text:span text:style-name="T7">sensus</text:span> <text:span text:style-name="T7"><text:span text:style-name="T1">et</text:span></text:span> <text:span text:style-name="T7">scientia</text:span> <text:span text:style-name="T7"><text:span text:style-name="T1">et</text:span></text:span> <text:span text:style-name="T7">doc</text:span><text:span text:style-name="T7">-</text:span><text:span text:style-name="T7">|</text:span><text:span text:style-name="T7">trina</text:span> <text:span text:style-name="T7">uarietatis</text:span><text:span text:style-name="T7">;</text:span> <text:span text:style-name="T7"/></text:p>
      <text:p>10. <text:span text:style-name="T7"/><text:span text:style-name="T7"><text:span text:style-name="T3">S</text:span>ed</text:span> <text:span text:style-name="T7">prodest</text:span> <text:span text:style-name="T7">excusatio</text:span> <text:span text:style-name="T7">iuxta</text:span> <text:span text:style-name="T7">ueritatem</text:span><text:span text:style-name="T7">·</text:span> <text:span text:style-name="T7">preser</text:span><text:span text:style-name="T7">|</text:span><text:span text:style-name="T7">tim</text:span> <text:span text:style-name="T7">cum</text:span> <text:span text:style-name="T7"/><text:span text:style-name="T7">presumptione</text:span> <text:span text:style-name="T7">quatinus</text:span> <text:span text:style-name="T7">modo</text:span> <text:span text:style-name="T7">ipse</text:span> <text:span text:style-name="T7">adpeto</text:span> <text:span text:style-name="T7">in</text:span> <text:span text:style-name="T7">senectute</text:span><text:span text:style-name="T7"> | </text:span><text:span text:style-name="T7">mea</text:span><text:span text:style-name="T7">.</text:span> <text:span text:style-name="T7">quod</text:span> <text:span text:style-name="T7"/><text:span text:style-name="T7">in</text:span> <text:span text:style-name="T7">iuuentute</text:span> <text:span text:style-name="T7">non</text:span> <text:span text:style-name="T7">co<text:span text:style-name="T1">m</text:span>paraui</text:span> <text:span text:style-name="T7">quia</text:span> <text:span text:style-name="T7">obstiterunt</text:span> <text:span text:style-name="T7">peccata</text:span><text:span text:style-name="T7"> | </text:span><text:span text:style-name="T7">mea</text:span> <text:span text:style-name="T7">ut</text:span> <text:span text:style-name="T7"/><text:span text:style-name="T7">confirmare<text:span text:style-name="T1">m</text:span></text:span> <text:span text:style-name="T7">quodque</text:span> <text:span text:style-name="T7">ante</text:span> <text:span text:style-name="T7">non</text:span> <text:span text:style-name="T7">p<text:span text:style-name="T1">er</text:span>legera<text:span text:style-name="T1">m</text:span></text:span><text:span text:style-name="T7">:</text:span> <text:span text:style-name="T7">s<text:span text:style-name="T1">ed</text:span></text:span> <text:span text:style-name="T7">quis</text:span> <text:span text:style-name="T7">me</text:span> <text:span text:style-name="T7">credit</text:span><text:span text:style-name="T7"> | </text:span><text:span text:style-name="T7"><text:span text:style-name="T1">et</text:span>si</text:span> <text:span text:style-name="T7"/><text:span text:style-name="T7">dixero</text:span> <text:span text:style-name="T7">quod</text:span> <text:span text:style-name="T7">ante</text:span> <text:span text:style-name="T7">prefatus</text:span> <text:span text:style-name="T7">sum</text:span> <text:span text:style-name="T7"/><text:span text:style-name="T7"/><text:span text:style-name="T7">adhuliscens</text:span> <text:span text:style-name="T7">immo</text:span> <text:span text:style-name="T7">pene</text:span> <text:span text:style-name="T7">puer</text:span><text:span text:style-name="T7"> | </text:span><text:span text:style-name="T7">inuerbis</text:span> <text:span text:style-name="T7">capturam</text:span> <text:span text:style-name="T7">dedi</text:span> <text:span text:style-name="T7">antequa<text:span text:style-name="T1">m</text:span></text:span> <text:span text:style-name="T7"/><text:span text:style-name="T7">scirem</text:span> <text:span text:style-name="T7">quid</text:span> <text:span text:style-name="T7">adpeterem</text:span> <text:span text:style-name="T7"><text:span text:style-name="T1">ue</text:span>l</text:span> <text:span text:style-name="T7">quid</text:span><text:span text:style-name="T7"> | </text:span><text:span text:style-name="T7">uitare</text:span> <text:span text:style-name="T7">debueram</text:span><text:span text:style-name="T7">·</text:span> <text:span text:style-name="T7"/><text:span text:style-name="T7"><text:span text:style-name="T3">U</text:span>nde</text:span> <text:span text:style-name="T7">ergo</text:span> <text:span text:style-name="T7">hodie</text:span> <text:span text:style-name="T7">erubesco</text:span> <text:span text:style-name="T7"><text:span text:style-name="T1">et</text:span></text:span> <text:span text:style-name="T7">uehem<text:span text:style-name="T1">en</text:span>t<text:span text:style-name="T1">er</text:span></text:span> <text:span text:style-name="T7">p<text:span text:style-name="T1">er</text:span>timeo</text:span><text:span text:style-name="T7"> | </text:span><text:span text:style-name="T7">denudare</text:span> <text:span text:style-name="T7"/><text:span text:style-name="T7">imp<text:span text:style-name="T1">er</text:span>itiam</text:span> <text:span text:style-name="T7">meam</text:span> <text:span text:style-name="T7">quia</text:span> <text:span text:style-name="T7">desertis</text:span> <text:span text:style-name="T7">breuitate</text:span> <text:span text:style-name="T7">sermone</text:span> <text:span text:style-name="T7">expli</text:span><text:span text:style-name="T7">-</text:span><text:span text:style-name="T7">|</text:span><text:span text:style-name="T7">care</text:span> <text:span text:style-name="T7">nequeo</text:span> <text:span text:style-name="T7"/><text:span text:style-name="T7">sic<text:span text:style-name="T1">ut</text:span></text:span> <text:span text:style-name="T7">eni<text:span text:style-name="T1">m</text:span></text:span> <text:span text:style-name="T7">sp<text:span text:style-name="T1">iritu</text:span>s</text:span> <text:span text:style-name="T7">gessit</text:span> <text:span text:style-name="T7"><text:span text:style-name="T1">et</text:span></text:span> <text:span text:style-name="T7">anim<text:span text:style-name="T1">us</text:span></text:span> <text:span text:style-name="T7"><text:span text:style-name="T1">et</text:span></text:span> <text:span text:style-name="T7">sensus</text:span> <text:span text:style-name="T7">monstrare</text:span> <text:span text:style-name="T7">affectus</text:span><text:span text:style-name="T7">;</text:span><text:span text:style-name="T7"> | </text:span><text:span text:style-name="T7"/></text:p>
      <text:p>11. <text:span text:style-name="T7"/><text:span text:style-name="T7"><text:span text:style-name="T3">S</text:span><text:span text:style-name="T1">ed</text:span></text:span> <text:span text:style-name="T7">si</text:span> <text:span text:style-name="T7">itaq<text:span text:style-name="T1">ue</text:span></text:span> <text:span text:style-name="T7">datum</text:span> <text:span text:style-name="T7">m<text:span text:style-name="T1">ih</text:span>i</text:span> <text:span text:style-name="T7">fuiss<text:span text:style-name="T1">et</text:span></text:span> <text:span text:style-name="T7">sicut</text:span> <text:span text:style-name="T7"><text:span text:style-name="T1">et</text:span></text:span> <text:span text:style-name="T7">ceteris</text:span> <text:span text:style-name="T7">uerumptamen</text:span> <text:span text:style-name="T7"/><text:span text:style-name="T7">non</text:span> <text:span text:style-name="T7">si</text:span><text:span text:style-name="T7">-</text:span><text:span text:style-name="T7">|</text:span><text:span text:style-name="T7">lerem</text:span> <text:span text:style-name="T7">p<text:span text:style-name="T1">ro</text:span>pt<text:span text:style-name="T1">er</text:span></text:span> <text:span text:style-name="T7">retributione<text:span text:style-name="T1">m</text:span></text:span><text:span text:style-name="T7">·</text:span> <text:span text:style-name="T7"><text:span text:style-name="T3">E</text:span>t</text:span> <text:span text:style-name="T7">si</text:span> <text:span text:style-name="T7">forte</text:span> <text:span text:style-name="T7">uidetur</text:span> <text:span text:style-name="T7">apud</text:span> <text:span text:style-name="T7"/><text:span text:style-name="T7">aliquantos</text:span> <text:span text:style-name="T7">me</text:span><text:span text:style-name="T7"> | </text:span><text:span text:style-name="T7">in</text:span> <text:span text:style-name="T7">hoc</text:span> <text:span text:style-name="T7">preponere</text:span> <text:span text:style-name="T7">cu<text:span text:style-name="T1">m</text:span></text:span> <text:span text:style-name="T7">mea</text:span> <text:span text:style-name="T7">in</text:span> <text:span text:style-name="T7">scientia</text:span> <text:span text:style-name="T7"><text:span text:style-name="T1">et</text:span></text:span> <text:span text:style-name="T7">tardiori</text:span> <text:span text:style-name="T7">lingue</text:span> <text:span text:style-name="T7"/><text:span text:style-name="T7">sed</text:span> <text:span text:style-name="T7">etiam</text:span><text:span text:style-name="T7"> | </text:span><text:span text:style-name="T7">scriptum</text:span> <text:span text:style-name="T7">est</text:span> <text:span text:style-name="T7">eni<text:span text:style-name="T1">m</text:span></text:span> <text:span text:style-name="T7">lingue</text:span><text:span text:style-name="T7">·</text:span> <text:span text:style-name="T7">balbutientis</text:span><text:span text:style-name="T7">·</text:span> <text:span text:style-name="T7">uelociter</text:span> <text:span text:style-name="T7">discent</text:span> <text:span text:style-name="T7">loqui</text:span><text:span text:style-name="T7"> | </text:span><text:span text:style-name="T7">pacem</text:span><text:span text:style-name="T7">;</text:span> <text:span text:style-name="T7"/><text:span text:style-name="T7">quanto</text:span> <text:span text:style-name="T7">magis</text:span> <text:span text:style-name="T7">nos</text:span> <text:span text:style-name="T7">adpetere</text:span> <text:span text:style-name="T7">debem<text:span text:style-name="T1">us</text:span></text:span> <text:span text:style-name="T7">qui</text:span> <text:span text:style-name="T7">sum<text:span text:style-name="T1">us</text:span></text:span> <text:span text:style-name="T7">inquid</text:span> <text:span text:style-name="T7">epistola</text:span><text:span text:style-name="T7">(8r)</text:span><text:span text:style-name="T7"/><text:span text:style-name="T7"> | </text:span><text:span text:style-name="T7"/><text:span text:style-name="T7">chr<text:span text:style-name="T1">ist</text:span>i</text:span> <text:span text:style-name="T7">in</text:span> <text:span text:style-name="T7">salutem</text:span> <text:span text:style-name="T7">usq<text:span text:style-name="T1">ue</text:span></text:span> <text:span text:style-name="T7">ad</text:span> <text:span text:style-name="T7">ultim
                    \u<text:span text:style-name="T1">m</text:span>/
                </text:span> <text:span text:style-name="T7">terre</text:span><text:span text:style-name="T7">·</text:span> <text:span text:style-name="T7"><text:span text:style-name="T3">E</text:span>t</text:span> <text:span text:style-name="T7">si</text:span> <text:span text:style-name="T7">non</text:span> <text:span text:style-name="T7">deserta</text:span> <text:span text:style-name="T7">sed</text:span> <text:span text:style-name="T7"/><text:span text:style-name="T7">ratum</text:span><text:span text:style-name="T7"> | </text:span><text:span text:style-name="T7"><text:span text:style-name="T1">et</text:span></text:span> <text:span text:style-name="T7">fortissimum</text:span> <text:span text:style-name="T7">scripta</text:span> <text:span text:style-name="T7">in</text:span> <text:span text:style-name="T7">cordib<text:span text:style-name="T1">us</text:span></text:span> <text:span text:style-name="T7">n<text:span text:style-name="T1">ost</text:span>ris</text:span> <text:span text:style-name="T7">non</text:span> <text:span text:style-name="T7">atram<text:span text:style-name="T1">en</text:span>to</text:span> <text:span text:style-name="T7">s<text:span text:style-name="T1">ed</text:span></text:span> <text:span text:style-name="T7"/><text:span text:style-name="T7">sp<text:span text:style-name="T1">irit</text:span>u</text:span> <text:span text:style-name="T7">dei</text:span> <text:span text:style-name="T7">uiui</text:span><text:span text:style-name="T7">;</text:span> <text:span text:style-name="T7"><text:span text:style-name="T3">E</text:span>t</text:span> <text:span text:style-name="T7">iterum</text:span><text:span text:style-name="T7"> | </text:span><text:span text:style-name="T7">sp<text:span text:style-name="T1">iritu</text:span>s</text:span> <text:span text:style-name="T7">testatur</text:span> <text:span text:style-name="T7"><text:span text:style-name="T1">et</text:span></text:span> <text:span text:style-name="T7">rusticatio</text:span> <text:span text:style-name="T7"/><text:span text:style-name="T7">ab</text:span> <text:span text:style-name="T7">altissimo</text:span> <text:span text:style-name="T7">creata</text:span> <text:span text:style-name="T7">est</text:span><text:span text:style-name="T7">;</text:span> <text:span text:style-name="T7"/></text:p>
      <text:p>12. <text:span text:style-name="T7"/><text:span text:style-name="T7"><text:span text:style-name="T3">U</text:span>nde</text:span> <text:span text:style-name="T7">ergo</text:span> <text:span text:style-name="T7">p<text:span text:style-name="T1">ri</text:span>mus</text:span> <text:span text:style-name="T7">rusticus</text:span> <text:span text:style-name="T7">p<text:span text:style-name="T1">ro</text:span></text:span><text:span text:style-name="T7">-</text:span><text:span text:style-name="T7">|</text:span><text:span text:style-name="T7">fuga</text:span> <text:span text:style-name="T7">indoctus</text:span><text:span text:style-name="T7">;</text:span> <text:span text:style-name="T7">scilic<text:span text:style-name="T1">et</text:span></text:span> <text:span text:style-name="T7">qui</text:span> <text:span text:style-name="T7"/><text:span text:style-name="T7">nescio</text:span> <text:span text:style-name="T7">i<text:span text:style-name="T1">n</text:span></text:span> <text:span text:style-name="T7">posterum</text:span> <text:span text:style-name="T7">p<text:span text:style-name="T1">ro</text:span>uidere</text:span> <text:span text:style-name="T7">s<text:span text:style-name="T1">ed</text:span></text:span> <text:span text:style-name="T7">scio</text:span> <text:span text:style-name="T7">illud</text:span> <text:span text:style-name="T7">certissime</text:span> <text:span text:style-name="T7">quia</text:span><text:span text:style-name="T7"> | </text:span><text:span text:style-name="T7">utique</text:span> <text:span text:style-name="T7"/><text:span text:style-name="T7">p<text:span text:style-name="T1">ri</text:span>usquam</text:span> <text:span text:style-name="T7">humiliarer</text:span><text:span text:style-name="T7">·</text:span> <text:span text:style-name="T7">ego</text:span> <text:span text:style-name="T7">eram</text:span> <text:span text:style-name="T7">uelut</text:span> <text:span text:style-name="T7">lapis</text:span> <text:span text:style-name="T7">qui</text:span> <text:span text:style-name="T7">iac<text:span text:style-name="T1">et</text:span></text:span> <text:span text:style-name="T7">in</text:span> <text:span text:style-name="T7">luto</text:span> <text:span text:style-name="T7">p<text:span text:style-name="T1">ro</text:span>fundo</text:span><text:span text:style-name="T7"> | </text:span><text:span text:style-name="T7"/><text:span text:style-name="T7"><text:span text:style-name="T1">et</text:span></text:span> <text:span text:style-name="T7">uenit</text:span> <text:span text:style-name="T7">qui</text:span> <text:span text:style-name="T7">potens</text:span> <text:span text:style-name="T7">est</text:span> <text:span text:style-name="T7"><text:span text:style-name="T1">et</text:span></text:span> <text:span text:style-name="T7">in</text:span> <text:span text:style-name="T7">sua</text:span> <text:span text:style-name="T7">misericordia</text:span> <text:span text:style-name="T7">sustulit</text:span> <text:span text:style-name="T7">me</text:span> <text:span text:style-name="T7"><text:span text:style-name="T1">et</text:span></text:span> <text:span text:style-name="T7">quidem</text:span> <text:span text:style-name="T7"/><text:span text:style-name="T7">scilic<text:span text:style-name="T1">et</text:span></text:span><text:span text:style-name="T7"> | </text:span><text:span text:style-name="T7">sursum</text:span> <text:span text:style-name="T7">adleuauit</text:span> <text:span text:style-name="T7"><text:span text:style-name="T1">et</text:span></text:span> <text:span text:style-name="T7">collocauit</text:span> <text:span text:style-name="T7">me</text:span> <text:span text:style-name="T7">in</text:span> <text:span text:style-name="T7">su<text:span text:style-name="T1">m</text:span>mo</text:span> <text:span text:style-name="T7">pariete</text:span> <text:span text:style-name="T7"/><text:span text:style-name="T7"><text:span text:style-name="T1">et</text:span></text:span> <text:span text:style-name="T7">inde</text:span> <text:span text:style-name="T7">fortiter</text:span> <text:span text:style-name="T7">debuera<text:span text:style-name="T1">m</text:span></text:span><text:span text:style-name="T7"> | </text:span><text:span text:style-name="T7">exclamare</text:span> <text:span text:style-name="T7">ad</text:span> <text:span text:style-name="T7">retribuendam</text:span> <text:span text:style-name="T7">quoq<text:span text:style-name="T1">ue</text:span></text:span> <text:span text:style-name="T7"/><text:span text:style-name="T7">aliquid</text:span> <text:span text:style-name="T7">d<text:span text:style-name="T1">omi</text:span>no</text:span> <text:span text:style-name="T7">pro</text:span> <text:span text:style-name="T7">tantis</text:span> <text:span text:style-name="T7">beneficus</text:span> <text:span text:style-name="T7">eius</text:span> <text:span text:style-name="T7">hic</text:span><text:span text:style-name="T7"> | </text:span><text:span text:style-name="T7"><text:span text:style-name="T1">et</text:span></text:span> <text:span text:style-name="T7">in</text:span> <text:span text:style-name="T7">eet<text:span text:style-name="T1">er</text:span>num</text:span><text:span text:style-name="T7">·</text:span> <text:span text:style-name="T7">que</text:span> <text:span text:style-name="T7"/><text:span text:style-name="T7">mens</text:span> <text:span text:style-name="T7">hominum</text:span> <text:span text:style-name="T7">estimare</text:span> <text:span text:style-name="T7">non</text:span> <text:span text:style-name="T7">potest</text:span><text:span text:style-name="T7">;</text:span> <text:span text:style-name="T7"/></text:p>
      <text:p>13. <text:span text:style-name="T7"/><text:span text:style-name="T7"><text:span text:style-name="T3">U</text:span>nde</text:span> <text:span text:style-name="T7">aute<text:span text:style-name="T1">m</text:span></text:span> <text:span text:style-name="T7">admira</text:span><text:span text:style-name="T7">|</text:span><text:span text:style-name="T7">mini</text:span> <text:span text:style-name="T7">ita<text:span text:style-name="T1">ue</text:span></text:span> <text:span text:style-name="T7">magni</text:span> <text:span text:style-name="T7"><text:span text:style-name="T1">et</text:span></text:span> <text:span text:style-name="T7">pusilli</text:span> <text:span text:style-name="T7">qui</text:span> <text:span text:style-name="T7">timetis</text:span> <text:span text:style-name="T7">d<text:span text:style-name="T1">eu</text:span>m</text:span><text:span text:style-name="T7">·</text:span> <text:span text:style-name="T7"/><text:span text:style-name="T7"><text:span text:style-name="T1">et</text:span></text:span> <text:span text:style-name="T7">uos</text:span> <text:span text:style-name="T7">domni</text:span> <text:span text:style-name="T7">ignari</text:span> <text:span text:style-name="T7">rethorici</text:span><text:span text:style-name="T7"> | </text:span><text:span text:style-name="T7">audite</text:span> <text:span text:style-name="T7">ergo</text:span> <text:span text:style-name="T7"><text:span text:style-name="T1">et</text:span></text:span> <text:span text:style-name="T7">scutamini</text:span><text:span text:style-name="T7">·</text:span> <text:span text:style-name="T7">quis</text:span> <text:span text:style-name="T7">me</text:span> <text:span text:style-name="T7">stultum</text:span> <text:span text:style-name="T7"/><text:span text:style-name="T7">excitauit</text:span> <text:span text:style-name="T7">de</text:span> <text:span text:style-name="T7">medio</text:span> <text:span text:style-name="T7">eo<text:span text:style-name="T1">rum</text:span></text:span> <text:span text:style-name="T7">qui</text:span> <text:span text:style-name="T7">uident<text:span text:style-name="T1">ur</text:span></text:span><text:span text:style-name="T7"> | </text:span><text:span text:style-name="T7">sapientes</text:span> <text:span text:style-name="T7">e<text:span text:style-name="T1">ss</text:span>e</text:span><text:span text:style-name="T7">·</text:span> <text:span text:style-name="T7"><text:span text:style-name="T1">et</text:span></text:span> <text:span text:style-name="T7">legis</text:span> <text:span text:style-name="T7">p<text:span text:style-name="T1">er</text:span>iti</text:span><text:span text:style-name="T7">·</text:span> <text:span text:style-name="T7"/><text:span text:style-name="T7"><text:span text:style-name="T1">et</text:span></text:span> <text:span text:style-name="T7">potentes</text:span> <text:span text:style-name="T7">in</text:span> <text:span text:style-name="T7">sermone</text:span> <text:span text:style-name="T7"><text:span text:style-name="T1">et</text:span></text:span> <text:span text:style-name="T7">in</text:span> <text:span text:style-name="T7">omni</text:span> <text:span text:style-name="T7">re</text:span> <text:span text:style-name="T7"><text:span text:style-name="T1">et</text:span></text:span> <text:span text:style-name="T7">me</text:span> <text:span text:style-name="T7">quidem</text:span><text:span text:style-name="T7"> | </text:span><text:span text:style-name="T7">detestabilem</text:span> <text:span text:style-name="T7"/><text:span text:style-name="T7"/><text:span text:style-name="T7">huius</text:span> <text:span text:style-name="T7">mundi</text:span> <text:span text:style-name="T7">p<text:span text:style-name="T1">rae</text:span></text:span> <text:span text:style-name="T7">ceteris</text:span> <text:span text:style-name="T7">inspirauit</text:span> <text:span text:style-name="T7">si</text:span> <text:span text:style-name="T7">talis</text:span> <text:span text:style-name="T7">essem</text:span><text:span text:style-name="T7">;</text:span> <text:span text:style-name="T7"><text:span text:style-name="T3">D</text:span>ummodo</text:span> <text:span text:style-name="T7">aute<text:span text:style-name="T1">m</text:span></text:span><text:span text:style-name="T7"> | </text:span><text:span text:style-name="T7"/><text:span text:style-name="T7">ut</text:span> <text:span text:style-name="T7">cum</text:span> <text:span text:style-name="T7">metu</text:span> <text:span text:style-name="T7"><text:span text:style-name="T1">et</text:span></text:span> <text:span text:style-name="T7">reuerentia</text:span> <text:span text:style-name="T7"><text:span text:style-name="T1">et</text:span></text:span> <text:span text:style-name="T7">sine</text:span> <text:span text:style-name="T7">querela</text:span> <text:span text:style-name="T7">fideliter</text:span> <text:span text:style-name="T7">p<text:span text:style-name="T1">ro</text:span>dessem</text:span> <text:span text:style-name="T7">genti</text:span><text:span text:style-name="T7">·</text:span> <text:span text:style-name="T7">ad</text:span> <text:span text:style-name="T7"/><text:span text:style-name="T7">qua<text:span text:style-name="T1">m</text:span></text:span><text:span text:style-name="T7"> | </text:span><text:span text:style-name="T7">caritas</text:span> <text:span text:style-name="T7">chr<text:span text:style-name="T1">ist</text:span>i</text:span> <text:span text:style-name="T7">transtulit</text:span><text:span text:style-name="T7">;</text:span> <text:span text:style-name="T7">ut</text:span> <text:span text:style-name="T7">donauit</text:span> <text:span text:style-name="T7">me</text:span> <text:span text:style-name="T7">in</text:span> <text:span text:style-name="T7">uita</text:span> <text:span text:style-name="T7">mea</text:span> <text:span text:style-name="T7">si</text:span> <text:span text:style-name="T7">dignus</text:span> <text:span text:style-name="T7"/><text:span text:style-name="T7">fuero</text:span><text:span text:style-name="T7">;</text:span> <text:span text:style-name="T7"><text:span text:style-name="T3">D</text:span>eniq<text:span text:style-name="T1">ue</text:span></text:span><text:span text:style-name="T7"> | </text:span><text:span text:style-name="T7">ut</text:span> <text:span text:style-name="T7">cum</text:span> <text:span text:style-name="T7">humilit&lt;ate&gt;</text:span> <text:span text:style-name="T7"><text:span text:style-name="T1">et</text:span></text:span> <text:span text:style-name="T7">ueraciter</text:span> <text:span text:style-name="T7">deseruirem</text:span> <text:span text:style-name="T7">illis</text:span> <text:span text:style-name="T7"/></text:p>
      <text:p>14. <text:span text:style-name="T7"/><text:span text:style-name="T7">in</text:span> <text:span text:style-name="T7">mensura</text:span> <text:span text:style-name="T7">itaq<text:span text:style-name="T1">ue</text:span></text:span> <text:span text:style-name="T7">fidei</text:span><text:span text:style-name="T7"> | </text:span><text:span text:style-name="T7">trinitatis</text:span> <text:span text:style-name="T7">op<text:span text:style-name="T1">er</text:span>ort<text:span text:style-name="T1">et</text:span></text:span> <text:span text:style-name="T7">distinguere</text:span> <text:span text:style-name="T7">sine</text:span> <text:span text:style-name="T7"/><text:span text:style-name="T7">reprehensione</text:span> <text:span text:style-name="T7">p<text:span text:style-name="T1">er</text:span>iculi</text:span> <text:span text:style-name="T7">notum</text:span> <text:span text:style-name="T7">facere</text:span><text:span text:style-name="T7"> | </text:span><text:span text:style-name="T7">donum</text:span> <text:span text:style-name="T7">dei</text:span> <text:span text:style-name="T7"><text:span text:style-name="T1">et</text:span></text:span> <text:span text:style-name="T7">consolatione<text:span text:style-name="T1">m</text:span></text:span> <text:span text:style-name="T7">et<text:span text:style-name="T1">er</text:span>nam</text:span> <text:span text:style-name="T7"/><text:span text:style-name="T7">sine</text:span> <text:span text:style-name="T7">timore</text:span> <text:span text:style-name="T7">fiducialiter</text:span> <text:span text:style-name="T7">dei</text:span> <text:span text:style-name="T7">nomen</text:span> <text:span text:style-name="T7">no</text:span><text:span text:style-name="T7">-</text:span><text:span text:style-name="T7">|</text:span><text:span text:style-name="T7">m[o]
                    \i/
                ne</text:span> <text:span text:style-name="T7">ubiq<text:span text:style-name="T1">ue</text:span></text:span> <text:span text:style-name="T7">expandere</text:span><text:span text:style-name="T7">;</text:span> <text:span text:style-name="T7">ut</text:span> <text:span text:style-name="T7">etiam</text:span> <text:span text:style-name="T7">post</text:span> <text:span text:style-name="T7"/><text:span text:style-name="T7">obitum</text:span> <text:span text:style-name="T7">meum</text:span> <text:span text:style-name="T7">ex</text:span> <text:span text:style-name="T7">gallias</text:span> <text:span text:style-name="T7">relinquere</text:span><text:span text:style-name="T7"> | </text:span><text:span text:style-name="T7">fratrib<text:span text:style-name="T1">us</text:span></text:span> <text:span text:style-name="T7"><text:span text:style-name="T1">et</text:span></text:span> <text:span text:style-name="T7">filiis</text:span> <text:span text:style-name="T7">meis</text:span> <text:span text:style-name="T7">quos</text:span> <text:span text:style-name="T7">ego</text:span> <text:span text:style-name="T7">in</text:span> <text:span text:style-name="T7"/><text:span text:style-name="T7">d<text:span text:style-name="T1">omi</text:span>no</text:span> <text:span text:style-name="T7">baptizaui</text:span> <text:span text:style-name="T7">tot</text:span> <text:span text:style-name="T7">milia</text:span> <text:span text:style-name="T7">hominum</text:span> <text:span text:style-name="T7"/></text:p>
      <text:p>15. <text:span text:style-name="T7"/><text:span text:style-name="T7"><text:span text:style-name="T1">et</text:span></text:span> <text:span text:style-name="T7">n<text:span text:style-name="T1">on</text:span></text:span><text:span text:style-name="T7"> | </text:span><text:span text:style-name="T7">etiam</text:span> <text:span text:style-name="T7">dignus</text:span> <text:span text:style-name="T7">neq<text:span text:style-name="T1">ue</text:span></text:span> <text:span text:style-name="T7">talis</text:span> <text:span text:style-name="T7">ut</text:span> <text:span text:style-name="T7">hoc</text:span> <text:span text:style-name="T7">d<text:span text:style-name="T1">omi</text:span>nus</text:span> <text:span text:style-name="T7">seruulo</text:span> <text:span text:style-name="T7">suo</text:span> <text:span text:style-name="T7"/><text:span text:style-name="T7">concederet</text:span> <text:span text:style-name="T7">post</text:span> <text:span text:style-name="T7">erumnas</text:span> <text:span text:style-name="T7"><text:span text:style-name="T1">et</text:span></text:span><text:span text:style-name="T7"> | </text:span><text:span text:style-name="T7">tante</text:span> <text:span text:style-name="T7">molis</text:span><text:span text:style-name="T7">·</text:span> <text:span text:style-name="T7">post</text:span> <text:span text:style-name="T7">captiuitate<text:span text:style-name="T1">m</text:span></text:span> <text:span text:style-name="T7">post</text:span> <text:span text:style-name="T7"/><text:span text:style-name="T7">annos</text:span> <text:span text:style-name="T7">multos</text:span> <text:span text:style-name="T7">in</text:span> <text:span text:style-name="T7">gente<text:span text:style-name="T1">m</text:span></text:span> <text:span text:style-name="T7">illam</text:span> <text:span text:style-name="T7">tantam</text:span><text:span text:style-name="T7"> | </text:span><text:span text:style-name="T7">gra<text:span text:style-name="T1">ti</text:span>am</text:span> <text:span text:style-name="T7">michi</text:span> <text:span text:style-name="T7">donar<text:span text:style-name="T1">et</text:span></text:span> <text:span text:style-name="T7">quod</text:span> <text:span text:style-name="T7">ego</text:span> <text:span text:style-name="T7"/><text:span text:style-name="T7">aliquando</text:span> <text:span text:style-name="T7">in</text:span> <text:span text:style-name="T7">iuuentute</text:span> <text:span text:style-name="T7">mea</text:span> <text:span text:style-name="T7">non</text:span> <text:span text:style-name="T7">quia</text:span><text:span text:style-name="T7"> | </text:span><text:span text:style-name="T7">desperaui</text:span> <text:span text:style-name="T7">neq<text:span text:style-name="T1">ue</text:span></text:span> <text:span text:style-name="T7">cogitaui</text:span> <text:span text:style-name="T7"/></text:p>
      <text:p>16. <text:span text:style-name="T7"/><text:span text:style-name="T7">sed</text:span> <text:span text:style-name="T7">postquam</text:span> <text:span text:style-name="T7">hiberione</text:span> <text:span text:style-name="T7">deueneram</text:span> <text:span text:style-name="T7">cotidie</text:span> <text:span text:style-name="T7">igit<text:span text:style-name="T1">ur</text:span></text:span><text:span text:style-name="T7"> | </text:span><text:span text:style-name="T7">pecora</text:span> <text:span text:style-name="T7"/><text:span text:style-name="T7">pascebam</text:span> <text:span text:style-name="T7"><text:span text:style-name="T1">et</text:span></text:span> <text:span text:style-name="T7">frequens</text:span> <text:span text:style-name="T7">in</text:span> <text:span text:style-name="T7">die</text:span> <text:span text:style-name="T7">orabam</text:span> <text:span text:style-name="T7">magis</text:span> <text:span text:style-name="T7">ac</text:span> <text:span text:style-name="T7">magis</text:span> <text:span text:style-name="T7">acedebat</text:span> <text:span text:style-name="T7"/><text:span text:style-name="T7">timor</text:span><text:span text:style-name="T7"> | </text:span><text:span text:style-name="T7">dei</text:span><text:span text:style-name="T7">;</text:span> <text:span text:style-name="T7"><text:span text:style-name="T1">et</text:span></text:span> <text:span text:style-name="T7">timor</text:span> <text:span text:style-name="T7">illis</text:span> <text:span text:style-name="T7"><text:span text:style-name="T1">et</text:span></text:span> <text:span text:style-name="T7">fides</text:span> <text:span text:style-name="T7">augebatur</text:span> <text:span text:style-name="T7"><text:span text:style-name="T1">et</text:span></text:span> <text:span text:style-name="T7">sp<text:span text:style-name="T1">iritu</text:span>s</text:span> <text:span text:style-name="T7">augebatur</text:span> <text:span text:style-name="T7"/><text:span text:style-name="T7">ut</text:span> <text:span text:style-name="T7">in</text:span> <text:span text:style-name="T7">die</text:span> <text:span text:style-name="T7">una</text:span> <text:span text:style-name="T7">usq<text:span text:style-name="T1">ue</text:span></text:span><text:span text:style-name="T7"> | </text:span><text:span text:style-name="T7">ad</text:span> <text:span text:style-name="T7">centum</text:span> <text:span text:style-name="T7">orationes</text:span> <text:span text:style-name="T7"><text:span text:style-name="T1">et</text:span></text:span> <text:span text:style-name="T7">in</text:span> <text:span text:style-name="T7">nocte</text:span> <text:span text:style-name="T7">p<text:span text:style-name="T1">ro</text:span>pe</text:span> <text:span text:style-name="T7">similiter</text:span><text:span text:style-name="T7">·</text:span> <text:span text:style-name="T7"/><text:span text:style-name="T7">ut</text:span> <text:span text:style-name="T7">etiam</text:span> <text:span text:style-name="T7">in</text:span> <text:span text:style-name="T7">siluis</text:span> <text:span text:style-name="T7"><text:span text:style-name="T1">et</text:span></text:span> <text:span text:style-name="T7">in</text:span> <text:span text:style-name="T7">m<text:span text:style-name="T1">on</text:span>te</text:span><text:span text:style-name="T7"> | </text:span><text:span text:style-name="T7">manebam</text:span> <text:span text:style-name="T7"><text:span text:style-name="T1">et</text:span></text:span> <text:span text:style-name="T7">ante</text:span> <text:span text:style-name="T7">luce<text:span text:style-name="T1">m</text:span></text:span> <text:span text:style-name="T7">exercitabar</text:span> <text:span text:style-name="T7">ad</text:span> <text:span text:style-name="T7"/><text:span text:style-name="T7">oratione<text:span text:style-name="T1">m</text:span></text:span> <text:span text:style-name="T7">p<text:span text:style-name="T1">er</text:span></text:span> <text:span text:style-name="T7">niue<text:span text:style-name="T1">m</text:span></text:span> <text:span text:style-name="T7">p<text:span text:style-name="T1">er</text:span></text:span> <text:span text:style-name="T7">gelu</text:span> <text:span text:style-name="T7">p<text:span text:style-name="T1">er</text:span></text:span> <text:span text:style-name="T7">pluuiam</text:span><text:span text:style-name="T7"> | </text:span><text:span text:style-name="T7"><text:span text:style-name="T1">et</text:span></text:span> <text:span text:style-name="T7">nichil</text:span> <text:span text:style-name="T7">mali</text:span> <text:span text:style-name="T7">sentiebam</text:span><text:span text:style-name="T7">·</text:span> <text:span text:style-name="T7"/><text:span text:style-name="T7">neq<text:span text:style-name="T1">ue</text:span></text:span> <text:span text:style-name="T7">ulla</text:span> <text:span text:style-name="T7">p
                    \i/
                gritia</text:span> <text:span text:style-name="T7">erat</text:span> <text:span text:style-name="T7">in</text:span> <text:span text:style-name="T7">me</text:span> <text:span text:style-name="T7">sicut</text:span> <text:span text:style-name="T7">modo</text:span> <text:span text:style-name="T7">uideo</text:span><text:span text:style-name="T7"> | </text:span><text:span text:style-name="T7">quia</text:span> <text:span text:style-name="T7">tunc</text:span> <text:span text:style-name="T7">in</text:span> <text:span text:style-name="T7">me</text:span> <text:span text:style-name="T7">sp<text:span text:style-name="T1">iritu</text:span>s</text:span> <text:span text:style-name="T7"/><text:span text:style-name="T7">feruebat</text:span><text:span text:style-name="T7">;</text:span> <text:span text:style-name="T7"/></text:p>
      <text:p>17. <text:span text:style-name="T7"/><text:span text:style-name="T7"><text:span text:style-name="T1">et</text:span></text:span> <text:span text:style-name="T7">ibi</text:span> <text:span text:style-name="T7">scilic<text:span text:style-name="T1">et</text:span></text:span> <text:span text:style-name="T7">quadam</text:span> <text:span text:style-name="T7">nocte</text:span> <text:span text:style-name="T7">in</text:span> <text:span text:style-name="T7">somno</text:span> <text:span text:style-name="T7">audi</text:span><text:span text:style-name="T7">-</text:span><text:span text:style-name="T7">|</text:span><text:span text:style-name="T7">ui</text:span> <text:span text:style-name="T7">uoce<text:span text:style-name="T1">m</text:span></text:span> <text:span text:style-name="T7"/><text:span text:style-name="T7">dicente<text:span text:style-name="T1">m</text:span></text:span> <text:span text:style-name="T7">m<text:span text:style-name="T1">ih</text:span>i</text:span><text:span text:style-name="T7">;</text:span> <text:span text:style-name="T7"><text:span text:style-name="T3">B</text:span>ene</text:span> <text:span text:style-name="T7">ieiunas</text:span> <text:span text:style-name="T7">cito</text:span> <text:span text:style-name="T7">iturus</text:span> <text:span text:style-name="T7">ad</text:span> <text:span text:style-name="T7">patriam</text:span> <text:span text:style-name="T7">tuam</text:span> <text:span text:style-name="T7"/><text:span text:style-name="T7"><text:span text:style-name="T1">et</text:span></text:span> <text:span text:style-name="T7">terram</text:span><text:span text:style-name="T7">·</text:span><text:span text:style-name="T7"> | </text:span><text:span text:style-name="T7"><text:span text:style-name="T3">E</text:span>t</text:span> <text:span text:style-name="T7">post</text:span> <text:span text:style-name="T7">paululum</text:span> <text:span text:style-name="T7">tempus</text:span> <text:span text:style-name="T7">audiui</text:span> <text:span text:style-name="T7">responsum</text:span> <text:span text:style-name="T7">dicente<text:span text:style-name="T1">m</text:span></text:span> <text:span text:style-name="T7">michi</text:span><text:span text:style-name="T7">;</text:span> <text:span text:style-name="T7"/><text:span text:style-name="T7"><text:span text:style-name="T3">E</text:span>cce</text:span> <text:span text:style-name="T7">nauis</text:span> <text:span text:style-name="T7">tua</text:span><text:span text:style-name="T7"> | </text:span><text:span text:style-name="T7">parata</text:span> <text:span text:style-name="T7"><text:span text:style-name="T1">est</text:span></text:span> <text:span text:style-name="T7"><text:span text:style-name="T1">et</text:span></text:span> <text:span text:style-name="T7">erat</text:span> <text:span text:style-name="T7">prope</text:span> <text:span text:style-name="T7">s<text:span text:style-name="T1">ed</text:span></text:span> <text:span text:style-name="T7">forte</text:span> <text:span text:style-name="T7">habebat</text:span> <text:span text:style-name="T7"/><text:span text:style-name="T7">ducenta</text:span> <text:span text:style-name="T7">milia</text:span> <text:span text:style-name="T7">passus</text:span> <text:span text:style-name="T7"><text:span text:style-name="T1">et</text:span></text:span> <text:span text:style-name="T7">ibi</text:span> <text:span text:style-name="T7">numqua<text:span text:style-name="T1">m</text:span></text:span><text:span text:style-name="T7"> | </text:span><text:span text:style-name="T7">fueram</text:span> <text:span text:style-name="T7">nec</text:span> <text:span text:style-name="T7">ibi</text:span> <text:span text:style-name="T7">notum</text:span> <text:span text:style-name="T7">habebam</text:span> <text:span text:style-name="T7"/><text:span text:style-name="T7">que<text:span text:style-name="T1">m</text:span>quam</text:span><text:span text:style-name="T7">·</text:span> <text:span text:style-name="T7">de</text:span> <text:span text:style-name="T7">hominib<text:span text:style-name="T1">us</text:span></text:span> <text:span text:style-name="T7"><text:span text:style-name="T1">et</text:span></text:span> <text:span text:style-name="T7">deinde</text:span> <text:span text:style-name="T7">postmodu<text:span text:style-name="T1">m</text:span></text:span><text:span text:style-name="T7"> | </text:span><text:span text:style-name="T7">conuersus</text:span> <text:span text:style-name="T7">sum</text:span> <text:span text:style-name="T7"/><text:span text:style-name="T7"/><text:span text:style-name="T7">in</text:span> <text:span text:style-name="T7">fugam</text:span> <text:span text:style-name="T7"><text:span text:style-name="T1">et</text:span></text:span> <text:span text:style-name="T7">intermisi</text:span> <text:span text:style-name="T7">homine<text:span text:style-name="T1">m</text:span></text:span> <text:span text:style-name="T7">cum</text:span> <text:span text:style-name="T7">quo</text:span> <text:span text:style-name="T7">fueram</text:span> <text:span text:style-name="T7">annis</text:span> <text:span text:style-name="T7">sex</text:span> <text:span text:style-name="T7"><text:span text:style-name="T1">et</text:span></text:span><text:span text:style-name="T7"> | </text:span><text:span text:style-name="T7"/><text:span text:style-name="T7">ueni</text:span> <text:span text:style-name="T7">in</text:span> <text:span text:style-name="T7">uirtute</text:span> <text:span text:style-name="T7">dei</text:span> <text:span text:style-name="T7">qui</text:span> <text:span text:style-name="T7">uiam</text:span> <text:span text:style-name="T7">meam</text:span> <text:span text:style-name="T7">ad</text:span> <text:span text:style-name="T7">bonum</text:span> <text:span text:style-name="T7">dirigebar</text:span> <text:span text:style-name="T7"><text:span text:style-name="T1">et</text:span></text:span> <text:span text:style-name="T7">nichil</text:span> <text:span text:style-name="T7"/><text:span text:style-name="T7">metue</text:span><text:span text:style-name="T7">|</text:span><text:span text:style-name="T7">bam</text:span> <text:span text:style-name="T7">p<text:span text:style-name="T1">er</text:span>ueni</text:span> <text:span text:style-name="T7">ad</text:span> <text:span text:style-name="T7">naue<text:span text:style-name="T1">m</text:span></text:span> <text:span text:style-name="T7">illam</text:span><text:span text:style-name="T7">·</text:span> <text:span text:style-name="T7"/></text:p>
      <text:p>18. <text:span text:style-name="T7"/><text:span text:style-name="T7"><text:span text:style-name="T1">et</text:span></text:span> <text:span text:style-name="T7">illa</text:span> <text:span text:style-name="T7">qua</text:span> <text:span text:style-name="T7">p<text:span text:style-name="T1">er</text:span>ueni</text:span> <text:span text:style-name="T7">p<text:span text:style-name="T1">ro</text:span>fecta</text:span> <text:span text:style-name="T7"><text:span text:style-name="T1">est</text:span></text:span> <text:span text:style-name="T7">nauis</text:span> <text:span text:style-name="T7">de</text:span> <text:span text:style-name="T7">loco</text:span> <text:span text:style-name="T7">suo</text:span><text:span text:style-name="T7"> | </text:span><text:span text:style-name="T7"><text:span text:style-name="T1">et</text:span></text:span> <text:span text:style-name="T7"/><text:span text:style-name="T7">locutus</text:span> <text:span text:style-name="T7">sum</text:span> <text:span text:style-name="T7">ut</text:span> <text:span text:style-name="T7">haberem</text:span> <text:span text:style-name="T7">inde</text:span> <text:span text:style-name="T7">nauigare</text:span> <text:span text:style-name="T7">cum</text:span> <text:span text:style-name="T7">illis</text:span> <text:span text:style-name="T7"><text:span text:style-name="T1">et</text:span></text:span> <text:span text:style-name="T7">gubernatori</text:span><text:span text:style-name="T7"> | </text:span><text:span text:style-name="T7"/><text:span text:style-name="T7">displicuit</text:span> <text:span text:style-name="T7">illi</text:span> <text:span text:style-name="T7"><text:span text:style-name="T1">et</text:span></text:span> <text:span text:style-name="T7">acriter</text:span> <text:span text:style-name="T7">cum</text:span> <text:span text:style-name="T7">indignatione</text:span> <text:span text:style-name="T7">respondit</text:span> <text:span text:style-name="T7">nequaquam</text:span> <text:span text:style-name="T7">tu</text:span><text:span text:style-name="T7">-</text:span><text:span text:style-name="T7"> | </text:span><text:span text:style-name="T7"/><text:span text:style-name="T7">nobiscu<text:span text:style-name="T1">m</text:span></text:span> <text:span text:style-name="T7">adpetas</text:span> <text:span text:style-name="T7">ire</text:span><text:span text:style-name="T7">;</text:span> <text:span text:style-name="T7"/><text:span text:style-name="T7"><text:span text:style-name="T3">E</text:span>t</text:span> <text:span text:style-name="T7">cum</text:span> <text:span text:style-name="T7">hec</text:span> <text:span text:style-name="T7">audisse<text:span text:style-name="T1">m</text:span></text:span> <text:span text:style-name="T7">separaui</text:span> <text:span text:style-name="T7">me</text:span> <text:span text:style-name="T7">ab</text:span> <text:span text:style-name="T7">illis</text:span> <text:span text:style-name="T7">ut</text:span> <text:span text:style-name="T7">
                    \<text:span text:style-name="T1">et</text:span>/
                </text:span><text:span text:style-name="T7">uenire<text:span text:style-name="T1">m</text:span></text:span><text:span text:style-name="T7"> | </text:span><text:span text:style-name="T7">ad</text:span> <text:span text:style-name="T7"/><text:span text:style-name="T7">tuguriolu<text:span text:style-name="T1">m</text:span></text:span><text:span text:style-name="T7">·</text:span> <text:span text:style-name="T7">ubi</text:span> <text:span text:style-name="T7">hospitaba<text:span text:style-name="T1">m</text:span></text:span> <text:span text:style-name="T7"><text:span text:style-name="T1">et</text:span></text:span> <text:span text:style-name="T7">in</text:span> <text:span text:style-name="T7">itiner</text:span> <text:span text:style-name="T7">cepi</text:span> <text:span text:style-name="T7">orare</text:span><text:span text:style-name="T7">;</text:span> <text:span text:style-name="T7"><text:span text:style-name="T3">E</text:span>t</text:span> <text:span text:style-name="T7">antequam</text:span> <text:span text:style-name="T7"/><text:span text:style-name="T7">ora</text:span><text:span text:style-name="T7">-</text:span><text:span text:style-name="T7">|</text:span><text:span text:style-name="T7">tionem</text:span> <text:span text:style-name="T7">consu<text:span text:style-name="T1">m</text:span>mare<text:span text:style-name="T1">m</text:span></text:span><text:span text:style-name="T7">·</text:span> <text:span text:style-name="T7">audiui</text:span> <text:span text:style-name="T7">unum</text:span> <text:span text:style-name="T7">ex</text:span> <text:span text:style-name="T7">illis</text:span> <text:span text:style-name="T7">fortiter</text:span> <text:span text:style-name="T7"/><text:span text:style-name="T7">exclamare</text:span> <text:span text:style-name="T7">post</text:span> <text:span text:style-name="T7">me</text:span><text:span text:style-name="T7">;</text:span><text:span text:style-name="T7">(8v)</text:span><text:span text:style-name="T7"/><text:span text:style-name="T7"> | </text:span><text:span text:style-name="T7"><text:span text:style-name="T3">U</text:span>eni</text:span> <text:span text:style-name="T7">cito</text:span><text:span text:style-name="T7">;</text:span> <text:span text:style-name="T7">quia</text:span> <text:span text:style-name="T7">uocant</text:span> <text:span text:style-name="T7">te</text:span> <text:span text:style-name="T7">homines</text:span> <text:span text:style-name="T7">isti</text:span> <text:span text:style-name="T7"><text:span text:style-name="T1">et</text:span></text:span> <text:span text:style-name="T7">statim</text:span> <text:span text:style-name="T7">ad</text:span> <text:span text:style-name="T7">illos</text:span> <text:span text:style-name="T7"/><text:span text:style-name="T7">reuersu&lt;s&gt;&lt;su&gt;m</text:span><text:span text:style-name="T7">·</text:span> <text:span text:style-name="T7"/><text:span text:style-name="T7"><text:span text:style-name="T1">et</text:span></text:span> <text:span text:style-name="T7">ceperunt</text:span><text:span text:style-name="T7"> | </text:span><text:span text:style-name="T7">michi</text:span> <text:span text:style-name="T7">dicere</text:span><text:span text:style-name="T7">;</text:span> <text:span text:style-name="T7"><text:span text:style-name="T3">U</text:span>eni</text:span> <text:span text:style-name="T7">quia</text:span> <text:span text:style-name="T7">ex</text:span> <text:span text:style-name="T7">fide</text:span> <text:span text:style-name="T7">recepimus</text:span> <text:span text:style-name="T7">te</text:span><text:span text:style-name="T7">;</text:span> <text:span text:style-name="T7"><text:span text:style-name="T1">et</text:span></text:span> <text:span text:style-name="T7">fac</text:span> <text:span text:style-name="T7"/><text:span text:style-name="T7">nobiscum</text:span> <text:span text:style-name="T7">amicitiam</text:span> <text:span text:style-name="T7">q<text:span text:style-name="T1">u</text:span>modo</text:span><text:span text:style-name="T7"> | </text:span><text:span text:style-name="T7">uolueris</text:span><text:span text:style-name="T7">;</text:span> <text:span text:style-name="T7"><text:span text:style-name="T1">et</text:span></text:span> <text:span text:style-name="T7">in</text:span> <text:span text:style-name="T7">illa</text:span> <text:span text:style-name="T7">die</text:span> <text:span text:style-name="T7">itaq<text:span text:style-name="T1">ue</text:span></text:span> <text:span text:style-name="T7">repulis</text:span> <text:span text:style-name="T7"/><text:span text:style-name="T7">fugire</text:span> <text:span text:style-name="T7">ma<text:span text:style-name="T1">m</text:span>mas</text:span><text:span text:style-name="T7">.</text:span> <text:span text:style-name="T7">illo<text:span text:style-name="T1">um</text:span></text:span> <text:span text:style-name="T7">p<text:span text:style-name="T1">ro</text:span>pt<text:span text:style-name="T1">er</text:span></text:span> <text:span text:style-name="T7">timore<text:span text:style-name="T1">m</text:span></text:span> <text:span text:style-name="T7">dei</text:span><text:span text:style-name="T7">;</text:span> <text:span text:style-name="T7">s<text:span text:style-name="T1">ed</text:span></text:span> <text:span text:style-name="T7">ueru<text:span text:style-name="T1">m</text:span></text:span><text:span text:style-name="T7">|</text:span><text:span text:style-name="T7">tam<text:span text:style-name="T1">en</text:span></text:span> <text:span text:style-name="T7"/><text:span text:style-name="T7">speraui</text:span> <text:span text:style-name="T7">ab</text:span> <text:span text:style-name="T7">illis</text:span> <text:span text:style-name="T7">ut</text:span> <text:span text:style-name="T7">mic</text:span> <text:span text:style-name="T7">dicerent</text:span><text:span text:style-name="T7">·</text:span> <text:span text:style-name="T7">ueni</text:span> <text:span text:style-name="T7">in</text:span> <text:span text:style-name="T7">fide</text:span> <text:span text:style-name="T7">ie<text:span text:style-name="T1">s</text:span>u</text:span> <text:span text:style-name="T7">chr<text:span text:style-name="T1">ist</text:span>i</text:span><text:span text:style-name="T7">;</text:span> <text:span text:style-name="T7"><text:span text:style-name="T3">Q</text:span>uia</text:span> <text:span text:style-name="T7">gentes</text:span> <text:span text:style-name="T7">erant</text:span><text:span text:style-name="T7"> | </text:span><text:span text:style-name="T7"><text:span text:style-name="T1">et</text:span></text:span> <text:span text:style-name="T7"/><text:span text:style-name="T7">hoc</text:span> <text:span text:style-name="T7">obtinui</text:span> <text:span text:style-name="T7">cum</text:span> <text:span text:style-name="T7">illis</text:span> <text:span text:style-name="T7"><text:span text:style-name="T1">et</text:span></text:span> <text:span text:style-name="T7">protinus</text:span> <text:span text:style-name="T7">nauigauim<text:span text:style-name="T1">us</text:span></text:span><text:span text:style-name="T7">;</text:span> <text:span text:style-name="T7"/></text:p>
      <text:p>19. <text:span text:style-name="T7"/><text:span text:style-name="T7"><text:span text:style-name="T1">et</text:span></text:span> <text:span text:style-name="T7">post</text:span> <text:span text:style-name="T7">triduum</text:span> <text:span text:style-name="T7">terram</text:span> <text:span text:style-name="T7">ce</text:span><text:span text:style-name="T7">|</text:span><text:span text:style-name="T7">pimus</text:span> <text:span text:style-name="T7"><text:span text:style-name="T1">et</text:span></text:span> <text:span text:style-name="T7">uiginti</text:span> <text:span text:style-name="T7">septem</text:span> <text:span text:style-name="T7">dies</text:span> <text:span text:style-name="T7">p<text:span text:style-name="T1">er</text:span></text:span> <text:span text:style-name="T7">desertum</text:span> <text:span text:style-name="T7"/><text:span text:style-name="T7">iter</text:span> <text:span text:style-name="T7">fecimus</text:span> <text:span text:style-name="T7"><text:span text:style-name="T1">et</text:span></text:span> <text:span text:style-name="T7">cib<text:span text:style-name="T1">us</text:span></text:span> <text:span text:style-name="T7">defuit</text:span> <text:span text:style-name="T7">illis</text:span><text:span text:style-name="T7">·</text:span> <text:span text:style-name="T7"><text:span text:style-name="T1">et</text:span></text:span> <text:span text:style-name="T7">famis</text:span><text:span text:style-name="T7"> | </text:span><text:span text:style-name="T7">inualuit</text:span> <text:span text:style-name="T7">sup<text:span text:style-name="T1">er</text:span></text:span> <text:span text:style-name="T7">eos</text:span> <text:span text:style-name="T7"/><text:span text:style-name="T7"><text:span text:style-name="T1">et</text:span></text:span> <text:span text:style-name="T7">alia</text:span> <text:span text:style-name="T7">die</text:span> <text:span text:style-name="T7">cepit</text:span> <text:span text:style-name="T7">gubernator</text:span><text:span text:style-name="T7">·</text:span> <text:span text:style-name="T7">michi</text:span> <text:span text:style-name="T7">dicere</text:span><text:span text:style-name="T7">;</text:span> <text:span text:style-name="T7"><text:span text:style-name="T3">Q</text:span>uid</text:span> <text:span text:style-name="T7"><text:span text:style-name="T1">est</text:span></text:span> <text:span text:style-name="T7">chr<text:span text:style-name="T1">ist</text:span>iane</text:span> <text:span text:style-name="T7">tu</text:span><text:span text:style-name="T7"/> <text:span text:style-name="T7">di</text:span><text:span text:style-name="T7">-</text:span><text:span text:style-name="T7">|</text:span><text:span text:style-name="T7">cis</text:span> <text:span text:style-name="T7">d<text:span text:style-name="T1">eu</text:span>s</text:span> <text:span text:style-name="T7">tuus</text:span> <text:span text:style-name="T7">magnus</text:span> <text:span text:style-name="T7"><text:span text:style-name="T1">et</text:span></text:span> <text:span text:style-name="T7">om<text:span text:style-name="T1">n</text:span>ip<text:span text:style-name="T1">oten</text:span>s</text:span> <text:span text:style-name="T7"><text:span text:style-name="T1">est</text:span></text:span><text:span text:style-name="T7">!</text:span> <text:span text:style-name="T7"><text:span text:style-name="T3">Q</text:span>uare</text:span> <text:span text:style-name="T7">ergo</text:span> <text:span text:style-name="T7">non</text:span> <text:span text:style-name="T7">potes</text:span> <text:span text:style-name="T7"/><text:span text:style-name="T7">pro</text:span> <text:span text:style-name="T7">nobis</text:span> <text:span text:style-name="T7">orare</text:span> <text:span text:style-name="T7">quia</text:span><text:span text:style-name="T7"> | </text:span><text:span text:style-name="T7">nos</text:span> <text:span text:style-name="T7">a</text:span> <text:span text:style-name="T7">fame</text:span> <text:span text:style-name="T7">p<text:span text:style-name="T1">er</text:span>iclitamur</text:span><text:span text:style-name="T7">!</text:span> <text:span text:style-name="T7"><text:span text:style-name="T3">D</text:span>ifficile</text:span> <text:span text:style-name="T7"/><text:span text:style-name="T7">eni<text:span text:style-name="T1">m</text:span></text:span> <text:span text:style-name="T7">ut</text:span> <text:span text:style-name="T7">alique<text:span text:style-name="T1">m</text:span></text:span> <text:span text:style-name="T7">homine<text:span text:style-name="T1">m</text:span></text:span> <text:span text:style-name="T7">umqua<text:span text:style-name="T1">m</text:span></text:span> <text:span text:style-name="T7">uideamus</text:span><text:span text:style-name="T7"> | </text:span><text:span text:style-name="T7"><text:span text:style-name="T3">E</text:span>go</text:span> <text:span text:style-name="T7">eni<text:span text:style-name="T1">m</text:span></text:span> <text:span text:style-name="T7">euidenter</text:span> <text:span text:style-name="T7"/><text:span text:style-name="T7">dixi</text:span> <text:span text:style-name="T7">illis</text:span><text:span text:style-name="T7">·</text:span> <text:span text:style-name="T7">conuertimini</text:span> <text:span text:style-name="T7">ex</text:span> <text:span text:style-name="T7">fide</text:span> <text:span text:style-name="T7">ex</text:span> <text:span text:style-name="T7">toto</text:span> <text:span text:style-name="T7">corde</text:span> <text:span text:style-name="T7">ad</text:span> <text:span text:style-name="T7">d<text:span text:style-name="T1">omi</text:span>n<text:span text:style-name="T1">u</text:span>m</text:span> <text:span text:style-name="T7">d<text:span text:style-name="T1">eu</text:span>m</text:span> <text:span text:style-name="T7">meum</text:span><text:span text:style-name="T7"> | </text:span><text:span text:style-name="T7"/><text:span text:style-name="T7"/><text:span text:style-name="T7">quia</text:span> <text:span text:style-name="T7">nichil</text:span> <text:span text:style-name="T7">est</text:span> <text:span text:style-name="T7">illi</text:span> <text:span text:style-name="T7">inpossibile</text:span><text:span text:style-name="T7">;</text:span> <text:span text:style-name="T7">ut</text:span> <text:span text:style-name="T7">hodie</text:span> <text:span text:style-name="T7">cybum</text:span> <text:span text:style-name="T7">mittat</text:span> <text:span text:style-name="T7">nobis</text:span> <text:span text:style-name="T7">in</text:span> <text:span text:style-name="T7"/><text:span text:style-name="T7">uiam</text:span> <text:span text:style-name="T7">u<text:span text:style-name="T1">est</text:span>ram</text:span> <text:span text:style-name="T7">usque</text:span><text:span text:style-name="T7"> | </text:span><text:span text:style-name="T7">dum</text:span> <text:span text:style-name="T7">satiemini</text:span><text:span text:style-name="T7">;</text:span> <text:span text:style-name="T7">quia</text:span> <text:span text:style-name="T7">ubiq<text:span text:style-name="T1">ue</text:span></text:span> <text:span text:style-name="T7">abundat</text:span> <text:span text:style-name="T7">illi</text:span><text:span text:style-name="T7">·</text:span> <text:span text:style-name="T7"/><text:span text:style-name="T7">adiuuante</text:span> <text:span text:style-name="T7">deo</text:span> <text:span text:style-name="T7">ita</text:span> <text:span text:style-name="T7">factum</text:span> <text:span text:style-name="T7"><text:span text:style-name="T1">est</text:span></text:span> <text:span text:style-name="T7"><text:span text:style-name="T3">E</text:span>cce</text:span> <text:span text:style-name="T7">grex</text:span><text:span text:style-name="T7"> | </text:span><text:span text:style-name="T7">porco<text:span text:style-name="T1">rum</text:span></text:span> <text:span text:style-name="T7">in</text:span> <text:span text:style-name="T7">uia</text:span> <text:span text:style-name="T7"/><text:span text:style-name="T7">ante</text:span> <text:span text:style-name="T7">oculos</text:span> <text:span text:style-name="T7">n<text:span text:style-name="T1">ost</text:span>ros</text:span> <text:span text:style-name="T7"><text:span text:style-name="T1">et</text:span></text:span> <text:span text:style-name="T7">multos</text:span> <text:span text:style-name="T7">ex</text:span> <text:span text:style-name="T7">illis</text:span> <text:span text:style-name="T7">interfecer<text:span text:style-name="T1">unt</text:span></text:span> <text:span text:style-name="T7"><text:span text:style-name="T1">et</text:span></text:span> <text:span text:style-name="T7">ibi</text:span> <text:span text:style-name="T7"/><text:span text:style-name="T7">du[o]
                    ERROR
                s</text:span> <text:span text:style-name="T7">noctes</text:span> <text:span text:style-name="T7">man</text:span><text:span text:style-name="T7">|</text:span><text:span text:style-name="T7">serunt</text:span><text:span text:style-name="T7">·</text:span> <text:span text:style-name="T7">bene</text:span> <text:span text:style-name="T7">refecti</text:span><text:span text:style-name="T7">·</text:span> <text:span text:style-name="T7"><text:span text:style-name="T1">et</text:span></text:span> <text:span text:style-name="T7">canes</text:span> <text:span text:style-name="T7">eo<text:span text:style-name="T1">rum</text:span></text:span> <text:span text:style-name="T7">reuelati</text:span> <text:span text:style-name="T7"/><text:span text:style-name="T7">sunt</text:span> <text:span text:style-name="T7">quia</text:span> <text:span text:style-name="T7">multi</text:span> <text:span text:style-name="T7">ex</text:span> <text:span text:style-name="T7">illis</text:span> <text:span text:style-name="T7">defecerunt</text:span> <text:span text:style-name="T7"><text:span text:style-name="T1">et</text:span></text:span> <text:span text:style-name="T7">sec<text:span text:style-name="T1">us</text:span></text:span><text:span text:style-name="T7"> | </text:span><text:span text:style-name="T7">uiam</text:span> <text:span text:style-name="T7">semiuiui</text:span> <text:span text:style-name="T7">derelicti</text:span> <text:span text:style-name="T7">sunt</text:span><text:span text:style-name="T7">;</text:span> <text:span text:style-name="T7"/><text:span text:style-name="T7"><text:span text:style-name="T3">E</text:span>t</text:span> <text:span text:style-name="T7">post</text:span> <text:span text:style-name="T7">hoc</text:span> <text:span text:style-name="T7">sumnas</text:span> <text:span text:style-name="T7">gr<text:span text:style-name="T1">ati</text:span>as</text:span> <text:span text:style-name="T7">egerunt</text:span> <text:span text:style-name="T7">deo</text:span> <text:span text:style-name="T7"><text:span text:style-name="T1">et</text:span></text:span> <text:span text:style-name="T7">ego</text:span> <text:span text:style-name="T7">honori</text:span><text:span text:style-name="T7">-</text:span><text:span text:style-name="T7">|</text:span><text:span text:style-name="T7">ficatus</text:span><text:span text:style-name="T7"/> <text:span text:style-name="T7">sum</text:span> <text:span text:style-name="T7">sub</text:span> <text:span text:style-name="T7">oculis</text:span> <text:span text:style-name="T7">eo<text:span text:style-name="T1">rum</text:span></text:span> <text:span text:style-name="T7"><text:span text:style-name="T1">et</text:span></text:span> <text:span text:style-name="T7">ex</text:span> <text:span text:style-name="T7">h
                    \a/
                [e]c</text:span> <text:span text:style-name="T7">die</text:span> <text:span text:style-name="T7">habundant[u]
                    \e/
                r</text:span> <text:span text:style-name="T7">cybum</text:span> <text:span text:style-name="T7">habuerunt</text:span> <text:span text:style-name="T7"/><text:span text:style-name="T7">etiam</text:span><text:span text:style-name="T7"> | </text:span><text:span text:style-name="T7">mel</text:span> <text:span text:style-name="T7">siluestre</text:span> <text:span text:style-name="T7">inuenerunt</text:span> <text:span text:style-name="T7"><text:span text:style-name="T1">et</text:span></text:span> <text:span text:style-name="T7">michi</text:span> <text:span text:style-name="T7">partem</text:span> <text:span text:style-name="T7">obtulerunt</text:span><text:span text:style-name="T7">;</text:span> <text:span text:style-name="T7"><text:span text:style-name="T3">E</text:span>t</text:span> <text:span text:style-name="T7">unus</text:span> <text:span text:style-name="T7"/><text:span text:style-name="T7">ex</text:span> <text:span text:style-name="T7">illis</text:span> <text:span text:style-name="T7">dixit</text:span><text:span text:style-name="T7">;</text:span><text:span text:style-name="T7"> | </text:span><text:span text:style-name="T7"><text:span text:style-name="T3">H</text:span>oc</text:span> <text:span text:style-name="T7">immolatium</text:span> <text:span text:style-name="T7"><text:span text:style-name="T1">est</text:span></text:span><text:span text:style-name="T7">;</text:span> <text:span text:style-name="T7"><text:span text:style-name="T3">D</text:span> o<text:span text:style-name="T1">e</text:span></text:span> <text:span text:style-name="T7">gra<text:span text:style-name="T1">tia</text:span>s</text:span> <text:span text:style-name="T7">exinde</text:span> <text:span text:style-name="T7">nich<text:span text:style-name="T1">il</text:span></text:span> <text:span text:style-name="T7"/><text:span text:style-name="T7">gustaui</text:span><text:span text:style-name="T7">;</text:span> <text:span text:style-name="T7"/></text:p>
      <text:p>20. <text:span text:style-name="T7"/><text:span text:style-name="T7"><text:span text:style-name="T3">E</text:span>adem</text:span> <text:span text:style-name="T7">uero</text:span> <text:span text:style-name="T7">nocte</text:span> <text:span text:style-name="T7">eram</text:span><text:span text:style-name="T7"> | </text:span><text:span text:style-name="T7">dormiens</text:span> <text:span text:style-name="T7"><text:span text:style-name="T1">et</text:span></text:span> <text:span text:style-name="T7">fortiter</text:span> <text:span text:style-name="T7">temptauit</text:span> <text:span text:style-name="T7">me</text:span> <text:span text:style-name="T7"/><text:span text:style-name="T7">satanas</text:span> <text:span text:style-name="T7">quod</text:span> <text:span text:style-name="T7">memor</text:span> <text:span text:style-name="T7">ero</text:span> <text:span text:style-name="T7">quamdiu</text:span> <text:span text:style-name="T7">fueram</text:span><text:span text:style-name="T7">·</text:span><text:span text:style-name="T7"> | </text:span><text:span text:style-name="T7">in</text:span> <text:span text:style-name="T7">hoc</text:span> <text:span text:style-name="T7">corpore</text:span> <text:span text:style-name="T7"><text:span text:style-name="T1">et</text:span></text:span> <text:span text:style-name="T7">ce
                    \ci/
                dit</text:span> <text:span text:style-name="T7"/><text:span text:style-name="T7">sup<text:span text:style-name="T1">er</text:span></text:span> <text:span text:style-name="T7">me</text:span> <text:span text:style-name="T7">ueluti</text:span> <text:span text:style-name="T7">saxa</text:span> <text:span text:style-name="T7">ingentia</text:span> <text:span text:style-name="T7"><text:span text:style-name="T1">et</text:span></text:span> <text:span text:style-name="T7">nich<text:span text:style-name="T1">il</text:span></text:span> <text:span text:style-name="T7">membro<text:span text:style-name="T1">rum</text:span></text:span> <text:span text:style-name="T7">meo<text:span text:style-name="T1">rum</text:span></text:span> <text:span text:style-name="T7">p<text:span text:style-name="T1">rae</text:span></text:span> <text:span text:style-name="T7"/><text:span text:style-name="T7">ualui</text:span><text:span text:style-name="T7">·</text:span><text:span text:style-name="T7"> | </text:span><text:span text:style-name="T7"><text:span text:style-name="T3">S</text:span><text:span text:style-name="T1">ed</text:span></text:span> <text:span text:style-name="T7">unde</text:span> <text:span text:style-name="T7">me</text:span> <text:span text:style-name="T7">uenit</text:span> <text:span text:style-name="T7">ignarum</text:span><text:span text:style-name="T7">:</text:span> <text:span text:style-name="T7"><text:span text:style-name="T1">et</text:span></text:span> <text:span text:style-name="T7">sp<text:span text:style-name="T1">irit</text:span>u<text:span text:style-name="T1">m</text:span></text:span> <text:span text:style-name="T7">heliam</text:span> <text:span text:style-name="T7">uocarem</text:span><text:span text:style-name="T7">:</text:span> <text:span text:style-name="T7"/><text:span text:style-name="T7"><text:span text:style-name="T1">et</text:span></text:span> <text:span text:style-name="T7">inter</text:span> <text:span text:style-name="T7">hec</text:span> <text:span text:style-name="T7">uidi</text:span> <text:span text:style-name="T7">in</text:span> <text:span text:style-name="T7">celo</text:span><text:span text:style-name="T7"> | </text:span><text:span text:style-name="T7">solem</text:span> <text:span text:style-name="T7">oriri</text:span> <text:span text:style-name="T7"><text:span text:style-name="T1">et</text:span></text:span> <text:span text:style-name="T7">dum</text:span> <text:span text:style-name="T7">clamabam</text:span> <text:span text:style-name="T7">heliam</text:span> <text:span text:style-name="T7">heliam</text:span> <text:span text:style-name="T7"/><text:span text:style-name="T7">uirib<text:span text:style-name="T1">us</text:span></text:span> <text:span text:style-name="T7">meis</text:span> <text:span text:style-name="T7"><text:span text:style-name="T1">et</text:span></text:span> <text:span text:style-name="T7">ecce</text:span> <text:span text:style-name="T7">splendor</text:span> <text:span text:style-name="T7">solis</text:span> <text:span text:style-name="T7">illi</text:span><text:span text:style-name="T7">-</text:span><text:span text:style-name="T7">|</text:span><text:span text:style-name="T7">us</text:span> <text:span text:style-name="T7">decidit</text:span> <text:span text:style-name="T7">sup<text:span text:style-name="T1">er</text:span></text:span> <text:span text:style-name="T7">me</text:span> <text:span text:style-name="T7"><text:span text:style-name="T1">et</text:span></text:span> <text:span text:style-name="T7"/><text:span text:style-name="T7">statim</text:span> <text:span text:style-name="T7">discussit</text:span> <text:span text:style-name="T7">a</text:span> <text:span text:style-name="T7">me</text:span> <text:span text:style-name="T7">omne<text:span text:style-name="T1">m</text:span></text:span> <text:span text:style-name="T7">grauitudine<text:span text:style-name="T1">m</text:span></text:span><text:span text:style-name="T7">;</text:span> <text:span text:style-name="T7"><text:span text:style-name="T1">et</text:span></text:span> <text:span text:style-name="T7">credo</text:span> <text:span text:style-name="T7">quod</text:span> <text:span text:style-name="T7">a</text:span><text:span text:style-name="T7"/><text:span text:style-name="T7">chr<text:span text:style-name="T1">ist</text:span>o</text:span><text:span text:style-name="T7"> | </text:span><text:span text:style-name="T7">d<text:span text:style-name="T1">omi</text:span>no</text:span> <text:span text:style-name="T7">meo</text:span> <text:span text:style-name="T7">subuentus</text:span> <text:span text:style-name="T7">sum</text:span> <text:span text:style-name="T7"><text:span text:style-name="T1">et</text:span></text:span> <text:span text:style-name="T7">sp<text:span text:style-name="T1">iritu</text:span>s</text:span> <text:span text:style-name="T7">eius</text:span> <text:span text:style-name="T7">iam</text:span> <text:span text:style-name="T7">tunc</text:span> <text:span text:style-name="T7"/><text:span text:style-name="T7">clamauit</text:span> <text:span text:style-name="T7">pro</text:span> <text:span text:style-name="T7">me</text:span> <text:span text:style-name="T7"><text:span text:style-name="T1">et</text:span></text:span> <text:span text:style-name="T7">spero</text:span> <text:span text:style-name="T7">quod</text:span> <text:span text:style-name="T7">sic</text:span><text:span text:style-name="T7"> | </text:span><text:span text:style-name="T7">erit</text:span> <text:span text:style-name="T7">in</text:span> <text:span text:style-name="T7">die</text:span> <text:span text:style-name="T7">pressure</text:span> <text:span text:style-name="T7">mee</text:span><text:span text:style-name="T7">;</text:span> <text:span text:style-name="T7"/><text:span text:style-name="T7"><text:span text:style-name="T3">S</text:span>icut</text:span> <text:span text:style-name="T7">in</text:span> <text:span text:style-name="T7">euang<text:span text:style-name="T1">e</text:span>l<text:span text:style-name="T1">i</text:span>o</text:span> <text:span text:style-name="T7">inquit</text:span><text:span text:style-name="T7">;</text:span> <text:span text:style-name="T7"><text:span text:style-name="T3">I</text:span>n</text:span> <text:span text:style-name="T7">illa</text:span> <text:span text:style-name="T7">die</text:span> <text:span text:style-name="T7">d<text:span text:style-name="T1">omi</text:span>n<text:span text:style-name="T1">u</text:span>s</text:span> <text:span text:style-name="T7">testatur</text:span> <text:span text:style-name="T7">non</text:span><text:span text:style-name="T7">-</text:span><text:span text:style-name="T7"> | </text:span><text:span text:style-name="T7"/><text:span text:style-name="T7"/><text:span text:style-name="T7">uos</text:span> <text:span text:style-name="T7">estis</text:span> <text:span text:style-name="T7">qui</text:span> <text:span text:style-name="T7">loquimini</text:span><text:span text:style-name="T7">;</text:span> <text:span text:style-name="T7">s<text:span text:style-name="T1">ed</text:span></text:span> <text:span text:style-name="T7">sp<text:span text:style-name="T1">iritu</text:span>s</text:span> <text:span text:style-name="T7">patris</text:span> <text:span text:style-name="T7">u<text:span text:style-name="T1">est</text:span>ri</text:span> <text:span text:style-name="T7">qui</text:span> <text:span text:style-name="T7">loquitur</text:span> <text:span text:style-name="T7">in</text:span> <text:span text:style-name="T7"/><text:span text:style-name="T7">uob<text:span text:style-name="T1">is</text:span></text:span><text:span text:style-name="T7">;</text:span> <text:span text:style-name="T7"/></text:p>
      <text:p>21. <text:span text:style-name="T7"/><text:span text:style-name="T7"><text:span text:style-name="T3">E</text:span>t</text:span> <text:span text:style-name="T7">iterum</text:span><text:span text:style-name="T7">;</text:span> <text:span text:style-name="T7"><text:span text:style-name="T3">P</text:span>ost</text:span><text:span text:style-name="T7"> | </text:span><text:span text:style-name="T7">annos</text:span> <text:span text:style-name="T7">multos</text:span> <text:span text:style-name="T7">adhuc</text:span> <text:span text:style-name="T7">capturam</text:span> <text:span text:style-name="T7">dedi</text:span> <text:span text:style-name="T7">ea</text:span> <text:span text:style-name="T7"/><text:span text:style-name="T7">nocte</text:span> <text:span text:style-name="T7">p<text:span text:style-name="T1">ri</text:span>ma</text:span> <text:span text:style-name="T7">itaq<text:span text:style-name="T1">ue</text:span></text:span> <text:span text:style-name="T7">mansi</text:span> <text:span text:style-name="T7">cum</text:span> <text:span text:style-name="T7">illis</text:span><text:span text:style-name="T7">;</text:span><text:span text:style-name="T7"> | </text:span><text:span text:style-name="T7"><text:span text:style-name="T3">R</text:span>esponsum</text:span> <text:span text:style-name="T7">aute<text:span text:style-name="T1">m</text:span></text:span> <text:span text:style-name="T7">diuinum</text:span> <text:span text:style-name="T7"/><text:span text:style-name="T7">audiui</text:span> <text:span text:style-name="T7">dicente</text:span> <text:span text:style-name="T7">michi</text:span> <text:span text:style-name="T7">duos</text:span> <text:span text:style-name="T7">menses</text:span> <text:span text:style-name="T7">eris</text:span> <text:span text:style-name="T7">cum</text:span> <text:span text:style-name="T7">illis</text:span><text:span text:style-name="T7"> | </text:span><text:span text:style-name="T7">quod</text:span> <text:span text:style-name="T7"/><text:span text:style-name="T7">ita</text:span> <text:span text:style-name="T7">factum</text:span> <text:span text:style-name="T7"><text:span text:style-name="T1">est</text:span></text:span><text:span text:style-name="T7">;</text:span><text:span text:style-name="T7"><text:span text:style-name="T3">N</text:span>octe</text:span> <text:span text:style-name="T7">illa</text:span> <text:span text:style-name="T7">sexagesimo</text:span> <text:span text:style-name="T7">die</text:span> <text:span text:style-name="T7">liberauit</text:span> <text:span text:style-name="T7">me</text:span> <text:span text:style-name="T7">d<text:span text:style-name="T1">omi</text:span>n<text:span text:style-name="T1">u</text:span>s</text:span> <text:span text:style-name="T7">de</text:span> <text:span text:style-name="T7"/><text:span text:style-name="T7">manib<text:span text:style-name="T1">us</text:span></text:span> <text:span text:style-name="T7">eo<text:span text:style-name="T1">rum</text:span></text:span><text:span text:style-name="T7"> | </text:span><text:span text:style-name="T7"/></text:p>
      <text:p>22. <text:span text:style-name="T7"/><text:span text:style-name="T7">ecce</text:span> <text:span text:style-name="T7">in</text:span> <text:span text:style-name="T7">itinere</text:span> <text:span text:style-name="T7">preuidit</text:span> <text:span text:style-name="T7">nobis</text:span> <text:span text:style-name="T7">cibum</text:span> <text:span text:style-name="T7"><text:span text:style-name="T1">et</text:span></text:span> <text:span text:style-name="T7">ignem</text:span> <text:span text:style-name="T7"><text:span text:style-name="T1">et</text:span></text:span> <text:span text:style-name="T7">siccitate<text:span text:style-name="T1">m</text:span></text:span> <text:span text:style-name="T7"/><text:span text:style-name="T7">cotidie</text:span><text:span text:style-name="T7">;</text:span> <text:span text:style-name="T7">donec</text:span> <text:span text:style-name="T7">quar</text:span><text:span text:style-name="T7">|</text:span><text:span text:style-name="T7">todecimo</text:span> <text:span text:style-name="T7">die</text:span> <text:span text:style-name="T7">p<text:span text:style-name="T1">er</text:span>uenim<text:span text:style-name="T1">us</text:span></text:span> <text:span text:style-name="T7">om<text:span text:style-name="T1">ne</text:span>s</text:span> <text:span text:style-name="T7"/><text:span text:style-name="T7"/><text:span text:style-name="T7">de</text:span> <text:span text:style-name="T7">cibo</text:span> <text:span text:style-name="T7">uero</text:span> <text:span text:style-name="T7">nich<text:span text:style-name="T1">il</text:span></text:span> <text:span text:style-name="T7">habuim<text:span text:style-name="T1">us</text:span></text:span> <text:span text:style-name="T7"/></text:p>
      <text:p>23. <text:span text:style-name="T7"/><text:span text:style-name="T7"><text:span text:style-name="T1">et</text:span></text:span> <text:span text:style-name="T7">iterum</text:span> <text:span text:style-name="T7">post</text:span> <text:span text:style-name="T7">paucos</text:span><text:span text:style-name="T7"> | </text:span><text:span text:style-name="T7">annos</text:span> <text:span text:style-name="T7">in</text:span> <text:span text:style-name="T7">brittanniis</text:span> <text:span text:style-name="T7">eram</text:span> <text:span text:style-name="T7">cum</text:span> <text:span text:style-name="T7"/><text:span text:style-name="T7">parentib<text:span text:style-name="T1">us</text:span></text:span> <text:span text:style-name="T7">meis</text:span> <text:span text:style-name="T7">qui</text:span> <text:span text:style-name="T7">me</text:span> <text:span text:style-name="T7">ut</text:span> <text:span text:style-name="T7">filium</text:span> <text:span text:style-name="T7">susceperunt</text:span><text:span text:style-name="T7"> | </text:span><text:span text:style-name="T7"><text:span text:style-name="T1">et</text:span></text:span> <text:span text:style-name="T7">ex</text:span> <text:span text:style-name="T7">fide</text:span> <text:span text:style-name="T7">rogauerunt</text:span> <text:span text:style-name="T7">me</text:span> <text:span text:style-name="T7">ut</text:span> <text:span text:style-name="T7"/><text:span text:style-name="T7">uel</text:span> <text:span text:style-name="T7">modo</text:span> <text:span text:style-name="T7">me</text:span> <text:span text:style-name="T7">post</text:span> <text:span text:style-name="T7">tantas</text:span> <text:span text:style-name="T7">tribula[tas]
                    \tiones/
                </text:span> <text:span text:style-name="T7">quas</text:span><text:span text:style-name="T7"> | </text:span><text:span text:style-name="T7">ego</text:span> <text:span text:style-name="T7">p<text:span text:style-name="T1">er</text:span>tuli</text:span><text:span text:style-name="T7">·</text:span> <text:span text:style-name="T7">numquam</text:span> <text:span text:style-name="T7">ab</text:span> <text:span text:style-name="T7"/><text:span text:style-name="T7">illis</text:span> <text:span text:style-name="T7">discederem</text:span><text:span text:style-name="T7">·</text:span> <text:span text:style-name="T7"/><text:span text:style-name="T7"><text:span text:style-name="T3">E</text:span>t</text:span> <text:span text:style-name="T7">ibi</text:span> <text:span text:style-name="T7">scilic<text:span text:style-name="T1">et</text:span></text:span> <text:span text:style-name="T7">uidi</text:span> <text:span text:style-name="T7">in</text:span> <text:span text:style-name="T7">uisu</text:span> <text:span text:style-name="T7">nocte</text:span> <text:span text:style-name="T7">uiru<text:span text:style-name="T1">m</text:span></text:span><text:span text:style-name="T7"> | </text:span><text:span text:style-name="T7">ueniente<text:span text:style-name="T1">m</text:span></text:span> <text:span text:style-name="T7">quasi</text:span> <text:span text:style-name="T7">de</text:span> <text:span text:style-name="T7"/><text:span text:style-name="T7">hiberione</text:span> <text:span text:style-name="T7">uictorici<text:span text:style-name="T1">us</text:span></text:span> <text:span text:style-name="T7">nom<text:span text:style-name="T1">en</text:span></text:span> <text:span text:style-name="T7">cu<text:span text:style-name="T1">m</text:span></text:span> <text:span text:style-name="T7">epistolis</text:span> <text:span text:style-name="T7">innumerabilib<text:span text:style-name="T1">us</text:span></text:span><text:span text:style-name="T7">;</text:span> <text:span text:style-name="T7"><text:span text:style-name="T1">et</text:span></text:span> <text:span text:style-name="T7"/><text:span text:style-name="T7">de</text:span><text:span text:style-name="T7">|</text:span><text:span text:style-name="T7">dit</text:span> <text:span text:style-name="T7">m<text:span text:style-name="T1">ih</text:span>i</text:span> <text:span text:style-name="T7">unam</text:span> <text:span text:style-name="T7">ex</text:span> <text:span text:style-name="T7">illis</text:span> <text:span text:style-name="T7"><text:span text:style-name="T1">et</text:span></text:span> <text:span text:style-name="T7">legi</text:span><text:span text:style-name="T7">·</text:span> <text:span text:style-name="T7"><text:span text:style-name="T3">P</text:span>rincipium</text:span> <text:span text:style-name="T7">ep<text:span text:style-name="T1">istu</text:span>le</text:span> <text:span text:style-name="T7"/><text:span text:style-name="T7">continente<text:span text:style-name="T1">m</text:span></text:span><text:span text:style-name="T7">·</text:span> <text:span text:style-name="T7">uox</text:span> <text:span text:style-name="T7">hiberio</text:span> <text:span text:style-name="T7"><text:span text:style-name="T1">et</text:span></text:span> <text:span text:style-name="T7">cna</text:span><text:span text:style-name="T7">-</text:span><text:span text:style-name="T7">|</text:span><text:span text:style-name="T7">cu<text:span text:style-name="T1">m</text:span></text:span> <text:span text:style-name="T7"><text:span text:style-name="T1">et</text:span></text:span> <text:span text:style-name="T7">cum</text:span> <text:span text:style-name="T7">recitabam</text:span> <text:span text:style-name="T7">p<text:span text:style-name="T1">i</text:span>c
                    \n/
                cipium</text:span> <text:span text:style-name="T7">ep<text:span text:style-name="T1">istu</text:span>le</text:span><text:span text:style-name="T7">·</text:span> <text:span text:style-name="T7"/><text:span text:style-name="T7">putabam</text:span> <text:span text:style-name="T7">ipso</text:span> <text:span text:style-name="T7">momento</text:span> <text:span text:style-name="T7">audire</text:span> <text:span text:style-name="T7">uoce<text:span text:style-name="T1">m</text:span></text:span><text:span text:style-name="T7"> | </text:span><text:span text:style-name="T7">ipso<text:span text:style-name="T1">rum</text:span></text:span> <text:span text:style-name="T7">quierant</text:span> <text:span text:style-name="T7">iuxta</text:span> <text:span text:style-name="T7"/><text:span text:style-name="T7">silua<text:span text:style-name="T1">m</text:span></text:span> <text:span text:style-name="T7">uirgultiq<text:span text:style-name="T1">ue</text:span></text:span> <text:span text:style-name="T7">que</text:span> <text:span text:style-name="T7"><text:span text:style-name="T1">est</text:span></text:span> <text:span text:style-name="T7">p<text:span text:style-name="T1">ro</text:span>pe</text:span> <text:span text:style-name="T7">mare</text:span> <text:span text:style-name="T7">occidente<text:span text:style-name="T1">m</text:span></text:span><text:span text:style-name="T7">·</text:span> <text:span text:style-name="T7"><text:span text:style-name="T1">et</text:span></text:span> <text:span text:style-name="T7">sic</text:span> <text:span text:style-name="T7">ex</text:span><text:span text:style-name="T7">-</text:span><text:span text:style-name="T7">|</text:span><text:span text:style-name="T7">clamauerunt</text:span> <text:span text:style-name="T7"/><text:span text:style-name="T7">quasi</text:span> <text:span text:style-name="T7">ex</text:span> <text:span text:style-name="T7">uno</text:span> <text:span text:style-name="T7">hore</text:span><text:span text:style-name="T7">;</text:span> <text:span text:style-name="T7"><text:span text:style-name="T3">R</text:span>ogamus</text:span> <text:span text:style-name="T7">te</text:span> <text:span text:style-name="T7">s<text:span text:style-name="T1">a</text:span>c<text:span text:style-name="T1">ru</text:span>m</text:span> <text:span text:style-name="T7">puerum</text:span> <text:span text:style-name="T7">ut</text:span> <text:span text:style-name="T7">uenias</text:span> <text:span text:style-name="T7"><text:span text:style-name="T1">et</text:span></text:span> <text:span text:style-name="T7">adhuc</text:span><text:span text:style-name="T7"> | </text:span><text:span text:style-name="T7"/><text:span text:style-name="T7">ambules</text:span> <text:span text:style-name="T7">int<text:span text:style-name="T1">er</text:span></text:span> <text:span text:style-name="T7">nos</text:span><text:span text:style-name="T7">;</text:span> <text:span text:style-name="T7"/><text:span text:style-name="T7"/><text:span text:style-name="T7"><text:span text:style-name="T1">et</text:span></text:span> <text:span text:style-name="T7">ualde</text:span> <text:span text:style-name="T7">conpunctus</text:span> <text:span text:style-name="T7">sum</text:span> <text:span text:style-name="T7">corde</text:span> <text:span text:style-name="T7"><text:span text:style-name="T1">et</text:span></text:span> <text:span text:style-name="T7">amplius</text:span> <text:span text:style-name="T7">non</text:span> <text:span text:style-name="T7">patui</text:span> <text:span text:style-name="T7">legere</text:span><text:span text:style-name="T7"> | </text:span><text:span text:style-name="T7"><text:span text:style-name="T1">et</text:span></text:span> <text:span text:style-name="T7">sic</text:span> <text:span text:style-name="T7"/><text:span text:style-name="T7">exp<text:span text:style-name="T1">er</text:span>gefactus</text:span> <text:span text:style-name="T7">su<text:span text:style-name="T1">m</text:span></text:span> <text:span text:style-name="T7">d<text:span text:style-name="T1">e</text:span>o</text:span> <text:span text:style-name="T7">gra<text:span text:style-name="T1">tia</text:span>s</text:span><text:span text:style-name="T7">·</text:span> <text:span text:style-name="T7">q<text:span text:style-name="T1">uia</text:span></text:span> <text:span text:style-name="T7">po<text:span text:style-name="T1">st</text:span></text:span> <text:span text:style-name="T7">annos</text:span> <text:span text:style-name="T7">plurimus</text:span> <text:span text:style-name="T7">prestitit</text:span> <text:span text:style-name="T7">illis</text:span> <text:span text:style-name="T7"/><text:span text:style-name="T7">d<text:span text:style-name="T1">omi</text:span>n<text:span text:style-name="T1">u</text:span>s</text:span> <text:span text:style-name="T7">s<text:span text:style-name="T1">e</text:span>c<text:span text:style-name="T1">un</text:span>d<text:span text:style-name="T1">u</text:span>m</text:span> <text:span text:style-name="T7">cla</text:span><text:span text:style-name="T7">-</text:span><text:span text:style-name="T7">|</text:span><text:span text:style-name="T7">more<text:span text:style-name="T1">m</text:span></text:span> <text:span text:style-name="T7">eo<text:span text:style-name="T1">rum</text:span></text:span> <text:span text:style-name="T7"/></text:p>
      <text:p>24. <text:span text:style-name="T7"/><text:span text:style-name="T7"><text:span text:style-name="T1">et</text:span></text:span> <text:span text:style-name="T7">alia</text:span> <text:span text:style-name="T7">nocte</text:span> <text:span text:style-name="T7">nescio</text:span> <text:span text:style-name="T7">de<text:span text:style-name="T1">us</text:span></text:span> <text:span text:style-name="T7">sit</text:span><text:span text:style-name="T7">·</text:span> <text:span text:style-name="T7">utrum</text:span> <text:span text:style-name="T7">in</text:span> <text:span text:style-name="T7">me</text:span> <text:span text:style-name="T7">an</text:span> <text:span text:style-name="T7">iuxta</text:span> <text:span text:style-name="T7">me</text:span> <text:span text:style-name="T7"/><text:span text:style-name="T7">u<text:span text:style-name="T1">er</text:span>bis</text:span> <text:span text:style-name="T7">p<text:span text:style-name="T1">er</text:span>ittissimis</text:span><text:span text:style-name="T7">(9r)</text:span><text:span text:style-name="T7"/><text:span text:style-name="T7"> | </text:span><text:span text:style-name="T7">quos</text:span> <text:span text:style-name="T7">ego</text:span> <text:span text:style-name="T7">audiui</text:span> <text:span text:style-name="T7"><text:span text:style-name="T1">et</text:span></text:span> <text:span text:style-name="T7">non</text:span> <text:span text:style-name="T7">potui</text:span> <text:span text:style-name="T7">intellegere</text:span> <text:span text:style-name="T7">nisi</text:span> <text:span text:style-name="T7"/><text:span text:style-name="T7">ad</text:span> <text:span text:style-name="T7">posttremum</text:span> <text:span text:style-name="T7">orationis</text:span> <text:span text:style-name="T7">sic</text:span> <text:span text:style-name="T7">affat<text:span text:style-name="T1">us</text:span></text:span> <text:span text:style-name="T7"><text:span text:style-name="T1">est</text:span></text:span><text:span text:style-name="T7"> | </text:span><text:span text:style-name="T7">qui</text:span> <text:span text:style-name="T7">p<text:span text:style-name="T1">ro</text:span></text:span> <text:span text:style-name="T7">te</text:span> <text:span text:style-name="T7"/><text:span text:style-name="T7">animam</text:span> <text:span text:style-name="T7">suam</text:span> <text:span text:style-name="T7"><text:span text:style-name="T1">et</text:span></text:span> <text:span text:style-name="T7">sic</text:span> <text:span text:style-name="T7">exp<text:span text:style-name="T1">er</text:span>ge</text:span> <text:span text:style-name="T7">factus</text:span> <text:span text:style-name="T7">sum</text:span> <text:span text:style-name="T7">gaudebundus</text:span> <text:span text:style-name="T7"/></text:p>
      <text:p>25. <text:span text:style-name="T7"/><text:span text:style-name="T7"><text:span text:style-name="T1">et</text:span></text:span> <text:span text:style-name="T7">iterum</text:span> <text:span text:style-name="T7">uidi</text:span><text:span text:style-name="T7"> | </text:span><text:span text:style-name="T7">in</text:span> <text:span text:style-name="T7">me</text:span> <text:span text:style-name="T7">ipsum</text:span> <text:span text:style-name="T7">orante<text:span text:style-name="T1">m</text:span></text:span> <text:span text:style-name="T7"><text:span text:style-name="T1">et</text:span></text:span> <text:span text:style-name="T7">eram</text:span> <text:span text:style-name="T7">quasi</text:span> <text:span text:style-name="T7">intra</text:span> <text:span text:style-name="T7"/><text:span text:style-name="T7">corpus</text:span> <text:span text:style-name="T7">meum</text:span><text:span text:style-name="T7">;</text:span> <text:span text:style-name="T7"><text:span text:style-name="T3">E</text:span>t</text:span> <text:span text:style-name="T7">audiui</text:span> <text:span text:style-name="T7">sup<text:span text:style-name="T1">er</text:span></text:span> <text:span text:style-name="T7">me</text:span> <text:span text:style-name="T7">hoc</text:span> <text:span text:style-name="T7"><text:span text:style-name="T1">est</text:span></text:span><text:span text:style-name="T7"> | </text:span><text:span text:style-name="T7">sup<text:span text:style-name="T1">er</text:span></text:span> <text:span text:style-name="T7">interriore<text:span text:style-name="T1">m</text:span></text:span> <text:span text:style-name="T7">hominem</text:span> <text:span text:style-name="T7"/><text:span text:style-name="T7"><text:span text:style-name="T1">et</text:span></text:span> <text:span text:style-name="T7">ibi</text:span> <text:span text:style-name="T7">fortiter</text:span> <text:span text:style-name="T7">orabat</text:span> <text:span text:style-name="T7">gemitib<text:span text:style-name="T1">us</text:span></text:span> <text:span text:style-name="T7"><text:span text:style-name="T1">et</text:span></text:span> <text:span text:style-name="T7">int<text:span text:style-name="T1">er</text:span></text:span> <text:span text:style-name="T7">hec</text:span> <text:span text:style-name="T7">stupebam</text:span><text:span text:style-name="T7"> | </text:span><text:span text:style-name="T7"><text:span text:style-name="T1">et</text:span></text:span> <text:span text:style-name="T7">admirabar</text:span> <text:span text:style-name="T7"/><text:span text:style-name="T7"><text:span text:style-name="T1">et</text:span></text:span> <text:span text:style-name="T7">cogitabam</text:span> <text:span text:style-name="T7">quis</text:span> <text:span text:style-name="T7">ess<text:span text:style-name="T1">et</text:span></text:span> <text:span text:style-name="T7">in</text:span> <text:span text:style-name="T7">me</text:span><text:span text:style-name="T7">;</text:span> <text:span text:style-name="T7"><text:span text:style-name="T3">S</text:span><text:span text:style-name="T1">ed</text:span></text:span> <text:span text:style-name="T7">ad</text:span> <text:span text:style-name="T7">posttremu<text:span text:style-name="T1">m</text:span></text:span> <text:span text:style-name="T7"/><text:span text:style-name="T7">orationis</text:span><text:span text:style-name="T7"> | </text:span><text:span text:style-name="T7">sic</text:span> <text:span text:style-name="T7">effactus</text:span> <text:span text:style-name="T7"><text:span text:style-name="T1">est</text:span></text:span> <text:span text:style-name="T7">ut</text:span> <text:span text:style-name="T7">sit</text:span> <text:span text:style-name="T7">ep<text:span text:style-name="T1">iscopu</text:span>s</text:span> <text:span text:style-name="T7"><text:span text:style-name="T1">et</text:span></text:span> <text:span text:style-name="T7">sic</text:span> <text:span text:style-name="T7">exp<text:span text:style-name="T1">er</text:span>tus</text:span> <text:span text:style-name="T7">sum</text:span> <text:span text:style-name="T7"><text:span text:style-name="T1">et</text:span></text:span> <text:span text:style-name="T7"/><text:span text:style-name="T7">recordatus</text:span> <text:span text:style-name="T7">sum</text:span> <text:span text:style-name="T7">ap<text:span text:style-name="T1">osto</text:span>lo</text:span> <text:span text:style-name="T7">dicente</text:span><text:span text:style-name="T7">·</text:span> <text:span text:style-name="T7">sp<text:span text:style-name="T1">iritu</text:span>s</text:span> <text:span text:style-name="T7">ad</text:span><text:span text:style-name="T7">|</text:span><text:span text:style-name="T7">iuuat</text:span> <text:span text:style-name="T7">infirmitate<text:span text:style-name="T1">m</text:span></text:span> <text:span text:style-name="T7">n<text:span text:style-name="T1">ost</text:span>re<text:span text:style-name="T1">m</text:span></text:span> <text:span text:style-name="T7">orationis</text:span><text:span text:style-name="T7">;</text:span> <text:span text:style-name="T7"/><text:span text:style-name="T7"><text:span text:style-name="T3">N</text:span>um</text:span> <text:span text:style-name="T7">quid</text:span> <text:span text:style-name="T7">orem<text:span text:style-name="T1">us</text:span></text:span> <text:span text:style-name="T7">sicut</text:span> <text:span text:style-name="T7">oport<text:span text:style-name="T1">et</text:span></text:span> <text:span text:style-name="T7">nescimus</text:span><text:span text:style-name="T7"> | </text:span><text:span text:style-name="T7">s<text:span text:style-name="T1">ed</text:span></text:span> <text:span text:style-name="T7">ipse</text:span> <text:span text:style-name="T7">sp<text:span text:style-name="T1">iritu</text:span>s</text:span> <text:span text:style-name="T7"/><text:span text:style-name="T7">postulat</text:span> <text:span text:style-name="T7">pro</text:span> <text:span text:style-name="T7">nobis</text:span> <text:span text:style-name="T7">gemitib<text:span text:style-name="T1">us</text:span></text:span> <text:span text:style-name="T7">inenarrabilib<text:span text:style-name="T1">us</text:span></text:span> <text:span text:style-name="T7">que</text:span> <text:span text:style-name="T7">uerbis</text:span> <text:span text:style-name="T7">exp<text:span text:style-name="T1">ri</text:span>mi</text:span> <text:span text:style-name="T7">non</text:span><text:span text:style-name="T7">-</text:span><text:span text:style-name="T7"> | </text:span><text:span text:style-name="T7"/><text:span text:style-name="T7">potest</text:span> <text:span text:style-name="T7"><text:span text:style-name="T1">et</text:span></text:span> <text:span text:style-name="T7">iterum</text:span><text:span text:style-name="T7">;</text:span> <text:span text:style-name="T7"><text:span text:style-name="T3">D</text:span><text:span text:style-name="T1">omi</text:span>n<text:span text:style-name="T1">u</text:span>s</text:span> <text:span text:style-name="T7">aduocatus</text:span> <text:span text:style-name="T7"><text:span text:style-name="T1">est</text:span></text:span> <text:span text:style-name="T7">n<text:span text:style-name="T1">oste</text:span>r</text:span> <text:span text:style-name="T7">postulat</text:span> <text:span text:style-name="T7">pro</text:span> <text:span text:style-name="T7">nob<text:span text:style-name="T1">is</text:span></text:span><text:span text:style-name="T7">;</text:span> <text:span text:style-name="T7"/></text:p>
      <text:p>26. <text:span text:style-name="T7"/><text:span text:style-name="T7"><text:span text:style-name="T3">E</text:span>t</text:span> <text:span text:style-name="T7">quando</text:span> <text:span text:style-name="T7">tem</text:span><text:span text:style-name="T7">-</text:span><text:span text:style-name="T7">|</text:span><text:span text:style-name="T7">tatus</text:span> <text:span text:style-name="T7">sum</text:span> <text:span text:style-name="T7">ab</text:span> <text:span text:style-name="T7">aliquantis</text:span> <text:span text:style-name="T7">seniorib<text:span text:style-name="T1">us</text:span></text:span> <text:span text:style-name="T7">meis</text:span> <text:span text:style-name="T7">qui</text:span> <text:span text:style-name="T7"/><text:span text:style-name="T7">uenerunt</text:span> <text:span text:style-name="T7"><text:span text:style-name="T1">et</text:span></text:span> <text:span text:style-name="T7">peccata</text:span> <text:span text:style-name="T7">mea</text:span> <text:span text:style-name="T7">contra</text:span><text:span text:style-name="T7"> | </text:span><text:span text:style-name="T7">laboriosum</text:span> <text:span text:style-name="T7">episcopatum</text:span> <text:span text:style-name="T7">meum</text:span> <text:span text:style-name="T7"/><text:span text:style-name="T7">utiq<text:span text:style-name="T1">ue</text:span></text:span> <text:span text:style-name="T7">in</text:span> <text:span text:style-name="T7">illo</text:span> <text:span text:style-name="T7">die</text:span> <text:span text:style-name="T7">fortiter</text:span> <text:span text:style-name="T7">inpulsus</text:span> <text:span text:style-name="T7">sum</text:span><text:span text:style-name="T7"> | </text:span><text:span text:style-name="T7">ut</text:span> <text:span text:style-name="T7">cadere<text:span text:style-name="T1">m</text:span></text:span> <text:span text:style-name="T7">hic</text:span> <text:span text:style-name="T7"><text:span text:style-name="T1">et</text:span></text:span> <text:span text:style-name="T7">in</text:span> <text:span text:style-name="T7">et<text:span text:style-name="T1">er</text:span>num</text:span><text:span text:style-name="T7">;</text:span> <text:span text:style-name="T7"/><text:span text:style-name="T7">s<text:span text:style-name="T1">ed</text:span></text:span> <text:span text:style-name="T7">d<text:span text:style-name="T1">omi</text:span>n<text:span text:style-name="T1">u</text:span>s</text:span> <text:span text:style-name="T7">pepercit</text:span> <text:span text:style-name="T7">p<text:span text:style-name="T1">ro</text:span>selito</text:span> <text:span text:style-name="T7"><text:span text:style-name="T1">et</text:span></text:span> <text:span text:style-name="T7">p<text:span text:style-name="T1">er</text:span>egrino</text:span> <text:span text:style-name="T7">p<text:span text:style-name="T1">ro</text:span>pter</text:span> <text:span text:style-name="T7">nom<text:span text:style-name="T1">en</text:span></text:span><text:span text:style-name="T7"> | </text:span><text:span text:style-name="T7">suum</text:span> <text:span text:style-name="T7">benigne</text:span><text:span text:style-name="T7">;</text:span> <text:span text:style-name="T7"/><text:span text:style-name="T7"><text:span text:style-name="T1">et</text:span></text:span> <text:span text:style-name="T7">ualde</text:span> <text:span text:style-name="T7">m<text:span text:style-name="T1">ih</text:span>i</text:span> <text:span text:style-name="T7">subuenit</text:span> <text:span text:style-name="T7">in</text:span> <text:span text:style-name="T7">hac</text:span> <text:span text:style-name="T7">conculcatione</text:span><text:span text:style-name="T7">·</text:span> <text:span text:style-name="T7">quod</text:span> <text:span text:style-name="T7">in</text:span> <text:span text:style-name="T7">labe</text:span><text:span text:style-name="T7"> | </text:span><text:span text:style-name="T7"><text:span text:style-name="T1">et</text:span></text:span> <text:span text:style-name="T7">in</text:span> <text:span text:style-name="T7">obp<text:span text:style-name="T1">ro</text:span>brium</text:span> <text:span text:style-name="T7"/><text:span text:style-name="T7">non</text:span> <text:span text:style-name="T7">male</text:span> <text:span text:style-name="T7">deueni</text:span> <text:span text:style-name="T7">d<text:span text:style-name="T1">eu</text:span>m</text:span> <text:span text:style-name="T7">oro</text:span><text:span text:style-name="T7">;</text:span> <text:span text:style-name="T7">ut</text:span> <text:span text:style-name="T7">non</text:span> <text:span text:style-name="T7">illis</text:span> <text:span text:style-name="T7">in</text:span> <text:span text:style-name="T7">peccatum</text:span> <text:span text:style-name="T7">repu</text:span><text:span text:style-name="T7">-</text:span><text:span text:style-name="T7">|</text:span><text:span text:style-name="T7">tetur</text:span> <text:span text:style-name="T7"/></text:p>
      <text:p>27. <text:span text:style-name="T7"/><text:span text:style-name="T7">occasionum</text:span><text:span text:style-name="T7">;</text:span> <text:span text:style-name="T7"><text:span text:style-name="T3">P</text:span>ost</text:span> <text:span text:style-name="T7">annos</text:span> <text:span text:style-name="T7">triginta</text:span> <text:span text:style-name="T7">inuener<text:span text:style-name="T1">unt</text:span></text:span> <text:span text:style-name="T7">me</text:span> <text:span text:style-name="T7"><text:span text:style-name="T1">et</text:span></text:span> <text:span text:style-name="T7">aduersus</text:span> <text:span text:style-name="T7"/><text:span text:style-name="T7">uerbum</text:span><text:span text:style-name="T7"> | </text:span><text:span text:style-name="T7">quod</text:span> <text:span text:style-name="T7">confessus</text:span> <text:span text:style-name="T7">fueram</text:span> <text:span text:style-name="T7">antequam</text:span> <text:span text:style-name="T7">essem</text:span> <text:span text:style-name="T7">diaconus</text:span><text:span text:style-name="T7">·</text:span> <text:span text:style-name="T7">propter</text:span> <text:span text:style-name="T7"/><text:span text:style-name="T7"/><text:span text:style-name="T7">anxietatem</text:span><text:span text:style-name="T7"> | </text:span><text:span text:style-name="T7">mesto</text:span> <text:span text:style-name="T7">animo</text:span> <text:span text:style-name="T7">insinuaui</text:span> <text:span text:style-name="T7">amicissimo</text:span> <text:span text:style-name="T7">meo</text:span> <text:span text:style-name="T7">que</text:span> <text:span text:style-name="T7">in</text:span> <text:span text:style-name="T7">pueritia</text:span> <text:span text:style-name="T7"/><text:span text:style-name="T7">mea</text:span> <text:span text:style-name="T7">una</text:span> <text:span text:style-name="T7">die</text:span> <text:span text:style-name="T7">gesseram</text:span><text:span text:style-name="T7"> | </text:span><text:span text:style-name="T7">immo</text:span> <text:span text:style-name="T7">in</text:span> <text:span text:style-name="T7">una</text:span> <text:span text:style-name="T7">hora</text:span> <text:span text:style-name="T7">quia</text:span> <text:span text:style-name="T7">necdum</text:span> <text:span text:style-name="T7">preualebam</text:span> <text:span text:style-name="T7"/><text:span text:style-name="T7">nescio</text:span> <text:span text:style-name="T7">d<text:span text:style-name="T1">eu</text:span>s</text:span> <text:span text:style-name="T7">scit</text:span><text:span text:style-name="T7">·</text:span> <text:span text:style-name="T7">si</text:span> <text:span text:style-name="T7">habebam</text:span> <text:span text:style-name="T7">tunc</text:span><text:span text:style-name="T7"> | </text:span><text:span text:style-name="T7">annis</text:span> <text:span text:style-name="T7">quindecim</text:span> <text:span text:style-name="T7"><text:span text:style-name="T1">et</text:span></text:span> <text:span text:style-name="T7">d<text:span text:style-name="T1">eu</text:span>m</text:span> <text:span text:style-name="T7">uiuum</text:span> <text:span text:style-name="T7"/><text:span text:style-name="T7">non</text:span> <text:span text:style-name="T7">credebam</text:span> <text:span text:style-name="T7">neq<text:span text:style-name="T1">ue</text:span></text:span> <text:span text:style-name="T7">ex</text:span> <text:span text:style-name="T7">infantia</text:span> <text:span text:style-name="T7">mea</text:span> <text:span text:style-name="T7">s<text:span text:style-name="T1">ed</text:span></text:span> <text:span text:style-name="T7">in</text:span> <text:span text:style-name="T7">morte</text:span><text:span text:style-name="T7"> | </text:span><text:span text:style-name="T7"><text:span text:style-name="T1">et</text:span></text:span> <text:span text:style-name="T7">in</text:span> <text:span text:style-name="T7">crudelitate</text:span> <text:span text:style-name="T7">mansi</text:span> <text:span text:style-name="T7">donec</text:span> <text:span text:style-name="T7">ualde</text:span> <text:span text:style-name="T7">castigatus</text:span> <text:span text:style-name="T7">sum</text:span><text:span text:style-name="T7">·</text:span> <text:span text:style-name="T7"><text:span text:style-name="T1">et</text:span></text:span> <text:span text:style-name="T7">in</text:span> <text:span text:style-name="T7">ueritate</text:span> <text:span text:style-name="T7">humiliatus</text:span><text:span text:style-name="T7">-</text:span><text:span text:style-name="T7"> | </text:span><text:span text:style-name="T7">sum</text:span> <text:span text:style-name="T7"/><text:span text:style-name="T7">a</text:span> <text:span text:style-name="T7">fame</text:span> <text:span text:style-name="T7"><text:span text:style-name="T1">et</text:span></text:span> <text:span text:style-name="T7">nuditate</text:span> <text:span text:style-name="T7"><text:span text:style-name="T1">et</text:span></text:span> <text:span text:style-name="T7">cotidie</text:span> <text:span text:style-name="T7"/></text:p>
      <text:p>28. <text:span text:style-name="T7"/><text:span text:style-name="T7">contra</text:span> <text:span text:style-name="T7">hib<text:span text:style-name="T1">er</text:span>ione</text:span> <text:span text:style-name="T7">n<text:span text:style-name="T1">on</text:span></text:span> <text:span text:style-name="T7">sponte</text:span> <text:span text:style-name="T7">p<text:span text:style-name="T1">er</text:span>gebam</text:span><text:span text:style-name="T7">;</text:span> <text:span text:style-name="T7"/><text:span text:style-name="T7">donec</text:span><text:span text:style-name="T7"> | </text:span><text:span text:style-name="T7">prope</text:span> <text:span text:style-name="T7">deficiebam</text:span> <text:span text:style-name="T7">s<text:span text:style-name="T1">ed</text:span></text:span> <text:span text:style-name="T7">hec</text:span> <text:span text:style-name="T7">potius</text:span> <text:span text:style-name="T7">bene</text:span> <text:span text:style-name="T7">m<text:span text:style-name="T1">ih</text:span>i</text:span> <text:span text:style-name="T7">fuit</text:span><text:span text:style-name="T7">;</text:span> <text:span text:style-name="T7">quia</text:span> <text:span text:style-name="T7">ex</text:span> <text:span text:style-name="T7">hoc</text:span> <text:span text:style-name="T7">emendatus</text:span> <text:span text:style-name="T7">sum</text:span><text:span text:style-name="T7">a</text:span> <text:span text:style-name="T7"/><text:span text:style-name="T7">d<text:span text:style-name="T1">omi</text:span>no</text:span><text:span text:style-name="T7"> | </text:span><text:span text:style-name="T7"><text:span text:style-name="T1">et</text:span></text:span> <text:span text:style-name="T7">aptauit</text:span> <text:span text:style-name="T7">me</text:span> <text:span text:style-name="T7">ut</text:span> <text:span text:style-name="T7">hodie</text:span> <text:span text:style-name="T7">e<text:span text:style-name="T1">ss</text:span>em</text:span> <text:span text:style-name="T7">quod</text:span> <text:span text:style-name="T7">aliquando</text:span> <text:span text:style-name="T7">longe</text:span> <text:span text:style-name="T7">a</text:span> <text:span text:style-name="T7">me</text:span> <text:span text:style-name="T7"/><text:span text:style-name="T7">erat</text:span><text:span text:style-name="T7">;</text:span> <text:span text:style-name="T7">ut</text:span> <text:span text:style-name="T7">ego</text:span> <text:span text:style-name="T7">curas</text:span><text:span text:style-name="T7"> | </text:span><text:span text:style-name="T7">haberem</text:span><text:span text:style-name="T7">·</text:span> <text:span text:style-name="T7">aut</text:span> <text:span text:style-name="T7">satagere<text:span text:style-name="T1">m</text:span></text:span> <text:span text:style-name="T7">p<text:span text:style-name="T1">ro</text:span></text:span> <text:span text:style-name="T7">salute</text:span> <text:span text:style-name="T7">alio<text:span text:style-name="T1">rum</text:span></text:span> <text:span text:style-name="T7">quando</text:span> <text:span text:style-name="T7"/><text:span text:style-name="T7">aute<text:span text:style-name="T1">m</text:span></text:span> <text:span text:style-name="T7">t<text:span text:style-name="T1">un</text:span>c</text:span> <text:span text:style-name="T7">etia<text:span text:style-name="T1">m</text:span></text:span> <text:span text:style-name="T7">de</text:span> <text:span text:style-name="T7">me</text:span> <text:span text:style-name="T7">ipso</text:span> <text:span text:style-name="T7">non</text:span><text:span text:style-name="T7">-</text:span><text:span text:style-name="T7"> | </text:span><text:span text:style-name="T7">cogitabam</text:span><text:span text:style-name="T7">;</text:span> <text:span text:style-name="T7"/></text:p>
      <text:p>29. <text:span text:style-name="T7"/><text:span text:style-name="T7"><text:span text:style-name="T3">I</text:span>gitur</text:span> <text:span text:style-name="T7">in</text:span> <text:span text:style-name="T7">illo</text:span> <text:span text:style-name="T7">die</text:span> <text:span text:style-name="T7">quo</text:span> <text:span text:style-name="T7">reprobatus</text:span> <text:span text:style-name="T7">sum</text:span><text:span text:style-name="T7">·</text:span> <text:span text:style-name="T7"><text:span text:style-name="T3">A</text:span></text:span> <text:span text:style-name="T7">memoratis</text:span> <text:span text:style-name="T7">supradictis</text:span><text:span text:style-name="T7"> | </text:span><text:span text:style-name="T7"/><text:span text:style-name="T7">ad</text:span> <text:span text:style-name="T7">nocte<text:span text:style-name="T1">m</text:span></text:span> <text:span text:style-name="T7">illam</text:span> <text:span text:style-name="T7">uidi</text:span> <text:span text:style-name="T7">in</text:span> <text:span text:style-name="T7">uisu</text:span> <text:span text:style-name="T7">noctis</text:span> <text:span text:style-name="T7">scriptum</text:span> <text:span text:style-name="T7">erat</text:span> <text:span text:style-name="T7">contra</text:span> <text:span text:style-name="T7">faciem</text:span> <text:span text:style-name="T7"/><text:span text:style-name="T7">mea<text:span text:style-name="T1">m</text:span></text:span> <text:span text:style-name="T7">sine</text:span> <text:span text:style-name="T7">hono</text:span><text:span text:style-name="T7">-</text:span><text:span text:style-name="T7">|</text:span><text:span text:style-name="T7">re</text:span><text:span text:style-name="T7">;</text:span> <text:span text:style-name="T7"><text:span text:style-name="T3">E</text:span>t</text:span> <text:span text:style-name="T7">int<text:span text:style-name="T1">er</text:span></text:span> <text:span text:style-name="T7">hec</text:span> <text:span text:style-name="T7">audiui</text:span> <text:span text:style-name="T7">responsum</text:span> <text:span text:style-name="T7">diuinum</text:span> <text:span text:style-name="T7">dicentem</text:span> <text:span text:style-name="T7"/><text:span text:style-name="T7">m<text:span text:style-name="T1">ih</text:span>i</text:span><text:span text:style-name="T7">;</text:span> <text:span text:style-name="T7"><text:span text:style-name="T3">M</text:span>ale</text:span> <text:span text:style-name="T7">uidimus</text:span> <text:span text:style-name="T7">faciem</text:span><text:span text:style-name="T7"> | </text:span><text:span text:style-name="T7">dei</text:span> <text:span text:style-name="T7">signati</text:span> <text:span text:style-name="T7">nudato</text:span> <text:span text:style-name="T7">nomine</text:span> <text:span text:style-name="T7">nec</text:span> <text:span text:style-name="T7"/><text:span text:style-name="T7">sic</text:span> <text:span text:style-name="T7">p<text:span text:style-name="T1">rae</text:span>dix<text:span text:style-name="T1">it</text:span></text:span> <text:span text:style-name="T7">male</text:span> <text:span text:style-name="T7">uidisti</text:span><text:span text:style-name="T7">;</text:span> <text:span text:style-name="T7">s<text:span text:style-name="T1">ed</text:span></text:span> <text:span text:style-name="T7">male</text:span> <text:span text:style-name="T7">uidimus</text:span> <text:span text:style-name="T7">quasi</text:span><text:span text:style-name="T7"> | </text:span><text:span text:style-name="T7">ibi</text:span> <text:span text:style-name="T7">se</text:span> <text:span text:style-name="T7">iunxit</text:span> <text:span text:style-name="T7"/><text:span text:style-name="T7">sicut</text:span> <text:span text:style-name="T7">dix<text:span text:style-name="T1">it</text:span></text:span><text:span text:style-name="T7">·</text:span> <text:span text:style-name="T7">qui</text:span> <text:span text:style-name="T7">uos</text:span> <text:span text:style-name="T7">tangit</text:span><text:span text:style-name="T7">;</text:span> <text:span text:style-name="T7"><text:span text:style-name="T3">Q</text:span>uasi</text:span> <text:span text:style-name="T7">tangit</text:span> <text:span text:style-name="T7">pupillam</text:span> <text:span text:style-name="T7">oculi</text:span> <text:span text:style-name="T7">mei</text:span><text:span text:style-name="T7">;</text:span><text:span text:style-name="T7"> | </text:span><text:span text:style-name="T7"/></text:p>
      <text:p>30. <text:span text:style-name="T7"/><text:span text:style-name="T7"><text:span text:style-name="T3">I</text:span>dcirco</text:span> <text:span text:style-name="T7">gra<text:span text:style-name="T1">tia</text:span>s</text:span> <text:span text:style-name="T7">ago</text:span> <text:span text:style-name="T7">ei</text:span> <text:span text:style-name="T7">qui</text:span> <text:span text:style-name="T7">me</text:span> <text:span text:style-name="T7">in</text:span> <text:span text:style-name="T7">om<text:span text:style-name="T1">n</text:span>ib<text:span text:style-name="T1">us</text:span></text:span> <text:span text:style-name="T7">confortauit</text:span><text:span text:style-name="T7">.</text:span><text:span text:style-name="T7">;</text:span> <text:span text:style-name="T7">ut</text:span> <text:span text:style-name="T7">none</text:span> <text:span text:style-name="T7">me</text:span> <text:span text:style-name="T7"/><text:span text:style-name="T7">inpender<text:span text:style-name="T1">et</text:span></text:span> <text:span text:style-name="T7">a</text:span> <text:span text:style-name="T7">pro</text:span><text:span text:style-name="T7">-</text:span><text:span text:style-name="T7">|</text:span><text:span text:style-name="T7">fectione</text:span> <text:span text:style-name="T7">quam</text:span> <text:span text:style-name="T7">statueram</text:span><text:span text:style-name="T7">;</text:span> <text:span text:style-name="T7"><text:span text:style-name="T3">E</text:span>t</text:span> <text:span text:style-name="T7">de</text:span> <text:span text:style-name="T7">mea</text:span> <text:span text:style-name="T7">quoq<text:span text:style-name="T1">ue</text:span></text:span> <text:span text:style-name="T7">op<text:span text:style-name="T1">er</text:span>a</text:span> <text:span text:style-name="T7"/><text:span text:style-name="T7">quod</text:span> <text:span text:style-name="T7">a</text:span> <text:span text:style-name="T7">chr<text:span text:style-name="T1">ist</text:span>o</text:span> <text:span text:style-name="T7">meo</text:span> <text:span text:style-name="T7">didice</text:span><text:span text:style-name="T7">-</text:span><text:span text:style-name="T7">|</text:span><text:span text:style-name="T7">ram</text:span><text:span text:style-name="T7">;</text:span> <text:span text:style-name="T7">s<text:span text:style-name="T1">ed</text:span></text:span> <text:span text:style-name="T7">magis</text:span> <text:span text:style-name="T7"><text:span text:style-name="T1">et</text:span><text:note text:id="ftn1" text:note-class="footnote"><text:note-citation>0</text:note-citation><text:note-body><text:p text:style-name="Footnote">Not
                                recorded by Bieler.</text:p></text:note-body></text:note></text:span> <text:span text:style-name="T7">ex</text:span> <text:span text:style-name="T7">eo</text:span> <text:span text:style-name="T7">sensi</text:span> <text:span text:style-name="T7">in</text:span> <text:span text:style-name="T7"/><text:span text:style-name="T7">me</text:span> <text:span text:style-name="T7">uirtute<text:span text:style-name="T1">m</text:span></text:span> <text:span text:style-name="T7">non</text:span> <text:span text:style-name="T7">paruam</text:span><text:span text:style-name="T7">;</text:span> <text:span text:style-name="T7"><text:span text:style-name="T1">et</text:span></text:span> <text:span text:style-name="T7">fides</text:span> <text:span text:style-name="T7">mea</text:span> <text:span text:style-name="T7">probata</text:span> <text:span text:style-name="T7"><text:span text:style-name="T1">est</text:span></text:span><text:span text:style-name="T7"> | </text:span><text:span text:style-name="T7">coram</text:span> <text:span text:style-name="T7">deo</text:span> <text:span text:style-name="T7"><text:span text:style-name="T1">et</text:span></text:span> <text:span text:style-name="T7"/><text:span text:style-name="T7">
                    \h/
                om<text:span text:style-name="T1">n</text:span>ib<text:span text:style-name="T1">us</text:span></text:span> <text:span text:style-name="T7"/></text:p>
      <text:p>31. <text:span text:style-name="T7"/><text:span text:style-name="T7">unde</text:span> <text:span text:style-name="T7">aute<text:span text:style-name="T1">m</text:span></text:span> <text:span text:style-name="T7">audent<text:span text:style-name="T1">er</text:span></text:span> <text:span text:style-name="T7">dico</text:span> <text:span text:style-name="T7">non</text:span> <text:span text:style-name="T7">me</text:span> <text:span text:style-name="T7">reprehe
                    /n\
                dit</text:span> <text:span text:style-name="T7">conscientia</text:span><text:span text:style-name="T7"> | </text:span><text:span text:style-name="T7">mea</text:span> <text:span text:style-name="T7"/><text:span text:style-name="T7">hic</text:span> <text:span text:style-name="T7"><text:span text:style-name="T1">et</text:span></text:span> <text:span text:style-name="T7">in</text:span> <text:span text:style-name="T7">futuru<text:span text:style-name="T1">m</text:span></text:span><text:span text:style-name="T7">·</text:span> <text:span text:style-name="T7"><text:span text:style-name="T3">T</text:span>estem</text:span> <text:span text:style-name="T7">deum</text:span> <text:span text:style-name="T7">habeo</text:span> <text:span text:style-name="T7">quia</text:span> <text:span text:style-name="T7">non</text:span> <text:span text:style-name="T7">sum</text:span> <text:span text:style-name="T7">mentitus</text:span> <text:span text:style-name="T7"/><text:span text:style-name="T7">in</text:span> <text:span text:style-name="T7">sermo</text:span><text:span text:style-name="T7">-</text:span><text:span text:style-name="T7">|</text:span><text:span text:style-name="T7">nib<text:span text:style-name="T1">us</text:span></text:span> <text:span text:style-name="T7">quos</text:span> <text:span text:style-name="T7">ego</text:span> <text:span text:style-name="T7">retuli</text:span><text:span text:style-name="T7">·</text:span> <text:span text:style-name="T7"/></text:p>
      <text:p>32. <text:span text:style-name="T7"/><text:span text:style-name="T7">s<text:span text:style-name="T1">ed</text:span></text:span><text:span text:style-name="T7">magis</text:span> <text:span text:style-name="T7">deleo</text:span> <text:span text:style-name="T7">p<text:span text:style-name="T1">ro</text:span></text:span> <text:span text:style-name="T7">amicissimo</text:span> <text:span text:style-name="T7">meo</text:span> <text:span text:style-name="T7">cur</text:span> <text:span text:style-name="T7">hoc</text:span> <text:span text:style-name="T7">meruimus</text:span><text:span text:style-name="T7"> | </text:span><text:span text:style-name="T7">audire</text:span> <text:span text:style-name="T7"/><text:span text:style-name="T7">tale</text:span> <text:span text:style-name="T7">responsum</text:span><text:span text:style-name="T7">;</text:span> <text:span text:style-name="T7"><text:span text:style-name="T3">C</text:span>ui</text:span> <text:span text:style-name="T7">ego</text:span> <text:span text:style-name="T7">credidi</text:span> <text:span text:style-name="T7">etiam</text:span> <text:span text:style-name="T7">anima<text:span text:style-name="T1">m</text:span></text:span> <text:span text:style-name="T7"><text:span text:style-name="T1">et</text:span></text:span> <text:span text:style-name="T7">comp<text:span text:style-name="T1">er</text:span>i</text:span> <text:span text:style-name="T7">ab</text:span> <text:span text:style-name="T7"/><text:span text:style-name="T7">aliquantis</text:span><text:span text:style-name="T7"> | </text:span><text:span text:style-name="T7">fratrib<text:span text:style-name="T1">us</text:span></text:span> <text:span text:style-name="T7">ante</text:span> <text:span text:style-name="T7">defensione<text:span text:style-name="T1">m</text:span></text:span> <text:span text:style-name="T7">illam</text:span> <text:span text:style-name="T7">quod</text:span> <text:span text:style-name="T7">ego</text:span> <text:span text:style-name="T7">non</text:span> <text:span text:style-name="T7">interfui</text:span> <text:span text:style-name="T7"/><text:span text:style-name="T7"/><text:span text:style-name="T7">nec</text:span> <text:span text:style-name="T7">in</text:span> <text:span text:style-name="T7">brittanniis</text:span> <text:span text:style-name="T7">era<text:span text:style-name="T1">m</text:span></text:span><text:span text:style-name="T7"> | </text:span><text:span text:style-name="T7">nec</text:span> <text:span text:style-name="T7">a</text:span> <text:span text:style-name="T7">me</text:span> <text:span text:style-name="T7">orietur</text:span> <text:span text:style-name="T7">ut</text:span> <text:span text:style-name="T7"><text:span text:style-name="T1">et</text:span></text:span> <text:span text:style-name="T7">ille</text:span> <text:span text:style-name="T7">in</text:span> <text:span text:style-name="T7">mea</text:span> <text:span text:style-name="T7">absentia</text:span> <text:span text:style-name="T7"/><text:span text:style-name="T7">pro</text:span> <text:span text:style-name="T7">me</text:span> <text:span text:style-name="T7">pulsar<text:span text:style-name="T1">et</text:span></text:span> <text:span text:style-name="T7">etiam</text:span> <text:span text:style-name="T7">michi</text:span><text:span text:style-name="T7">;</text:span><text:span text:style-name="T7"> | </text:span><text:span text:style-name="T7"><text:span text:style-name="T3">I</text:span>pse</text:span> <text:span text:style-name="T7">ore</text:span> <text:span text:style-name="T7">suo</text:span> <text:span text:style-name="T7">dixerat</text:span> <text:span text:style-name="T7">ecce</text:span> <text:span text:style-name="T7">datus</text:span> <text:span text:style-name="T7">es</text:span> <text:span text:style-name="T7"/><text:span text:style-name="T7">tu</text:span> <text:span text:style-name="T7">ad</text:span> <text:span text:style-name="T7">gradum</text:span> <text:span text:style-name="T7">episcopatus</text:span> <text:span text:style-name="T7">quod</text:span> <text:span text:style-name="T7">n<text:span text:style-name="T1">on</text:span></text:span> <text:span text:style-name="T7">eram</text:span><text:span text:style-name="T7"> | </text:span><text:span text:style-name="T7">dignus</text:span><text:span text:style-name="T7">;</text:span> <text:span text:style-name="T7">s<text:span text:style-name="T1">ed</text:span></text:span> <text:span text:style-name="T7">unde</text:span> <text:span text:style-name="T7">uenit</text:span> <text:span text:style-name="T7"/><text:span text:style-name="T7">illi</text:span> <text:span text:style-name="T7">postmodum</text:span> <text:span text:style-name="T7">ut</text:span> <text:span text:style-name="T7">coram</text:span> <text:span text:style-name="T7">cunctis</text:span> <text:span text:style-name="T7">bonis</text:span> <text:span text:style-name="T7"><text:span text:style-name="T1">et</text:span></text:span> <text:span text:style-name="T7">malis</text:span> <text:span text:style-name="T7"><text:span text:style-name="T1">et</text:span></text:span> <text:span text:style-name="T7">me</text:span><text:span text:style-name="T7">(9v)</text:span><text:span text:style-name="T7"/><text:span text:style-name="T7"> | </text:span><text:span text:style-name="T7">publice</text:span> <text:span text:style-name="T7">dehonestar<text:span text:style-name="T1">et</text:span></text:span><text:span text:style-name="T7">·</text:span> <text:span text:style-name="T7"/><text:span text:style-name="T7">quod</text:span> <text:span text:style-name="T7">ante</text:span> <text:span text:style-name="T7">sponte</text:span> <text:span text:style-name="T7"><text:span text:style-name="T1">et</text:span></text:span> <text:span text:style-name="T7">letus</text:span> <text:span text:style-name="T7">indulserat</text:span><text:span text:style-name="T7">;</text:span> <text:span text:style-name="T7"><text:span text:style-name="T3">E</text:span>t</text:span> <text:span text:style-name="T7">d<text:span text:style-name="T1">omi</text:span>n<text:span text:style-name="T1">u</text:span>s</text:span> <text:span text:style-name="T7">qui</text:span> <text:span text:style-name="T7"/><text:span text:style-name="T7">maior</text:span><text:span text:style-name="T7"> | </text:span><text:span text:style-name="T7">om<text:span text:style-name="T1">n</text:span>ib<text:span text:style-name="T1">us</text:span></text:span> <text:span text:style-name="T7">est</text:span> <text:span text:style-name="T7"/></text:p>
      <text:p>33. <text:span text:style-name="T7"/><text:span text:style-name="T7">satis</text:span> <text:span text:style-name="T7">dico</text:span><text:span text:style-name="T7">·</text:span> <text:span text:style-name="T7">s<text:span text:style-name="T1">ed</text:span></text:span> <text:span text:style-name="T7">tamen</text:span> <text:span text:style-name="T7">debeo</text:span> <text:span text:style-name="T7">abscondere</text:span> <text:span text:style-name="T7">donum</text:span> <text:span text:style-name="T7">dei</text:span> <text:span text:style-name="T7">quod</text:span> <text:span text:style-name="T7"/><text:span text:style-name="T7">largitus</text:span> <text:span text:style-name="T7"><text:span text:style-name="T1">est</text:span></text:span><text:span text:style-name="T7"> | </text:span><text:span text:style-name="T7">nobis</text:span> <text:span text:style-name="T7">in</text:span> <text:span text:style-name="T7">terra</text:span> <text:span text:style-name="T7">captiuitatis</text:span> <text:span text:style-name="T7">mee</text:span> <text:span text:style-name="T7">quia</text:span> <text:span text:style-name="T7">tunc</text:span> <text:span text:style-name="T7">fortiter</text:span> <text:span text:style-name="T7">inquisiui</text:span> <text:span text:style-name="T7"/><text:span text:style-name="T7">eum</text:span> <text:span text:style-name="T7"><text:span text:style-name="T1">et</text:span></text:span> <text:span text:style-name="T7">ibi</text:span> <text:span text:style-name="T7">inue</text:span><text:span text:style-name="T7">|</text:span><text:span text:style-name="T7">ni</text:span> <text:span text:style-name="T7">illum</text:span><text:span text:style-name="T7">;</text:span> <text:span text:style-name="T7"><text:span text:style-name="T1">et</text:span></text:span> <text:span text:style-name="T7">seruauit</text:span> <text:span text:style-name="T7">me</text:span> <text:span text:style-name="T7">ab</text:span> <text:span text:style-name="T7">om<text:span text:style-name="T1">n</text:span>ib<text:span text:style-name="T1">us</text:span></text:span> <text:span text:style-name="T7">iniquitatib<text:span text:style-name="T1">us</text:span></text:span><text:span text:style-name="T7">·</text:span> <text:span text:style-name="T7"/><text:span text:style-name="T7"><text:span text:style-name="T3">S</text:span>ic</text:span> <text:span text:style-name="T7">credo</text:span> <text:span text:style-name="T7">propter</text:span> <text:span text:style-name="T7">inhabitan</text:span><text:span text:style-name="T7">-</text:span><text:span text:style-name="T7">|</text:span><text:span text:style-name="T7">tem</text:span> <text:span text:style-name="T7">s<text:span text:style-name="T1">iritu</text:span>m</text:span> <text:span text:style-name="T7">eius</text:span> <text:span text:style-name="T7">qui</text:span> <text:span text:style-name="T7">op<text:span text:style-name="T1">er</text:span>atus</text:span> <text:span text:style-name="T7">est</text:span> <text:span text:style-name="T7">usq<text:span text:style-name="T1">us</text:span></text:span> <text:span text:style-name="T7"/><text:span text:style-name="T7">in</text:span> <text:span text:style-name="T7">hanc</text:span> <text:span text:style-name="T7">diem</text:span> <text:span text:style-name="T7">in</text:span> <text:span text:style-name="T7">me</text:span> <text:span text:style-name="T7">audienter</text:span> <text:span text:style-name="T7">rursus</text:span><text:span text:style-name="T7">·</text:span> <text:span text:style-name="T7">s<text:span text:style-name="T1">ed</text:span></text:span> <text:span text:style-name="T7">sit</text:span><text:span text:style-name="T7"> | </text:span><text:span text:style-name="T7">d<text:span text:style-name="T1">eu</text:span>s</text:span> <text:span text:style-name="T7">si</text:span> <text:span text:style-name="T7">michi</text:span> <text:span text:style-name="T7">homo</text:span> <text:span text:style-name="T7"/><text:span text:style-name="T7">hoc</text:span> <text:span text:style-name="T7">effatus</text:span> <text:span text:style-name="T7">fuiss<text:span text:style-name="T1">et</text:span></text:span><text:span text:style-name="T7">·</text:span> <text:span text:style-name="T7">forsitan</text:span> <text:span text:style-name="T7">tacuissem</text:span> <text:span text:style-name="T7">p<text:span text:style-name="T1">ro</text:span>pt<text:span text:style-name="T1">er</text:span></text:span> <text:span text:style-name="T7">caritate<text:span text:style-name="T1">m</text:span></text:span> <text:span text:style-name="T7">chr<text:span text:style-name="T1">ist</text:span>i</text:span><text:span text:style-name="T7">;</text:span><text:span text:style-name="T7"> | </text:span><text:span text:style-name="T7"/></text:p>
      <text:p>34. <text:span text:style-name="T7"/><text:span text:style-name="T7"><text:span text:style-name="T3">U</text:span>nde</text:span> <text:span text:style-name="T7">ergo</text:span> <text:span text:style-name="T7">indefessam</text:span> <text:span text:style-name="T7">gratiam</text:span> <text:span text:style-name="T7">ago</text:span> <text:span text:style-name="T7">deo</text:span> <text:span text:style-name="T7">meo</text:span> <text:span text:style-name="T7">qui</text:span> <text:span text:style-name="T7">me</text:span> <text:span text:style-name="T7">fidelem</text:span> <text:span text:style-name="T7"/><text:span text:style-name="T7">seruauit</text:span> <text:span text:style-name="T7">in</text:span> <text:span text:style-name="T7">die</text:span><text:span text:style-name="T7"> | </text:span><text:span text:style-name="T7">temptationis</text:span> <text:span text:style-name="T7">mee</text:span> <text:span text:style-name="T7">ita</text:span> <text:span text:style-name="T7">ut</text:span> <text:span text:style-name="T7">hodie</text:span> <text:span text:style-name="T7">confitenter</text:span> <text:span text:style-name="T7">offeram</text:span> <text:span text:style-name="T7">illi</text:span><text:span text:style-name="T7"/> <text:span text:style-name="T7"/><text:span text:style-name="T7">sacrificium</text:span> <text:span text:style-name="T7">ut</text:span> <text:span text:style-name="T7">hostia<text:span text:style-name="T1">m</text:span></text:span><text:span text:style-name="T7"> | </text:span><text:span text:style-name="T7">uiuente<text:span text:style-name="T1">m</text:span></text:span> <text:span text:style-name="T7">animam</text:span> <text:span text:style-name="T7">meam</text:span> <text:span text:style-name="T7">chr<text:span text:style-name="T1">ist</text:span>o</text:span> <text:span text:style-name="T7">d<text:span text:style-name="T1">omi</text:span>no</text:span> <text:span text:style-name="T7">meo</text:span><text:span text:style-name="T7">;</text:span> <text:span text:style-name="T7"/><text:span text:style-name="T7">qui</text:span> <text:span text:style-name="T7">me</text:span> <text:span text:style-name="T7">seruauit</text:span> <text:span text:style-name="T7">ab</text:span> <text:span text:style-name="T7">om<text:span text:style-name="T1">n</text:span>ib<text:span text:style-name="T1">us</text:span></text:span> <text:span text:style-name="T7">angus</text:span><text:span text:style-name="T7">-</text:span><text:span text:style-name="T7">|</text:span><text:span text:style-name="T7">tiis</text:span> <text:span text:style-name="T7">meus</text:span><text:span text:style-name="T7">;</text:span> <text:span text:style-name="T7"><text:span text:style-name="T3">U</text:span>t</text:span> <text:span text:style-name="T7"><text:span text:style-name="T1">et</text:span></text:span> <text:span text:style-name="T7">dicam</text:span> <text:span text:style-name="T7">quis</text:span> <text:span text:style-name="T7">ego</text:span> <text:span text:style-name="T7">sum</text:span> <text:span text:style-name="T7"/><text:span text:style-name="T7">d<text:span text:style-name="T1">omi</text:span>ne</text:span> <text:span text:style-name="T7"><text:span text:style-name="T1">ue</text:span>l</text:span> <text:span text:style-name="T7">que</text:span> <text:span text:style-name="T7"><text:span text:style-name="T1">est</text:span></text:span> <text:span text:style-name="T7">uocatio</text:span> <text:span text:style-name="T7">mea</text:span><text:span text:style-name="T7">;</text:span> <text:span text:style-name="T7">qui</text:span> <text:span text:style-name="T7">m<text:span text:style-name="T1">ih</text:span>i</text:span> <text:span text:style-name="T7">tanta<text:span text:style-name="T1">m</text:span></text:span><text:span text:style-name="T7"> | </text:span><text:span text:style-name="T7">diuinitate<text:span text:style-name="T1">m</text:span></text:span> <text:span text:style-name="T7"/><text:span text:style-name="T7">&lt;co&gt;op<text:span text:style-name="T1">er</text:span>uisti</text:span><text:span text:style-name="T7">;</text:span> <text:span text:style-name="T7">ita</text:span> <text:span text:style-name="T7">ut</text:span> <text:span text:style-name="T7">hodie</text:span> <text:span text:style-name="T7">gentib<text:span text:style-name="T1">us</text:span></text:span> <text:span text:style-name="T7">constanter</text:span> <text:span text:style-name="T7">exultarem</text:span> <text:span text:style-name="T7"><text:span text:style-name="T1">et</text:span></text:span> <text:span text:style-name="T7">magni</text:span><text:span text:style-name="T7">-</text:span><text:span text:style-name="T7">|</text:span><text:span text:style-name="T7">ficarem</text:span><text:span text:style-name="T7">·</text:span> <text:span text:style-name="T7"/><text:span text:style-name="T7">nomen</text:span> <text:span text:style-name="T7">tuum</text:span> <text:span text:style-name="T7">ubicumq<text:span text:style-name="T1">ue</text:span></text:span> <text:span text:style-name="T7">loco</text:span> <text:span text:style-name="T7">fuero</text:span><text:span text:style-name="T7">!</text:span> <text:span text:style-name="T7"><text:span text:style-name="T3">N</text:span>ec</text:span> <text:span text:style-name="T7">non</text:span> <text:span text:style-name="T7">in</text:span> <text:span text:style-name="T7">s<text:span text:style-name="T1">e</text:span>c<text:span text:style-name="T1">un</text:span>dis</text:span> <text:span text:style-name="T7"/><text:span text:style-name="T7">s<text:span text:style-name="T1">ed</text:span></text:span> <text:span text:style-name="T7">etiam</text:span> <text:span text:style-name="T7">in</text:span><text:span text:style-name="T7">-</text:span><text:span text:style-name="T7"> | </text:span><text:span text:style-name="T7">pressuris</text:span> <text:span text:style-name="T7">ut</text:span> <text:span text:style-name="T7">quicquid</text:span> <text:span text:style-name="T7">m<text:span text:style-name="T1">ih</text:span>i</text:span> <text:span text:style-name="T7">euenerit</text:span> <text:span text:style-name="T7">siue</text:span> <text:span text:style-name="T7">bonum</text:span> <text:span text:style-name="T7">siue</text:span> <text:span text:style-name="T7"/><text:span text:style-name="T7">malum</text:span><text:span text:style-name="T7">·</text:span> <text:span text:style-name="T7">equaliter</text:span><text:span text:style-name="T7"> | </text:span><text:span text:style-name="T7">debeo</text:span> <text:span text:style-name="T7">suscipere</text:span><text:span text:style-name="T7">;</text:span> <text:span text:style-name="T7"><text:span text:style-name="T1">et</text:span></text:span> <text:span text:style-name="T7">deo</text:span> <text:span text:style-name="T7">gra<text:span text:style-name="T1">tia</text:span>s</text:span> <text:span text:style-name="T7">semp<text:span text:style-name="T1">er</text:span></text:span> <text:span text:style-name="T7">agere</text:span> <text:span text:style-name="T7">qui</text:span> <text:span text:style-name="T7"/><text:span text:style-name="T7">m<text:span text:style-name="T1">ih</text:span>i</text:span> <text:span text:style-name="T7">ostendit</text:span> <text:span text:style-name="T7">ut</text:span> <text:span text:style-name="T7">indubitabilem</text:span><text:span text:style-name="T7"> | </text:span><text:span text:style-name="T7">eum</text:span> <text:span text:style-name="T7">sine</text:span> <text:span text:style-name="T7">fine</text:span> <text:span text:style-name="T7">crederem</text:span><text:span text:style-name="T7">·</text:span> <text:span text:style-name="T7">ut</text:span> <text:span text:style-name="T7">qui</text:span> <text:span text:style-name="T7">me</text:span> <text:span text:style-name="T7"/><text:span text:style-name="T7">audierit</text:span> <text:span text:style-name="T7">ut</text:span> <text:span text:style-name="T7"><text:span text:style-name="T1">et</text:span></text:span> <text:span text:style-name="T7">ego</text:span> <text:span text:style-name="T7">inscius</text:span> <text:span text:style-name="T7">in</text:span> <text:span text:style-name="T7">nouis</text:span><text:span text:style-name="T7">|</text:span><text:span text:style-name="T7">simis</text:span> <text:span text:style-name="T7">dieb<text:span text:style-name="T1">us</text:span></text:span><text:span text:style-name="T7">·</text:span> <text:span text:style-name="T7"><text:span text:style-name="T3">H</text:span>oc</text:span> <text:span text:style-name="T7">opus</text:span> <text:span text:style-name="T7">tam</text:span> <text:span text:style-name="T7">pium</text:span> <text:span text:style-name="T7"><text:span text:style-name="T1">et</text:span></text:span> <text:span text:style-name="T7"/><text:span text:style-name="T7">tam</text:span> <text:span text:style-name="T7">mirificum</text:span> <text:span text:style-name="T7">audirem</text:span> <text:span text:style-name="T7">adgrederer</text:span><text:span text:style-name="T7"> | </text:span><text:span text:style-name="T7">ita</text:span> <text:span text:style-name="T7">ut</text:span> <text:span text:style-name="T7">imitarem</text:span> <text:span text:style-name="T7">quispiam</text:span> <text:span text:style-name="T7">illos</text:span><text:span text:style-name="T7">;</text:span> <text:span text:style-name="T7"/><text:span text:style-name="T7">quos</text:span> <text:span text:style-name="T7">ante</text:span> <text:span text:style-name="T7">d<text:span text:style-name="T1">omi</text:span>n<text:span text:style-name="T1">u</text:span>s</text:span> <text:span text:style-name="T7">iam</text:span> <text:span text:style-name="T7">olim</text:span> <text:span text:style-name="T7">predixerat</text:span> <text:span text:style-name="T7">pre</text:span><text:span text:style-name="T7">|</text:span><text:span text:style-name="T7">nuntiaturum</text:span><text:span text:style-name="T7">·</text:span> <text:span text:style-name="T7">euang<text:span text:style-name="T1">e</text:span>l<text:span text:style-name="T1">iu</text:span>m</text:span> <text:span text:style-name="T7"/><text:span text:style-name="T7">suum</text:span> <text:span text:style-name="T7">in</text:span> <text:span text:style-name="T7">testimoniu<text:span text:style-name="T1">m</text:span></text:span> <text:span text:style-name="T7">o<text:span text:style-name="T1">mn</text:span>ib<text:span text:style-name="T1">us</text:span></text:span> <text:span text:style-name="T7">g<text:span text:style-name="T1">e</text:span>ntib<text:span text:style-name="T1">us</text:span></text:span> <text:span text:style-name="T7">ante</text:span> <text:span text:style-name="T7">finem</text:span> <text:span text:style-name="T7">mundi</text:span><text:span text:style-name="T7">·</text:span><text:span text:style-name="T7"> | </text:span><text:span text:style-name="T7">quod</text:span> <text:span text:style-name="T7">ita</text:span> <text:span text:style-name="T7"/><text:span text:style-name="T7">ergo</text:span> <text:span text:style-name="T7">uidimus</text:span> <text:span text:style-name="T7">itaq<text:span text:style-name="T1">ue</text:span></text:span> <text:span text:style-name="T7">suppletum</text:span> <text:span text:style-name="T7">est</text:span><text:span text:style-name="T7">·</text:span> <text:span text:style-name="T7">ecce</text:span> <text:span text:style-name="T7">testes</text:span> <text:span text:style-name="T7">sum<text:span text:style-name="T1">us</text:span></text:span> <text:span text:style-name="T7">quia</text:span> <text:span text:style-name="T7"/><text:span text:style-name="T7">euang<text:span text:style-name="T1">e</text:span>l<text:span text:style-name="T1">iu</text:span>m</text:span><text:span text:style-name="T7"> | </text:span><text:span text:style-name="T7">predicatum</text:span> <text:span text:style-name="T7"><text:span text:style-name="T1">est</text:span></text:span><text:span text:style-name="T7">·</text:span> <text:span text:style-name="T7">usq<text:span text:style-name="T1">ue</text:span></text:span> <text:span text:style-name="T7">ubi</text:span> <text:span text:style-name="T7">nemo</text:span> <text:span text:style-name="T7">ultra</text:span> <text:span text:style-name="T7"><text:span text:style-name="T1">est</text:span></text:span><text:span text:style-name="T7">;</text:span> <text:span text:style-name="T7"/><text:span text:style-name="T7"/></text:p>
      <text:p>35. <text:span text:style-name="T7"/><text:span text:style-name="T7">longum</text:span> <text:span text:style-name="T7">est</text:span> <text:span text:style-name="T7">aute<text:span text:style-name="T1">m</text:span></text:span> <text:span text:style-name="T7">totum</text:span> <text:span text:style-name="T7">p<text:span text:style-name="T1">er</text:span></text:span> <text:span text:style-name="T7">singula</text:span><text:span text:style-name="T7"> | </text:span><text:span text:style-name="T7">enarrare</text:span> <text:span text:style-name="T7">labore<text:span text:style-name="T1">m</text:span></text:span> <text:span text:style-name="T7">meum</text:span> <text:span text:style-name="T7"/><text:span text:style-name="T7">uel</text:span> <text:span text:style-name="T7">p<text:span text:style-name="T1">er</text:span></text:span> <text:span text:style-name="T7">partes</text:span> <text:span text:style-name="T7">breuiter</text:span> <text:span text:style-name="T7">dica<text:span text:style-name="T1">m</text:span></text:span> <text:span text:style-name="T7">qualiter</text:span> <text:span text:style-name="T7">piissimus</text:span> <text:span text:style-name="T7">d<text:span text:style-name="T1">eu</text:span>s</text:span><text:span text:style-name="T7"> | </text:span><text:span text:style-name="T7">de</text:span> <text:span text:style-name="T7">seruitutu
                    \t/
                e</text:span> <text:span text:style-name="T7"/><text:span text:style-name="T7">sepe</text:span> <text:span text:style-name="T7">liberauit</text:span><text:span text:style-name="T7">·</text:span> <text:span text:style-name="T7">ex</text:span> <text:span text:style-name="T7">duodecim</text:span> <text:span text:style-name="T7">p<text:span text:style-name="T1">er</text:span>iculis</text:span> <text:span text:style-name="T7">quib<text:span text:style-name="T1">us</text:span></text:span> <text:span text:style-name="T7">p<text:span text:style-name="T1">er</text:span>iclitata</text:span> <text:span text:style-name="T7">est</text:span><text:span text:style-name="T7"> | </text:span><text:span text:style-name="T7">anima</text:span> <text:span text:style-name="T7"/><text:span text:style-name="T7">mea</text:span> <text:span text:style-name="T7">preter</text:span> <text:span text:style-name="T7">insidias</text:span> <text:span text:style-name="T7">multas</text:span><text:span text:style-name="T7">·</text:span> <text:span text:style-name="T7"><text:span text:style-name="T1">et</text:span></text:span> <text:span text:style-name="T7">que</text:span> <text:span text:style-name="T7">uerbis</text:span> <text:span text:style-name="T7">exprimere</text:span> <text:span text:style-name="T7">non</text:span> <text:span text:style-name="T7">ualeo</text:span><text:span text:style-name="T7"> | </text:span><text:span text:style-name="T7"><text:span text:style-name="T3">N</text:span>ec</text:span> <text:span text:style-name="T7"><text:span text:style-name="T1">et</text:span></text:span> <text:span text:style-name="T7"/><text:span text:style-name="T7">iniuriam</text:span> <text:span text:style-name="T7">legentib<text:span text:style-name="T1">us</text:span></text:span> <text:span text:style-name="T7">faciam</text:span><text:span text:style-name="T7">;</text:span> <text:span text:style-name="T7">s<text:span text:style-name="T1">ed</text:span></text:span> <text:span text:style-name="T7">dum</text:span> <text:span text:style-name="T7">auctorem</text:span> <text:span text:style-name="T7">habeo</text:span> <text:span text:style-name="T7">qui</text:span> <text:span text:style-name="T7">nouit</text:span> <text:span text:style-name="T7"/><text:span text:style-name="T7">o<text:span text:style-name="T1">mn</text:span>ia</text:span><text:span text:style-name="T7"> | </text:span><text:span text:style-name="T7">etiam</text:span> <text:span text:style-name="T7">antequam</text:span> <text:span text:style-name="T7">fiant</text:span><text:span text:style-name="T7">·</text:span> <text:span text:style-name="T7">ut</text:span> <text:span text:style-name="T7">me</text:span> <text:span text:style-name="T7">p<text:span text:style-name="T1">er</text:span>aup<text:span text:style-name="T1">er</text:span>culu<text:span text:style-name="T1">m</text:span></text:span> <text:span text:style-name="T7">pupillum</text:span><text:span text:style-name="T7">;</text:span> <text:span text:style-name="T7"><text:span text:style-name="T3">I</text:span>deo</text:span> <text:span text:style-name="T7"/><text:span text:style-name="T7">tam<text:span text:style-name="T1">en</text:span></text:span> <text:span text:style-name="T7">responsum</text:span><text:span text:style-name="T7"> | </text:span><text:span text:style-name="T7">diuinum</text:span> <text:span text:style-name="T7">creber</text:span> <text:span text:style-name="T7">admoner<text:span text:style-name="T1">et</text:span></text:span> <text:span text:style-name="T7"/></text:p>
      <text:p>36. <text:span text:style-name="T7"/><text:span text:style-name="T7">unde</text:span> <text:span text:style-name="T7">m<text:span text:style-name="T1">ih</text:span>i</text:span> <text:span text:style-name="T7">hec</text:span> <text:span text:style-name="T7">sapientia</text:span> <text:span text:style-name="T7">que</text:span> <text:span text:style-name="T7">in</text:span> <text:span text:style-name="T7">me</text:span> <text:span text:style-name="T7">non</text:span> <text:span text:style-name="T7">erat</text:span><text:span text:style-name="T7"> | </text:span><text:span text:style-name="T7">qui</text:span> <text:span text:style-name="T7">nec</text:span> <text:span text:style-name="T7">numerum</text:span> <text:span text:style-name="T7"/><text:span text:style-name="T7">dierum</text:span> <text:span text:style-name="T7">noueram</text:span> <text:span text:style-name="T7">neq<text:span text:style-name="T1">ue</text:span></text:span> <text:span text:style-name="T7">d<text:span text:style-name="T1">eu</text:span>m</text:span> <text:span text:style-name="T7">sapiebam</text:span><text:span text:style-name="T7">·</text:span> <text:span text:style-name="T7"><text:span text:style-name="T3">U</text:span>nde</text:span> <text:span text:style-name="T7">m<text:span text:style-name="T1">ih</text:span>i</text:span> <text:span text:style-name="T7">postmo</text:span><text:span text:style-name="T7">-</text:span><text:span text:style-name="T7">|</text:span><text:span text:style-name="T7">dum</text:span> <text:span text:style-name="T7"/><text:span text:style-name="T7">donum</text:span> <text:span text:style-name="T7">tam</text:span> <text:span text:style-name="T7">magnum</text:span> <text:span text:style-name="T7">tam</text:span> <text:span text:style-name="T7">salubre</text:span> <text:span text:style-name="T7">d<text:span text:style-name="T1">eu</text:span>m</text:span> <text:span text:style-name="T7">agnoscere</text:span> <text:span text:style-name="T7">uel</text:span> <text:span text:style-name="T7">diligere</text:span><text:span text:style-name="T7">·</text:span> <text:span text:style-name="T7">s<text:span text:style-name="T1">ed</text:span></text:span><text:span text:style-name="T7"> | </text:span><text:span text:style-name="T7"/><text:span text:style-name="T7">ut</text:span> <text:span text:style-name="T7">patriam</text:span> <text:span text:style-name="T7"><text:span text:style-name="T1">et</text:span></text:span> <text:span text:style-name="T7">parentes</text:span> <text:span text:style-name="T7">amittere<text:span text:style-name="T1">m</text:span></text:span><text:span text:style-name="T7">;</text:span> <text:span text:style-name="T7"/></text:p>
      <text:p>37. <text:span text:style-name="T7"/><text:span text:style-name="T7"><text:span text:style-name="T3">E</text:span>t</text:span> <text:span text:style-name="T7">munera</text:span> <text:span text:style-name="T7">multa</text:span> <text:span text:style-name="T7">m<text:span text:style-name="T1">ih</text:span>i</text:span> <text:span text:style-name="T7">offerebantur</text:span><text:span text:style-name="T7"> | </text:span><text:span text:style-name="T7">cum</text:span> <text:span text:style-name="T7">fletu</text:span> <text:span text:style-name="T7"><text:span text:style-name="T1">et</text:span></text:span> <text:span text:style-name="T7">lacrimis</text:span> <text:span text:style-name="T7"><text:span text:style-name="T1">et</text:span></text:span> <text:span text:style-name="T7"/><text:span text:style-name="T7">offendi</text:span> <text:span text:style-name="T7">illos</text:span> <text:span text:style-name="T7">nec</text:span> <text:span text:style-name="T7">non</text:span> <text:span text:style-name="T7">contra</text:span> <text:span text:style-name="T7">uotum</text:span> <text:span text:style-name="T7">aliquantis</text:span> <text:span text:style-name="T7">de</text:span><text:span text:style-name="T7">-</text:span><text:span text:style-name="T7"> | </text:span><text:span text:style-name="T7">seniorib<text:span text:style-name="T1">us</text:span></text:span> <text:span text:style-name="T7">meis</text:span><text:span text:style-name="T7">;</text:span> <text:span text:style-name="T7"/><text:span text:style-name="T7">s<text:span text:style-name="T1">ed</text:span></text:span> <text:span text:style-name="T7">gubernante</text:span> <text:span text:style-name="T7">deo</text:span> <text:span text:style-name="T7">nullo</text:span> <text:span text:style-name="T7">modo</text:span> <text:span text:style-name="T7">consensi</text:span> <text:span text:style-name="T7">neq<text:span text:style-name="T1">ue</text:span></text:span> <text:span text:style-name="T7">adquesiui</text:span> <text:span text:style-name="T7">illis</text:span><text:span text:style-name="T7"> | </text:span><text:span text:style-name="T7">non</text:span> <text:span text:style-name="T7"/><text:span text:style-name="T7">mea</text:span> <text:span text:style-name="T7">gr<text:span text:style-name="T1">ati</text:span>am</text:span> <text:span text:style-name="T7">s<text:span text:style-name="T1">ed</text:span></text:span> <text:span text:style-name="T7">d<text:span text:style-name="T1">eu</text:span>s</text:span> <text:span text:style-name="T7">qui</text:span> <text:span text:style-name="T7">uincit</text:span> <text:span text:style-name="T7">in</text:span> <text:span text:style-name="T7">me</text:span> <text:span text:style-name="T7"><text:span text:style-name="T1">et</text:span></text:span> <text:span text:style-name="T7">resistit</text:span> <text:span text:style-name="T7">illis</text:span> <text:span text:style-name="T7">om<text:span text:style-name="T1">n</text:span>ib<text:span text:style-name="T1">us</text:span></text:span> <text:span text:style-name="T7">ut</text:span> <text:span text:style-name="T7"/><text:span text:style-name="T7">ego</text:span> <text:span text:style-name="T7">ueneram</text:span><text:span text:style-name="T7">·</text:span> <text:span text:style-name="T7">ad</text:span><text:span text:style-name="T7"> | </text:span><text:span text:style-name="T7">hib<text:span text:style-name="T1">er</text:span>nas</text:span> <text:span text:style-name="T7">gentes</text:span> <text:span text:style-name="T7">euuang<text:span text:style-name="T1">e</text:span>l<text:span text:style-name="T1">iu</text:span>m</text:span> <text:span text:style-name="T7">predicare</text:span> <text:span text:style-name="T7"><text:span text:style-name="T1">et</text:span></text:span> <text:span text:style-name="T7">ab</text:span> <text:span text:style-name="T7">incredulis</text:span> <text:span text:style-name="T7">contumeli[a]as</text:span> <text:span text:style-name="T7">p<text:span text:style-name="T1">er</text:span>ferre</text:span><text:span text:style-name="T7"> | </text:span><text:span text:style-name="T7">ut</text:span> <text:span text:style-name="T7">aurem</text:span> <text:span text:style-name="T7">ob obp<text:span text:style-name="T1">ro</text:span>brium</text:span> <text:span text:style-name="T7">p<text:span text:style-name="T1">er</text:span>egrinationis</text:span> <text:span text:style-name="T7"/><text:span text:style-name="T7">mee</text:span> <text:span text:style-name="T7"><text:span text:style-name="T1">et</text:span></text:span> <text:span text:style-name="T7">p<text:span text:style-name="T1">er</text:span>secutionis</text:span> <text:span text:style-name="T7">multas</text:span> <text:span text:style-name="T7">usque</text:span><text:span text:style-name="T7"> | </text:span><text:span text:style-name="T7">ad</text:span> <text:span text:style-name="T7">uincula</text:span> <text:span text:style-name="T7"><text:span text:style-name="T1">et</text:span></text:span> <text:span text:style-name="T7">ut</text:span> <text:span text:style-name="T7">darem</text:span> <text:span text:style-name="T7">me</text:span> <text:span text:style-name="T7"/><text:span text:style-name="T7">ingenuitate<text:span text:style-name="T1">m</text:span></text:span> <text:span text:style-name="T7">meam</text:span> <text:span text:style-name="T7">p<text:span text:style-name="T1">ro</text:span></text:span> <text:span text:style-name="T7">utilitate</text:span> <text:span text:style-name="T7">alio<text:span text:style-name="T1">rum</text:span></text:span><text:span text:style-name="T7">;</text:span> <text:span text:style-name="T7"><text:span text:style-name="T3">E</text:span>t</text:span> <text:span text:style-name="T7">si</text:span> <text:span text:style-name="T7">dign<text:span text:style-name="T1">us</text:span></text:span><text:span text:style-name="T7"> | </text:span><text:span text:style-name="T7">fuero</text:span> <text:span text:style-name="T7"/><text:span text:style-name="T7">p<text:span text:style-name="T1">ro</text:span>ptus</text:span> <text:span text:style-name="T7">sum</text:span><text:span text:style-name="T7">;</text:span> <text:span text:style-name="T7">ut</text:span> <text:span text:style-name="T7">etiam</text:span> <text:span text:style-name="T7">anima<text:span text:style-name="T1">m</text:span></text:span><text:span text:style-name="T7">.</text:span> <text:span text:style-name="T7">meam</text:span> <text:span text:style-name="T7">incunctant[u]
                    \e/
                r</text:span> <text:span text:style-name="T7"><text:span text:style-name="T1">et</text:span></text:span> <text:span text:style-name="T7">libentissime</text:span><text:span text:style-name="T7"> | </text:span><text:span text:style-name="T7">pro</text:span> <text:span text:style-name="T7"/><text:span text:style-name="T7">nomine</text:span> <text:span text:style-name="T7">eius</text:span><text:span text:style-name="T7">·</text:span> <text:span text:style-name="T7"><text:span text:style-name="T1">et</text:span></text:span> <text:span text:style-name="T7">ibi</text:span> <text:span text:style-name="T7">opto</text:span> <text:span text:style-name="T7">inpendere</text:span> <text:span text:style-name="T7">eam</text:span> <text:span text:style-name="T7">usq<text:span text:style-name="T1">ue</text:span></text:span> <text:span text:style-name="T7">ad</text:span> <text:span text:style-name="T7">morte<text:span text:style-name="T1">m</text:span></text:span><text:span text:style-name="T7">;</text:span> <text:span text:style-name="T7">si</text:span> <text:span text:style-name="T7">d<text:span text:style-name="T1">omi</text:span>n<text:span text:style-name="T1">u</text:span>s</text:span> <text:span text:style-name="T7"/><text:span text:style-name="T7">m<text:span text:style-name="T1">ih</text:span>i</text:span> <text:span text:style-name="T7">indul</text:span><text:span text:style-name="T7">-</text:span><text:span text:style-name="T7">|</text:span><text:span text:style-name="T7">geret</text:span> <text:span text:style-name="T7"/></text:p>
      <text:p>38. <text:span text:style-name="T7"/><text:span text:style-name="T7">quia</text:span> <text:span text:style-name="T7">ualde</text:span> <text:span text:style-name="T7">debitor</text:span> <text:span text:style-name="T7">sum</text:span> <text:span text:style-name="T7">deo</text:span> <text:span text:style-name="T7">qui</text:span> <text:span text:style-name="T7">michi</text:span> <text:span text:style-name="T7">tantam</text:span> <text:span text:style-name="T7">gra<text:span text:style-name="T1">tia</text:span>m</text:span> <text:span text:style-name="T7">donauit</text:span> <text:span text:style-name="T7"/><text:span text:style-name="T7">ut</text:span><text:span text:style-name="T7"> | </text:span><text:span text:style-name="T7">populi</text:span> <text:span text:style-name="T7">multi</text:span> <text:span text:style-name="T7">p<text:span text:style-name="T1">er</text:span></text:span> <text:span text:style-name="T7">me</text:span> <text:span text:style-name="T7">in</text:span> <text:span text:style-name="T7">d<text:span text:style-name="T1">eu</text:span>m</text:span> <text:span text:style-name="T7">renascantur</text:span> <text:span text:style-name="T7"><text:span text:style-name="T1">et</text:span></text:span> <text:span text:style-name="T7">postmodu<text:span text:style-name="T1">m</text:span></text:span> <text:span text:style-name="T7">consu<text:span text:style-name="T1">m</text:span>marentur</text:span> <text:span text:style-name="T7"/><text:span text:style-name="T7"><text:span text:style-name="T1">et</text:span></text:span> <text:span text:style-name="T7"/><text:span text:style-name="T7">
                    \ut/
                </text:span><text:span text:style-name="T7">cle</text:span><text:span text:style-name="T7">|</text:span><text:span text:style-name="T7">rici</text:span> <text:span text:style-name="T7">ubiq<text:span text:style-name="T1">ue</text:span></text:span> <text:span text:style-name="T7">illis</text:span> <text:span text:style-name="T7">ordinarentur</text:span><text:span text:style-name="T7">;</text:span> <text:span text:style-name="T7">ad</text:span> <text:span text:style-name="T7">plebem</text:span> <text:span text:style-name="T7"/><text:span text:style-name="T7">nup<text:span text:style-name="T1">er</text:span></text:span> <text:span text:style-name="T7">uenententem</text:span> <text:span text:style-name="T7">ad</text:span> <text:span text:style-name="T7">credulitate<text:span text:style-name="T1">r</text:span></text:span><text:span text:style-name="T7"> | </text:span><text:span text:style-name="T7">quam</text:span> <text:span text:style-name="T7">sumpsit</text:span> <text:span text:style-name="T7">d<text:span text:style-name="T1">omi</text:span>n<text:span text:style-name="T1">u</text:span>s</text:span> <text:span text:style-name="T7">ab</text:span> <text:span text:style-name="T7">extremis</text:span> <text:span text:style-name="T7"/><text:span text:style-name="T7">terre</text:span> <text:span text:style-name="T7">sicut</text:span> <text:span text:style-name="T7">olim</text:span> <text:span text:style-name="T7">promiserat</text:span> <text:span text:style-name="T7">p<text:span text:style-name="T1">er</text:span></text:span> <text:span text:style-name="T7">prophetas</text:span> <text:span text:style-name="T7">suas</text:span><text:span text:style-name="T7">(10r)</text:span><text:span text:style-name="T7"/><text:span text:style-name="T7"> | </text:span><text:span text:style-name="T7">suos</text:span> <text:span text:style-name="T7">ad</text:span> <text:span text:style-name="T7">gentes</text:span> <text:span text:style-name="T7">uenient</text:span> <text:span text:style-name="T7"/><text:span text:style-name="T7">ab</text:span> <text:span text:style-name="T7">extremis</text:span> <text:span text:style-name="T7">terre</text:span> <text:span text:style-name="T7"><text:span text:style-name="T1">et</text:span></text:span> <text:span text:style-name="T7">dicent</text:span><text:span text:style-name="T7">;</text:span> <text:span text:style-name="T7"><text:span text:style-name="T3">S</text:span>icut</text:span> <text:span text:style-name="T7">falsa</text:span> <text:span text:style-name="T7">conparuerunt</text:span><text:span text:style-name="T7"> | </text:span><text:span text:style-name="T7"><text:span text:style-name="T1">et</text:span></text:span> <text:span text:style-name="T7">patres</text:span> <text:span text:style-name="T7">u<text:span text:style-name="T1">est</text:span>ri</text:span> <text:span text:style-name="T7">idola</text:span><text:span text:style-name="T7">;</text:span> <text:span text:style-name="T7"/><text:span text:style-name="T7"/><text:span text:style-name="T7"><text:span text:style-name="T1">et</text:span></text:span> <text:span text:style-name="T7">non</text:span> <text:span text:style-name="T7">est</text:span> <text:span text:style-name="T7">utilitas</text:span> <text:span text:style-name="T7">in</text:span> <text:span text:style-name="T7">eis</text:span><text:span text:style-name="T7">;</text:span> <text:span text:style-name="T7"><text:span text:style-name="T3">E</text:span>t</text:span> <text:span text:style-name="T7">iterum</text:span><text:span text:style-name="T7">·</text:span> <text:span text:style-name="T7"><text:span text:style-name="T3">P</text:span>osuite</text:span> <text:span text:style-name="T7">lumen</text:span> <text:span text:style-name="T7">in</text:span> <text:span text:style-name="T7">gentib<text:span text:style-name="T1">us</text:span></text:span><text:span text:style-name="T7"> | </text:span><text:span text:style-name="T7"><text:span text:style-name="T1">et</text:span></text:span> <text:span text:style-name="T7"/><text:span text:style-name="T7">sis</text:span> <text:span text:style-name="T7">in</text:span> <text:span text:style-name="T7">salutem</text:span> <text:span text:style-name="T7">usq<text:span text:style-name="T1">ue</text:span></text:span> <text:span text:style-name="T7">ad</text:span> <text:span text:style-name="T7">extremum</text:span> <text:span text:style-name="T7">terre</text:span><text:span text:style-name="T7">·</text:span> <text:span text:style-name="T7"/></text:p>
      <text:p>39. <text:span text:style-name="T7"/><text:span text:style-name="T7"><text:span text:style-name="T3">E</text:span>t</text:span> <text:span text:style-name="T7">ibi</text:span> <text:span text:style-name="T7">uolo</text:span> <text:span text:style-name="T7">aspectare</text:span> <text:span text:style-name="T7">promissum</text:span> <text:span text:style-name="T7">ipsius</text:span><text:span text:style-name="T7"> | </text:span><text:span text:style-name="T7">qui</text:span> <text:span text:style-name="T7">utiq<text:span text:style-name="T1">ue</text:span></text:span> <text:span text:style-name="T7">numqua<text:span text:style-name="T1">m</text:span></text:span> <text:span text:style-name="T7"/><text:span text:style-name="T7">fallit</text:span><text:span text:style-name="T7">·</text:span> <text:span text:style-name="T7">sicut</text:span> <text:span text:style-name="T7">in</text:span> <text:span text:style-name="T7">euang<text:span text:style-name="T1">e</text:span>l<text:span text:style-name="T1">i</text:span>o</text:span> <text:span text:style-name="T7">polliciter</text:span><text:span text:style-name="T7">;</text:span> <text:span text:style-name="T7"><text:span text:style-name="T3">U</text:span>enient</text:span> <text:span text:style-name="T7">ab</text:span> <text:span text:style-name="T7">oriente</text:span><text:span text:style-name="T7"> | </text:span><text:span text:style-name="T7"><text:span text:style-name="T1">et</text:span></text:span> <text:span text:style-name="T7">occidente</text:span> <text:span text:style-name="T7"/><text:span text:style-name="T7">recumbent</text:span> <text:span text:style-name="T7">cum</text:span> <text:span text:style-name="T7">habraham</text:span> <text:span text:style-name="T7"><text:span text:style-name="T1">et</text:span></text:span> <text:span text:style-name="T7">isaac</text:span> <text:span text:style-name="T7"><text:span text:style-name="T1">et</text:span></text:span> <text:span text:style-name="T7">iacob</text:span> <text:span text:style-name="T7"/><text:span text:style-name="T7">sicut</text:span> <text:span text:style-name="T7">credimus</text:span> <text:span text:style-name="T7">ab</text:span><text:span text:style-name="T7">-</text:span><text:span text:style-name="T7"> | </text:span><text:span text:style-name="T7">omni</text:span> <text:span text:style-name="T7">mundo</text:span> <text:span text:style-name="T7">uenturi</text:span> <text:span text:style-name="T7">sunt</text:span> <text:span text:style-name="T7">credentes</text:span><text:span text:style-name="T7">;</text:span> <text:span text:style-name="T7"/></text:p>
      <text:p>40. <text:span text:style-name="T7"/><text:span text:style-name="T7"><text:span text:style-name="T3">I</text:span>dcirco</text:span> <text:span text:style-name="T7">oport<text:span text:style-name="T1">et</text:span></text:span> <text:span text:style-name="T7">quidem</text:span> <text:span text:style-name="T7">bene</text:span> <text:span text:style-name="T7"><text:span text:style-name="T1">et</text:span></text:span> <text:span text:style-name="T7">diligen</text:span><text:span text:style-name="T7">-</text:span><text:span text:style-name="T7">|</text:span><text:span text:style-name="T7">tes</text:span> <text:span text:style-name="T7">piscare</text:span><text:span text:style-name="T7">;</text:span> <text:span text:style-name="T7">sicut</text:span> <text:span text:style-name="T7"/><text:span text:style-name="T7">d<text:span text:style-name="T1">omi</text:span>n<text:span text:style-name="T1">u</text:span>s</text:span> <text:span text:style-name="T7">premon<text:span text:style-name="T1">et</text:span></text:span> <text:span text:style-name="T7">dicens</text:span><text:span text:style-name="T7">;</text:span> <text:span text:style-name="T7"><text:span text:style-name="T3">U</text:span>enite</text:span> <text:span text:style-name="T7">post</text:span> <text:span text:style-name="T7">me</text:span><text:span text:style-name="T7">;</text:span> <text:span text:style-name="T7"><text:span text:style-name="T1">et</text:span></text:span> <text:span text:style-name="T7">faciam</text:span> <text:span text:style-name="T7">uos</text:span> <text:span text:style-name="T7"/><text:span text:style-name="T7">pec</text:span><text:span text:style-name="T7">-</text:span><text:span text:style-name="T7">|</text:span><text:span text:style-name="T7">catores</text:span> <text:span text:style-name="T7">hominum</text:span><text:span text:style-name="T7">;</text:span> <text:span text:style-name="T7"><text:span text:style-name="T3">E</text:span>t</text:span> <text:span text:style-name="T7">iterrum</text:span> <text:span text:style-name="T7">dicit</text:span> <text:span text:style-name="T7">p<text:span text:style-name="T1">er</text:span></text:span> <text:span text:style-name="T7">p<text:span text:style-name="T1">ro</text:span>phetas</text:span><text:span text:style-name="T7">·</text:span> <text:span text:style-name="T7"><text:span text:style-name="T3">E</text:span>cce</text:span> <text:span text:style-name="T7">ego</text:span> <text:span text:style-name="T7">mitto</text:span> <text:span text:style-name="T7"/><text:span text:style-name="T7">peccatores</text:span><text:span text:style-name="T7"> | </text:span><text:span text:style-name="T7"><text:span text:style-name="T1">et</text:span></text:span> <text:span text:style-name="T7">uenatores</text:span> <text:span text:style-name="T7">multos</text:span> <text:span text:style-name="T7">dicit</text:span> <text:span text:style-name="T7">d<text:span text:style-name="T1">omi</text:span>n<text:span text:style-name="T1">u</text:span>s</text:span> <text:span text:style-name="T7"><text:span text:style-name="T1">et</text:span></text:span> <text:span text:style-name="T7">cetera</text:span><text:span text:style-name="T7">;</text:span> <text:span text:style-name="T7"/><text:span text:style-name="T7"><text:span text:style-name="T3">U</text:span>nde</text:span> <text:span text:style-name="T7">aute<text:span text:style-name="T1">m</text:span></text:span> <text:span text:style-name="T7">ualde</text:span> <text:span text:style-name="T7">oportebatur</text:span> <text:span text:style-name="T7">retia</text:span><text:span text:style-name="T7"> | </text:span><text:span text:style-name="T7">n<text:span text:style-name="T1">ost</text:span>ra</text:span> <text:span text:style-name="T7">tendere</text:span><text:span text:style-name="T7">;</text:span> <text:span text:style-name="T7">ita</text:span> <text:span text:style-name="T7">ut</text:span> <text:span text:style-name="T7">multitudo</text:span> <text:span text:style-name="T7"/><text:span text:style-name="T7">copiosa</text:span> <text:span text:style-name="T7"><text:span text:style-name="T1">et</text:span></text:span> <text:span text:style-name="T7">turba</text:span> <text:span text:style-name="T7">deo</text:span> <text:span text:style-name="T7">caperetur</text:span> <text:span text:style-name="T7">ut</text:span> <text:span text:style-name="T7">ubique</text:span><text:span text:style-name="T7"> | </text:span><text:span text:style-name="T7">essent</text:span> <text:span text:style-name="T7">clerici</text:span> <text:span text:style-name="T7">qui</text:span> <text:span text:style-name="T7"/><text:span text:style-name="T7">baptizarent</text:span> <text:span text:style-name="T7"><text:span text:style-name="T1">et</text:span></text:span> <text:span text:style-name="T7">exortarent</text:span> <text:span text:style-name="T7">populum</text:span> <text:span text:style-name="T7">indigentem</text:span> <text:span text:style-name="T7"><text:span text:style-name="T1">et</text:span></text:span> <text:span text:style-name="T7">deside</text:span><text:span text:style-name="T7">|</text:span><text:span text:style-name="T7">rante<text:span text:style-name="T1">m</text:span></text:span><text:span text:style-name="T7">;</text:span> <text:span text:style-name="T7"/><text:span text:style-name="T7">sicut</text:span> <text:span text:style-name="T7">d<text:span text:style-name="T1">omi</text:span>n<text:span text:style-name="T1">u</text:span>s</text:span> <text:span text:style-name="T7">inquit</text:span> <text:span text:style-name="T7">in</text:span> <text:span text:style-name="T7">euangelio</text:span> <text:span text:style-name="T7">admon<text:span text:style-name="T1">et</text:span></text:span> <text:span text:style-name="T7"><text:span text:style-name="T1">et</text:span></text:span> <text:span text:style-name="T7">doc<text:span text:style-name="T1">et</text:span></text:span> <text:span text:style-name="T7">dicens</text:span><text:span text:style-name="T7">;</text:span> <text:span text:style-name="T7"><text:span text:style-name="T3">E</text:span>untes</text:span> <text:span text:style-name="T7"/><text:span text:style-name="T7">ego</text:span><text:span text:style-name="T7"> | </text:span><text:span text:style-name="T7">docete</text:span> <text:span text:style-name="T7">omnes</text:span> <text:span text:style-name="T7">gentes</text:span><text:span text:style-name="T7">;</text:span> <text:span text:style-name="T7">baptizantes</text:span> <text:span text:style-name="T7">eos</text:span> <text:span text:style-name="T7">in</text:span> <text:span text:style-name="T7">nomine</text:span> <text:span text:style-name="T7">patris</text:span> <text:span text:style-name="T7"><text:span text:style-name="T1">et</text:span></text:span> <text:span text:style-name="T7">filii</text:span> <text:span text:style-name="T7"/><text:span text:style-name="T7"><text:span text:style-name="T1">et</text:span></text:span> <text:span text:style-name="T7">spirit<text:span text:style-name="T1">us</text:span></text:span> <text:span text:style-name="T7">s<text:span text:style-name="T1">an</text:span>c<text:span text:style-name="T1">t</text:span>i</text:span><text:span text:style-name="T7">;</text:span><text:span text:style-name="T7"> | </text:span><text:span text:style-name="T7"><text:span text:style-name="T3">D</text:span>ocentes</text:span> <text:span text:style-name="T7">eos</text:span> <text:span text:style-name="T7">obseruare</text:span> <text:span text:style-name="T7">omnia<text:span text:style-name="T1">m</text:span></text:span> <text:span text:style-name="T7">quecquecu<text:span text:style-name="T1">m</text:span>q<text:span text:style-name="T1">ue</text:span></text:span> <text:span text:style-name="T7">mandaui</text:span> <text:span text:style-name="T7"/><text:span text:style-name="T7">uob<text:span text:style-name="T1">is</text:span></text:span><text:span text:style-name="T7">;</text:span> <text:span text:style-name="T7"><text:span text:style-name="T3">E</text:span>t</text:span> <text:span text:style-name="T7">ecce</text:span> <text:span text:style-name="T7">ego</text:span> <text:span text:style-name="T7">uobiscu<text:span text:style-name="T1">m</text:span></text:span><text:span text:style-name="T7"> | </text:span><text:span text:style-name="T7">sum</text:span> <text:span text:style-name="T7">om<text:span text:style-name="T1">n</text:span>ib<text:span text:style-name="T1">us</text:span></text:span> <text:span text:style-name="T7">dieb<text:span text:style-name="T1">us</text:span></text:span> <text:span text:style-name="T7">usq<text:span text:style-name="T1">ue</text:span></text:span> <text:span text:style-name="T7">ad</text:span> <text:span text:style-name="T7">consumatione</text:span> <text:span text:style-name="T7"/><text:span text:style-name="T7">s<text:span text:style-name="T1">ae</text:span>c<text:span text:style-name="T1">u</text:span>li</text:span><text:span text:style-name="T7">;</text:span> <text:span text:style-name="T7"><text:span text:style-name="T3">E</text:span>t</text:span> <text:span text:style-name="T7">iterum</text:span> <text:span text:style-name="T7">dicit</text:span><text:span text:style-name="T7">;</text:span> <text:span text:style-name="T7"><text:span text:style-name="T3">e</text:span>untes</text:span> <text:span text:style-name="T7"><text:span text:style-name="T1">ergo</text:span></text:span><text:span text:style-name="T7"> | </text:span><text:span text:style-name="T7">in</text:span> <text:span text:style-name="T7">mundum</text:span> <text:span text:style-name="T7">universum</text:span> <text:span text:style-name="T7">predicate</text:span> <text:span text:style-name="T7"/><text:span text:style-name="T7">euang<text:span text:style-name="T1">e</text:span>l<text:span text:style-name="T1">iu</text:span>m</text:span> <text:span text:style-name="T7">omni</text:span> <text:span text:style-name="T7">creature</text:span> <text:span text:style-name="T7">qui</text:span> <text:span text:style-name="T7">credide</text:span><text:span text:style-name="T7">|</text:span><text:span text:style-name="T7">rit</text:span> <text:span text:style-name="T7"><text:span text:style-name="T1">et</text:span></text:span> <text:span text:style-name="T7">baptizatus</text:span> <text:span text:style-name="T7">fuerit</text:span><text:span text:style-name="T7">;</text:span> <text:span text:style-name="T7"/><text:span text:style-name="T7">saluus</text:span> <text:span text:style-name="T7">erit</text:span><text:span text:style-name="T7">;</text:span> <text:span text:style-name="T7"><text:span text:style-name="T3">Q</text:span>ui</text:span> <text:span text:style-name="T7">uero</text:span> <text:span text:style-name="T7">non</text:span> <text:span text:style-name="T7">crediderit</text:span><text:span text:style-name="T7">;</text:span> <text:span text:style-name="T7">condempna</text:span><text:span text:style-name="T7">-</text:span><text:span text:style-name="T7">|</text:span><text:span text:style-name="T7">bitur</text:span><text:span text:style-name="T7">;</text:span> <text:span text:style-name="T7"><text:span text:style-name="T3">E</text:span>t</text:span> <text:span text:style-name="T7">iterum</text:span><text:span text:style-name="T7">;</text:span> <text:span text:style-name="T7"/><text:span text:style-name="T7">predicabitur</text:span> <text:span text:style-name="T7">hoc</text:span> <text:span text:style-name="T7">euang<text:span text:style-name="T1">e</text:span>l<text:span text:style-name="T1">iu</text:span>m</text:span> <text:span text:style-name="T7">regni</text:span> <text:span text:style-name="T7">in</text:span> <text:span text:style-name="T7">uniuerso</text:span> <text:span text:style-name="T7">mundo</text:span><text:span text:style-name="T7">·</text:span><text:span text:style-name="T7"> | </text:span><text:span text:style-name="T7">in</text:span> <text:span text:style-name="T7">testimonium</text:span> <text:span text:style-name="T7"/><text:span text:style-name="T7">om<text:span text:style-name="T1">n</text:span>ib<text:span text:style-name="T1">us</text:span></text:span> <text:span text:style-name="T7">gentib<text:span text:style-name="T1">us</text:span></text:span> <text:span text:style-name="T7"><text:span text:style-name="T1">et</text:span></text:span> <text:span text:style-name="T7">t<text:span text:style-name="T1">un</text:span>c</text:span> <text:span text:style-name="T7">ueni<text:span text:style-name="T1">et</text:span></text:span> <text:span text:style-name="T7">finis</text:span><text:span text:style-name="T7">·</text:span> <text:span text:style-name="T7"/><text:span text:style-name="T7"><text:span text:style-name="T3">E</text:span>t</text:span> <text:span text:style-name="T7">item</text:span> <text:span text:style-name="T7">d<text:span text:style-name="T1">omi</text:span>n<text:span text:style-name="T1">u</text:span>s</text:span> <text:span text:style-name="T7">p<text:span text:style-name="T1">er</text:span></text:span> <text:span text:style-name="T7">p<text:span text:style-name="T1">ro</text:span>phetam</text:span> <text:span text:style-name="T7">pre</text:span><text:span text:style-name="T7">-</text:span><text:span text:style-name="T7">|</text:span><text:span text:style-name="T7">nuntiat</text:span> <text:span text:style-name="T7">inquit</text:span> <text:span text:style-name="T7"><text:span text:style-name="T1">et</text:span></text:span> <text:span text:style-name="T7">erit</text:span> <text:span text:style-name="T7"/><text:span text:style-name="T7">in</text:span> <text:span text:style-name="T7">nouissimis</text:span> <text:span text:style-name="T7">dieb<text:span text:style-name="T1">us</text:span></text:span> <text:span text:style-name="T7">dicit</text:span> <text:span text:style-name="T7">d<text:span text:style-name="T1">omi</text:span>n<text:span text:style-name="T1">u</text:span>s</text:span><text:span text:style-name="T7">;</text:span> <text:span text:style-name="T7">effundam</text:span> <text:span text:style-name="T7">de</text:span> <text:span text:style-name="T7">sp<text:span text:style-name="T1">irit</text:span>u</text:span> <text:span text:style-name="T7">meo</text:span><text:span text:style-name="T7"> | </text:span><text:span text:style-name="T7">sup<text:span text:style-name="T1">er</text:span></text:span> <text:span text:style-name="T7">omne<text:span text:style-name="T1">m</text:span></text:span> <text:span text:style-name="T7"/><text:span text:style-name="T7">carnem</text:span> <text:span text:style-name="T7"><text:span text:style-name="T1">et</text:span></text:span> <text:span text:style-name="T7">prophetabunt</text:span> <text:span text:style-name="T7">filii</text:span> <text:span text:style-name="T7">u<text:span text:style-name="T1">est</text:span>ri</text:span> <text:span text:style-name="T7"><text:span text:style-name="T1">et</text:span></text:span> <text:span text:style-name="T7">filie</text:span> <text:span text:style-name="T7">uestre</text:span> <text:span text:style-name="T7"><text:span text:style-name="T1">et</text:span></text:span> <text:span text:style-name="T7"/><text:span text:style-name="T7"/><text:span text:style-name="T7">uisiones</text:span> <text:span text:style-name="T7">uideb<text:span text:style-name="T1">un</text:span>t</text:span><text:span text:style-name="T7">;</text:span><text:span text:style-name="T7"> | </text:span><text:span text:style-name="T7"><text:span text:style-name="T1">et</text:span></text:span> <text:span text:style-name="T7">seniores</text:span> <text:span text:style-name="T7">u<text:span text:style-name="T1">est</text:span>ri</text:span> <text:span text:style-name="T7">somnia</text:span> <text:span text:style-name="T7">somniabunt</text:span> <text:span text:style-name="T7"><text:span text:style-name="T1">et</text:span></text:span> <text:span text:style-name="T7">quidem</text:span> <text:span text:style-name="T7">sup<text:span text:style-name="T1">er</text:span></text:span> <text:span text:style-name="T7"/><text:span text:style-name="T7">seruos</text:span> <text:span text:style-name="T7">meos</text:span> <text:span text:style-name="T7"><text:span text:style-name="T1">et</text:span></text:span> <text:span text:style-name="T7">sup<text:span text:style-name="T1">er</text:span></text:span> <text:span text:style-name="T7">an</text:span><text:span text:style-name="T7">-</text:span><text:span text:style-name="T7">|</text:span><text:span text:style-name="T7">cillas</text:span> <text:span text:style-name="T7">meas</text:span><text:span text:style-name="T7">·</text:span> <text:span text:style-name="T7">in</text:span> <text:span text:style-name="T7">dieb<text:span text:style-name="T1">us</text:span></text:span> <text:span text:style-name="T7">illis</text:span> <text:span text:style-name="T7">effundam</text:span> <text:span text:style-name="T7">de</text:span> <text:span text:style-name="T7">sp<text:span text:style-name="T1">irit</text:span>u</text:span> <text:span text:style-name="T7">meo</text:span> <text:span text:style-name="T7"/><text:span text:style-name="T7"><text:span text:style-name="T1">et</text:span></text:span> <text:span text:style-name="T7">p<text:span text:style-name="T1">ro</text:span>phetabunt</text:span><text:span text:style-name="T7">;</text:span> <text:span text:style-name="T7"><text:span text:style-name="T3">E</text:span>t</text:span> <text:span text:style-name="T7">ose</text:span> <text:span text:style-name="T7">dicit</text:span><text:span text:style-name="T7">;</text:span><text:span text:style-name="T7"> | </text:span><text:span text:style-name="T7"><text:span text:style-name="T3">U</text:span>ocabo</text:span> <text:span text:style-name="T7">non</text:span> <text:span text:style-name="T7">plebem</text:span> <text:span text:style-name="T7">meam</text:span> <text:span text:style-name="T7">plebem</text:span> <text:span text:style-name="T7">meam</text:span> <text:span text:style-name="T7"/><text:span text:style-name="T7"><text:span text:style-name="T1">et</text:span></text:span> <text:span text:style-name="T7">non</text:span> <text:span text:style-name="T7">misericordiam</text:span> <text:span text:style-name="T7">consecuta<text:span text:style-name="T1">m</text:span></text:span><text:span text:style-name="T7"> | </text:span><text:span text:style-name="T7">misericordia<text:span text:style-name="T1">m</text:span></text:span> <text:span text:style-name="T7">consecutam</text:span><text:span text:style-name="T7">;</text:span> <text:span text:style-name="T7"><text:span text:style-name="T3">E</text:span>t</text:span> <text:span text:style-name="T7">erit</text:span> <text:span text:style-name="T7">in</text:span> <text:span text:style-name="T7"/><text:span text:style-name="T7">loco</text:span> <text:span text:style-name="T7">ubi</text:span> <text:span text:style-name="T7">dictum</text:span> <text:span text:style-name="T7"><text:span text:style-name="T1">est</text:span></text:span> <text:span text:style-name="T7">non</text:span> <text:span text:style-name="T7">plebs</text:span> <text:span text:style-name="T7">mea</text:span> <text:span text:style-name="T7">uos</text:span><text:span text:style-name="T7">;</text:span><text:span text:style-name="T7"> | </text:span><text:span text:style-name="T7">ibi</text:span> <text:span text:style-name="T7">uocabuntur</text:span> <text:span text:style-name="T7">filii</text:span> <text:span text:style-name="T7">d<text:span text:style-name="T1">e</text:span>i</text:span> <text:span text:style-name="T7">uiui</text:span><text:span text:style-name="T7">;</text:span> <text:span text:style-name="T7"/></text:p>
      <text:p>41. <text:span text:style-name="T7"/><text:span text:style-name="T7"><text:span text:style-name="T3">U</text:span>nde</text:span> <text:span text:style-name="T7">aute<text:span text:style-name="T1">m</text:span></text:span> <text:span text:style-name="T7">hiberione</text:span> <text:span text:style-name="T7">qui</text:span> <text:span text:style-name="T7">numquam</text:span> <text:span text:style-name="T7">notitia<text:span text:style-name="T1">m</text:span></text:span><text:span text:style-name="T7"> | </text:span><text:span text:style-name="T7">dei</text:span> <text:span text:style-name="T7">habuerant</text:span> <text:span text:style-name="T7"/><text:span text:style-name="T7">nisi</text:span> <text:span text:style-name="T7">idola</text:span> <text:span text:style-name="T7"><text:span text:style-name="T1">et</text:span></text:span> <text:span text:style-name="T7">inmunda</text:span> <text:span text:style-name="T7">usq<text:span text:style-name="T1">ue</text:span></text:span> <text:span text:style-name="T7">nunc</text:span> <text:span text:style-name="T7">semp<text:span text:style-name="T1">er</text:span></text:span> <text:span text:style-name="T7">coluer<text:span text:style-name="T1">unt</text:span></text:span> <text:span text:style-name="T7">quom<text:span text:style-name="T1">odo</text:span></text:span> <text:span text:style-name="T7"/><text:span text:style-name="T7">nup<text:span text:style-name="T1">er</text:span></text:span> <text:span text:style-name="T7">p<text:span text:style-name="T1">er</text:span></text:span><text:span text:style-name="T7">|</text:span><text:span text:style-name="T7">fecta</text:span> <text:span text:style-name="T7">est</text:span> <text:span text:style-name="T7">plebs</text:span> <text:span text:style-name="T7">d<text:span text:style-name="T1">omi</text:span>ni</text:span> <text:span text:style-name="T7"><text:span text:style-name="T1">et</text:span></text:span> <text:span text:style-name="T7">filii</text:span> <text:span text:style-name="T7">dei</text:span> <text:span text:style-name="T7">nuncupantur</text:span> <text:span text:style-name="T7">filiis</text:span> <text:span text:style-name="T7">cotto<text:span text:style-name="T1">rum</text:span></text:span> <text:span text:style-name="T7"/><text:span text:style-name="T7"><text:span text:style-name="T1">et</text:span></text:span> <text:span text:style-name="T7">filie</text:span> <text:span text:style-name="T7">regulo<text:span text:style-name="T1">rum</text:span></text:span><text:span text:style-name="T7"> | </text:span><text:span text:style-name="T7">monachi</text:span> <text:span text:style-name="T7">uirgines</text:span> <text:span text:style-name="T7">chr<text:span text:style-name="T1">ist</text:span>i</text:span> <text:span text:style-name="T7">ipse</text:span> <text:span text:style-name="T7">uidentur</text:span><text:span text:style-name="T7">;</text:span> <text:span text:style-name="T7"/></text:p>
      <text:p>42. <text:span text:style-name="T7"/><text:span text:style-name="T7"><text:span text:style-name="T3">e</text:span>t</text:span> <text:span text:style-name="T7">etiam</text:span> <text:span text:style-name="T7">una</text:span> <text:span text:style-name="T7">benedicta</text:span> <text:span text:style-name="T7">scotta</text:span><text:span text:style-name="T7"> | </text:span><text:span text:style-name="T7">genitiua</text:span> <text:span text:style-name="T7">nobilis</text:span> <text:span text:style-name="T7">pulcherrima</text:span> <text:span text:style-name="T7"/><text:span text:style-name="T7">adultera</text:span> <text:span text:style-name="T7">erat</text:span><text:span text:style-name="T7">;</text:span> <text:span text:style-name="T7">quam</text:span> <text:span text:style-name="T7">ego</text:span> <text:span text:style-name="T7">baptizau</text:span><text:span text:style-name="T7">;</text:span><text:span text:style-name="T7"> | </text:span><text:span text:style-name="T7"><text:span text:style-name="T3">E</text:span>t</text:span> <text:span text:style-name="T7">post</text:span> <text:span text:style-name="T7">paucos</text:span> <text:span text:style-name="T7">dies</text:span> <text:span text:style-name="T7">una</text:span> <text:span text:style-name="T7">causa</text:span> <text:span text:style-name="T7">uenit</text:span> <text:span text:style-name="T7"/><text:span text:style-name="T7">ad</text:span> <text:span text:style-name="T7">nos</text:span> <text:span text:style-name="T7">insinuauit</text:span> <text:span text:style-name="T7">nobis</text:span> <text:span text:style-name="T7">responsum</text:span><text:span text:style-name="T7"> | </text:span><text:span text:style-name="T7">accepisse</text:span> <text:span text:style-name="T7">a</text:span> <text:span text:style-name="T7">nuntio</text:span> <text:span text:style-name="T7">d<text:span text:style-name="T1">e</text:span>i</text:span><text:span text:style-name="T7">·</text:span> <text:span text:style-name="T7"><text:span text:style-name="T1">et</text:span></text:span> <text:span text:style-name="T7"/><text:span text:style-name="T7">monuit</text:span> <text:span text:style-name="T7">etiam</text:span> <text:span text:style-name="T7">ut</text:span> <text:span text:style-name="T7">ess<text:span text:style-name="T1">et</text:span></text:span> <text:span text:style-name="T7">uirgo</text:span> <text:span text:style-name="T7">[uirgo]</text:span> <text:span text:style-name="T7"><text:span text:style-name="T1">et</text:span></text:span> <text:span text:style-name="T7">ipsa</text:span> <text:span text:style-name="T7">deo</text:span><text:span text:style-name="T7"> | </text:span><text:span text:style-name="T7">proximaret</text:span><text:span text:style-name="T7">·</text:span> <text:span text:style-name="T7"><text:span text:style-name="T3">D</text:span>eo</text:span> <text:span text:style-name="T7"/><text:span text:style-name="T7">gratias</text:span> <text:span text:style-name="T7">sexta</text:span> <text:span text:style-name="T7">ab</text:span> <text:span text:style-name="T7">hac</text:span> <text:span text:style-name="T7">die</text:span> <text:span text:style-name="T7">optime</text:span> <text:span text:style-name="T7"><text:span text:style-name="T1">et</text:span></text:span> <text:span text:style-name="T7">auidissime</text:span> <text:span text:style-name="T7">arri</text:span><text:span text:style-name="T7">-</text:span><text:span text:style-name="T7">|</text:span><text:span text:style-name="T7">puit</text:span> <text:span text:style-name="T7">illud</text:span> <text:span text:style-name="T7">quod</text:span> <text:span text:style-name="T7"/><text:span text:style-name="T7">etiam</text:span> <text:span text:style-name="T7">om<text:span text:style-name="T1">ne</text:span>s</text:span> <text:span text:style-name="T7">uirgines</text:span> <text:span text:style-name="T7">d<text:span text:style-name="T1">e</text:span>i</text:span> <text:span text:style-name="T7">ita</text:span> <text:span text:style-name="T7">hoc</text:span> <text:span text:style-name="T7">faciunt</text:span> <text:span text:style-name="T7">non</text:span> <text:span text:style-name="T7">sponte</text:span> <text:span text:style-name="T7">pa</text:span><text:span text:style-name="T7">-</text:span><text:span text:style-name="T7">|</text:span><text:span text:style-name="T7">trum</text:span> <text:span text:style-name="T7"/><text:span text:style-name="T7">earum</text:span> <text:span text:style-name="T7">s<text:span text:style-name="T1">ed</text:span></text:span> <text:span text:style-name="T7"><text:span text:style-name="T1">et</text:span></text:span> <text:span text:style-name="T7">p<text:span text:style-name="T1">er</text:span>secution[u]
                    \e/
                m</text:span> <text:span text:style-name="T7">patiantur</text:span> <text:span text:style-name="T7"><text:span text:style-name="T1">et</text:span></text:span> <text:span text:style-name="T7">inp<text:span text:style-name="T1">ro</text:span>p<text:span text:style-name="T1">ri</text:span>a</text:span> <text:span text:style-name="T7">falsa</text:span> <text:span text:style-name="T7">a</text:span> <text:span text:style-name="T7">parentib<text:span text:style-name="T1">us</text:span></text:span> <text:span text:style-name="T7"/><text:span text:style-name="T7">suis</text:span><text:span text:style-name="T7">·</text:span><text:span text:style-name="T7"> | </text:span><text:span text:style-name="T7"><text:span text:style-name="T1">et</text:span></text:span> <text:span text:style-name="T7">nichil</text:span> <text:span text:style-name="T7">om
                    \i/
                n<text:span text:style-name="T1">us</text:span></text:span><text:span text:style-name="T7">·</text:span> <text:span text:style-name="T7">plus</text:span> <text:span text:style-name="T7">augetur</text:span> <text:span text:style-name="T7">numerus</text:span><text:span text:style-name="T7">!</text:span> <text:span text:style-name="T7">de</text:span> <text:span text:style-name="T7">genere</text:span> <text:span text:style-name="T7">n<text:span text:style-name="T1">ost</text:span>ro</text:span> <text:span text:style-name="T7"/><text:span text:style-name="T7">qui</text:span> <text:span text:style-name="T7">ibi</text:span> <text:span text:style-name="T7">nati</text:span> <text:span text:style-name="T7">sunt</text:span><text:span text:style-name="T7"> | </text:span><text:span text:style-name="T7">nescimus</text:span> <text:span text:style-name="T7">numerum</text:span> <text:span text:style-name="T7">eo<text:span text:style-name="T1">rum</text:span></text:span> <text:span text:style-name="T7">preter</text:span> <text:span text:style-name="T7">uiduas</text:span> <text:span text:style-name="T7"><text:span text:style-name="T1">et</text:span></text:span> <text:span text:style-name="T7">continentes</text:span> <text:span text:style-name="T7"/><text:span text:style-name="T7"/><text:span text:style-name="T7">s<text:span text:style-name="T1">ed</text:span></text:span> <text:span text:style-name="T7"><text:span text:style-name="T1">et</text:span></text:span> <text:span text:style-name="T7">illas</text:span> <text:span text:style-name="T7">maxime</text:span><text:span text:style-name="T7"> | </text:span><text:span text:style-name="T7">laborant</text:span> <text:span text:style-name="T7">que</text:span> <text:span text:style-name="T7">seruitio</text:span> <text:span text:style-name="T7">detinentur</text:span> <text:span text:style-name="T7">usq<text:span text:style-name="T1">ue</text:span></text:span> <text:span text:style-name="T7"/><text:span text:style-name="T7">ad</text:span> <text:span text:style-name="T7">terrores</text:span> <text:span text:style-name="T7"><text:span text:style-name="T1">et</text:span></text:span> <text:span text:style-name="T7">minas</text:span> <text:span text:style-name="T7">assidue</text:span> <text:span text:style-name="T7">p<text:span text:style-name="T1">er</text:span>seuer<text:span text:style-name="T1">unt</text:span></text:span><text:span text:style-name="T7"> | </text:span><text:span text:style-name="T7">s<text:span text:style-name="T1">ed</text:span></text:span> <text:span text:style-name="T7">d<text:span text:style-name="T1">omi</text:span>n<text:span text:style-name="T1">u</text:span>s</text:span> <text:span text:style-name="T7">gra<text:span text:style-name="T1">tia</text:span>m</text:span> <text:span text:style-name="T7">dedit</text:span> <text:span text:style-name="T7"/><text:span text:style-name="T7">multis</text:span> <text:span text:style-name="T7">ex</text:span> <text:span text:style-name="T7">ancillis</text:span> <text:span text:style-name="T7">meis</text:span><text:span text:style-name="T7">;</text:span> <text:span text:style-name="T7"><text:span text:style-name="T3">N</text:span>am</text:span> <text:span text:style-name="T7"><text:span text:style-name="T1">et</text:span></text:span> <text:span text:style-name="T7">siue</text:span> <text:span text:style-name="T7">tantum</text:span> <text:span text:style-name="T7">tamen</text:span><text:span text:style-name="T7"> | </text:span><text:span text:style-name="T7">fortiter</text:span> <text:span text:style-name="T7">imitantur</text:span><text:span text:style-name="T7">;</text:span> <text:span text:style-name="T7"/></text:p>
      <text:p>43. <text:span text:style-name="T7"/><text:span text:style-name="T7"><text:span text:style-name="T3">U</text:span>nde</text:span> <text:span text:style-name="T7">aute<text:span text:style-name="T1">m</text:span></text:span> <text:span text:style-name="T7"><text:span text:style-name="T1">et</text:span>si</text:span> <text:span text:style-name="T7">uoluero</text:span> <text:span text:style-name="T7">amittere</text:span> <text:span text:style-name="T7">illas</text:span> <text:span text:style-name="T7"><text:span text:style-name="T1">et</text:span></text:span> <text:span text:style-name="T7">ut</text:span> <text:span text:style-name="T7">p<text:span text:style-name="T1">er</text:span>gens</text:span><text:span text:style-name="T7"> | </text:span><text:span text:style-name="T7">in</text:span> <text:span text:style-name="T7">brittanniis</text:span> <text:span text:style-name="T7"/><text:span text:style-name="T7"><text:span text:style-name="T1">et</text:span></text:span> <text:span text:style-name="T7">libentissime</text:span> <text:span text:style-name="T7">paratus</text:span> <text:span text:style-name="T7">eram</text:span> <text:span text:style-name="T7">quasi</text:span> <text:span text:style-name="T7">ad</text:span> <text:span text:style-name="T7">patriam</text:span> <text:span text:style-name="T7"><text:span text:style-name="T1">et</text:span></text:span> <text:span text:style-name="T7"/><text:span text:style-name="T7">parentes</text:span><text:span text:style-name="T7">;</text:span><text:span text:style-name="T7">(10v)</text:span><text:span text:style-name="T7"/><text:span text:style-name="T7"> | </text:span><text:span text:style-name="T7">non</text:span> <text:span text:style-name="T7">id</text:span> <text:span text:style-name="T7">solum</text:span> <text:span text:style-name="T7">s<text:span text:style-name="T1">ed</text:span></text:span> <text:span text:style-name="T7">etiam</text:span> <text:span text:style-name="T7">usq<text:span text:style-name="T1">ue</text:span></text:span> <text:span text:style-name="T7">gallias</text:span> <text:span text:style-name="T7">uisitare</text:span> <text:span text:style-name="T7">fratres</text:span> <text:span text:style-name="T7"><text:span text:style-name="T1">et</text:span></text:span> <text:span text:style-name="T7"/><text:span text:style-name="T7">ut</text:span> <text:span text:style-name="T7">uiderem</text:span> <text:span text:style-name="T7">faciem</text:span> <text:span text:style-name="T7">s<text:span text:style-name="T1">an</text:span>c<text:span text:style-name="T1">t</text:span>o<text:span text:style-name="T1">rum</text:span></text:span> <text:span text:style-name="T7">d<text:span text:style-name="T1">omi</text:span>ni</text:span><text:span text:style-name="T7"> | </text:span><text:span text:style-name="T7">mei</text:span> <text:span text:style-name="T7">scit</text:span> <text:span text:style-name="T7">d<text:span text:style-name="T1">eu</text:span>s</text:span> <text:span text:style-name="T7">quod</text:span> <text:span text:style-name="T7">ego</text:span> <text:span text:style-name="T7">ualde</text:span> <text:span text:style-name="T7"/><text:span text:style-name="T7">optabam</text:span><text:span text:style-name="T7">·</text:span> <text:span text:style-name="T7">s<text:span text:style-name="T1">ed</text:span></text:span> <text:span text:style-name="T7">alligatus</text:span> <text:span text:style-name="T7">sp<text:span text:style-name="T1">irit</text:span>u</text:span> <text:span text:style-name="T7">qui</text:span> <text:span text:style-name="T7">michi</text:span> <text:span text:style-name="T7">protestatur</text:span> <text:span text:style-name="T7">si</text:span><text:span text:style-name="T7"> | </text:span><text:span text:style-name="T7">hoc</text:span> <text:span text:style-name="T7">fecero</text:span> <text:span text:style-name="T7">ut</text:span> <text:span text:style-name="T7"/><text:span text:style-name="T7">futurum</text:span> <text:span text:style-name="T7">reum</text:span> <text:span text:style-name="T7">me</text:span> <text:span text:style-name="T7">e<text:span text:style-name="T1">ss</text:span>e</text:span> <text:span text:style-name="T7">designat</text:span> <text:span text:style-name="T7"><text:span text:style-name="T1">et</text:span></text:span> <text:span text:style-name="T7">timeo</text:span> <text:span text:style-name="T7">p<text:span text:style-name="T1">er</text:span>dere</text:span> <text:span text:style-name="T7">laborem</text:span> <text:span text:style-name="T7">que<text:span text:style-name="T1">m</text:span></text:span> <text:span text:style-name="T7"/><text:span text:style-name="T7">inchoaui</text:span><text:span text:style-name="T7">·</text:span><text:span text:style-name="T7"> | </text:span><text:span text:style-name="T7"><text:span text:style-name="T1">et</text:span></text:span> <text:span text:style-name="T7">non</text:span> <text:span text:style-name="T7">ego</text:span> <text:span text:style-name="T7">s<text:span text:style-name="T1">ed</text:span></text:span> <text:span text:style-name="T7">chr<text:span text:style-name="T1">istu</text:span>s</text:span> <text:span text:style-name="T7">d<text:span text:style-name="T1">omi</text:span>n<text:span text:style-name="T1">u</text:span>s</text:span> <text:span text:style-name="T7">qui</text:span> <text:span text:style-name="T7">me</text:span> <text:span text:style-name="T7">imp<text:span text:style-name="T1">er</text:span>auit</text:span> <text:span text:style-name="T7">ut</text:span> <text:span text:style-name="T7"/><text:span text:style-name="T7"/><text:span text:style-name="T7">uenire<text:span text:style-name="T1">m</text:span></text:span> <text:span text:style-name="T7">e<text:span text:style-name="T1">ss</text:span>e</text:span> <text:span text:style-name="T7">meum</text:span> <text:span text:style-name="T7">illis</text:span> <text:span text:style-name="T7">ressiduum</text:span> <text:span text:style-name="T7">etatis</text:span> <text:span text:style-name="T7">mee</text:span><text:span text:style-name="T7"> | </text:span><text:span text:style-name="T7">si</text:span> <text:span text:style-name="T7">d<text:span text:style-name="T1">omi</text:span>n<text:span text:style-name="T1">u</text:span>s</text:span> <text:span text:style-name="T7"/><text:span text:style-name="T7">uoluerit</text:span> <text:span text:style-name="T7"><text:span text:style-name="T1">et</text:span></text:span> <text:span text:style-name="T7">custodierit</text:span> <text:span text:style-name="T7">me</text:span> <text:span text:style-name="T7">ab</text:span> <text:span text:style-name="T7">omni</text:span> <text:span text:style-name="T7">uia</text:span> <text:span text:style-name="T7">mala</text:span> <text:span text:style-name="T7">ut</text:span> <text:span text:style-name="T7">non</text:span> <text:span text:style-name="T7">peccem</text:span> <text:span text:style-name="T7">coram</text:span> <text:span text:style-name="T7">illo</text:span><text:span text:style-name="T7">;</text:span><text:span text:style-name="T7"> | </text:span><text:span text:style-name="T7"/></text:p>
      <text:p>44. <text:span text:style-name="T7"/><text:span text:style-name="T7"><text:span text:style-name="T3">S</text:span>pero</text:span> <text:span text:style-name="T7">autem</text:span> <text:span text:style-name="T7">hoc</text:span> <text:span text:style-name="T7">debueram</text:span><text:span text:style-name="T7">·</text:span> <text:span text:style-name="T7">s<text:span text:style-name="T1">ed</text:span></text:span> <text:span text:style-name="T7">mem<text:span text:style-name="T1">et</text:span></text:span> <text:span text:style-name="T7">ipso</text:span> <text:span text:style-name="T7">non</text:span> <text:span text:style-name="T7">credo</text:span> <text:span text:style-name="T7"/><text:span text:style-name="T7">quamdiu</text:span> <text:span text:style-name="T7">fuero</text:span> <text:span text:style-name="T7">in</text:span> <text:span text:style-name="T7">hoc</text:span> <text:span text:style-name="T7">corpore</text:span><text:span text:style-name="T7"> | </text:span><text:span text:style-name="T7">mortis</text:span> <text:span text:style-name="T7">quia</text:span> <text:span text:style-name="T7">fortis</text:span> <text:span text:style-name="T7"><text:span text:style-name="T1">est</text:span></text:span> <text:span text:style-name="T7">qui</text:span> <text:span text:style-name="T7">cotidie</text:span> <text:span text:style-name="T7">nititur</text:span> <text:span text:style-name="T7"/><text:span text:style-name="T7">subuertere</text:span> <text:span text:style-name="T7">me</text:span> <text:span text:style-name="T7">a</text:span> <text:span text:style-name="T7">fide</text:span> <text:span text:style-name="T7"><text:span text:style-name="T1">et</text:span></text:span> <text:span text:style-name="T7">preposita</text:span> <text:span text:style-name="T7">castita</text:span><text:span text:style-name="T7">-</text:span><text:span text:style-name="T7">|</text:span><text:span text:style-name="T7">te</text:span> <text:span text:style-name="T7">religionis</text:span> <text:span text:style-name="T7">non</text:span> <text:span text:style-name="T7">ficte</text:span> <text:span text:style-name="T7">usq<text:span text:style-name="T1">ue</text:span></text:span> <text:span text:style-name="T7"/><text:span text:style-name="T7">in</text:span> <text:span text:style-name="T7">fine<text:span text:style-name="T1">m</text:span></text:span> <text:span text:style-name="T7">uite</text:span> <text:span text:style-name="T7">mee</text:span> <text:span text:style-name="T7">chr<text:span text:style-name="T1">ist</text:span>o</text:span> <text:span text:style-name="T7">d<text:span text:style-name="T1">omi</text:span>no</text:span> <text:span text:style-name="T7">meo</text:span> <text:span text:style-name="T7">s<text:span text:style-name="T1">ed</text:span></text:span> <text:span text:style-name="T7">caro</text:span> <text:span text:style-name="T7">inimica</text:span> <text:span text:style-name="T7">semp<text:span text:style-name="T1">er</text:span></text:span><text:span text:style-name="T7"> | </text:span><text:span text:style-name="T7"/><text:span text:style-name="T7">trahit</text:span> <text:span text:style-name="T7">ad</text:span> <text:span text:style-name="T7">mortem</text:span> <text:span text:style-name="T7">id</text:span> <text:span text:style-name="T7">est</text:span> <text:span text:style-name="T7">ad</text:span> <text:span text:style-name="T7">inlecebras</text:span> <text:span text:style-name="T7">inlicitate</text:span> <text:span text:style-name="T7">p<text:span text:style-name="T1">er</text:span>ficiendas</text:span><text:span text:style-name="T7">;</text:span> <text:span text:style-name="T7"/><text:span text:style-name="T7"><text:span text:style-name="T3">E</text:span>t</text:span> <text:span text:style-name="T7">scio</text:span> <text:span text:style-name="T7">ex</text:span> <text:span text:style-name="T7">parte</text:span> <text:span text:style-name="T7">quare</text:span><text:span text:style-name="T7"> | </text:span><text:span text:style-name="T7">uitam</text:span> <text:span text:style-name="T7">p<text:span text:style-name="T1">er</text:span>fectam</text:span> <text:span text:style-name="T7">ego</text:span> <text:span text:style-name="T7">non</text:span> <text:span text:style-name="T7">egi</text:span> <text:span text:style-name="T7">sicut</text:span> <text:span text:style-name="T7"><text:span text:style-name="T1">et</text:span></text:span> <text:span text:style-name="T7">ceteri</text:span> <text:span text:style-name="T7"/><text:span text:style-name="T7">credentes</text:span><text:span text:style-name="T7">·</text:span> <text:span text:style-name="T7">s<text:span text:style-name="T1">ed</text:span></text:span> <text:span text:style-name="T7">confiteor</text:span> <text:span text:style-name="T7">d<text:span text:style-name="T1">omi</text:span>no</text:span> <text:span text:style-name="T7">meo</text:span> <text:span text:style-name="T7"><text:span text:style-name="T1">et</text:span></text:span> <text:span text:style-name="T7">non</text:span><text:span text:style-name="T7"> | </text:span><text:span text:style-name="T7">erubesco</text:span> <text:span text:style-name="T7">in</text:span> <text:span text:style-name="T7">spectu</text:span> <text:span text:style-name="T7"/><text:span text:style-name="T7">ipsius</text:span> <text:span text:style-name="T7">quia</text:span> <text:span text:style-name="T7">non</text:span> <text:span text:style-name="T7">mentior</text:span> <text:span text:style-name="T7">ex</text:span> <text:span text:style-name="T7">quo</text:span> <text:span text:style-name="T7">cognoui</text:span> <text:span text:style-name="T7">eum</text:span> <text:span text:style-name="T7">a</text:span> <text:span text:style-name="T7">iuuentute</text:span> <text:span text:style-name="T7">mea</text:span><text:span text:style-name="T7"> | </text:span><text:span text:style-name="T7">creuit</text:span> <text:span text:style-name="T7"/><text:span text:style-name="T7">in</text:span> <text:span text:style-name="T7">me</text:span> <text:span text:style-name="T7">amor</text:span> <text:span text:style-name="T7">d<text:span text:style-name="T1">e</text:span>i</text:span> <text:span text:style-name="T7"><text:span text:style-name="T1">et</text:span></text:span> <text:span text:style-name="T7">timor</text:span> <text:span text:style-name="T7">ipsius</text:span> <text:span text:style-name="T7"><text:span text:style-name="T1">et</text:span></text:span> <text:span text:style-name="T7">usq<text:span text:style-name="T1">ue</text:span></text:span> <text:span text:style-name="T7">n<text:span text:style-name="T1">un</text:span>c</text:span> <text:span text:style-name="T7">fauente</text:span> <text:span text:style-name="T7">d<text:span text:style-name="T1">omi</text:span>no</text:span> <text:span text:style-name="T7">fide<text:span text:style-name="T1">m</text:span></text:span> <text:span text:style-name="T7"/><text:span text:style-name="T7">seruaui</text:span><text:span text:style-name="T7">;</text:span> <text:span text:style-name="T7"/></text:p>
      <text:p>45. <text:span text:style-name="T7"/><text:span text:style-name="T7"><text:span text:style-name="T3">R</text:span>ideat</text:span><text:span text:style-name="T7"> | </text:span><text:span text:style-name="T7">aute<text:span text:style-name="T1">m</text:span></text:span> <text:span text:style-name="T7"><text:span text:style-name="T1">et</text:span></text:span> <text:span text:style-name="T7">insult<text:span text:style-name="T1">et</text:span></text:span> <text:span text:style-name="T7">qui</text:span> <text:span text:style-name="T7">uoluerit</text:span> <text:span text:style-name="T7">ego</text:span> <text:span text:style-name="T7">n<text:span text:style-name="T1">on</text:span></text:span> <text:span text:style-name="T7">silebo</text:span> <text:span text:style-name="T7">neq<text:span text:style-name="T1">ue</text:span></text:span> <text:span text:style-name="T7"/><text:span text:style-name="T7">abscondo</text:span> <text:span text:style-name="T7">signa</text:span> <text:span text:style-name="T7"><text:span text:style-name="T1">et</text:span></text:span> <text:span text:style-name="T7">mirabilia</text:span> <text:span text:style-name="T7">quem</text:span> <text:span text:style-name="T7">m<text:span text:style-name="T1">ih</text:span>i</text:span><text:span text:style-name="T7"> | </text:span><text:span text:style-name="T7">a</text:span> <text:span text:style-name="T7">d<text:span text:style-name="T1">omi</text:span>no</text:span> <text:span text:style-name="T7">ministrata</text:span> <text:span text:style-name="T7">s<text:span text:style-name="T1">un</text:span>t</text:span> <text:span text:style-name="T7"/><text:span text:style-name="T7">ante</text:span> <text:span text:style-name="T7">multos</text:span> <text:span text:style-name="T7">annos</text:span> <text:span text:style-name="T7">quam</text:span> <text:span text:style-name="T7">fuerunt</text:span> <text:span text:style-name="T7">quasi</text:span> <text:span text:style-name="T7">qui</text:span> <text:span text:style-name="T7">nouit</text:span> <text:span text:style-name="T7"/><text:span text:style-name="T7">
                    \o<text:span text:style-name="T1">mn</text:span>ia/
                </text:span><text:span text:style-name="T7">etiam</text:span><text:span text:style-name="T7"> | </text:span><text:span text:style-name="T7">ante</text:span> <text:span text:style-name="T7"/><text:span text:style-name="T7">te<text:span text:style-name="T1">m</text:span>por[e]
                    ERROR
                </text:span> <text:span text:style-name="T7">s<text:span text:style-name="T1">ae</text:span>c<text:span text:style-name="T1">ul</text:span>aria</text:span><text:span text:style-name="T7">·</text:span> <text:span text:style-name="T7"/></text:p>
      <text:p>46. <text:span text:style-name="T7"/><text:span text:style-name="T7"><text:span text:style-name="T3">U</text:span>nde</text:span> <text:span text:style-name="T7">aute<text:span text:style-name="T1">m</text:span></text:span> <text:span text:style-name="T7">debuero</text:span> <text:span text:style-name="T7">sine</text:span> <text:span text:style-name="T7">cessatione</text:span> <text:span text:style-name="T7">deo</text:span> <text:span text:style-name="T7">gratias</text:span> <text:span text:style-name="T7">agere</text:span><text:span text:style-name="T7"> | </text:span><text:span text:style-name="T7">qui</text:span> <text:span text:style-name="T7"/><text:span text:style-name="T7">sepe</text:span> <text:span text:style-name="T7">indulsit</text:span> <text:span text:style-name="T7">insipientie</text:span> <text:span text:style-name="T7">mee</text:span> <text:span text:style-name="T7">neg<text:span text:style-name="T1">l</text:span>egentie</text:span> <text:span text:style-name="T7">mee</text:span> <text:span text:style-name="T7"><text:span text:style-name="T1">et</text:span></text:span> <text:span text:style-name="T7">de</text:span> <text:span text:style-name="T7">loco</text:span> <text:span text:style-name="T7">non</text:span> <text:span text:style-name="T7"/><text:span text:style-name="T7">in</text:span> <text:span text:style-name="T7">uno</text:span> <text:span text:style-name="T7">quoque</text:span><text:span text:style-name="T7"> | </text:span><text:span text:style-name="T7">ut</text:span> <text:span text:style-name="T7">non</text:span> <text:span text:style-name="T7">michi</text:span> <text:span text:style-name="T7">uehem<text:span text:style-name="T1">en</text:span>ter</text:span> <text:span text:style-name="T7">irasceretur</text:span> <text:span text:style-name="T7">qui</text:span> <text:span text:style-name="T7">adiutor</text:span> <text:span text:style-name="T7">datus</text:span> <text:span text:style-name="T7"/><text:span text:style-name="T7">sum</text:span> <text:span text:style-name="T7"><text:span text:style-name="T1">et</text:span></text:span> <text:span text:style-name="T7">non</text:span> <text:span text:style-name="T7">cito</text:span> <text:span text:style-name="T7">adqui</text:span><text:span text:style-name="T7">|</text:span><text:span text:style-name="T7">eui</text:span> <text:span text:style-name="T7">sec<text:span text:style-name="T1">un</text:span>d<text:span text:style-name="T1">u</text:span>m</text:span> <text:span text:style-name="T7">quid</text:span> <text:span text:style-name="T7">michi</text:span> <text:span text:style-name="T7">ostensum</text:span> <text:span text:style-name="T7">fuerat</text:span><text:span text:style-name="T7">·</text:span> <text:span text:style-name="T7"><text:span text:style-name="T1">et</text:span></text:span> <text:span text:style-name="T7"/><text:span text:style-name="T7">sicut</text:span> <text:span text:style-name="T7">sp<text:span text:style-name="T1">iritu</text:span>s</text:span> <text:span text:style-name="T7">suggerebat</text:span><text:span text:style-name="T7">·</text:span> <text:span text:style-name="T7"><text:span text:style-name="T1">et</text:span></text:span> <text:span text:style-name="T7">misertus</text:span> <text:span text:style-name="T7"><text:span text:style-name="T1">est</text:span></text:span><text:span text:style-name="T7"> | </text:span><text:span text:style-name="T7">michi</text:span> <text:span text:style-name="T7">d<text:span text:style-name="T1">omi</text:span>n<text:span text:style-name="T1">u</text:span>s</text:span> <text:span text:style-name="T7">in</text:span> <text:span text:style-name="T7">milia</text:span> <text:span text:style-name="T7"/><text:span text:style-name="T7">milium</text:span> <text:span text:style-name="T7">quia</text:span> <text:span text:style-name="T7">uidit</text:span> <text:span text:style-name="T7">in</text:span> <text:span text:style-name="T7">me</text:span> <text:span text:style-name="T7">quod</text:span> <text:span text:style-name="T7">parat<text:span text:style-name="T1">us</text:span></text:span> <text:span text:style-name="T7">eram</text:span> <text:span text:style-name="T7">s<text:span text:style-name="T1">ed</text:span></text:span> <text:span text:style-name="T7">quod</text:span> <text:span text:style-name="T7">michi</text:span><text:span text:style-name="T7"> | </text:span><text:span text:style-name="T7">p<text:span text:style-name="T1">er</text:span></text:span> <text:span text:style-name="T7"/><text:span text:style-name="T7">his</text:span> <text:span text:style-name="T7">nesciebam</text:span> <text:span text:style-name="T7">de</text:span> <text:span text:style-name="T7">testatu</text:span> <text:span text:style-name="T7">meo</text:span> <text:span text:style-name="T7">quid</text:span> <text:span text:style-name="T7">facere<text:span text:style-name="T1">m</text:span></text:span><text:span text:style-name="T7">·</text:span> <text:span text:style-name="T7">quia</text:span> <text:span text:style-name="T7">multi</text:span> <text:span text:style-name="T7">hanc</text:span> <text:span text:style-name="T7">legatione<text:span text:style-name="T1">m</text:span></text:span> <text:span text:style-name="T7"/><text:span text:style-name="T7">prohi</text:span><text:span text:style-name="T7">-</text:span><text:span text:style-name="T7">|</text:span><text:span text:style-name="T7">bebant</text:span><text:span text:style-name="T7">·</text:span> <text:span text:style-name="T7">etiam</text:span> <text:span text:style-name="T7">inter</text:span> <text:span text:style-name="T7">se</text:span> <text:span text:style-name="T7">ipsos</text:span> <text:span text:style-name="T7">posttergum</text:span> <text:span text:style-name="T7">in</text:span> <text:span text:style-name="T7">eum</text:span> <text:span text:style-name="T7">narrabant</text:span> <text:span text:style-name="T7"><text:span text:style-name="T1">et</text:span></text:span> <text:span text:style-name="T7"/><text:span text:style-name="T7">dicebant</text:span><text:span text:style-name="T7">;</text:span> <text:span text:style-name="T7"><text:span text:style-name="T3">I</text:span>ste</text:span><text:span text:style-name="T7"> | </text:span><text:span text:style-name="T7">quare</text:span> <text:span text:style-name="T7">se</text:span> <text:span text:style-name="T7">mittit</text:span> <text:span text:style-name="T7">in</text:span> <text:span text:style-name="T7">p<text:span text:style-name="T1">er</text:span>icolum</text:span> <text:span text:style-name="T7">inter</text:span> <text:span text:style-name="T7">hostes</text:span> <text:span text:style-name="T7">qui</text:span> <text:span text:style-name="T7">d<text:span text:style-name="T1">eu</text:span>m</text:span> <text:span text:style-name="T7"/><text:span text:style-name="T7">non</text:span> <text:span text:style-name="T7">nouer<text:span text:style-name="T1">unt</text:span></text:span><text:span text:style-name="T7">;</text:span> <text:span text:style-name="T7">non</text:span> <text:span text:style-name="T7">ut</text:span> <text:span text:style-name="T7">causa</text:span><text:span text:style-name="T7"> | </text:span><text:span text:style-name="T7">malitie</text:span><text:span text:style-name="T7">·</text:span> <text:span text:style-name="T7">s<text:span text:style-name="T1">ed</text:span></text:span> <text:span text:style-name="T7">non</text:span> <text:span text:style-name="T7">sapiebat</text:span> <text:span text:style-name="T7">illis</text:span> <text:span text:style-name="T7">sicut</text:span> <text:span text:style-name="T7"/><text:span text:style-name="T7"><text:span text:style-name="T1">et</text:span></text:span> <text:span text:style-name="T7">ego</text:span> <text:span text:style-name="T7">ipse</text:span> <text:span text:style-name="T7">testator</text:span> <text:span text:style-name="T7">intellexi</text:span> <text:span text:style-name="T7">propter</text:span><text:span text:style-name="T7"> | </text:span><text:span text:style-name="T7">rusticitate<text:span text:style-name="T1">m</text:span></text:span> <text:span text:style-name="T7">meam</text:span> <text:span text:style-name="T7"><text:span text:style-name="T1">et</text:span></text:span> <text:span text:style-name="T7">non</text:span> <text:span text:style-name="T7"/><text:span text:style-name="T7">cito</text:span> <text:span text:style-name="T7">agnoui</text:span> <text:span text:style-name="T7">gra<text:span text:style-name="T1">tia</text:span>m</text:span> <text:span text:style-name="T7">que</text:span> <text:span text:style-name="T7">tunc</text:span> <text:span text:style-name="T7">erat</text:span> <text:span text:style-name="T7">in</text:span> <text:span text:style-name="T7">me</text:span> <text:span text:style-name="T7">nunc</text:span> <text:span text:style-name="T7">michi</text:span><text:span text:style-name="T7"> | </text:span><text:span text:style-name="T7">capit</text:span> <text:span text:style-name="T7">quod</text:span> <text:span text:style-name="T7"/><text:span text:style-name="T7">ante</text:span> <text:span text:style-name="T7">debueram</text:span><text:span text:style-name="T7">;</text:span> <text:span text:style-name="T7"/></text:p>
      <text:p>47. <text:span text:style-name="T7"/><text:span text:style-name="T7"><text:span text:style-name="T3">N</text:span>unc</text:span> <text:span text:style-name="T7">ergo</text:span> <text:span text:style-name="T7">simpliciter</text:span> <text:span text:style-name="T7">insuaui</text:span> <text:span text:style-name="T7">fratrib<text:span text:style-name="T1">us</text:span></text:span> <text:span text:style-name="T7"><text:span text:style-name="T1">et</text:span></text:span> <text:span text:style-name="T7">con</text:span><text:span text:style-name="T7">-</text:span><text:span text:style-name="T7">|</text:span><text:span text:style-name="T7">seruis</text:span> <text:span text:style-name="T7">meis</text:span> <text:span text:style-name="T7"/><text:span text:style-name="T7">qui</text:span> <text:span text:style-name="T7">michi</text:span> <text:span text:style-name="T7">crediderunt</text:span> <text:span text:style-name="T7">p<text:span text:style-name="T1">ro</text:span>pt<text:span text:style-name="T1">er</text:span></text:span> <text:span text:style-name="T7">quod</text:span> <text:span text:style-name="T7">p<text:span text:style-name="T1">rae</text:span>dixi</text:span> <text:span text:style-name="T7"><text:span text:style-name="T1">et</text:span></text:span> <text:span text:style-name="T7">predico</text:span> <text:span text:style-name="T7">ad</text:span> <text:span text:style-name="T7">roboran</text:span><text:span text:style-name="T7">-</text:span><text:span text:style-name="T7">|</text:span><text:span text:style-name="T7">randam</text:span> <text:span text:style-name="T7"/><text:span text:style-name="T7"><text:span text:style-name="T1">et</text:span></text:span> <text:span text:style-name="T7">confirmandam</text:span> <text:span text:style-name="T7">fidem</text:span> <text:span text:style-name="T7">u<text:span text:style-name="T1">est</text:span>ram</text:span> <text:span text:style-name="T7">utinam</text:span> <text:span text:style-name="T7">ut</text:span> <text:span text:style-name="T7"><text:span text:style-name="T1">et</text:span></text:span> <text:span text:style-name="T7">uos</text:span> <text:span text:style-name="T7">imittemini</text:span> <text:span text:style-name="T7">maiora</text:span><text:span text:style-name="T7"> | </text:span><text:span text:style-name="T7"><text:span text:style-name="T1">et</text:span></text:span> <text:span text:style-name="T7"/><text:span text:style-name="T7"/><text:span text:style-name="T7">potiora</text:span> <text:span text:style-name="T7">faciatis</text:span><text:span text:style-name="T7">·</text:span> <text:span text:style-name="T7"><text:span text:style-name="T3">H</text:span>oc</text:span> <text:span text:style-name="T7">erit</text:span> <text:span text:style-name="T7">gl<text:span text:style-name="T1">ori</text:span>a</text:span> <text:span text:style-name="T7">mea</text:span> <text:span text:style-name="T7">quia</text:span> <text:span text:style-name="T7">filius</text:span> <text:span text:style-name="T7">sapiens</text:span> <text:span text:style-name="T7">gl<text:span text:style-name="T1">ori</text:span>a</text:span> <text:span text:style-name="T7"/><text:span text:style-name="T7">patris</text:span> <text:span text:style-name="T7"><text:span text:style-name="T1">est</text:span></text:span><text:span text:style-name="T7">·</text:span> <text:span text:style-name="T7"/></text:p>
      <text:p>48. <text:span text:style-name="T7"/><text:span text:style-name="T7"><text:span text:style-name="T3">U</text:span>os</text:span> <text:span text:style-name="T7">scitis</text:span><text:span text:style-name="T7"> | </text:span><text:span text:style-name="T7"><text:span text:style-name="T1">et</text:span></text:span> <text:span text:style-name="T7">d<text:span text:style-name="T1">eu</text:span>s</text:span> <text:span text:style-name="T7">qualiter</text:span> <text:span text:style-name="T7"/><text:span text:style-name="T7">
                    \int<text:span text:style-name="T1">er</text:span>/
                </text:span><text:span text:style-name="T7">uos</text:span> <text:span text:style-name="T7">conuersatus</text:span> <text:span text:style-name="T7">sum</text:span> <text:span text:style-name="T7">a</text:span> <text:span text:style-name="T7">iuuentute</text:span> <text:span text:style-name="T7"/><text:span text:style-name="T7">mea</text:span> <text:span text:style-name="T7"><text:span text:style-name="T1">et</text:span></text:span> <text:span text:style-name="T7">fide</text:span> <text:span text:style-name="T7">ueritatis</text:span> <text:span text:style-name="T7"><text:span text:style-name="T1">et</text:span></text:span> <text:span text:style-name="T7">in</text:span><text:span text:style-name="T7"> | </text:span><text:span text:style-name="T7">sinceritate</text:span> <text:span text:style-name="T7">co
                    \r/
                dis</text:span> <text:span text:style-name="T7">etiam</text:span> <text:span text:style-name="T7">ad</text:span> <text:span text:style-name="T7">gentes</text:span> <text:span text:style-name="T7"/><text:span text:style-name="T7">illas</text:span> <text:span text:style-name="T7">inter</text:span> <text:span text:style-name="T7">quas</text:span> <text:span text:style-name="T7">habito</text:span> <text:span text:style-name="T7">ego</text:span> <text:span text:style-name="T7">fidem</text:span> <text:span text:style-name="T7">illis</text:span><text:span text:style-name="T7"> | </text:span><text:span text:style-name="T7">prestaui</text:span> <text:span text:style-name="T7"><text:span text:style-name="T1">et</text:span></text:span> <text:span text:style-name="T7">prestabo</text:span><text:span text:style-name="T7">;</text:span> <text:span text:style-name="T7"><text:span text:style-name="T3">D</text:span><text:span text:style-name="T1">eu</text:span>s</text:span> <text:span text:style-name="T7"/><text:span text:style-name="T7">scit</text:span> <text:span text:style-name="T7">ne<text:span text:style-name="T1">m</text:span>inen</text:span> <text:span text:style-name="T7">illo<text:span text:style-name="T1">rum</text:span></text:span> <text:span text:style-name="T7">circumueni</text:span> <text:span text:style-name="T7">nec</text:span> <text:span text:style-name="T7">cogito</text:span> <text:span text:style-name="T7">propter</text:span> <text:span text:style-name="T7">d<text:span text:style-name="T1">eu</text:span>m</text:span><text:span text:style-name="T7"> | </text:span><text:span text:style-name="T7"><text:span text:style-name="T1">et</text:span></text:span> <text:span text:style-name="T7"/><text:span text:style-name="T7">eccl<text:span text:style-name="T1">esi</text:span>am</text:span> <text:span text:style-name="T7">ipsius</text:span> <text:span text:style-name="T7">ne</text:span> <text:span text:style-name="T7">excite<text:span text:style-name="T1">m</text:span></text:span> <text:span text:style-name="T7">illis</text:span> <text:span text:style-name="T7"><text:span text:style-name="T1">et</text:span></text:span> <text:span text:style-name="T7">nob<text:span text:style-name="T1">is</text:span></text:span> <text:span text:style-name="T7">om<text:span text:style-name="T1">n</text:span>ib<text:span text:style-name="T1">us</text:span></text:span> <text:span text:style-name="T7">p<text:span text:style-name="T1">er</text:span>secutione<text:span text:style-name="T1">m</text:span></text:span> <text:span text:style-name="T7"/><text:span text:style-name="T7"><text:span text:style-name="T1">et</text:span></text:span> <text:span text:style-name="T7">ne</text:span> <text:span text:style-name="T7">p<text:span text:style-name="T1">er</text:span></text:span> <text:span text:style-name="T7">me</text:span> <text:span text:style-name="T7">blasphemaretur</text:span><text:span text:style-name="T7"> | </text:span><text:span text:style-name="T7">nomen</text:span> <text:span text:style-name="T7">d<text:span text:style-name="T1">omi</text:span>ni</text:span> <text:span text:style-name="T7">quia</text:span> <text:span text:style-name="T7">scriptum</text:span> <text:span text:style-name="T7"><text:span text:style-name="T1">est</text:span></text:span> <text:span text:style-name="T7">ue</text:span> <text:span text:style-name="T7"/><text:span text:style-name="T7">homini</text:span> <text:span text:style-name="T7">p<text:span text:style-name="T1">er</text:span></text:span> <text:span text:style-name="T7">que<text:span text:style-name="T1">m</text:span></text:span> <text:span text:style-name="T7">nom<text:span text:style-name="T1">en</text:span></text:span> <text:span text:style-name="T7">d<text:span text:style-name="T1">omi</text:span>ni</text:span> <text:span text:style-name="T7">blasphematur</text:span><text:span text:style-name="T7">;</text:span> <text:span text:style-name="T7"/></text:p>
      <text:p>49. <text:span text:style-name="T7"/><text:span text:style-name="T7"><text:span text:style-name="T3">N</text:span>am</text:span> <text:span text:style-name="T7"><text:span text:style-name="T1">et</text:span>si</text:span><text:span text:style-name="T7"> | </text:span><text:span text:style-name="T7">imp<text:span text:style-name="T1">er</text:span>it<text:span text:style-name="T1">us</text:span></text:span> <text:span text:style-name="T7">sum</text:span> <text:span text:style-name="T7">nominib<text:span text:style-name="T1">us</text:span></text:span> <text:span text:style-name="T7">tam<text:span text:style-name="T1">en</text:span></text:span> <text:span text:style-name="T7">conatus</text:span> <text:span text:style-name="T7">sum</text:span> <text:span text:style-name="T7">quippiam</text:span> <text:span text:style-name="T7"/><text:span text:style-name="T7">seruare</text:span> <text:span text:style-name="T7">me</text:span> <text:span text:style-name="T7">etiam</text:span> <text:span text:style-name="T7"><text:span text:style-name="T1">et</text:span></text:span> <text:span text:style-name="T7">fratribus</text:span><text:span text:style-name="T7"> | </text:span><text:span text:style-name="T7">chr<text:span text:style-name="T1">ist</text:span>ianis</text:span> <text:span text:style-name="T7"><text:span text:style-name="T1">et</text:span></text:span> <text:span text:style-name="T7">uirginib<text:span text:style-name="T1">us</text:span></text:span> <text:span text:style-name="T7">chr<text:span text:style-name="T1">ist</text:span>i</text:span> <text:span text:style-name="T7"/><text:span text:style-name="T7"><text:span text:style-name="T1">et</text:span></text:span> <text:span text:style-name="T7">mulierib<text:span text:style-name="T1">us</text:span></text:span> <text:span text:style-name="T7">religiosis</text:span> <text:span text:style-name="T7">que</text:span> <text:span text:style-name="T7">m<text:span text:style-name="T1">ih</text:span>i</text:span> <text:span text:style-name="T7">ultronea</text:span> <text:span text:style-name="T7">munuscula</text:span> <text:span text:style-name="T7">dona</text:span><text:span text:style-name="T7">-</text:span><text:span text:style-name="T7">|</text:span><text:span text:style-name="T7">bant</text:span> <text:span text:style-name="T7"><text:span text:style-name="T1">et</text:span></text:span> <text:span text:style-name="T7"/><text:span text:style-name="T7">sup<text:span text:style-name="T1">er</text:span></text:span> <text:span text:style-name="T7">altare</text:span> <text:span text:style-name="T7">iactabant</text:span> <text:span text:style-name="T7">ex</text:span> <text:span text:style-name="T7">ornam<text:span text:style-name="T1">en</text:span>tis</text:span> <text:span text:style-name="T7">suis</text:span> <text:span text:style-name="T7"><text:span text:style-name="T1">et</text:span></text:span> <text:span text:style-name="T7">iterum</text:span> <text:span text:style-name="T7">reddebant</text:span> <text:span text:style-name="T7">illis</text:span> <text:span text:style-name="T7"/><text:span text:style-name="T7"><text:span text:style-name="T1">et</text:span></text:span><text:span text:style-name="T7"> | </text:span><text:span text:style-name="T7">aduersus</text:span> <text:span text:style-name="T7">me</text:span> <text:span text:style-name="T7">scandalizabantur</text:span> <text:span text:style-name="T7">cur</text:span> <text:span text:style-name="T7">hoc</text:span> <text:span text:style-name="T7">faciebam</text:span><text:span text:style-name="T7">·</text:span> <text:span text:style-name="T7">s<text:span text:style-name="T1">ed</text:span></text:span> <text:span text:style-name="T7">ego</text:span> <text:span text:style-name="T7">p<text:span text:style-name="T1">ro</text:span>pt<text:span text:style-name="T1">er</text:span></text:span> <text:span text:style-name="T7"/><text:span text:style-name="T7">sp
                    \e/
                m</text:span> <text:span text:style-name="T7">p<text:span text:style-name="T1">er</text:span>ennitatis</text:span><text:span text:style-name="T7"> | </text:span><text:span text:style-name="T7">ut</text:span> <text:span text:style-name="T7">me</text:span> <text:span text:style-name="T7">in</text:span> <text:span text:style-name="T7">omib<text:span text:style-name="T1">us</text:span></text:span> <text:span text:style-name="T7">caute</text:span> <text:span text:style-name="T7">propterea</text:span> <text:span text:style-name="T7">conseruare<text:span text:style-name="T1">m</text:span></text:span> <text:span text:style-name="T7"/><text:span text:style-name="T7">ita</text:span> <text:span text:style-name="T7">ut</text:span> <text:span text:style-name="T7">me</text:span> <text:span text:style-name="T7">in</text:span> <text:span text:style-name="T7">aliquo</text:span> <text:span text:style-name="T7">titulo</text:span> <text:span text:style-name="T7">infideli</text:span><text:span text:style-name="T7"> | </text:span><text:span text:style-name="T7">caperent</text:span> <text:span text:style-name="T7">u<text:span text:style-name="T1">e</text:span>l</text:span> <text:span text:style-name="T7">minasterium</text:span><text:span text:style-name="T7">·</text:span> <text:span text:style-name="T7">seruitutis</text:span> <text:span text:style-name="T7">mee</text:span> <text:span text:style-name="T7"/><text:span text:style-name="T7">nec</text:span> <text:span text:style-name="T7">etiam</text:span> <text:span text:style-name="T7">in</text:span> <text:span text:style-name="T7">minino</text:span> <text:span text:style-name="T7">incredulis</text:span> <text:span text:style-name="T7">locu<text:span text:style-name="T1">m</text:span></text:span><text:span text:style-name="T7"> | </text:span><text:span text:style-name="T7">dare<text:span text:style-name="T1">m</text:span></text:span> <text:span text:style-name="T7">infamare</text:span> <text:span text:style-name="T7">siue</text:span> <text:span text:style-name="T7"/><text:span text:style-name="T7">detractare</text:span> <text:span text:style-name="T7"/></text:p>
      <text:p>50. <text:span text:style-name="T7"/><text:span text:style-name="T7">forte</text:span> <text:span text:style-name="T7">aute<text:span text:style-name="T1">m</text:span></text:span> <text:span text:style-name="T7">quando</text:span> <text:span text:style-name="T7">baptizaui</text:span> <text:span text:style-name="T7">tot</text:span> <text:span text:style-name="T7">milia</text:span> <text:span text:style-name="T7">homi</text:span><text:span text:style-name="T7">-</text:span><text:span text:style-name="T7">|</text:span><text:span text:style-name="T7">num</text:span> <text:span text:style-name="T7">sperauerim</text:span> <text:span text:style-name="T7"/><text:span text:style-name="T7">ab</text:span> <text:span text:style-name="T7">aliqu[a]
                    \o/
                </text:span> <text:span text:style-name="T7">illo<text:span text:style-name="T1">rum</text:span></text:span> <text:span text:style-name="T7">u<text:span text:style-name="T1">e</text:span>l</text:span> <text:span text:style-name="T7">dimidio</text:span> <text:span text:style-name="T7">scriptulae</text:span><text:span text:style-name="T7">;</text:span> <text:span text:style-name="T7">dicite</text:span> <text:span text:style-name="T7">m<text:span text:style-name="T1">ihi</text:span></text:span> <text:span text:style-name="T7"><text:span text:style-name="T1">et</text:span></text:span> <text:span text:style-name="T7">reddam</text:span> <text:span text:style-name="T7"/><text:span text:style-name="T7">uob<text:span text:style-name="T1">is</text:span></text:span><text:span text:style-name="T7">·</text:span><text:span text:style-name="T7">(11r)</text:span><text:span text:style-name="T7"/><text:span text:style-name="T7"> | </text:span><text:span text:style-name="T7">aut</text:span> <text:span text:style-name="T7">quando</text:span> <text:span text:style-name="T7">ordinauit</text:span> <text:span text:style-name="T7">ubiq<text:span text:style-name="T1">ue</text:span></text:span> <text:span text:style-name="T7">d<text:span text:style-name="T1">omi</text:span>n<text:span text:style-name="T1">u</text:span>s</text:span> <text:span text:style-name="T7">clericos</text:span> <text:span text:style-name="T7">p<text:span text:style-name="T1">er</text:span></text:span> <text:span text:style-name="T7">modicitatem</text:span> <text:span text:style-name="T7"/><text:span text:style-name="T7">meam</text:span><text:span text:style-name="T7">·</text:span> <text:span text:style-name="T7"><text:span text:style-name="T1">et</text:span></text:span> <text:span text:style-name="T7">ministerium</text:span><text:span text:style-name="T7"> | </text:span><text:span text:style-name="T7">gratis</text:span><text:span text:style-name="T7">.</text:span> <text:span text:style-name="T7">distribui</text:span> <text:span text:style-name="T7">illis</text:span> <text:span text:style-name="T7">si</text:span> <text:span text:style-name="T7">poposci</text:span> <text:span text:style-name="T7">ab</text:span> <text:span text:style-name="T7">aliquo</text:span> <text:span text:style-name="T7"/><text:span text:style-name="T7">illo<text:span text:style-name="T1">rum</text:span></text:span> <text:span text:style-name="T7">uel</text:span> <text:span text:style-name="T7">pretium</text:span> <text:span text:style-name="T7">uel</text:span> <text:span text:style-name="T7">calciamenti</text:span> <text:span text:style-name="T7">mei</text:span><text:span text:style-name="T7"> | </text:span><text:span text:style-name="T7">dicite</text:span> <text:span text:style-name="T7">aduersus</text:span> <text:span text:style-name="T7">me</text:span> <text:span text:style-name="T7"><text:span text:style-name="T1">et</text:span></text:span> <text:span text:style-name="T7">reddam</text:span> <text:span text:style-name="T7"/><text:span text:style-name="T7">uobis</text:span> <text:span text:style-name="T7"/></text:p>
      <text:p>51. <text:span text:style-name="T7"/><text:span text:style-name="T7">magis</text:span><text:span text:style-name="T7">;</text:span> <text:span text:style-name="T7"><text:span text:style-name="T3">E</text:span>go</text:span> <text:span text:style-name="T7">inpendi</text:span> <text:span text:style-name="T7">pro</text:span> <text:span text:style-name="T7">uobis</text:span> <text:span text:style-name="T7">ut</text:span> <text:span text:style-name="T7">me</text:span> <text:span text:style-name="T7">caper<text:span text:style-name="T1">et</text:span></text:span><text:span text:style-name="T7"> | </text:span><text:span text:style-name="T7"><text:span text:style-name="T1">et</text:span></text:span> <text:span text:style-name="T7">inter</text:span> <text:span text:style-name="T7">uos</text:span> <text:span text:style-name="T7"><text:span text:style-name="T1">et</text:span></text:span> <text:span text:style-name="T7">ubiq<text:span text:style-name="T1">ue</text:span></text:span> <text:span text:style-name="T7"/><text:span text:style-name="T7">p<text:span text:style-name="T1">er</text:span>gebam</text:span> <text:span text:style-name="T7">causa</text:span> <text:span text:style-name="T7">u<text:span text:style-name="T1">est</text:span>ra</text:span> <text:span text:style-name="T7">in</text:span> <text:span text:style-name="T7">multis</text:span> <text:span text:style-name="T7">p<text:span text:style-name="T1">er</text:span>iculis</text:span> <text:span text:style-name="T7">etiam</text:span> <text:span text:style-name="T7">usq<text:span text:style-name="T1">ue</text:span></text:span> <text:span text:style-name="T7">ad</text:span> <text:span text:style-name="T7">extras</text:span><text:span text:style-name="T7"> | </text:span><text:span text:style-name="T7"/><text:span text:style-name="T7">partes</text:span> <text:span text:style-name="T7">ubi</text:span> <text:span text:style-name="T7">nemo</text:span> <text:span text:style-name="T7">ultra</text:span> <text:span text:style-name="T7">erat</text:span> <text:span text:style-name="T7"><text:span text:style-name="T1">et</text:span></text:span> <text:span text:style-name="T7">ubi</text:span> <text:span text:style-name="T7">nunquam</text:span> <text:span text:style-name="T7">aliquis</text:span> <text:span text:style-name="T7">p<text:span text:style-name="T1">er</text:span>uenerat</text:span> <text:span text:style-name="T7">qui</text:span> <text:span text:style-name="T7"/><text:span text:style-name="T7">baptizaret</text:span><text:span text:style-name="T7"> | </text:span><text:span text:style-name="T7">aut</text:span> <text:span text:style-name="T7">clericos</text:span> <text:span text:style-name="T7">ordinar<text:span text:style-name="T1">et</text:span></text:span><text:span text:style-name="T7">·</text:span> <text:span text:style-name="T7">aut</text:span> <text:span text:style-name="T7">populum</text:span> <text:span text:style-name="T7">consummaret</text:span><text:span text:style-name="T7">·</text:span> <text:span text:style-name="T7">donante</text:span> <text:span text:style-name="T7"/><text:span text:style-name="T7">d<text:span text:style-name="T1">omi</text:span>no</text:span> <text:span text:style-name="T7">diligenter</text:span><text:span text:style-name="T7"> | </text:span><text:span text:style-name="T7"><text:span text:style-name="T1">et</text:span></text:span> <text:span text:style-name="T7">libentissime</text:span> <text:span text:style-name="T7">pro</text:span> <text:span text:style-name="T7">salute</text:span> <text:span text:style-name="T7">u<text:span text:style-name="T1">ost</text:span>ra</text:span> <text:span text:style-name="T7">om<text:span text:style-name="T1">n</text:span>ia</text:span> <text:span text:style-name="T7">generari</text:span><text:span text:style-name="T7">;</text:span> <text:span text:style-name="T7"/></text:p>
      <text:p>52. <text:span text:style-name="T7"/><text:span text:style-name="T7"><text:span text:style-name="T3">I</text:span>nt<text:span text:style-name="T1">er</text:span>im</text:span> <text:span text:style-name="T7">premia</text:span> <text:span text:style-name="T7">dabam</text:span> <text:span text:style-name="T7">regib<text:span text:style-name="T1">us</text:span></text:span><text:span text:style-name="T7"> | </text:span><text:span text:style-name="T7">propter</text:span> <text:span text:style-name="T7">quod</text:span> <text:span text:style-name="T7">dabam</text:span> <text:span text:style-name="T7"/><text:span text:style-name="T7">mercedem</text:span> <text:span text:style-name="T7">filiis</text:span> <text:span text:style-name="T7">ipso<text:span text:style-name="T1">rum</text:span></text:span> <text:span text:style-name="T7">qui</text:span> <text:span text:style-name="T7">mecum</text:span> <text:span text:style-name="T7">ambulant</text:span><text:span text:style-name="T7">·</text:span> <text:span text:style-name="T7"><text:span text:style-name="T1">et</text:span></text:span> <text:span text:style-name="T7">n
                    \i/
                chil</text:span><text:span text:style-name="T7"> | </text:span><text:span text:style-name="T7"/><text:span text:style-name="T7"/><text:span text:style-name="T7">comprehenderunt</text:span> <text:span text:style-name="T7">me</text:span> <text:span text:style-name="T7">cum</text:span> <text:span text:style-name="T7">co<text:span text:style-name="T1">m</text:span>mitib<text:span text:style-name="T1">us</text:span></text:span> <text:span text:style-name="T7">meis</text:span> <text:span text:style-name="T7"><text:span text:style-name="T1">et</text:span></text:span> <text:span text:style-name="T7">illa</text:span> <text:span text:style-name="T7">die</text:span> <text:span text:style-name="T7">auidissime</text:span> <text:span text:style-name="T7">cupiebant</text:span><text:span text:style-name="T7"> | </text:span><text:span text:style-name="T7"/><text:span text:style-name="T7">int<text:span text:style-name="T1">er</text:span>ficere</text:span> <text:span text:style-name="T7">me</text:span> <text:span text:style-name="T7">s<text:span text:style-name="T1">ed</text:span></text:span> <text:span text:style-name="T7">temp<text:span text:style-name="T1">us</text:span></text:span> <text:span text:style-name="T7">nondum</text:span> <text:span text:style-name="T7">uenerat</text:span> <text:span text:style-name="T7"><text:span text:style-name="T1">et</text:span></text:span> <text:span text:style-name="T7">om<text:span text:style-name="T1">n</text:span>ia</text:span> <text:span text:style-name="T7">qucumq<text:span text:style-name="T1">ue</text:span></text:span> <text:span text:style-name="T7"/><text:span text:style-name="T7">nobiscum</text:span> <text:span text:style-name="T7">inuenerunt</text:span><text:span text:style-name="T7"> | </text:span><text:span text:style-name="T7">rapuerunt</text:span> <text:span text:style-name="T7">illud</text:span><text:span text:style-name="T7">·</text:span> <text:span text:style-name="T7"><text:span text:style-name="T1">et</text:span></text:span> <text:span text:style-name="T7">me</text:span> <text:span text:style-name="T7">ipso</text:span> <text:span text:style-name="T7">ferro</text:span> <text:span text:style-name="T7">uixerunt</text:span> <text:span text:style-name="T7"><text:span text:style-name="T1">et</text:span></text:span> <text:span text:style-name="T7"/><text:span text:style-name="T7">quartodecimo</text:span> <text:span text:style-name="T7">die</text:span> <text:span text:style-name="T7">absoluit</text:span> <text:span text:style-name="T7">me</text:span><text:span text:style-name="T7"> | </text:span><text:span text:style-name="T7">d<text:span text:style-name="T1">omi</text:span>n<text:span text:style-name="T1">u</text:span>s</text:span> <text:span text:style-name="T7">de</text:span> <text:span text:style-name="T7">potestate</text:span> <text:span text:style-name="T7">eo<text:span text:style-name="T1">rum</text:span></text:span> <text:span text:style-name="T7"><text:span text:style-name="T1">et</text:span></text:span> <text:span text:style-name="T7"/><text:span text:style-name="T7">quicquid</text:span> <text:span text:style-name="T7">n<text:span text:style-name="T1">ost</text:span>r<text:span text:style-name="T1">u</text:span>m</text:span> <text:span text:style-name="T7">fuit</text:span> <text:span text:style-name="T7">redditum</text:span> <text:span text:style-name="T7"><text:span text:style-name="T1">est</text:span></text:span> <text:span text:style-name="T7">nobis</text:span> <text:span text:style-name="T7">p<text:span text:style-name="T1">ro</text:span>pt<text:span text:style-name="T1">er</text:span></text:span> <text:span text:style-name="T7">d<text:span text:style-name="T1">eu</text:span>m</text:span> <text:span text:style-name="T7"><text:span text:style-name="T1">et</text:span></text:span> <text:span text:style-name="T7">ne</text:span><text:span text:style-name="T7">-</text:span><text:span text:style-name="T7">|</text:span><text:span text:style-name="T7">cessarios</text:span> <text:span text:style-name="T7"/><text:span text:style-name="T7">amicos</text:span> <text:span text:style-name="T7">quos</text:span> <text:span text:style-name="T7">ante</text:span> <text:span text:style-name="T7">preuidim<text:span text:style-name="T1">us</text:span></text:span> <text:span text:style-name="T7"/></text:p>
      <text:p>53. <text:span text:style-name="T7"/><text:span text:style-name="T7">uos</text:span> <text:span text:style-name="T7">aute<text:span text:style-name="T1">m</text:span></text:span> <text:span text:style-name="T7">exp<text:span text:style-name="T1">er</text:span>ti</text:span><text:span text:style-name="T7">estis</text:span> <text:span text:style-name="T7">quantum</text:span> <text:span text:style-name="T7">ego</text:span> <text:span text:style-name="T7">erogaui</text:span><text:span text:style-name="T7"> | </text:span><text:span text:style-name="T7">illis</text:span> <text:span text:style-name="T7">qui</text:span> <text:span text:style-name="T7">iudicabant</text:span> <text:span text:style-name="T7"/><text:span text:style-name="T7">p<text:span text:style-name="T1">er</text:span></text:span> <text:span text:style-name="T7">om<text:span text:style-name="T1">ne</text:span>s</text:span> <text:span text:style-name="T7">regiones</text:span> <text:span text:style-name="T7">quos</text:span> <text:span text:style-name="T7">ego</text:span> <text:span text:style-name="T7">frequentius</text:span> <text:span text:style-name="T7">uisitabam</text:span><text:span text:style-name="T7">;</text:span> <text:span text:style-name="T7"><text:span text:style-name="T3">C</text:span>enseo</text:span> <text:span text:style-name="T7">enim</text:span><text:span text:style-name="T7"> | </text:span><text:span text:style-name="T7"/><text:span text:style-name="T7">n<text:span text:style-name="T1">on</text:span></text:span> <text:span text:style-name="T7">minimum</text:span> <text:span text:style-name="T7">quam</text:span> <text:span text:style-name="T7">pretium</text:span> <text:span text:style-name="T7">quindecim</text:span> <text:span text:style-name="T7">hominu<text:span text:style-name="T1">m</text:span></text:span> <text:span text:style-name="T7">distribui</text:span> <text:span text:style-name="T7">illis</text:span><text:span text:style-name="T7">·</text:span> <text:span text:style-name="T7">ita</text:span> <text:span text:style-name="T7"/><text:span text:style-name="T7">ut</text:span> <text:span text:style-name="T7">me</text:span> <text:span text:style-name="T7">fraua</text:span><text:span text:style-name="T7">-</text:span><text:span text:style-name="T7">|</text:span><text:span text:style-name="T7">mini</text:span> <text:span text:style-name="T7"><text:span text:style-name="T1">et</text:span></text:span> <text:span text:style-name="T7">ego</text:span> <text:span text:style-name="T7">uobis</text:span> <text:span text:style-name="T7">semp<text:span text:style-name="T1">er</text:span></text:span> <text:span text:style-name="T7">fruar</text:span> <text:span text:style-name="T7">in</text:span> <text:span text:style-name="T7">d<text:span text:style-name="T1">eu</text:span>m</text:span> <text:span text:style-name="T7">non</text:span> <text:span text:style-name="T7">me</text:span> <text:span text:style-name="T7">penit<text:span text:style-name="T1">et</text:span></text:span> <text:span text:style-name="T7"/><text:span text:style-name="T7">nec</text:span> <text:span text:style-name="T7">satis</text:span> <text:span text:style-name="T7">est</text:span> <text:span text:style-name="T7">michi</text:span> <text:span text:style-name="T7">adhuc</text:span><text:span text:style-name="T7"> | </text:span><text:span text:style-name="T7">inpendo</text:span> <text:span text:style-name="T7"><text:span text:style-name="T1">et</text:span></text:span> <text:span text:style-name="T7">sup<text:span text:style-name="T1">er</text:span>inpendam</text:span><text:span text:style-name="T7">;</text:span> <text:span text:style-name="T7"><text:span text:style-name="T3">P</text:span>oteris</text:span> <text:span text:style-name="T7">est</text:span> <text:span text:style-name="T7"/><text:span text:style-name="T7">d<text:span text:style-name="T1">omi</text:span>n<text:span text:style-name="T1">u</text:span>s</text:span> <text:span text:style-name="T7">ut</text:span> <text:span text:style-name="T7">d<text:span text:style-name="T1">et</text:span></text:span> <text:span text:style-name="T7">m<text:span text:style-name="T1">ih</text:span>i</text:span> <text:span text:style-name="T7">post</text:span> <text:span text:style-name="T7">m<text:span text:style-name="T1">od</text:span>o</text:span> <text:span text:style-name="T7">dum</text:span><text:span text:style-name="T7">·</text:span> <text:span text:style-name="T7">ut</text:span> <text:span text:style-name="T7">meipsum</text:span><text:span text:style-name="T7"> | </text:span><text:span text:style-name="T7">inpendat</text:span> <text:span text:style-name="T7">p<text:span text:style-name="T1">ro</text:span></text:span> <text:span text:style-name="T7">animab<text:span text:style-name="T1">us</text:span></text:span> <text:span text:style-name="T7"/><text:span text:style-name="T7">u<text:span text:style-name="T1">est</text:span>ris</text:span> <text:span text:style-name="T7"/></text:p>
      <text:p>54. <text:span text:style-name="T7"/><text:span text:style-name="T7"><text:span text:style-name="T3">E</text:span>cce</text:span> <text:span text:style-name="T7">testem</text:span> <text:span text:style-name="T7">d<text:span text:style-name="T1">eu</text:span>m</text:span> <text:span text:style-name="T7">inuoco</text:span> <text:span text:style-name="T7">in</text:span> <text:span text:style-name="T7">anima<text:span text:style-name="T1">m</text:span></text:span> <text:span text:style-name="T7">mea<text:span text:style-name="T1">m</text:span></text:span> <text:span text:style-name="T7">quia</text:span> <text:span text:style-name="T7">non</text:span> <text:span text:style-name="T7">m<text:span text:style-name="T1">en</text:span>tior</text:span><text:span text:style-name="T7"> | </text:span><text:span text:style-name="T7"/><text:span text:style-name="T7">neq<text:span text:style-name="T1">ue</text:span></text:span> <text:span text:style-name="T7">ut</text:span> <text:span text:style-name="T7">sit</text:span> <text:span text:style-name="T7">occasio</text:span> <text:span text:style-name="T7">adulationis</text:span> <text:span text:style-name="T7"><text:span text:style-name="T1">ue</text:span>l</text:span> <text:span text:style-name="T7">auaritie</text:span> <text:span text:style-name="T7">scripserim</text:span> <text:span text:style-name="T7">uob<text:span text:style-name="T1">is</text:span></text:span> <text:span text:style-name="T7"/><text:span text:style-name="T7">neq<text:span text:style-name="T1">ue</text:span></text:span> <text:span text:style-name="T7">ut</text:span> <text:span text:style-name="T7">honorem</text:span><text:span text:style-name="T7"> | </text:span><text:span text:style-name="T7">serarem</text:span> <text:span text:style-name="T7">u<text:span text:style-name="T1">est</text:span>r<text:span text:style-name="T1">u</text:span>m</text:span> <text:span text:style-name="T7">sufficit</text:span> <text:span text:style-name="T7">enim</text:span> <text:span text:style-name="T7">m<text:span text:style-name="T1">ih</text:span>i</text:span> <text:span text:style-name="T7">honor</text:span> <text:span text:style-name="T7">qui</text:span> <text:span text:style-name="T7"/><text:span text:style-name="T7">nondu<text:span text:style-name="T1">m</text:span></text:span> <text:span text:style-name="T7">uidetur</text:span> <text:span text:style-name="T7">s<text:span text:style-name="T1">ed</text:span></text:span> <text:span text:style-name="T7">corde</text:span> <text:span text:style-name="T7">creditur</text:span><text:span text:style-name="T7">;</text:span><text:span text:style-name="T7"> | </text:span><text:span text:style-name="T7"><text:span text:style-name="T3">F</text:span>idelis</text:span> <text:span text:style-name="T7">aute<text:span text:style-name="T1">m</text:span></text:span> <text:span text:style-name="T7">qui</text:span> <text:span text:style-name="T7">promisit</text:span> <text:span text:style-name="T7"/><text:span text:style-name="T7">numq<text:span text:style-name="T1">uam</text:span></text:span> <text:span text:style-name="T7">mentitur</text:span><text:span text:style-name="T7">·</text:span> <text:span text:style-name="T7"/></text:p>
      <text:p>55. <text:span text:style-name="T7"/><text:span text:style-name="T7">s<text:span text:style-name="T1">ed</text:span></text:span> <text:span text:style-name="T7">uideo</text:span> <text:span text:style-name="T7">iam</text:span> <text:span text:style-name="T7">in</text:span> <text:span text:style-name="T7">p<text:span text:style-name="T1">rae</text:span>senti</text:span> <text:span text:style-name="T7">s<text:span text:style-name="T1">ae</text:span>c<text:span text:style-name="T1">u</text:span>lo</text:span> <text:span text:style-name="T7">me</text:span> <text:span text:style-name="T7">sup<text:span text:style-name="T1">er</text:span>ra</text:span><text:span text:style-name="T7"> | </text:span><text:span text:style-name="T7">modu<text:span text:style-name="T1">m</text:span></text:span> <text:span text:style-name="T7">exultatum</text:span> <text:span text:style-name="T7"/><text:span text:style-name="T7">a</text:span> <text:span text:style-name="T7">d<text:span text:style-name="T1">omi</text:span>no</text:span> <text:span text:style-name="T7"><text:span text:style-name="T1">et</text:span></text:span> <text:span text:style-name="T7">non</text:span> <text:span text:style-name="T7">eram</text:span> <text:span text:style-name="T7">dignus</text:span> <text:span text:style-name="T7">neque</text:span> <text:span text:style-name="T7">talis</text:span> <text:span text:style-name="T7">ut</text:span> <text:span text:style-name="T7">hoc</text:span> <text:span text:style-name="T7">m<text:span text:style-name="T1">ih</text:span>i</text:span> <text:span text:style-name="T7">prestar<text:span text:style-name="T1">et</text:span></text:span><text:span text:style-name="T7"> | </text:span><text:span text:style-name="T7"/><text:span text:style-name="T7">dum</text:span> <text:span text:style-name="T7">scio</text:span> <text:span text:style-name="T7">certissime</text:span> <text:span text:style-name="T7">quod</text:span> <text:span text:style-name="T7">m<text:span text:style-name="T1">ih</text:span>i</text:span> <text:span text:style-name="T7">melius</text:span> <text:span text:style-name="T7">conuenit</text:span> <text:span text:style-name="T7">paup<text:span text:style-name="T1">er</text:span>tas</text:span> <text:span text:style-name="T7"><text:span text:style-name="T1">et</text:span></text:span> <text:span text:style-name="T7">calamitas</text:span> <text:span text:style-name="T7"/><text:span text:style-name="T7">qua<text:span text:style-name="T1">m</text:span></text:span> <text:span text:style-name="T7">dilitias</text:span><text:span text:style-name="T7"> | </text:span><text:span text:style-name="T7"><text:span text:style-name="T1">et</text:span></text:span> <text:span text:style-name="T7">diuitias</text:span><text:span text:style-name="T7">;</text:span> <text:span text:style-name="T7"><text:span text:style-name="T3">S</text:span>ed</text:span> <text:span text:style-name="T7"><text:span text:style-name="T1">et</text:span></text:span> <text:span text:style-name="T7">chr<text:span text:style-name="T1">istu</text:span>s</text:span> <text:span text:style-name="T7">d<text:span text:style-name="T1">omi</text:span>n<text:span text:style-name="T1">u</text:span>s</text:span> <text:span text:style-name="T7">paup<text:span text:style-name="T1">er</text:span></text:span> <text:span text:style-name="T7">fuit</text:span> <text:span text:style-name="T7"/><text:span text:style-name="T7">pro</text:span> <text:span text:style-name="T7">nob<text:span text:style-name="T1">is</text:span></text:span> <text:span text:style-name="T7">ego</text:span> <text:span text:style-name="T7">miser<text:span text:style-name="T1">et</text:span></text:span> <text:span text:style-name="T7"><text:span text:style-name="T1">et</text:span></text:span> <text:span text:style-name="T7">
                    \in/
                felix</text:span> <text:span text:style-name="T7"><text:span text:style-name="T1">et</text:span>si</text:span> <text:span text:style-name="T7">opes</text:span><text:span text:style-name="T7"> | </text:span><text:span text:style-name="T7">uoluero</text:span> <text:span text:style-name="T7">iam</text:span> <text:span text:style-name="T7"/><text:span text:style-name="T7">non</text:span> <text:span text:style-name="T7">habeo</text:span> <text:span text:style-name="T7">neq<text:span text:style-name="T1">ue</text:span></text:span> <text:span text:style-name="T7">me</text:span> <text:span text:style-name="T7">ipsum</text:span> <text:span text:style-name="T7">iudico</text:span> <text:span text:style-name="T7">q<text:span text:style-name="T1">uia</text:span></text:span> <text:span text:style-name="T7">cotidie</text:span> <text:span text:style-name="T7">spero</text:span> <text:span text:style-name="T7">aut</text:span> <text:span text:style-name="T7"/><text:span text:style-name="T7">int<text:span text:style-name="T1">er</text:span></text:span> <text:span text:style-name="T7">netione<text:span text:style-name="T1">m</text:span></text:span><text:span text:style-name="T7"> | </text:span><text:span text:style-name="T7">aut</text:span> <text:span text:style-name="T7">circu<text:span text:style-name="T1">m</text:span>ueniri</text:span> <text:span text:style-name="T7">aut</text:span> <text:span text:style-name="T7">redigi</text:span> <text:span text:style-name="T7">in</text:span> <text:span text:style-name="T7">seruitute<text:span text:style-name="T1">m</text:span></text:span> <text:span text:style-name="T7">siue</text:span> <text:span text:style-name="T7">occasio</text:span> <text:span text:style-name="T7"/><text:span text:style-name="T7">cuiuslib<text:span text:style-name="T1">et</text:span></text:span> <text:span text:style-name="T7">s<text:span text:style-name="T1">ed</text:span></text:span> <text:span text:style-name="T7">nichil</text:span> <text:span text:style-name="T7">ho<text:span text:style-name="T1">rum</text:span></text:span><text:span text:style-name="T7">·</text:span><text:span text:style-name="T7"> | </text:span><text:span text:style-name="T7">uereor</text:span> <text:span text:style-name="T7">p<text:span text:style-name="T1">ro</text:span>pt<text:span text:style-name="T1">er</text:span></text:span> <text:span text:style-name="T7">p<text:span text:style-name="T1">ro</text:span>missa</text:span> <text:span text:style-name="T7">celo<text:span text:style-name="T1">rum</text:span></text:span> <text:span text:style-name="T7"/><text:span text:style-name="T7">quia</text:span> <text:span text:style-name="T7">iactaui</text:span> <text:span text:style-name="T7">meipsum</text:span> <text:span text:style-name="T7">in</text:span> <text:span text:style-name="T7">manus</text:span> <text:span text:style-name="T7">dei</text:span> <text:span text:style-name="T7">om<text:span text:style-name="T1">n</text:span>ip<text:span text:style-name="T1">oten</text:span>tis</text:span> <text:span text:style-name="T7">quia</text:span><text:span text:style-name="T7"> | </text:span><text:span text:style-name="T7">ubiq<text:span text:style-name="T1">ue</text:span></text:span> <text:span text:style-name="T7"/><text:span text:style-name="T7">dominatur</text:span><text:span text:style-name="T7">·</text:span> <text:span text:style-name="T7">sic<text:span text:style-name="T1">ut</text:span></text:span> <text:span text:style-name="T7">p<text:span text:style-name="T1">ro</text:span>ph<text:span text:style-name="T1">e</text:span>ta</text:span> <text:span text:style-name="T7">dicit</text:span><text:span text:style-name="T7">;</text:span> <text:span text:style-name="T7"><text:span text:style-name="T3">I</text:span>acta</text:span> <text:span text:style-name="T7">cogitatu<text:span text:style-name="T1">m</text:span></text:span> <text:span text:style-name="T7">tuum</text:span> <text:span text:style-name="T7">in</text:span> <text:span text:style-name="T7">d<text:span text:style-name="T1">eu</text:span>m</text:span> <text:span text:style-name="T7"><text:span text:style-name="T1">et</text:span></text:span> <text:span text:style-name="T7"/><text:span text:style-name="T7">ipse</text:span> <text:span text:style-name="T7">te</text:span><text:span text:style-name="T7"> | </text:span><text:span text:style-name="T7">enutri<text:span text:style-name="T1">et</text:span></text:span><text:span text:style-name="T7">·</text:span> <text:span text:style-name="T7"/></text:p>
      <text:p>56. <text:span text:style-name="T7"/><text:span text:style-name="T7"><text:span text:style-name="T3">E</text:span>cce</text:span> <text:span text:style-name="T7">nu<text:span text:style-name="T1">n</text:span>c</text:span> <text:span text:style-name="T7">co<text:span text:style-name="T1">m</text:span>mendo</text:span> <text:span text:style-name="T7">anima<text:span text:style-name="T1">m</text:span></text:span> <text:span text:style-name="T7">meam</text:span> <text:span text:style-name="T7">fidelissimo</text:span> <text:span text:style-name="T7">d<text:span text:style-name="T1">e</text:span>o</text:span> <text:span text:style-name="T7">meo</text:span> <text:span text:style-name="T7">p<text:span text:style-name="T1">ro</text:span></text:span> <text:span text:style-name="T7"/><text:span text:style-name="T7"/><text:span text:style-name="T7">quo</text:span> <text:span text:style-name="T7">legatione<text:span text:style-name="T1">m</text:span></text:span><text:span text:style-name="T7"> | </text:span><text:span text:style-name="T7">fungor</text:span> <text:span text:style-name="T7">in</text:span> <text:span text:style-name="T7">ignobilitate</text:span> <text:span text:style-name="T7">mea</text:span><text:span text:style-name="T7">·</text:span> <text:span text:style-name="T7">s<text:span text:style-name="T1">ed</text:span></text:span> <text:span text:style-name="T7">q<text:span text:style-name="T1">uia</text:span></text:span> <text:span text:style-name="T7">p<text:span text:style-name="T1">er</text:span>sonam</text:span> <text:span text:style-name="T7">non</text:span> <text:span text:style-name="T7">accipit</text:span> <text:span text:style-name="T7"/><text:span text:style-name="T7"><text:span text:style-name="T1">et</text:span></text:span> <text:span text:style-name="T7">elegit</text:span> <text:span text:style-name="T7">me</text:span> <text:span text:style-name="T7">ad</text:span> <text:span text:style-name="T7">hoc</text:span> <text:span text:style-name="T7">officiu<text:span text:style-name="T1">m</text:span></text:span><text:span text:style-name="T7"> | </text:span><text:span text:style-name="T7"><text:span text:style-name="T1">et</text:span></text:span> <text:span text:style-name="T7">un<text:span text:style-name="T1">us</text:span></text:span> <text:span text:style-name="T7">esse<text:span text:style-name="T1">m</text:span></text:span> <text:span text:style-name="T7">de</text:span> <text:span text:style-name="T7">suis</text:span> <text:span text:style-name="T7">minimis</text:span> <text:span text:style-name="T7">minister</text:span><text:span text:style-name="T7">·</text:span> <text:span text:style-name="T7"/></text:p>
      <text:p>57. <text:span text:style-name="T7"/><text:span text:style-name="T7"><text:span text:style-name="T3">U</text:span>nde</text:span> <text:span text:style-name="T7">aute<text:span text:style-name="T1">m</text:span></text:span> <text:span text:style-name="T7">[t]
                    ERROR
                etribuam</text:span> <text:span text:style-name="T7">illi</text:span> <text:span text:style-name="T7">pro</text:span> <text:span text:style-name="T7">omib<text:span text:style-name="T1">us</text:span></text:span> <text:span text:style-name="T7">que</text:span> <text:span text:style-name="T7">re</text:span><text:span text:style-name="T7">|</text:span><text:span text:style-name="T7">tribuat</text:span> <text:span text:style-name="T7">m<text:span text:style-name="T1">ih</text:span>i</text:span><text:span text:style-name="T7">;</text:span> <text:span text:style-name="T7"/><text:span text:style-name="T7">s<text:span text:style-name="T1">ed</text:span></text:span> <text:span text:style-name="T7">q<text:span text:style-name="T1">ui</text:span>d</text:span> <text:span text:style-name="T7">dicam</text:span><text:span text:style-name="T7">·</text:span> <text:span text:style-name="T7"><text:span text:style-name="T1">ue</text:span>l</text:span> <text:span text:style-name="T7">quid</text:span> <text:span text:style-name="T7">promittam</text:span> <text:span text:style-name="T7">d<text:span text:style-name="T1">omi</text:span>no</text:span> <text:span text:style-name="T7">meo</text:span> <text:span text:style-name="T7">quia</text:span> <text:span text:style-name="T7">nichil</text:span> <text:span text:style-name="T7">uideo</text:span> <text:span text:style-name="T7"/><text:span text:style-name="T7">nisi</text:span><text:span text:style-name="T7"> | </text:span><text:span text:style-name="T7">ipse</text:span> <text:span text:style-name="T7">m<text:span text:style-name="T1">ih</text:span>i</text:span> <text:span text:style-name="T7">dederit</text:span><text:span text:style-name="T7">;</text:span> <text:span text:style-name="T7">s<text:span text:style-name="T1">ed</text:span></text:span> <text:span text:style-name="T7">scrutabor</text:span> <text:span text:style-name="T7">corda</text:span> <text:span text:style-name="T7"><text:span text:style-name="T1">et</text:span></text:span> <text:span text:style-name="T7">renes</text:span> <text:span text:style-name="T7">quia</text:span> <text:span text:style-name="T7">satis</text:span> <text:span text:style-name="T7"><text:span text:style-name="T1">et</text:span></text:span> <text:span text:style-name="T7">nimis</text:span> <text:span text:style-name="T7"/><text:span text:style-name="T7">cupio</text:span> <text:span text:style-name="T7"><text:span text:style-name="T1">et</text:span></text:span> <text:span text:style-name="T7">parat<text:span text:style-name="T1">us</text:span></text:span><text:span text:style-name="T7"> | </text:span><text:span text:style-name="T7">eram</text:span> <text:span text:style-name="T7">ut</text:span> <text:span text:style-name="T7">donar<text:span text:style-name="T1">et</text:span></text:span> <text:span text:style-name="T7">m<text:span text:style-name="T1">ih</text:span>i</text:span> <text:span text:style-name="T7">bibere</text:span> <text:span text:style-name="T7">calice<text:span text:style-name="T1">m</text:span></text:span> <text:span text:style-name="T7">ei<text:span text:style-name="T1">us</text:span></text:span> <text:span text:style-name="T7">sic<text:span text:style-name="T1">ut</text:span></text:span> <text:span text:style-name="T7">indulsit</text:span> <text:span text:style-name="T7"/><text:span text:style-name="T7">ceteris</text:span> <text:span text:style-name="T7">amantib<text:span text:style-name="T1">us</text:span></text:span> <text:span text:style-name="T7">se</text:span><text:span text:style-name="T7">·</text:span> <text:span text:style-name="T7"/></text:p>
      <text:p>58. <text:span text:style-name="T7"/><text:span text:style-name="T7"><text:span text:style-name="T3">Q</text:span>uia</text:span><text:span text:style-name="T7"> | </text:span><text:span text:style-name="T7">p<text:span text:style-name="T1">ro</text:span>pt<text:span text:style-name="T1">er</text:span></text:span> <text:span text:style-name="T7">n<text:span text:style-name="T1">on</text:span></text:span> <text:span text:style-name="T7">contingunt</text:span> <text:span text:style-name="T7">m<text:span text:style-name="T1">ih</text:span>i</text:span> <text:span text:style-name="T7">a</text:span> <text:span text:style-name="T7">deo</text:span> <text:span text:style-name="T7">meo</text:span> <text:span text:style-name="T7">ut</text:span> <text:span text:style-name="T7">numq<text:span text:style-name="T1">uam</text:span></text:span> <text:span text:style-name="T7"/><text:span text:style-name="T7">amittam</text:span> <text:span text:style-name="T7">plebem</text:span> <text:span text:style-name="T7">suam</text:span> <text:span text:style-name="T7">qua<text:span text:style-name="T1">m</text:span></text:span> <text:span text:style-name="T7">adq<text:span text:style-name="T1">ue</text:span></text:span><text:span text:style-name="T7"> | </text:span><text:span text:style-name="T7">siuit</text:span> <text:span text:style-name="T7">in</text:span> <text:span text:style-name="T7">ultimis</text:span> <text:span text:style-name="T7">terre</text:span><text:span text:style-name="T7">·</text:span> <text:span text:style-name="T7"><text:span text:style-name="T3">O</text:span>ra</text:span> <text:span text:style-name="T7">d<text:span text:style-name="T1">eu</text:span>m</text:span> <text:span text:style-name="T7"/><text:span text:style-name="T7">ut</text:span> <text:span text:style-name="T7">d<text:span text:style-name="T1">et</text:span></text:span> <text:span text:style-name="T7">m<text:span text:style-name="T1">ih</text:span>i</text:span> <text:span text:style-name="T7">p<text:span text:style-name="T1">er</text:span>seuerentiam</text:span> <text:span text:style-name="T7"><text:span text:style-name="T1">et</text:span></text:span> <text:span text:style-name="T7">dignetur</text:span> <text:span text:style-name="T7">ut</text:span> <text:span text:style-name="T7">redda<text:span text:style-name="T1">m</text:span></text:span><text:span text:style-name="T7"> | </text:span><text:span text:style-name="T7">illi</text:span> <text:span text:style-name="T7">testem</text:span> <text:span text:style-name="T7"/><text:span text:style-name="T7">fidelem</text:span> <text:span text:style-name="T7">usq<text:span text:style-name="T1">ue</text:span></text:span> <text:span text:style-name="T7">ad</text:span> <text:span text:style-name="T7">transitum</text:span> <text:span text:style-name="T7">meum</text:span> <text:span text:style-name="T7">p<text:span text:style-name="T1">ro</text:span>pt<text:span text:style-name="T1">er</text:span></text:span> <text:span text:style-name="T7">d<text:span text:style-name="T1">eu</text:span>m</text:span> <text:span text:style-name="T7">meum</text:span><text:span text:style-name="T7">;</text:span> <text:span text:style-name="T7"/></text:p>
      <text:p>59. <text:span text:style-name="T7"/><text:span text:style-name="T7"><text:span text:style-name="T3">E</text:span>t</text:span> <text:span text:style-name="T7">si</text:span> <text:span text:style-name="T7">aliquid</text:span> <text:span text:style-name="T7">boni</text:span><text:span text:style-name="T7"> | </text:span><text:span text:style-name="T7">umqua<text:span text:style-name="T1">m</text:span></text:span> <text:span text:style-name="T7">inmitatus</text:span> <text:span text:style-name="T7">sum</text:span> <text:span text:style-name="T7">p<text:span text:style-name="T1">ro</text:span>pt<text:span text:style-name="T1">er</text:span></text:span> <text:span text:style-name="T7">d<text:span text:style-name="T1">eu</text:span>m</text:span> <text:span text:style-name="T7">meum</text:span> <text:span text:style-name="T7"/><text:span text:style-name="T7">que<text:span text:style-name="T1">m</text:span></text:span><text:span text:style-name="T7">diligo</text:span><text:span text:style-name="T7">·</text:span> <text:span text:style-name="T7">peto</text:span> <text:span text:style-name="T7">illi</text:span> <text:span text:style-name="T7">d<text:span text:style-name="T1">et</text:span></text:span> <text:span text:style-name="T7">m<text:span text:style-name="T1">ih</text:span>i</text:span> <text:span text:style-name="T7">ut</text:span> <text:span text:style-name="T7">cum</text:span> <text:span text:style-name="T7">illis</text:span> <text:span text:style-name="T7">pro</text:span><text:span text:style-name="T7">|</text:span><text:span text:style-name="T7">selitis</text:span> <text:span text:style-name="T7"><text:span text:style-name="T1">et</text:span></text:span> <text:span text:style-name="T7">captiuis</text:span> <text:span text:style-name="T7"/><text:span text:style-name="T7">pro</text:span> <text:span text:style-name="T7">nomine</text:span> <text:span text:style-name="T7">suo</text:span> <text:span text:style-name="T7">effundam</text:span> <text:span text:style-name="T7">sanguine<text:span text:style-name="T1">m</text:span></text:span> <text:span text:style-name="T7">meum</text:span><text:span text:style-name="T7">·</text:span> <text:span text:style-name="T7"><text:span text:style-name="T1">et</text:span>si </text:span> <text:span text:style-name="T7">ipsam</text:span> <text:span text:style-name="T7">etia<text:span text:style-name="T1">m</text:span></text:span><text:span text:style-name="T7"> | </text:span><text:span text:style-name="T7">caream</text:span> <text:span text:style-name="T7"/><text:span text:style-name="T7">sepulturam</text:span> <text:span text:style-name="T7">aut</text:span> <text:span text:style-name="T7">misserissime</text:span> <text:span text:style-name="T7">cadauer</text:span> <text:span text:style-name="T7">p<text:span text:style-name="T1">er</text:span></text:span> <text:span text:style-name="T7">singula</text:span> <text:span text:style-name="T7">membra</text:span> <text:span text:style-name="T7">diuidatur</text:span><text:span text:style-name="T7"> | </text:span><text:span text:style-name="T7"/><text:span text:style-name="T7">canib<text:span text:style-name="T1">us</text:span></text:span> <text:span text:style-name="T7">aut</text:span> <text:span text:style-name="T7">bestiis</text:span> <text:span text:style-name="T7">asperis</text:span> <text:span text:style-name="T7">aut</text:span> <text:span text:style-name="T7">uolucres</text:span> <text:span text:style-name="T7">celi</text:span> <text:span text:style-name="T7">comederunt</text:span> <text:span text:style-name="T7">illud</text:span> <text:span text:style-name="T7"/><text:span text:style-name="T7">certissime</text:span> <text:span text:style-name="T7">reor</text:span><text:span text:style-name="T7">(11v)</text:span><text:span text:style-name="T7"/><text:span text:style-name="T7"> | </text:span><text:span text:style-name="T7">si</text:span> <text:span text:style-name="T7">michi</text:span> <text:span text:style-name="T7">hoc</text:span> <text:span text:style-name="T7">incurriss<text:span text:style-name="T1">et</text:span></text:span> <text:span text:style-name="T7">lucratus</text:span> <text:span text:style-name="T7">su<text:span text:style-name="T1">m</text:span></text:span> <text:span text:style-name="T7">anima<text:span text:style-name="T1">m</text:span></text:span> <text:span text:style-name="T7">cu<text:span text:style-name="T1">m</text:span></text:span> <text:span text:style-name="T7"/><text:span text:style-name="T7">corpore</text:span> <text:span text:style-name="T7">me
                    ERROR
                </text:span> <text:span text:style-name="T7">q<text:span text:style-name="T1">u</text:span>ia</text:span> <text:span text:style-name="T7">sine</text:span> <text:span text:style-name="T7">ulla</text:span> <text:span text:style-name="T7">du</text:span><text:span text:style-name="T7">|</text:span><text:span text:style-name="T7">bitatione</text:span> <text:span text:style-name="T7">in</text:span> <text:span text:style-name="T7">die</text:span> <text:span text:style-name="T7">illa</text:span> <text:span text:style-name="T7">resurgem<text:span text:style-name="T1">us</text:span></text:span> <text:span text:style-name="T7">in</text:span> <text:span text:style-name="T7"/><text:span text:style-name="T7">claritate</text:span> <text:span text:style-name="T7">solis</text:span><text:span text:style-name="T7">;</text:span> <text:span text:style-name="T7"><text:span text:style-name="T3">H</text:span>oc</text:span> <text:span text:style-name="T7"><text:span text:style-name="T1">est</text:span></text:span> <text:span text:style-name="T7">in</text:span> <text:span text:style-name="T7">gl<text:span text:style-name="T1">ori</text:span>a</text:span> <text:span text:style-name="T7">chr<text:span text:style-name="T1">ist</text:span>i</text:span> <text:span text:style-name="T7">ie<text:span text:style-name="T1">s</text:span>u<text:span text:style-name="T1">m</text:span><text:note text:id="ftn1" text:note-class="footnote"><text:note-citation>0</text:note-citation><text:note-body><text:p text:style-name="Footnote">Bieler: Iesu;</text:p></text:note-body></text:note></text:span> <text:span text:style-name="T7">rede<text:span text:style-name="T1">m</text:span></text:span><text:span text:style-name="T7">|</text:span><text:span text:style-name="T7">ptoris</text:span> <text:span text:style-name="T7">n<text:span text:style-name="T1">ost</text:span>ri</text:span> <text:span text:style-name="T7"/><text:span text:style-name="T7">quasi</text:span> <text:span text:style-name="T7">filii</text:span> <text:span text:style-name="T7">dei</text:span> <text:span text:style-name="T7">uiui</text:span> <text:span text:style-name="T7"><text:span text:style-name="T1">et</text:span></text:span> <text:span text:style-name="T7">coheredes</text:span> <text:span text:style-name="T7">chr<text:span text:style-name="T1">ist</text:span>i</text:span> <text:span text:style-name="T7"><text:span text:style-name="T1">et</text:span></text:span> <text:span text:style-name="T7">conformes</text:span> <text:span text:style-name="T7">future</text:span> <text:span text:style-name="T7">imagi</text:span><text:span text:style-name="T7">|</text:span><text:span text:style-name="T7">nis</text:span><text:span text:style-name="T7">·</text:span> <text:span text:style-name="T7"/><text:span text:style-name="T7">ipsius</text:span><text:span text:style-name="T7">;</text:span> <text:span text:style-name="T7"/></text:p>
      <text:p>60. <text:span text:style-name="T7"/><text:span text:style-name="T7"><text:span text:style-name="T3">N</text:span>am</text:span> <text:span text:style-name="T7">sol</text:span> <text:span text:style-name="T7">iste</text:span> <text:span text:style-name="T7">que<text:span text:style-name="T1">m</text:span></text:span> <text:span text:style-name="T7">uidem<text:span text:style-name="T1">us</text:span></text:span><text:span text:style-name="T7">·</text:span> <text:span text:style-name="T7">iubente</text:span> <text:span text:style-name="T7">p<text:span text:style-name="T1">ro</text:span>pt<text:span text:style-name="T1">er</text:span></text:span> <text:span text:style-name="T7">nos</text:span> <text:span text:style-name="T7">cotidie</text:span> <text:span text:style-name="T7">orit<text:span text:style-name="T1">ur</text:span></text:span><text:span text:style-name="T7">!</text:span> <text:span text:style-name="T7"/><text:span text:style-name="T7">sed</text:span> <text:span text:style-name="T7">n</text:span><text:span text:style-name="T7">-</text:span><text:span text:style-name="T7">|</text:span><text:span text:style-name="T7">umqua<text:span text:style-name="T1">m</text:span></text:span> <text:span text:style-name="T7">regnabit</text:span> <text:span text:style-name="T7">neq<text:span text:style-name="T1">ue</text:span></text:span> <text:span text:style-name="T7">permanebit</text:span> <text:span text:style-name="T7">splendor</text:span> <text:span text:style-name="T7">eius</text:span> <text:span text:style-name="T7">sed</text:span> <text:span text:style-name="T7"><text:span text:style-name="T1">et</text:span></text:span> <text:span text:style-name="T7"/><text:span text:style-name="T7">om<text:span text:style-name="T1">ne</text:span>s</text:span> <text:span text:style-name="T7">qui</text:span> <text:span text:style-name="T7">adorant</text:span><text:span text:style-name="T7">-</text:span><text:span text:style-name="T7"> | </text:span><text:span text:style-name="T7">eu<text:span text:style-name="T1">m</text:span></text:span> <text:span text:style-name="T7">in</text:span> <text:span text:style-name="T7">penam</text:span> <text:span text:style-name="T7">miseri</text:span> <text:span text:style-name="T7">male</text:span> <text:span text:style-name="T7">deuenient</text:span><text:span text:style-name="T7">;</text:span> <text:span text:style-name="T7"><text:span text:style-name="T3">N</text:span>os</text:span> <text:span text:style-name="T7">aute<text:span text:style-name="T1">m</text:span></text:span> <text:span text:style-name="T7"/><text:span text:style-name="T7">qui</text:span> <text:span text:style-name="T7">credim<text:span text:style-name="T1">us</text:span></text:span> <text:span text:style-name="T7"><text:span text:style-name="T1">et</text:span></text:span> <text:span text:style-name="T7">adoramus</text:span><text:span text:style-name="T7"> | </text:span><text:span text:style-name="T7">solem</text:span> <text:span text:style-name="T7">uer[o]
                    \u/
                m</text:span> <text:span text:style-name="T7">chr<text:span text:style-name="T1">istu</text:span>m</text:span> <text:span text:style-name="T7">qui</text:span> <text:span text:style-name="T7">nunqua<text:span text:style-name="T1">m</text:span></text:span> <text:span text:style-name="T7"/><text:span text:style-name="T7"/><text:span text:style-name="T7">i<text:span text:style-name="T1">n</text:span>teribit</text:span> <text:span text:style-name="T7">neq<text:span text:style-name="T1">ue</text:span></text:span> <text:span text:style-name="T7">qui</text:span> <text:span text:style-name="T7">fecerat</text:span> <text:span text:style-name="T7">uoluntate<text:span text:style-name="T1">m</text:span></text:span> <text:span text:style-name="T7">ipsius</text:span><text:span text:style-name="T7"> | </text:span><text:span text:style-name="T7">sed</text:span> <text:span text:style-name="T7">manebit</text:span> <text:span text:style-name="T7">in</text:span> <text:span text:style-name="T7">et<text:span text:style-name="T1">er</text:span>nu<text:span text:style-name="T1">m</text:span></text:span><text:span text:style-name="T7">;</text:span> <text:span text:style-name="T7"/><text:span text:style-name="T7"><text:span text:style-name="T3">Q</text:span>uom<text:span text:style-name="T1">od</text:span>o</text:span> <text:span text:style-name="T7"><text:span text:style-name="T1">et</text:span></text:span> <text:span text:style-name="T7">chr<text:span text:style-name="T1">istu</text:span>s</text:span><text:span text:style-name="T7">manebit</text:span> <text:span text:style-name="T7">in</text:span> <text:span text:style-name="T7">et<text:span text:style-name="T1">er</text:span>nu<text:span text:style-name="T1">m</text:span></text:span> <text:span text:style-name="T7">q<text:span text:style-name="T1">u</text:span>i</text:span> <text:span text:style-name="T7">regnat</text:span> <text:span text:style-name="T7">cu<text:span text:style-name="T1">m</text:span></text:span> <text:span text:style-name="T7"/><text:span text:style-name="T7">d<text:span text:style-name="T1">e</text:span>o</text:span> <text:span text:style-name="T7">patre</text:span><text:span text:style-name="T7"> | </text:span><text:span text:style-name="T7">omnipotente</text:span> <text:span text:style-name="T7"><text:span text:style-name="T1">et</text:span></text:span> <text:span text:style-name="T7">cu<text:span text:style-name="T1">m</text:span></text:span> <text:span text:style-name="T7">sp<text:span text:style-name="T1">irit</text:span>u</text:span> <text:span text:style-name="T7">s<text:span text:style-name="T1">an</text:span>c<text:span text:style-name="T1">t</text:span>o</text:span> <text:span text:style-name="T7">ante</text:span> <text:span text:style-name="T7">s<text:span text:style-name="T1">ae</text:span>c<text:span text:style-name="T1">u</text:span>la</text:span> <text:span text:style-name="T7"><text:span text:style-name="T1">et</text:span></text:span> <text:span text:style-name="T7">nunc</text:span> <text:span text:style-name="T7"><text:span text:style-name="T1">et</text:span></text:span> <text:span text:style-name="T7"/><text:span text:style-name="T7">per</text:span> <text:span text:style-name="T7">omnia</text:span> <text:span text:style-name="T7">s<text:span text:style-name="T1">ae</text:span>c<text:span text:style-name="T1">u</text:span>la</text:span> <text:span text:style-name="T7">s<text:span text:style-name="T1">ae</text:span>culo<text:span text:style-name="T1">rum</text:span></text:span> <text:span text:style-name="T7">ame<text:span text:style-name="T3">n</text:span></text:span><text:span text:style-name="T7">;</text:span><text:span text:style-name="T7"> | </text:span><text:span text:style-name="T7"/></text:p>
      <text:p>61. <text:span text:style-name="T7"/><text:span text:style-name="T7"><text:span text:style-name="T3">E</text:span>cce</text:span> <text:span text:style-name="T7">iterum</text:span> <text:span text:style-name="T7">iterumq<text:span text:style-name="T1">ue</text:span></text:span> <text:span text:style-name="T7">breuiter</text:span> <text:span text:style-name="T7">exponam</text:span> <text:span text:style-name="T7">uerba</text:span> <text:span text:style-name="T7">confessionis</text:span> <text:span text:style-name="T7"/><text:span text:style-name="T7">mee</text:span> <text:span text:style-name="T7">testificor</text:span> <text:span text:style-name="T7">in</text:span><text:span text:style-name="T7"> | </text:span><text:span text:style-name="T7">ueritate</text:span> <text:span text:style-name="T7"><text:span text:style-name="T1">et</text:span></text:span> <text:span text:style-name="T7">in</text:span> <text:span text:style-name="T7">exultatione</text:span> <text:span text:style-name="T7">cordis</text:span> <text:span text:style-name="T7">coram</text:span> <text:span text:style-name="T7">deo</text:span> <text:span text:style-name="T7"><text:span text:style-name="T1">et</text:span></text:span> <text:span text:style-name="T7"/><text:span text:style-name="T7">s<text:span text:style-name="T1">an</text:span>c<text:span text:style-name="T1">t</text:span>is</text:span> <text:span text:style-name="T7">angelis</text:span> <text:span text:style-name="T7">eius</text:span> <text:span text:style-name="T7">qui</text:span> <text:span text:style-name="T7">numqua<text:span text:style-name="T1">m</text:span></text:span><text:span text:style-name="T7"> | </text:span><text:span text:style-name="T7">habui</text:span> <text:span text:style-name="T7">aliqua<text:span text:style-name="T1">m</text:span></text:span> <text:span text:style-name="T7">occasione<text:span text:style-name="T1">m</text:span></text:span> <text:span text:style-name="T7">preter</text:span> <text:span text:style-name="T7"/><text:span text:style-name="T7">euang<text:span text:style-name="T1">e</text:span>l<text:span text:style-name="T1">iu</text:span>m</text:span> <text:span text:style-name="T7"><text:span text:style-name="T1">et</text:span></text:span> <text:span text:style-name="T7">p<text:span text:style-name="T1">ro</text:span>missa</text:span> <text:span text:style-name="T7">illius</text:span> <text:span text:style-name="T7">ut</text:span> <text:span text:style-name="T7">umqua<text:span text:style-name="T1">m</text:span></text:span> <text:span text:style-name="T7">reddere<text:span text:style-name="T1">m</text:span></text:span><text:span text:style-name="T7"> | </text:span><text:span text:style-name="T7">agentem</text:span> <text:span text:style-name="T7">illam</text:span><text:span text:style-name="T7">;</text:span> <text:span text:style-name="T7"/><text:span text:style-name="T7"><text:span text:style-name="T3">U</text:span>nde</text:span> <text:span text:style-name="T7">aute<text:span text:style-name="T1">m</text:span></text:span> <text:span text:style-name="T7">p<text:span text:style-name="T1">ri</text:span>us</text:span> <text:span text:style-name="T7">uix</text:span> <text:span text:style-name="T7">euaseram</text:span> <text:span text:style-name="T7"/></text:p>
      <text:p>62. <text:span text:style-name="T7"/><text:span text:style-name="T7">sed</text:span> <text:span text:style-name="T7">precor</text:span> <text:span text:style-name="T7">credentib<text:span text:style-name="T1">us</text:span></text:span> <text:span text:style-name="T7"><text:span text:style-name="T1">et</text:span></text:span> <text:span text:style-name="T7">tim<text:span text:style-name="T1">en</text:span>tib<text:span text:style-name="T1">us</text:span></text:span><text:span text:style-name="T7"> | </text:span><text:span text:style-name="T7">d<text:span text:style-name="T1">eu</text:span>m</text:span> <text:span text:style-name="T7">quicumq<text:span text:style-name="T1">ue</text:span></text:span> <text:span text:style-name="T7"/><text:span text:style-name="T7">dignatus</text:span> <text:span text:style-name="T7">fuerit</text:span> <text:span text:style-name="T7">inspicere</text:span> <text:span text:style-name="T7">uel</text:span> <text:span text:style-name="T7">recipere</text:span> <text:span text:style-name="T7">hanc</text:span> <text:span text:style-name="T7">scripturam</text:span> <text:span text:style-name="T7">qua<text:span text:style-name="T1">m</text:span></text:span><text:span text:style-name="T7"> | </text:span><text:span text:style-name="T7">patricius</text:span> <text:span text:style-name="T7"/><text:span text:style-name="T7">peccator</text:span> <text:span text:style-name="T7">indoct<text:span text:style-name="T1">us</text:span></text:span> <text:span text:style-name="T7">scilic<text:span text:style-name="T1">et</text:span></text:span> <text:span text:style-name="T7">hiberione</text:span> <text:span text:style-name="T7">conscripsit</text:span> <text:span text:style-name="T7">ut</text:span> <text:span text:style-name="T7">nemo</text:span> <text:span text:style-name="T7">umqua<text:span text:style-name="T1">m</text:span></text:span><text:span text:style-name="T7"> | </text:span><text:span text:style-name="T7"/><text:span text:style-name="T7">dicat</text:span> <text:span text:style-name="T7">quod</text:span> <text:span text:style-name="T7">mea</text:span> <text:span text:style-name="T7">ignoratia</text:span> <text:span text:style-name="T7">si</text:span> <text:span text:style-name="T7">aliquid</text:span> <text:span text:style-name="T7">pusillum</text:span><text:span text:style-name="T7">·</text:span> <text:span text:style-name="T7">ego</text:span> <text:span text:style-name="T7">uel</text:span> <text:span text:style-name="T7">demonstrauerim</text:span> <text:span text:style-name="T7"/><text:span text:style-name="T7">s<text:span text:style-name="T1">e</text:span>c<text:span text:style-name="T1">un</text:span>d<text:span text:style-name="T1">u</text:span>m</text:span><text:span text:style-name="T7"> | </text:span><text:span text:style-name="T7">dei</text:span> <text:span text:style-name="T7">placitum</text:span> <text:span text:style-name="T7">s<text:span text:style-name="T1">ed</text:span></text:span> <text:span text:style-name="T7">arbitramini</text:span> <text:span text:style-name="T7"><text:span text:style-name="T1">et</text:span></text:span> <text:span text:style-name="T7">uerissime</text:span> <text:span text:style-name="T7">creditur</text:span> <text:span text:style-name="T7"/><text:span text:style-name="T7">q<text:span text:style-name="T1">uod</text:span></text:span> <text:span text:style-name="T7">d<text:span text:style-name="T1">e</text:span>i</text:span> <text:span text:style-name="T7">fuiss<text:span text:style-name="T1">et</text:span></text:span> <text:span text:style-name="T7"><text:span text:style-name="T1">et</text:span></text:span> <text:span text:style-name="T7">hec</text:span> <text:span text:style-name="T7">est</text:span><text:span text:style-name="T7"> | </text:span><text:span text:style-name="T7">confessio</text:span> <text:span text:style-name="T7">mea</text:span> <text:span text:style-name="T7">antequa<text:span text:style-name="T1">m</text:span></text:span> <text:span text:style-name="T7"/><text:span text:style-name="T7">moriar</text:span><text:span text:style-name="T7">;</text:span><text:span text:style-name="T7"> | </text:span><text:span text:style-name="T7"/><text:span text:style-name="T7"/> <text:span text:style-name="T7">
                    ERROR
                </text:span> <text:span text:style-name="T7"/><text:span text:style-name="T7"> | </text:span><text:span text:style-name="T7"/></text:p>
      <text:p>1. <text:span text:style-name="T7"/><text:span text:style-name="T7"><text:span text:style-name="T3">ATRICIUS</text:span><text:note text:id="ftn1" text:note-class="footnote"><text:note-citation>0</text:note-citation><text:note-body><text:p text:style-name="Footnote">The P of Patricius is missing.
                                The space for the P was left blank. It seems that it was planned to
                                include an illuminated innitial.</text:p></text:note-body></text:note></text:span> <text:span text:style-name="T7">peccator</text:span> <text:span text:style-name="T7">indoct<text:span text:style-name="T1">us</text:span></text:span> <text:span text:style-name="T7">scilic<text:span text:style-name="T1">et</text:span></text:span> <text:span text:style-name="T7">hiberione</text:span> <text:span text:style-name="T7">constitutus</text:span> <text:span text:style-name="T7"/><text:span text:style-name="T7">episcopum</text:span> <text:span text:style-name="T7">me</text:span><text:span text:style-name="T7"> | </text:span><text:span text:style-name="T7">e<text:span text:style-name="T1">ss</text:span>e</text:span> <text:span text:style-name="T7">fateor</text:span><text:span text:style-name="T7">;</text:span> <text:span text:style-name="T7"><text:span text:style-name="T3">C</text:span>ertissime</text:span> <text:span text:style-name="T7">reor</text:span> <text:span text:style-name="T7">a</text:span> <text:span text:style-name="T7">deo</text:span> <text:span text:style-name="T7">accepi</text:span><text:span text:style-name="T7">·</text:span> <text:span text:style-name="T7">id</text:span> <text:span text:style-name="T7">quod</text:span> <text:span text:style-name="T7">sum</text:span><text:span text:style-name="T7">;</text:span> <text:span text:style-name="T7"/><text:span text:style-name="T7"><text:span text:style-name="T3">I</text:span>nter</text:span> <text:span text:style-name="T7">barbaras</text:span> <text:span text:style-name="T7">itaque</text:span><text:span text:style-name="T7"> | </text:span><text:span text:style-name="T7">habito</text:span> <text:span text:style-name="T7">proselitus</text:span> <text:span text:style-name="T7"><text:span text:style-name="T1">et</text:span></text:span> <text:span text:style-name="T7">profuga</text:span> <text:span text:style-name="T7">ob</text:span> <text:span text:style-name="T7">amorem</text:span> <text:span text:style-name="T7"/><text:span text:style-name="T7">dei</text:span> <text:span text:style-name="T7">testis</text:span> <text:span text:style-name="T7"><text:span text:style-name="T1">est</text:span></text:span> <text:span text:style-name="T7">ille</text:span> <text:span text:style-name="T7">si</text:span> <text:span text:style-name="T7">ita</text:span> <text:span text:style-name="T7"><text:span text:style-name="T1">est</text:span></text:span> <text:span text:style-name="T7">non</text:span> <text:span text:style-name="T7">quod</text:span> <text:span text:style-name="T7">opta</text:span><text:span text:style-name="T7">-</text:span><text:span text:style-name="T7">|</text:span><text:span text:style-name="T7">bam</text:span> <text:span text:style-name="T7">tam</text:span> <text:span text:style-name="T7">dure</text:span> <text:span text:style-name="T7"><text:span text:style-name="T1">et</text:span></text:span> <text:span text:style-name="T7">tam</text:span> <text:span text:style-name="T7"/><text:span text:style-name="T7">aspere</text:span> <text:span text:style-name="T7">aliquid</text:span> <text:span text:style-name="T7"><text:span text:style-name="T1">et</text:span></text:span> <text:span text:style-name="T7">ore</text:span> <text:span text:style-name="T7">meo</text:span> <text:span text:style-name="T7">effundere</text:span><text:span text:style-name="T7">;</text:span> <text:span text:style-name="T7">sed</text:span> <text:span text:style-name="T7">cogor</text:span> <text:span text:style-name="T7">zelo</text:span> <text:span text:style-name="T7">d<text:span text:style-name="T1">e</text:span>i</text:span><text:span text:style-name="T7"> | </text:span><text:span text:style-name="T7"><text:span text:style-name="T1">et</text:span></text:span> <text:span text:style-name="T7">ueritatis</text:span> <text:span text:style-name="T7"/><text:span text:style-name="T7">chr<text:span text:style-name="T1">ist</text:span>i</text:span> <text:span text:style-name="T7">excitauit</text:span> <text:span text:style-name="T7">p<text:span text:style-name="T1">ro</text:span></text:span><text:span text:style-name="T7">dilectione</text:span> <text:span text:style-name="T7">p<text:span text:style-name="T1">ro</text:span>ximo<text:span text:style-name="T1">rum</text:span></text:span> <text:span text:style-name="T7">atq<text:span text:style-name="T1">ue</text:span></text:span> <text:span text:style-name="T7">filio<text:span text:style-name="T1">rum</text:span></text:span> <text:span text:style-name="T7">pro</text:span> <text:span text:style-name="T7"/><text:span text:style-name="T7">q<text:span text:style-name="T1">u</text:span>ib<text:span text:style-name="T1">us</text:span></text:span> <text:span text:style-name="T7">tradidi</text:span><text:span text:style-name="T7"> | </text:span><text:span text:style-name="T7">patriam</text:span> <text:span text:style-name="T7"><text:span text:style-name="T1">et</text:span></text:span> <text:span text:style-name="T7">parentes</text:span> <text:span text:style-name="T7"><text:span text:style-name="T1">et</text:span></text:span> <text:span text:style-name="T7">anima<text:span text:style-name="T1">m</text:span></text:span> <text:span text:style-name="T7">meam</text:span> <text:span text:style-name="T7">usq<text:span text:style-name="T1">ue</text:span></text:span> <text:span text:style-name="T7">ad</text:span> <text:span text:style-name="T7">morte<text:span text:style-name="T1">m</text:span></text:span> <text:span text:style-name="T7"/><text:span text:style-name="T7">si</text:span> <text:span text:style-name="T7">dignum</text:span> <text:span text:style-name="T7">sum</text:span> <text:span text:style-name="T7">uiuo</text:span> <text:span text:style-name="T7">deo</text:span><text:span text:style-name="T7"> | </text:span><text:span text:style-name="T7">meo</text:span> <text:span text:style-name="T7">docere</text:span> <text:span text:style-name="T7">gentes</text:span> <text:span text:style-name="T7"><text:span text:style-name="T1">et</text:span></text:span> <text:span text:style-name="T7">si</text:span> <text:span text:style-name="T7">contemnor</text:span> <text:span text:style-name="T7"/><text:span text:style-name="T7">aquib<text:span text:style-name="T1">us</text:span></text:span> <text:span text:style-name="T7"/></text:p>
      <text:p>2. <text:span text:style-name="T7"/><text:span text:style-name="T7">manu</text:span> <text:span text:style-name="T7">mea</text:span> <text:span text:style-name="T7">scripsi</text:span> <text:span text:style-name="T7">atq<text:span text:style-name="T1">ue</text:span></text:span> <text:span text:style-name="T7">condidi</text:span> <text:span text:style-name="T7">uerba</text:span><text:span text:style-name="T7"> | </text:span><text:span text:style-name="T7">ista</text:span> <text:span text:style-name="T7">danda</text:span> <text:span text:style-name="T7"><text:span text:style-name="T1">et</text:span></text:span> <text:span text:style-name="T7">tradenda</text:span> <text:span text:style-name="T7"/><text:span text:style-name="T7">militib<text:span text:style-name="T1">us</text:span></text:span> <text:span text:style-name="T7">mittenda</text:span> <text:span text:style-name="T7">corotici</text:span> <text:span text:style-name="T7">non</text:span> <text:span text:style-name="T7">dico</text:span> <text:span text:style-name="T7">ciuib<text:span text:style-name="T1">us</text:span></text:span> <text:span text:style-name="T7">meis</text:span> <text:span text:style-name="T7">neq<text:span text:style-name="T1">ue</text:span></text:span> <text:span text:style-name="T7">ciuib<text:span text:style-name="T1">us</text:span></text:span><text:span text:style-name="T7"> | </text:span><text:span text:style-name="T7"/><text:span text:style-name="T7">s<text:span text:style-name="T1">an</text:span>c<text:span text:style-name="T1">t</text:span>o<text:span text:style-name="T1">rum</text:span></text:span> <text:span text:style-name="T7">romano<text:span text:style-name="T1">rum</text:span></text:span> <text:span text:style-name="T7">s<text:span text:style-name="T1">ed</text:span></text:span> <text:span text:style-name="T7">ciuib<text:span text:style-name="T1">us</text:span></text:span> <text:span text:style-name="T7">demonio<text:span text:style-name="T1">rum</text:span></text:span> <text:span text:style-name="T7">ob</text:span> <text:span text:style-name="T7">mala</text:span> <text:span text:style-name="T7">opera</text:span> <text:span text:style-name="T7">ipso<text:span text:style-name="T1">rum</text:span></text:span> <text:span text:style-name="T7"/><text:span text:style-name="T7">ritu</text:span> <text:span text:style-name="T7">hostili</text:span> <text:span text:style-name="T7">in</text:span> <text:span text:style-name="T7">morte</text:span><text:span text:style-name="T7"> | </text:span><text:span text:style-name="T7">uiuunt</text:span> <text:span text:style-name="T7">socii</text:span> <text:span text:style-name="T7">scotto<text:span text:style-name="T1">rum</text:span></text:span> <text:span text:style-name="T7">atq<text:span text:style-name="T1">ue</text:span></text:span> <text:span text:style-name="T7">picto<text:span text:style-name="T1">rum</text:span></text:span> <text:span text:style-name="T7"/><text:span text:style-name="T7">apostatarumque</text:span> <text:span text:style-name="T7">sangulentos</text:span> <text:span text:style-name="T7">sanguinare</text:span><text:span text:style-name="T7"> | </text:span><text:span text:style-name="T7">de</text:span> <text:span text:style-name="T7">sanguine</text:span> <text:span text:style-name="T7">innocentium</text:span> <text:span text:style-name="T7">chr<text:span text:style-name="T1">ist</text:span>iano<text:span text:style-name="T1">rum</text:span></text:span> <text:span text:style-name="T7"/><text:span text:style-name="T7">quos</text:span> <text:span text:style-name="T7">ego</text:span> <text:span text:style-name="T7">innumerum</text:span> <text:span text:style-name="T7">deo</text:span> <text:span text:style-name="T7">genui</text:span> <text:span text:style-name="T7">atq<text:span text:style-name="T1">ue</text:span></text:span><text:span text:style-name="T7"> | </text:span><text:span text:style-name="T7">in</text:span> <text:span text:style-name="T7">chr<text:span text:style-name="T1">ist</text:span>o</text:span> <text:span text:style-name="T7">confirmaui</text:span> <text:span text:style-name="T7"/></text:p>
      <text:p>3. <text:span text:style-name="T7"/><text:span text:style-name="T7">postera</text:span> <text:span text:style-name="T7">die</text:span> <text:span text:style-name="T7">qua</text:span> <text:span text:style-name="T7">crismati</text:span> <text:span text:style-name="T7">neofiti</text:span> <text:span text:style-name="T7">in</text:span> <text:span text:style-name="T7">ueste</text:span> <text:span text:style-name="T7">candida</text:span> <text:span text:style-name="T7">fra</text:span><text:span text:style-name="T7">|</text:span><text:span text:style-name="T7">grabat</text:span> <text:span text:style-name="T7"/><text:span text:style-name="T7">in</text:span> <text:span text:style-name="T7">fronte</text:span> <text:span text:style-name="T7">ipso<text:span text:style-name="T1">rum</text:span></text:span> <text:span text:style-name="T7">dum</text:span> <text:span text:style-name="T7">crudeliter</text:span> <text:span text:style-name="T7">tritidati</text:span> <text:span text:style-name="T7">atq<text:span text:style-name="T1">ue</text:span></text:span> <text:span text:style-name="T7">mactati</text:span> <text:span text:style-name="T7">gladio</text:span> <text:span text:style-name="T7"/><text:span text:style-name="T7">supra</text:span><text:span text:style-name="T7">|</text:span><text:span text:style-name="T7">dictis</text:span><text:span text:style-name="T7">·</text:span> <text:span text:style-name="T7"><text:span text:style-name="T1">et</text:span></text:span> <text:span text:style-name="T7">misi</text:span> <text:span text:style-name="T7">epistolam</text:span> <text:span text:style-name="T7">cum</text:span> <text:span text:style-name="T7">s<text:span text:style-name="T1">an</text:span>c<text:span text:style-name="T1">t</text:span>o</text:span> <text:span text:style-name="T7">pr<text:span text:style-name="T1">es</text:span>b<text:span text:style-name="T1">yter</text:span>o</text:span> <text:span text:style-name="T7">quam</text:span> <text:span text:style-name="T7">ego</text:span> <text:span text:style-name="T7">ex</text:span> <text:span text:style-name="T7">infantia</text:span> <text:span text:style-name="T7"/><text:span text:style-name="T7">docui</text:span> <text:span text:style-name="T7">cum</text:span> <text:span text:style-name="T7">cleri</text:span><text:span text:style-name="T7">-</text:span><text:span text:style-name="T7">|</text:span><text:span text:style-name="T7">cis</text:span> <text:span text:style-name="T7">ut</text:span> <text:span text:style-name="T7">nobis</text:span> <text:span text:style-name="T7">aliquid</text:span> <text:span text:style-name="T7">indulgerent</text:span> <text:span text:style-name="T7">de</text:span> <text:span text:style-name="T7">preda</text:span> <text:span text:style-name="T7">u<text:span text:style-name="T1">e</text:span>l</text:span> <text:span text:style-name="T7"/><text:span text:style-name="T7">de</text:span> <text:span text:style-name="T7">captiuis</text:span> <text:span text:style-name="T7">baptizatis</text:span> <text:span text:style-name="T7">quos</text:span> <text:span text:style-name="T7">cepe</text:span><text:span text:style-name="T7">|</text:span><text:span text:style-name="T7">runt</text:span> <text:span text:style-name="T7">cachinnos</text:span> <text:span text:style-name="T7">fecerunt</text:span> <text:span text:style-name="T7">di</text:span> <text:span text:style-name="T7">illis</text:span> <text:span text:style-name="T7"/></text:p>
      <text:p>4. <text:span text:style-name="T7"/><text:span text:style-name="T7">idcirco</text:span> <text:span text:style-name="T7">nescio</text:span> <text:span text:style-name="T7">quid</text:span> <text:span text:style-name="T7">magis</text:span><text:span text:style-name="T7">·</text:span> <text:span text:style-name="T7">lugebam</text:span> <text:span text:style-name="T7">an</text:span> <text:span text:style-name="T7">qui</text:span><text:span text:style-name="T7"> | </text:span><text:span text:style-name="T7">interfecti</text:span> <text:span text:style-name="T7">u<text:span text:style-name="T1">e</text:span>l</text:span> <text:span text:style-name="T7">quos</text:span> <text:span text:style-name="T7"/><text:span text:style-name="T7">ceperunt</text:span><text:span text:style-name="T7">·</text:span> <text:span text:style-name="T7">u<text:span text:style-name="T1">e</text:span>l</text:span> <text:span text:style-name="T7">quos</text:span> <text:span text:style-name="T7">grauiter</text:span> <text:span text:style-name="T7">zabulus</text:span> <text:span text:style-name="T7">inlaq<text:span text:style-name="T1">ue</text:span>auit</text:span> <text:span text:style-name="T7">p<text:span text:style-name="T1">er</text:span>enne</text:span><text:span text:style-name="T7"> | </text:span><text:span text:style-name="T7">poena</text:span> <text:span text:style-name="T7"/><text:span text:style-name="T7">gehennam</text:span> <text:span text:style-name="T7">pariter</text:span> <text:span text:style-name="T7">cum</text:span> <text:span text:style-name="T7">ipso</text:span> <text:span text:style-name="T7">mancipabunt</text:span> <text:span text:style-name="T7">quia</text:span> <text:span text:style-name="T7">utiq<text:span text:style-name="T1">ue</text:span></text:span> <text:span text:style-name="T7">qui</text:span> <text:span text:style-name="T7">facit</text:span> <text:span text:style-name="T7"/><text:span text:style-name="T7">pec</text:span><text:span text:style-name="T7">-</text:span><text:span text:style-name="T7">|</text:span><text:span text:style-name="T7">catum</text:span> <text:span text:style-name="T7">seruus</text:span> <text:span text:style-name="T7"><text:span text:style-name="T1">est</text:span></text:span> <text:span text:style-name="T7"><text:span text:style-name="T1">et</text:span></text:span> <text:span text:style-name="T7">filius</text:span> <text:span text:style-name="T7">zabuli</text:span> <text:span text:style-name="T7">nuncupatur</text:span><text:span text:style-name="T7">·</text:span> <text:span text:style-name="T7"/></text:p>
      <text:p>5. <text:span text:style-name="T7"/><text:span text:style-name="T7"><text:span text:style-name="T3">Q</text:span>uapropter</text:span> <text:span text:style-name="T7">resciat</text:span> <text:span text:style-name="T7">om<text:span text:style-name="T1">n</text:span>is</text:span><text:span text:style-name="T7"> | </text:span><text:span text:style-name="T7">homo</text:span> <text:span text:style-name="T7">timens</text:span> <text:span text:style-name="T7">d<text:span text:style-name="T1">eu</text:span>m</text:span> <text:span text:style-name="T7">quod</text:span> <text:span text:style-name="T7">a</text:span> <text:span text:style-name="T7">me</text:span> <text:span text:style-name="T7">alieni</text:span> <text:span text:style-name="T7"/><text:span text:style-name="T7">s<text:span text:style-name="T1">un</text:span>t</text:span> <text:span text:style-name="T7"><text:span text:style-name="T1">et</text:span></text:span> <text:span text:style-name="T7">a</text:span> <text:span text:style-name="T7">chr<text:span text:style-name="T1">ist</text:span>o</text:span> <text:span text:style-name="T7">deo</text:span> <text:span text:style-name="T7">meo</text:span> <text:span text:style-name="T7">pro</text:span> <text:span text:style-name="T7">quo</text:span> <text:span text:style-name="T7">legatione<text:span text:style-name="T1">m</text:span></text:span><text:span text:style-name="T7"> | </text:span><text:span text:style-name="T7">fungor</text:span><text:span text:style-name="T7">·</text:span> <text:span text:style-name="T7">patricida</text:span> <text:span text:style-name="T7">fratricida</text:span> <text:span text:style-name="T7"/><text:span text:style-name="T7">lupi</text:span> <text:span text:style-name="T7">rapaces</text:span> <text:span text:style-name="T7">deuorantes</text:span> <text:span text:style-name="T7">plebem</text:span> <text:span text:style-name="T7">d<text:span text:style-name="T1">omi</text:span>ni</text:span> <text:span text:style-name="T7">ut</text:span> <text:span text:style-name="T7">cibu<text:span text:style-name="T1">m</text:span></text:span> <text:span text:style-name="T7">pa</text:span><text:span text:style-name="T7">-</text:span><text:span text:style-name="T7">|</text:span><text:span text:style-name="T7">nis</text:span> <text:span text:style-name="T7">sicut</text:span> <text:span text:style-name="T7">ait</text:span> <text:span text:style-name="T7"/><text:span text:style-name="T7">iniqui</text:span> <text:span text:style-name="T7">dissipauer<text:span text:style-name="T1">unt</text:span></text:span> <text:span text:style-name="T7">legem</text:span> <text:span text:style-name="T7">tuam</text:span> <text:span text:style-name="T7">dne</text:span> <text:span text:style-name="T7">quam</text:span> <text:span text:style-name="T7">in</text:span> <text:span text:style-name="T7">sup<text:span text:style-name="T1">re</text:span>m<text:span text:style-name="T1">us</text:span><text:note text:id="ftn1" text:note-class="footnote"><text:note-citation>0</text:note-citation><text:note-body><text:p text:style-name="Footnote">Bieler does not resolve the
                                    abbreviation: sup̱uͦ</text:p></text:note-body></text:note></text:span> <text:span text:style-name="T7">temporib<text:span text:style-name="T1">us</text:span></text:span><text:span text:style-name="T7">(12r)</text:span><text:span text:style-name="T7"/><text:span text:style-name="T7"> | </text:span><text:span text:style-name="T7"/><text:span text:style-name="T7">hiberione</text:span> <text:span text:style-name="T7">optime</text:span> <text:span text:style-name="T7">benigne</text:span> <text:span text:style-name="T7">plantauerat</text:span> <text:span text:style-name="T7">atq<text:span text:style-name="T1">ue</text:span></text:span> <text:span text:style-name="T7">instructa</text:span> <text:span text:style-name="T7">erat</text:span> <text:span text:style-name="T7"/><text:span text:style-name="T7">fauente</text:span><text:span text:style-name="T7">.</text:span> <text:span text:style-name="T7">
                    \d<text:span text:style-name="T1">omi</text:span>no/
                </text:span><text:span text:style-name="T7"/></text:p>
      <text:p>6. <text:span text:style-name="T7"/><text:span text:style-name="T7">non</text:span><text:span text:style-name="T7"> | </text:span><text:span text:style-name="T7">usurpo</text:span><text:span text:style-name="T7">·</text:span> <text:span text:style-name="T7">partem</text:span> <text:span text:style-name="T7">habeo</text:span><text:span text:style-name="T7">·</text:span> <text:span text:style-name="T7">cu<text:span text:style-name="T1">m</text:span></text:span> <text:span text:style-name="T7">his</text:span> <text:span text:style-name="T7">aduocauit</text:span> <text:span text:style-name="T7"><text:span text:style-name="T1">et</text:span></text:span> <text:span text:style-name="T7">predestinauit</text:span> <text:span text:style-name="T7"/><text:span text:style-name="T7">euang<text:span text:style-name="T1">e</text:span>l<text:span text:style-name="T1">iu</text:span>m</text:span> <text:span text:style-name="T7">predicare</text:span><text:span text:style-name="T7"> | </text:span><text:span text:style-name="T7">in</text:span> <text:span text:style-name="T7">p<text:span text:style-name="T1">er</text:span>secutionib<text:span text:style-name="T1">us</text:span></text:span> <text:span text:style-name="T7">non</text:span> <text:span text:style-name="T7">paruis</text:span><text:span text:style-name="T7">·</text:span> <text:span text:style-name="T7">usq<text:span text:style-name="T1">ue</text:span></text:span> <text:span text:style-name="T7"/><text:span text:style-name="T7">ad</text:span> <text:span text:style-name="T7">extremu<text:span text:style-name="T1">m</text:span></text:span> <text:span text:style-name="T7">terre</text:span><text:span text:style-name="T7">·</text:span> <text:span text:style-name="T7"><text:span text:style-name="T1">et</text:span>si</text:span> <text:span text:style-name="T7">inuidet</text:span> <text:span text:style-name="T7">inimicus</text:span><text:span text:style-name="T7"> | </text:span><text:span text:style-name="T7">p<text:span text:style-name="T1"/>er</text:span> <text:span text:style-name="T7">tirannide<text:span text:style-name="T1">m</text:span></text:span> <text:span text:style-name="T7">corotici</text:span> <text:span text:style-name="T7">qui</text:span> <text:span text:style-name="T7"/><text:span text:style-name="T7">d<text:span text:style-name="T1">eu</text:span>m</text:span> <text:span text:style-name="T7">non</text:span> <text:span text:style-name="T7">ueretur</text:span> <text:span text:style-name="T7">nec</text:span> <text:span text:style-name="T7">sacerdotes</text:span> <text:span text:style-name="T7">ipsius</text:span> <text:span text:style-name="T7">quos</text:span> <text:span text:style-name="T7">egegit</text:span><text:span text:style-name="T7"> | </text:span><text:span text:style-name="T7"><text:span text:style-name="T1">et</text:span></text:span> <text:span text:style-name="T7">indulsit</text:span> <text:span text:style-name="T7">illis</text:span> <text:span text:style-name="T7"/><text:span text:style-name="T7">su<text:span text:style-name="T1">m</text:span>ma<text:note text:id="ftn1" text:note-class="footnote"><text:note-citation>0</text:note-citation><text:note-body><text:p text:style-name="Footnote">Bieler: summa;</text:p></text:note-body></text:note></text:span> <text:span text:style-name="T7">diuina<text:span text:style-name="T1">m</text:span></text:span> <text:span text:style-name="T7">sublima<text:span text:style-name="T1">m</text:span></text:span> <text:span text:style-name="T7">potestate<text:span text:style-name="T1">m</text:span></text:span> <text:span text:style-name="T7">quos</text:span><text:span text:style-name="T7">·</text:span> <text:span text:style-name="T7">ligarent</text:span> <text:span text:style-name="T7">sup<text:span text:style-name="T1">er</text:span></text:span> <text:span text:style-name="T7">terram</text:span><text:span text:style-name="T7"> | </text:span><text:span text:style-name="T7"/><text:span text:style-name="T7">ligatos</text:span> <text:span text:style-name="T7">esse</text:span> <text:span text:style-name="T7"><text:span text:style-name="T1">et</text:span></text:span> <text:span text:style-name="T7">in</text:span> <text:span text:style-name="T7">celis</text:span> <text:span text:style-name="T7"/></text:p>
      <text:p>7. <text:span text:style-name="T7"/><text:span text:style-name="T7"><text:span text:style-name="T3">U</text:span>nde</text:span> <text:span text:style-name="T7">ergo</text:span> <text:span text:style-name="T7">queso</text:span> <text:span text:style-name="T7">p<text:span text:style-name="T1">ri</text:span>mu<text:span text:style-name="T1">m</text:span></text:span> <text:span text:style-name="T7">d<text:span text:style-name="T1">e</text:span>i</text:span> <text:span text:style-name="T7"><text:span text:style-name="T1">et</text:span></text:span> <text:span text:style-name="T7">humiles</text:span> <text:span text:style-name="T7">corde</text:span> <text:span text:style-name="T7">adhulari</text:span><text:span text:style-name="T7"> | </text:span><text:span text:style-name="T7"/><text:span text:style-name="T7">talib<text:span text:style-name="T1">us</text:span></text:span> <text:span text:style-name="T7">non</text:span> <text:span text:style-name="T7">li
                    \c/
                <text:span text:style-name="T1">et</text:span></text:span> <text:span text:style-name="T7">nec</text:span> <text:span text:style-name="T7">cibum</text:span> <text:span text:style-name="T7">nec</text:span> <text:span text:style-name="T7">potum</text:span> <text:span text:style-name="T7">sumere</text:span> <text:span text:style-name="T7">cum</text:span> <text:span text:style-name="T7">ipsis</text:span><text:span text:style-name="T7">·</text:span> <text:span text:style-name="T7">nec</text:span> <text:span text:style-name="T7"/><text:span text:style-name="T7">elemosinas</text:span> <text:span text:style-name="T7">ipso<text:span text:style-name="T1">rum</text:span></text:span><text:span text:style-name="T7"> | </text:span><text:span text:style-name="T7">recipere</text:span> <text:span text:style-name="T7">debere</text:span><text:span text:style-name="T7">·</text:span> <text:span text:style-name="T7">donec</text:span> <text:span text:style-name="T7">crudeliter</text:span> <text:span text:style-name="T7">poenitentiam</text:span><text:span text:style-name="T7">·</text:span> <text:span text:style-name="T7"/><text:span text:style-name="T7">effusis</text:span> <text:span text:style-name="T7">lacrimis</text:span> <text:span text:style-name="T7">satis</text:span><text:span text:style-name="T7"> | </text:span><text:span text:style-name="T7">deo</text:span> <text:span text:style-name="T7">faciant</text:span><text:span text:style-name="T7">·</text:span> <text:span text:style-name="T7"><text:span text:style-name="T1">et</text:span></text:span> <text:span text:style-name="T7">liberent</text:span><text:span text:style-name="T7">·</text:span> <text:span text:style-name="T7">seruos</text:span> <text:span text:style-name="T7">dei</text:span> <text:span text:style-name="T7"><text:span text:style-name="T1">et</text:span></text:span> <text:span text:style-name="T7">ancillas</text:span> <text:span text:style-name="T7"/><text:span text:style-name="T7">chr<text:span text:style-name="T1">ist</text:span>i</text:span> <text:span text:style-name="T7">baptizatas<text:note text:id="ftn1" text:note-class="footnote"><text:note-citation>0</text:note-citation><text:note-body><text:p text:style-name="Footnote">Bieler:
                                baptizatas (ex -os); </text:p></text:note-body></text:note></text:span> <text:span text:style-name="T7">pro</text:span> <text:span text:style-name="T7">q<text:span text:style-name="T1">ui</text:span>b<text:span text:style-name="T1">us</text:span></text:span><text:span text:style-name="T7"> | </text:span><text:span text:style-name="T7">mortuus</text:span> <text:span text:style-name="T7"><text:span text:style-name="T1">est</text:span></text:span> <text:span text:style-name="T7"><text:span text:style-name="T1">et</text:span></text:span> <text:span text:style-name="T7">crucifixus</text:span> <text:span text:style-name="T7"/></text:p>
      <text:p>8. <text:span text:style-name="T7"/><text:span text:style-name="T7">dona</text:span> <text:span text:style-name="T7">iniquo<text:span text:style-name="T1">rum</text:span></text:span> <text:span text:style-name="T7">reprobat</text:span> <text:span text:style-name="T7">altissimus</text:span><text:span text:style-name="T7">;</text:span> <text:span text:style-name="T7"><text:span text:style-name="T3">Q</text:span>ui</text:span> <text:span text:style-name="T7">offert</text:span><text:span text:style-name="T7"> | </text:span><text:span text:style-name="T7">sacrificium</text:span> <text:span text:style-name="T7"/><text:span text:style-name="T7">ex</text:span> <text:span text:style-name="T7">substantia</text:span> <text:span text:style-name="T7">pauperum</text:span> <text:span text:style-name="T7">quasi</text:span> <text:span text:style-name="T7">qui</text:span> <text:span text:style-name="T7">uictimat</text:span> <text:span text:style-name="T7">filium</text:span> <text:span text:style-name="T7">in</text:span> <text:span text:style-name="T7">conspectu</text:span><text:span text:style-name="T7"> | </text:span><text:span text:style-name="T7">patris</text:span> <text:span text:style-name="T7"/><text:span text:style-name="T7">sui</text:span><text:span text:style-name="T7">;</text:span> <text:span text:style-name="T7"><text:span text:style-name="T3">D</text:span>iuitias</text:span> <text:span text:style-name="T7">inquit</text:span> <text:span text:style-name="T7">quas</text:span> <text:span text:style-name="T7">
                    \c<text:span text:style-name="T1">on</text:span>/
                gregauit</text:span> <text:span text:style-name="T7">iniuste</text:span><text:span text:style-name="T7">·</text:span> <text:span text:style-name="T7">euomentur</text:span> <text:span text:style-name="T7">de</text:span> <text:span text:style-name="T7">uentre</text:span><text:span text:style-name="T7"> | </text:span><text:span text:style-name="T7"/><text:span text:style-name="T7">ei<text:span text:style-name="T1">us</text:span></text:span> <text:span text:style-name="T7">trahit</text:span> <text:span text:style-name="T7">illum</text:span> <text:span text:style-name="T7">ang<text:span text:style-name="T1">e</text:span>l<text:span text:style-name="T1">u</text:span>m</text:span> <text:span text:style-name="T7">mortis</text:span><text:span text:style-name="T7">·</text:span> <text:span text:style-name="T7">ira</text:span> <text:span text:style-name="T7">draconu<text:span text:style-name="T1">m</text:span></text:span> <text:span text:style-name="T7">muc
                    \t/
                abitur<text:note text:id="ftn1" text:note-class="footnote"><text:note-citation>0</text:note-citation><text:note-body><text:p text:style-name="Footnote">Bieler: muctabitur</text:p></text:note-body></text:note></text:span> <text:span text:style-name="T7">interfici<text:span text:style-name="T1">et</text:span></text:span> <text:span text:style-name="T7"/><text:span text:style-name="T7">illum</text:span><text:span text:style-name="T7"> | </text:span><text:span text:style-name="T7">lingua</text:span> <text:span text:style-name="T7">colubris</text:span><text:span text:style-name="T7">;</text:span> <text:span text:style-name="T7"><text:span text:style-name="T3">C</text:span>omedit</text:span> <text:span text:style-name="T7">aute<text:span text:style-name="T1">m</text:span></text:span> <text:span text:style-name="T7">eum</text:span> <text:span text:style-name="T7">ignis</text:span> <text:span text:style-name="T7">inextinguibilis</text:span><text:span text:style-name="T7">;</text:span> <text:span text:style-name="T7"><text:span text:style-name="T3">I</text:span>deoque</text:span><text:span text:style-name="T7"> | </text:span><text:span text:style-name="T7"/><text:span text:style-name="T7">ue</text:span> <text:span text:style-name="T7">qui</text:span> <text:span text:style-name="T7">replent</text:span> <text:span text:style-name="T7">se</text:span> <text:span text:style-name="T7">qui</text:span> <text:span text:style-name="T7">non</text:span> <text:span text:style-name="T7">sunt</text:span> <text:span text:style-name="T7">sua</text:span> <text:span text:style-name="T7">uel</text:span> <text:span text:style-name="T7">quid</text:span> <text:span text:style-name="T7">prodest</text:span> <text:span text:style-name="T7">homini</text:span> <text:span text:style-name="T7"/><text:span text:style-name="T7">ut</text:span> <text:span text:style-name="T7">totum</text:span><text:span text:style-name="T7"> | </text:span><text:span text:style-name="T7">mundum</text:span> <text:span text:style-name="T7">lucretur</text:span> <text:span text:style-name="T7"><text:span text:style-name="T1">et</text:span></text:span> <text:span text:style-name="T7">anime</text:span> <text:span text:style-name="T7">sue</text:span> <text:span text:style-name="T7">detrim<text:span text:style-name="T1">en</text:span>tum</text:span> <text:span text:style-name="T7">patiatur</text:span><text:span text:style-name="T7">;</text:span> <text:span text:style-name="T7"/></text:p>
      <text:p>9. <text:span text:style-name="T7"/><text:span text:style-name="T7"><text:span text:style-name="T3">L</text:span>ongum</text:span> <text:span text:style-name="T7">e<text:span text:style-name="T1">st</text:span></text:span><text:span text:style-name="T7"> | </text:span><text:span text:style-name="T7">p<text:span text:style-name="T1">er</text:span></text:span> <text:span text:style-name="T7">singula</text:span> <text:span text:style-name="T7">discutere</text:span> <text:span text:style-name="T7"><text:span text:style-name="T1">ue</text:span>l</text:span> <text:span text:style-name="T7">insuare</text:span> <text:span text:style-name="T7">p<text:span text:style-name="T1">er</text:span></text:span> <text:span text:style-name="T7">totam</text:span> <text:span text:style-name="T7"/><text:span text:style-name="T7">legem</text:span> <text:span text:style-name="T7">carpere</text:span> <text:span text:style-name="T7">testimonia</text:span> <text:span text:style-name="T7">de</text:span> <text:span text:style-name="T7">tali</text:span><text:span text:style-name="T7"> | </text:span><text:span text:style-name="T7">cupiditate</text:span> <text:span text:style-name="T7">auaritia</text:span> <text:span text:style-name="T7">mortale</text:span> <text:span text:style-name="T7"/><text:span text:style-name="T7">crimen</text:span> <text:span text:style-name="T7">non</text:span> <text:span text:style-name="T7">concupisces</text:span> <text:span text:style-name="T7">rem</text:span> <text:span text:style-name="T7">p<text:span text:style-name="T1">ro</text:span>ximi</text:span> <text:span text:style-name="T7">tui</text:span><text:span text:style-name="T7">.</text:span><text:span text:style-name="T7"> | </text:span><text:span text:style-name="T7">non</text:span> <text:span text:style-name="T7">occid[i]
                    \e/
                s</text:span><text:span text:style-name="T7">;</text:span> <text:span text:style-name="T7"><text:span text:style-name="T3">H</text:span>omicid[i]a</text:span> <text:span text:style-name="T7"/><text:span text:style-name="T7">non</text:span> <text:span text:style-name="T7">potest</text:span> <text:span text:style-name="T7">e<text:span text:style-name="T1">ss</text:span>e</text:span> <text:span text:style-name="T7">cum</text:span> <text:span text:style-name="T7">chr<text:span text:style-name="T1">ist</text:span>o</text:span><text:span text:style-name="T7">;</text:span> <text:span text:style-name="T7"><text:span text:style-name="T3">Q</text:span>ui</text:span> <text:span text:style-name="T7">odit</text:span> <text:span text:style-name="T7">fr<text:span text:style-name="T1">atr</text:span>em</text:span> <text:span text:style-name="T7">suum</text:span><text:span text:style-name="T7"> | </text:span><text:span text:style-name="T7">homicida</text:span> <text:span text:style-name="T7">adscribitur</text:span> <text:span text:style-name="T7"><text:span text:style-name="T1">ue</text:span>l</text:span> <text:span text:style-name="T7">qui</text:span> <text:span text:style-name="T7">non</text:span> <text:span text:style-name="T7">diligit</text:span> <text:span text:style-name="T7">fr<text:span text:style-name="T1">atr</text:span>em</text:span> <text:span text:style-name="T7">suum</text:span><text:span text:style-name="T7">·</text:span> <text:span text:style-name="T7">in</text:span> <text:span text:style-name="T7">morte</text:span> <text:span text:style-name="T7">man<text:span text:style-name="T1">et</text:span></text:span> <text:span text:style-name="T7">quanto</text:span><text:span text:style-name="T7"> | </text:span><text:span text:style-name="T7"/><text:span text:style-name="T7">magis</text:span> <text:span text:style-name="T7">reus</text:span> <text:span text:style-name="T7">est</text:span> <text:span text:style-name="T7">qui</text:span> <text:span text:style-name="T7">manus</text:span> <text:span text:style-name="T7">suas</text:span> <text:span text:style-name="T7">coinquinauit</text:span> <text:span text:style-name="T7">in</text:span> <text:span text:style-name="T7">sanguine</text:span> <text:span text:style-name="T7">filio<text:span text:style-name="T1">rum</text:span></text:span> <text:span text:style-name="T7"/><text:span text:style-name="T7">d<text:span text:style-name="T1">e</text:span>i</text:span> <text:span text:style-name="T7">quos</text:span> <text:span text:style-name="T7">nup<text:span text:style-name="T1">er</text:span></text:span><text:span text:style-name="T7"> | </text:span><text:span text:style-name="T7">adquisiuit</text:span> <text:span text:style-name="T7">in</text:span> <text:span text:style-name="T7">ultimis</text:span> <text:span text:style-name="T7">terre</text:span> <text:span text:style-name="T7">p<text:span text:style-name="T1">er</text:span></text:span> <text:span text:style-name="T7">exortatione<text:span text:style-name="T1">m</text:span></text:span> <text:span text:style-name="T7"/><text:span text:style-name="T7">paruitatis</text:span> <text:span text:style-name="T7">n<text:span text:style-name="T1">ost</text:span>re</text:span> <text:span text:style-name="T7"/></text:p>
      <text:p>10. <text:span text:style-name="T7"/><text:span text:style-name="T7"><text:span text:style-name="T3">N</text:span>umquid</text:span> <text:span text:style-name="T7">sine</text:span><text:span text:style-name="T7"> | </text:span><text:span text:style-name="T7">deo</text:span> <text:span text:style-name="T7">u<text:span text:style-name="T1">e</text:span>l</text:span> <text:span text:style-name="T7">s<text:span text:style-name="T1">e</text:span>c<text:span text:style-name="T1">un</text:span>d<text:span text:style-name="T1">u</text:span>m</text:span> <text:span text:style-name="T7">carnem</text:span> <text:span text:style-name="T7">hiberione</text:span> <text:span text:style-name="T7">ueni</text:span> <text:span text:style-name="T7"/><text:span text:style-name="T7">quis</text:span> <text:span text:style-name="T7">me</text:span> <text:span text:style-name="T7">compulit</text:span><text:span text:style-name="T7">·</text:span> <text:span text:style-name="T7">alligatus</text:span> <text:span text:style-name="T7">sum</text:span> <text:span text:style-name="T7">sp<text:span text:style-name="T1">irit</text:span>u</text:span><text:span text:style-name="T7"> | </text:span><text:span text:style-name="T7">ut</text:span> <text:span text:style-name="T7">non</text:span> <text:span text:style-name="T7">uideam</text:span> <text:span text:style-name="T7">alique<text:span text:style-name="T1">m</text:span></text:span> <text:span text:style-name="T7">de</text:span> <text:span text:style-name="T7"/><text:span text:style-name="T7">cognatione</text:span> <text:span text:style-name="T7">mea</text:span><text:span text:style-name="T7">;</text:span> <text:span text:style-name="T7"><text:span text:style-name="T3">N</text:span>umquid</text:span> <text:span text:style-name="T7">a</text:span> <text:span text:style-name="T7">me</text:span> <text:span text:style-name="T7">piam</text:span> <text:span text:style-name="T7">mis<text:span text:style-name="T1">eri</text:span>c<text:span text:style-name="T1">or</text:span>dia<text:span text:style-name="T1">m</text:span></text:span><text:span text:style-name="T7"> | </text:span><text:span text:style-name="T7">quod</text:span> <text:span text:style-name="T7">ago</text:span> <text:span text:style-name="T7"/><text:span text:style-name="T7">erga</text:span> <text:span text:style-name="T7">gentem</text:span> <text:span text:style-name="T7">illam</text:span> <text:span text:style-name="T7">qui</text:span> <text:span text:style-name="T7">me</text:span> <text:span text:style-name="T7">aliquando</text:span> <text:span text:style-name="T7">coeperunt<text:note text:id="ftn1" text:note-class="footnote"><text:note-citation>0</text:note-citation><text:note-body><text:p text:style-name="Footnote">Bieler: ceperunt</text:p></text:note-body></text:note></text:span><text:span text:style-name="T7">·</text:span> <text:span text:style-name="T7"><text:span text:style-name="T1">et</text:span></text:span> <text:span text:style-name="T7">deuastar
                    \u/
                er<text:span text:style-name="T1">unt</text:span></text:span><text:span text:style-name="T7"> | </text:span><text:span text:style-name="T7"/><text:span text:style-name="T7">seruos</text:span> <text:span text:style-name="T7"><text:span text:style-name="T1">et</text:span></text:span> <text:span text:style-name="T7">ancillas</text:span> <text:span text:style-name="T7">domus</text:span> <text:span text:style-name="T7">patris</text:span> <text:span text:style-name="T7">mei</text:span><text:span text:style-name="T7">·</text:span><text:span text:style-name="T7">,</text:span> <text:span text:style-name="T7"><text:span text:style-name="T3">I</text:span>ngenuus</text:span> <text:span text:style-name="T7">fui</text:span> <text:span text:style-name="T7">s<text:span text:style-name="T1">e</text:span>c<text:span text:style-name="T1">un</text:span>d<text:span text:style-name="T1">u</text:span>m</text:span> <text:span text:style-name="T7"/><text:span text:style-name="T7">carnem</text:span> <text:span text:style-name="T7">decorione</text:span><text:span text:style-name="T7"> | </text:span><text:span text:style-name="T7">patre</text:span> <text:span text:style-name="T7">nascor</text:span><text:span text:style-name="T7">;</text:span> <text:span text:style-name="T7">uendidi</text:span> <text:span text:style-name="T7">enim</text:span> <text:span text:style-name="T7">nobilitate<text:span text:style-name="T1">m</text:span></text:span> <text:span text:style-name="T7"/><text:span text:style-name="T7">meam</text:span><text:span text:style-name="T7">·</text:span> <text:span text:style-name="T7">non</text:span> <text:span text:style-name="T7">erubesco</text:span> <text:span text:style-name="T7">neq<text:span text:style-name="T1">ue</text:span></text:span> <text:span text:style-name="T7">me</text:span> <text:span text:style-name="T7">poe</text:span><text:span text:style-name="T7">|</text:span><text:span text:style-name="T7">nit<text:span text:style-name="T1">et</text:span><text:note text:id="ftn1" text:note-class="footnote"><text:note-citation>0</text:note-citation><text:note-body><text:p text:style-name="Footnote">Bieler: paenitet;</text:p></text:note-body></text:note></text:span> <text:span text:style-name="T7">p<text:span text:style-name="T1">ro</text:span></text:span> <text:span text:style-name="T7">utilitate</text:span> <text:span text:style-name="T7">alio<text:span text:style-name="T1">rum</text:span></text:span><text:span text:style-name="T7">.</text:span> <text:span text:style-name="T7"/><text:span text:style-name="T7"><text:span text:style-name="T3">D</text:span>eniq<text:span text:style-name="T1">ue</text:span></text:span> <text:span text:style-name="T7">seruus</text:span> <text:span text:style-name="T7">sum</text:span> <text:span text:style-name="T7">in</text:span> <text:span text:style-name="T7">chr<text:span text:style-name="T1">ist</text:span>o</text:span> <text:span text:style-name="T7">genti</text:span> <text:span text:style-name="T7">extere</text:span> <text:span text:style-name="T7">ob</text:span> <text:span text:style-name="T7">gl<text:span text:style-name="T1">ori</text:span>am</text:span><text:span text:style-name="T7"> | </text:span><text:span text:style-name="T7">ineffabile<text:span text:style-name="T1">m</text:span></text:span> <text:span text:style-name="T7"/><text:span text:style-name="T7">p<text:span text:style-name="T1">er</text:span>ennis</text:span> <text:span text:style-name="T7">uite</text:span><text:span text:style-name="T7">;</text:span> <text:span text:style-name="T7">que</text:span> <text:span text:style-name="T7">est</text:span> <text:span text:style-name="T7">in</text:span> <text:span text:style-name="T7">chr<text:span text:style-name="T1">ist</text:span>o</text:span> <text:span text:style-name="T7">ie<text:span text:style-name="T1">s</text:span>u</text:span> <text:span text:style-name="T7">d<text:span text:style-name="T1">omi</text:span>no</text:span> <text:span text:style-name="T7">n<text:span text:style-name="T1">ost</text:span>ro</text:span><text:span text:style-name="T7">;</text:span> <text:span text:style-name="T7"/></text:p>
      <text:p>11. <text:span text:style-name="T7"/><text:span text:style-name="T7"><text:span text:style-name="T3">E</text:span>t</text:span> <text:span text:style-name="T7">si</text:span> <text:span text:style-name="T7">mei</text:span> <text:span text:style-name="T7">me</text:span> <text:span text:style-name="T7">non</text:span> <text:span text:style-name="T7">cog</text:span><text:span text:style-name="T7">|</text:span><text:span text:style-name="T7">noscunt</text:span> <text:span text:style-name="T7">p<text:span text:style-name="T1">ro</text:span>pheta</text:span> <text:span text:style-name="T7">in</text:span> <text:span text:style-name="T7">patria</text:span> <text:span text:style-name="T7">sua</text:span> <text:span text:style-name="T7">honore<text:span text:style-name="T1">m</text:span></text:span> <text:span text:style-name="T7"/><text:span text:style-name="T7">non</text:span> <text:span text:style-name="T7">hab<text:span text:style-name="T1">et</text:span></text:span> <text:span text:style-name="T7">forte</text:span> <text:span text:style-name="T7">non</text:span> <text:span text:style-name="T7">sum<text:span text:style-name="T1">us</text:span></text:span> <text:span text:style-name="T7">ex</text:span> <text:span text:style-name="T7">uno</text:span><text:span text:style-name="T7"> | </text:span><text:span text:style-name="T7">ouili</text:span><text:span text:style-name="T7">·</text:span> <text:span text:style-name="T7">neq<text:span text:style-name="T1">ue</text:span></text:span> <text:span text:style-name="T7">unum</text:span> <text:span text:style-name="T7">d<text:span text:style-name="T1">eu</text:span>m</text:span> <text:span text:style-name="T7"/><text:span text:style-name="T7">patrem</text:span> <text:span text:style-name="T7">habemus</text:span><text:span text:style-name="T7">·</text:span> <text:span text:style-name="T7">sicut</text:span> <text:span text:style-name="T7">ait</text:span> <text:span text:style-name="T7">qui</text:span> <text:span text:style-name="T7">non</text:span> <text:span text:style-name="T7">est</text:span> <text:span text:style-name="T7">mecu<text:span text:style-name="T1">m</text:span></text:span> <text:span text:style-name="T7">cont<text:span text:style-name="T1">ra</text:span></text:span><text:span text:style-name="T7">-</text:span><text:span text:style-name="T7"> | </text:span><text:span text:style-name="T7">me</text:span> <text:span text:style-name="T7">est</text:span> <text:span text:style-name="T7"><text:span text:style-name="T1">et</text:span></text:span> <text:span text:style-name="T7">qui</text:span> <text:span text:style-name="T7"/><text:span text:style-name="T7">non</text:span> <text:span text:style-name="T7">congregat</text:span> <text:span text:style-name="T7">mecum</text:span> <text:span text:style-name="T7">spargit</text:span><text:span text:style-name="T7">;</text:span> <text:span text:style-name="T7"><text:span text:style-name="T3">N</text:span>on</text:span> <text:span text:style-name="T7">conuenit</text:span> <text:span text:style-name="T7">unus</text:span> <text:span text:style-name="T7">destruit</text:span><text:span text:style-name="T7"> | </text:span><text:span text:style-name="T7">alter</text:span> <text:span text:style-name="T7">edificat</text:span><text:span text:style-name="T7">;</text:span> <text:span text:style-name="T7"/><text:span text:style-name="T7"><text:span text:style-name="T3">N</text:span>on</text:span> <text:span text:style-name="T7">quero</text:span> <text:span text:style-name="T7">que</text:span> <text:span text:style-name="T7">mea</text:span> <text:span text:style-name="T7">sunt</text:span> <text:span text:style-name="T7"/><text:span text:style-name="T7">non</text:span> <text:span text:style-name="T7">mea</text:span> <text:span text:style-name="T7">gratia</text:span> <text:span text:style-name="T7">s<text:span text:style-name="T1">ed</text:span></text:span> <text:span text:style-name="T7">d<text:span text:style-name="T1">eu</text:span>s</text:span> <text:span text:style-name="T7">quide<text:span text:style-name="T1">m</text:span></text:span> <text:span text:style-name="T7">hanc</text:span><text:span text:style-name="T7"> | </text:span><text:span text:style-name="T7">sollicitudine<text:span text:style-name="T1">m</text:span></text:span> <text:span text:style-name="T7">in</text:span> <text:span text:style-name="T7"/><text:span text:style-name="T7">corde</text:span> <text:span text:style-name="T7">meo</text:span> <text:span text:style-name="T7">ut</text:span> <text:span text:style-name="T7">unus</text:span> <text:span text:style-name="T7">e<text:span text:style-name="T1">ss</text:span>em</text:span> <text:span text:style-name="T7">de</text:span> <text:span text:style-name="T7">uenatorib<text:span text:style-name="T1">us</text:span></text:span> <text:span text:style-name="T7">siue</text:span> <text:span text:style-name="T7">peccatorib<text:span text:style-name="T1">us</text:span></text:span><text:span text:style-name="T7"> | </text:span><text:span text:style-name="T7">[siuepeccatorib<text:span text:style-name="T1">us</text:span>]</text:span> <text:span text:style-name="T7">quos</text:span> <text:span text:style-name="T7">olim</text:span> <text:span text:style-name="T7"/><text:span text:style-name="T7">deus</text:span> <text:span text:style-name="T7">in</text:span> <text:span text:style-name="T7">nouissimis</text:span> <text:span text:style-name="T7">dieb<text:span text:style-name="T1">us</text:span></text:span> <text:span text:style-name="T7">ante</text:span> <text:span text:style-name="T7">penuntiauit</text:span><text:span text:style-name="T7">;</text:span><text:span text:style-name="T7"> | </text:span><text:span text:style-name="T7"/></text:p>
      <text:p>12. <text:span text:style-name="T7"/><text:span text:style-name="T7"><text:span text:style-name="T3">I</text:span>nu
                    \i/
                detur</text:span> <text:span text:style-name="T7">m<text:span text:style-name="T1">ih</text:span>i</text:span> <text:span text:style-name="T7">quid</text:span> <text:span text:style-name="T7">faciam</text:span> <text:span text:style-name="T7">d<text:span text:style-name="T1">omi</text:span>ne</text:span> <text:span text:style-name="T7">ualde</text:span> <text:span text:style-name="T7">dispicio<text:span text:style-name="T1">rum</text:span><text:note text:id="ftn1" text:note-class="footnote"><text:note-citation>0</text:note-citation><text:note-body><text:p text:style-name="Footnote">Bieler: dispicior; </text:p></text:note-body></text:note></text:span><text:span text:style-name="T7">;</text:span> <text:span text:style-name="T7"/><text:span text:style-name="T7"><text:span text:style-name="T3">E</text:span>cce</text:span> <text:span text:style-name="T7">
                    \
                                o/
                uestue</text:span> <text:span text:style-name="T7">circa</text:span> <text:span text:style-name="T7">me</text:span> <text:span text:style-name="T7">lani</text:span><text:span text:style-name="T7">-</text:span><text:span text:style-name="T7">|</text:span><text:span text:style-name="T7">antur</text:span> <text:span text:style-name="T7">atq<text:span text:style-name="T1">ue</text:span></text:span> <text:span text:style-name="T7">depredantur</text:span> <text:span text:style-name="T7"><text:span text:style-name="T1">et</text:span></text:span> <text:span text:style-name="T7">supradictis</text:span> <text:span text:style-name="T7"/><text:span text:style-name="T7">latrunculis</text:span> <text:span text:style-name="T7">iubente</text:span> <text:span text:style-name="T7">corotico</text:span> <text:span text:style-name="T7">hosti</text:span><text:span text:style-name="T7">|</text:span><text:span text:style-name="T7">le</text:span> <text:span text:style-name="T7">mente</text:span> <text:span text:style-name="T7">longe</text:span> <text:span text:style-name="T7">est</text:span> <text:span text:style-name="T7">a</text:span> <text:span text:style-name="T7">caritate</text:span> <text:span text:style-name="T7"/><text:span text:style-name="T7">dei</text:span> <text:span text:style-name="T7">traditor</text:span> <text:span text:style-name="T7">chr<text:span text:style-name="T1">ist</text:span>iano<text:span text:style-name="T1">rum</text:span></text:span> <text:span text:style-name="T7">in</text:span> <text:span text:style-name="T7">manus</text:span> <text:span text:style-name="T7">scotto<text:span text:style-name="T1">rum</text:span></text:span><text:span text:style-name="T7"> | </text:span><text:span text:style-name="T7">atq<text:span text:style-name="T1">ue</text:span></text:span> <text:span text:style-name="T7">picto<text:span text:style-name="T1">rum</text:span></text:span> <text:span text:style-name="T7"/><text:span text:style-name="T7">lupi</text:span> <text:span text:style-name="T7">rapaces</text:span> <text:span text:style-name="T7">deglutierunt</text:span> <text:span text:style-name="T7">gregem</text:span> <text:span text:style-name="T7">d<text:span text:style-name="T1">omi</text:span>ni</text:span><text:span text:style-name="T7">;</text:span> <text:span text:style-name="T7">qui</text:span> <text:span text:style-name="T7">utiq<text:span text:style-name="T1">ue</text:span></text:span> <text:span text:style-name="T7">hiberione</text:span><text:span text:style-name="T7"> | </text:span><text:span text:style-name="T7">cum</text:span> <text:span text:style-name="T7">su<text:span text:style-name="T1">m</text:span>ma</text:span> <text:span text:style-name="T7"/><text:span text:style-name="T7">diligentia</text:span> <text:span text:style-name="T7">optime</text:span> <text:span text:style-name="T7">crescebat</text:span><text:span text:style-name="T7">·</text:span> <text:span text:style-name="T7"><text:span text:style-name="T1">et</text:span></text:span> <text:span text:style-name="T7">filii</text:span> <text:span text:style-name="T7">scotto<text:span text:style-name="T1">rum</text:span></text:span> <text:span text:style-name="T7"><text:span text:style-name="T1">et</text:span></text:span> <text:span text:style-name="T7">filie</text:span> <text:span text:style-name="T7"/><text:span text:style-name="T7">regulo<text:span text:style-name="T1">rum</text:span></text:span><text:span text:style-name="T7"> | </text:span><text:span text:style-name="T7">monachi</text:span> <text:span text:style-name="T7"><text:span text:style-name="T1">et</text:span></text:span> <text:span text:style-name="T7">uirgines</text:span> <text:span text:style-name="T7">chr<text:span text:style-name="T1">ist</text:span>i</text:span> <text:span text:style-name="T7">enumerare</text:span> <text:span text:style-name="T7">nequeo</text:span> <text:span text:style-name="T7">quam</text:span> <text:span text:style-name="T7">ob</text:span> <text:span text:style-name="T7"/><text:span text:style-name="T7">rem</text:span> <text:span text:style-name="T7">iniuria</text:span> <text:span text:style-name="T7">iusto<text:span text:style-name="T1">rum</text:span></text:span><text:span text:style-name="T7">(12v)</text:span><text:span text:style-name="T7"/><text:span text:style-name="T7"> | </text:span><text:span text:style-name="T7">non</text:span> <text:span text:style-name="T7">te</text:span> <text:span text:style-name="T7">placeat</text:span><text:span text:style-name="T7">!</text:span> <text:span text:style-name="T7">etiam</text:span> <text:span text:style-name="T7">usque</text:span> <text:span text:style-name="T7">ad</text:span> <text:span text:style-name="T7">inferos</text:span> <text:span text:style-name="T7">non</text:span> <text:span text:style-name="T7"/><text:span text:style-name="T7">placebit</text:span> <text:span text:style-name="T7"/></text:p>
      <text:p>13. <text:span text:style-name="T7"/><text:span text:style-name="T7">q<text:span text:style-name="T1">u</text:span>is</text:span> <text:span text:style-name="T7">s<text:span text:style-name="T1">an</text:span>c<text:span text:style-name="T1">t</text:span>orum</text:span> <text:span text:style-name="T7">non</text:span><text:span text:style-name="T7"> | </text:span><text:span text:style-name="T7">orreat</text:span> <text:span text:style-name="T7">iocundare</text:span> <text:span text:style-name="T7">u<text:span text:style-name="T1">e</text:span>l</text:span> <text:span text:style-name="T7">conuiuiu<text:span text:style-name="T1">m</text:span></text:span> <text:span text:style-name="T7">fruere</text:span> <text:span text:style-name="T7"/><text:span text:style-name="T7">cum</text:span> <text:span text:style-name="T7">talibus</text:span> <text:span text:style-name="T7">de</text:span> <text:span text:style-name="T7">spoliis</text:span> <text:span text:style-name="T7">defunc</text:span><text:span text:style-name="T7">|</text:span><text:span text:style-name="T7">to<text:span text:style-name="T1">rum</text:span></text:span><text:span text:style-name="T7">chr<text:span text:style-name="T1">ist</text:span>iano<text:span text:style-name="T1">rum</text:span></text:span> <text:span text:style-name="T7">repleuer<text:span text:style-name="T1">unt</text:span></text:span> <text:span text:style-name="T7"/><text:span text:style-name="T7">domus</text:span> <text:span text:style-name="T7">suas</text:span><text:span text:style-name="T7">·</text:span> <text:span text:style-name="T7">de</text:span> <text:span text:style-name="T7">rapinis</text:span> <text:span text:style-name="T7">uiuunt</text:span> <text:span text:style-name="T7">nesciunt</text:span> <text:span text:style-name="T7">mi</text:span><text:span text:style-name="T7">|</text:span><text:span text:style-name="T7">seri</text:span> <text:span text:style-name="T7">uenenu<text:span text:style-name="T1">m</text:span></text:span><text:span text:style-name="T7">·</text:span> <text:span text:style-name="T7"/><text:span text:style-name="T7">letale</text:span> <text:span text:style-name="T7">cybum</text:span> <text:span text:style-name="T7">porrigunt</text:span> <text:span text:style-name="T7"><text:span text:style-name="T1">et</text:span></text:span> <text:span text:style-name="T7">amicos</text:span> <text:span text:style-name="T7"><text:span text:style-name="T1">et</text:span></text:span> <text:span text:style-name="T7">filios</text:span> <text:span text:style-name="T7">suos</text:span><text:span text:style-name="T7">;</text:span> <text:span text:style-name="T7">sic<text:span text:style-name="T1">ut</text:span></text:span> <text:span text:style-name="T7">eua</text:span><text:span text:style-name="T7"> | </text:span><text:span text:style-name="T7">non</text:span> <text:span text:style-name="T7"/><text:span text:style-name="T7">intellexit</text:span> <text:span text:style-name="T7">q<text:span text:style-name="T1">uo</text:span>d</text:span> <text:span text:style-name="T7">utiq<text:span text:style-name="T1">ue</text:span></text:span> <text:span text:style-name="T7">mortem</text:span> <text:span text:style-name="T7">tradidit</text:span> <text:span text:style-name="T7">uiro</text:span> <text:span text:style-name="T7">suo</text:span><text:span text:style-name="T7">!</text:span> <text:span text:style-name="T7">sic</text:span> <text:span text:style-name="T7">sunt</text:span> <text:span text:style-name="T7">om<text:span text:style-name="T1">ne</text:span>s</text:span> <text:span text:style-name="T7"/><text:span text:style-name="T7">qui</text:span> <text:span text:style-name="T7">ma</text:span><text:span text:style-name="T7">-</text:span><text:span text:style-name="T7">|</text:span><text:span text:style-name="T7">le</text:span> <text:span text:style-name="T7">agunt</text:span> <text:span text:style-name="T7">mortem</text:span> <text:span text:style-name="T7">perenne<text:span text:style-name="T1">m</text:span></text:span> <text:span text:style-name="T7">poenam</text:span> <text:span text:style-name="T7">operantur</text:span> <text:span text:style-name="T7"/></text:p>
      <text:p>14. <text:span text:style-name="T7"/><text:span text:style-name="T7">consuetudo</text:span> <text:span text:style-name="T7">romano<text:span text:style-name="T1">rum</text:span></text:span><text:span text:style-name="T7"> | </text:span><text:span text:style-name="T7">gallorum</text:span> <text:span text:style-name="T7">chr<text:span text:style-name="T1">ist</text:span>iano<text:span text:style-name="T1">rum</text:span></text:span> <text:span text:style-name="T7">mittunt</text:span> <text:span text:style-name="T7"/><text:span text:style-name="T7">uiros</text:span> <text:span text:style-name="T7">s<text:span text:style-name="T1">an</text:span>c<text:span text:style-name="T1">t</text:span>os</text:span> <text:span text:style-name="T7">idoneos</text:span> <text:span text:style-name="T7">ad</text:span> <text:span text:style-name="T7">francos</text:span> <text:span text:style-name="T7"><text:span text:style-name="T1">et</text:span></text:span> <text:span text:style-name="T7">cetera
                    \s/
                </text:span><text:span text:style-name="T7"> | </text:span><text:span text:style-name="T7">gentes</text:span> <text:span text:style-name="T7">cum</text:span> <text:span text:style-name="T7">tot</text:span> <text:span text:style-name="T7"/><text:span text:style-name="T7">milia</text:span> <text:span text:style-name="T7">solidorum</text:span> <text:span text:style-name="T7">ad</text:span> <text:span text:style-name="T7">redimendos</text:span> <text:span text:style-name="T7">captiuos</text:span> <text:span text:style-name="T7">baptizat</text:span><text:span text:style-name="T7"> | </text:span><text:span text:style-name="T7">tu</text:span> <text:span text:style-name="T7">totius</text:span> <text:span text:style-name="T7">int<text:span text:style-name="T1">er</text:span>ficis</text:span> <text:span text:style-name="T7"/><text:span text:style-name="T7"><text:span text:style-name="T1">et</text:span></text:span> <text:span text:style-name="T7">uendis</text:span> <text:span text:style-name="T7">illos</text:span> <text:span text:style-name="T7">genti</text:span> <text:span text:style-name="T7">exterae</text:span> <text:span text:style-name="T7">ignoranti</text:span> <text:span text:style-name="T7">d<text:span text:style-name="T1">eu</text:span>m</text:span> <text:span text:style-name="T7">quasi</text:span> <text:span text:style-name="T7">in</text:span><text:span text:style-name="T7"> | </text:span><text:span text:style-name="T7">lupanar</text:span> <text:span text:style-name="T7"/><text:span text:style-name="T7">tardis</text:span> <text:span text:style-name="T7">menbris</text:span> <text:span text:style-name="T7">chr<text:span text:style-name="T1">ist</text:span>i</text:span> <text:span text:style-name="T7">qualem</text:span> <text:span text:style-name="T7">spem</text:span> <text:span text:style-name="T7">habes</text:span> <text:span text:style-name="T7">in</text:span> <text:span text:style-name="T7">d<text:span text:style-name="T1">eu</text:span>m</text:span> <text:span text:style-name="T7"><text:span text:style-name="T1">ue</text:span>l</text:span> <text:span text:style-name="T7">qui</text:span> <text:span text:style-name="T7"/><text:span text:style-name="T7">te</text:span> <text:span text:style-name="T7">consentit</text:span><text:span text:style-name="T7"> | </text:span><text:span text:style-name="T7">aut</text:span> <text:span text:style-name="T7">qui</text:span> <text:span text:style-name="T7">te</text:span> <text:span text:style-name="T7">co<text:span text:style-name="T1">m</text:span>municat</text:span> <text:span text:style-name="T7">uerbis</text:span> <text:span text:style-name="T7">adulationis</text:span> <text:span text:style-name="T7">d<text:span text:style-name="T1">eu</text:span>s</text:span> <text:span text:style-name="T7"/><text:span text:style-name="T7">iudicabit</text:span> <text:span text:style-name="T7">scriptum</text:span> <text:span text:style-name="T7"><text:span text:style-name="T1">est</text:span></text:span> <text:span text:style-name="T7">enim</text:span><text:span text:style-name="T7">·</text:span><text:span text:style-name="T7"> | </text:span><text:span text:style-name="T7"><text:span text:style-name="T3">N</text:span>on</text:span> <text:span text:style-name="T7">solum</text:span> <text:span text:style-name="T7">facientes</text:span> <text:span text:style-name="T7">mala</text:span> <text:span text:style-name="T7">s<text:span text:style-name="T1">ed</text:span></text:span> <text:span text:style-name="T7">etiam</text:span> <text:span text:style-name="T7"/><text:span text:style-name="T7">consentientes</text:span> <text:span text:style-name="T7">damnandi</text:span> <text:span text:style-name="T7">sunt</text:span><text:span text:style-name="T7">·</text:span> <text:span text:style-name="T7"/></text:p>
      <text:p>15. <text:span text:style-name="T7"/><text:span text:style-name="T7">nescio</text:span><text:span text:style-name="T7"> | </text:span><text:span text:style-name="T7">quid</text:span> <text:span text:style-name="T7">dicam</text:span> <text:span text:style-name="T7">u<text:span text:style-name="T1">e</text:span>l</text:span> <text:span text:style-name="T7">quid</text:span> <text:span text:style-name="T7">loquar</text:span> <text:span text:style-name="T7">amplius</text:span> <text:span text:style-name="T7">de</text:span> <text:span text:style-name="T7">defunctis</text:span> <text:span text:style-name="T7"/><text:span text:style-name="T7">filio<text:span text:style-name="T1">rum</text:span></text:span> <text:span text:style-name="T7">d<text:span text:style-name="T1">e</text:span>i</text:span> <text:span text:style-name="T7">quos</text:span> <text:span text:style-name="T7">gladius</text:span> <text:span text:style-name="T7">sup<text:span text:style-name="T1">r</text:span>a</text:span><text:span text:style-name="T7"> | </text:span><text:span text:style-name="T7">modu<text:span text:style-name="T1">m</text:span></text:span> <text:span text:style-name="T7">dure</text:span> <text:span text:style-name="T7">tetigit</text:span><text:span text:style-name="T7">·</text:span> <text:span text:style-name="T7"><text:span text:style-name="T3">S</text:span>criptum</text:span> <text:span text:style-name="T7"><text:span text:style-name="T1">est</text:span></text:span> <text:span text:style-name="T7"/><text:span text:style-name="T7">enim</text:span> <text:span text:style-name="T7">flete</text:span> <text:span text:style-name="T7">cum</text:span> <text:span text:style-name="T7">flentib<text:span text:style-name="T1">us</text:span></text:span> <text:span text:style-name="T7"><text:span text:style-name="T1">et</text:span></text:span> <text:span text:style-name="T7">it<text:span text:style-name="T1">er</text:span>um</text:span><text:span text:style-name="T7">·</text:span> <text:span text:style-name="T7"><text:span text:style-name="T3">S</text:span>i</text:span> <text:span text:style-name="T7">dol<text:span text:style-name="T1">et</text:span></text:span><text:span text:style-name="T7"> | </text:span><text:span text:style-name="T7">unum</text:span> <text:span text:style-name="T7">membrum</text:span> <text:span text:style-name="T7"/><text:span text:style-name="T7">c<text:span text:style-name="T1">om</text:span>doleant</text:span> <text:span text:style-name="T7">om<text:span text:style-name="T1">n</text:span>ia</text:span> <text:span text:style-name="T7">m<text:span text:style-name="T1">em</text:span>bra</text:span> <text:span text:style-name="T7">quap<text:span text:style-name="T1">ro</text:span>pt<text:span text:style-name="T1">er</text:span></text:span> <text:span text:style-name="T7">eccl<text:span text:style-name="T1">esi</text:span>a</text:span> <text:span text:style-name="T7">plor<text:span text:style-name="T1">et</text:span></text:span> <text:span text:style-name="T7"><text:span text:style-name="T1">et</text:span></text:span> <text:span text:style-name="T7">plang<text:span text:style-name="T1">et</text:span></text:span> <text:span text:style-name="T7"/><text:span text:style-name="T7">filios</text:span><text:span text:style-name="T7"> | </text:span><text:span text:style-name="T7"><text:span text:style-name="T1">et</text:span></text:span> <text:span text:style-name="T7">filias</text:span> <text:span text:style-name="T7">suas</text:span> <text:span text:style-name="T7">quas</text:span> <text:span text:style-name="T7">adhuc</text:span> <text:span text:style-name="T7">gladius</text:span> <text:span text:style-name="T7">nondu<text:span text:style-name="T1">m</text:span></text:span> <text:span text:style-name="T7">interfecit</text:span><text:span text:style-name="T7">;</text:span> <text:span text:style-name="T7"><text:span text:style-name="T3">S</text:span><text:span text:style-name="T1">ed</text:span></text:span> <text:span text:style-name="T7"/><text:span text:style-name="T7">prolongati</text:span> <text:span text:style-name="T7"><text:span text:style-name="T1">et</text:span></text:span> <text:span text:style-name="T7">ex</text:span><text:span text:style-name="T7">|</text:span><text:span text:style-name="T7">portati</text:span> <text:span text:style-name="T7">in</text:span> <text:span text:style-name="T7">longa</text:span> <text:span text:style-name="T7">terrarum</text:span><text:span text:style-name="T7">;</text:span> <text:span text:style-name="T7">ubi</text:span> <text:span text:style-name="T7">peccatum</text:span> <text:span text:style-name="T7">manifeste</text:span> <text:span text:style-name="T7"/><text:span text:style-name="T7">grauetur</text:span><text:span text:style-name="T7">;</text:span> <text:span text:style-name="T7">inpuden</text:span><text:span text:style-name="T7">-</text:span><text:span text:style-name="T7">|</text:span><text:span text:style-name="T7">ter</text:span> <text:span text:style-name="T7">abundat</text:span> <text:span text:style-name="T7">ibi</text:span> <text:span text:style-name="T7">uenundati</text:span> <text:span text:style-name="T7">ingenui</text:span> <text:span text:style-name="T7"/><text:span text:style-name="T7">homines</text:span> <text:span text:style-name="T7">chr<text:span text:style-name="T1">ist</text:span>iani</text:span> <text:span text:style-name="T7">in</text:span> <text:span text:style-name="T7">seruitute</text:span> <text:span text:style-name="T7">redacti</text:span><text:span text:style-name="T7">-</text:span><text:span text:style-name="T7"> | </text:span><text:span text:style-name="T7">sunt</text:span><text:span text:style-name="T7">;</text:span> <text:span text:style-name="T7"><text:span text:style-name="T3">P</text:span>resertim</text:span> <text:span text:style-name="T7">indignissimo<text:span text:style-name="T1">rum</text:span></text:span> <text:span text:style-name="T7"/><text:span text:style-name="T7">pessimo<text:span text:style-name="T1">rum</text:span></text:span> <text:span text:style-name="T7">apostatarumque</text:span> <text:span text:style-name="T7">picto<text:span text:style-name="T1">rum</text:span></text:span> <text:span text:style-name="T7"/></text:p>
      <text:p>16. <text:span text:style-name="T7"/><text:span text:style-name="T7">idcirco</text:span><text:span text:style-name="T7"> | </text:span><text:span text:style-name="T7">c[on]
                    \u<text:span text:style-name="T1">m</text:span>/
                </text:span> <text:span text:style-name="T7">tristitia</text:span> <text:span text:style-name="T7"><text:span text:style-name="T1">et</text:span></text:span> <text:span text:style-name="T7">merore</text:span> <text:span text:style-name="T7">uociferabo</text:span><text:span text:style-name="T7">;</text:span> <text:span text:style-name="T7"><text:span text:style-name="T3">O</text:span></text:span> <text:span text:style-name="T7">spetiosissimi</text:span> <text:span text:style-name="T7"/><text:span text:style-name="T7">atq<text:span text:style-name="T1">ue</text:span></text:span> <text:span text:style-name="T7">amantissimi</text:span> <text:span text:style-name="T7">fr<text:span text:style-name="T1">atre</text:span>s</text:span> <text:span text:style-name="T7"><text:span text:style-name="T1">et</text:span></text:span> <text:span text:style-name="T7">filii</text:span><text:span text:style-name="T7"> | </text:span><text:span text:style-name="T7">quos</text:span> <text:span text:style-name="T7">in</text:span> <text:span text:style-name="T7">chr<text:span text:style-name="T1">ist</text:span>o</text:span> <text:span text:style-name="T7">genui</text:span> <text:span text:style-name="T7">enumerare</text:span> <text:span text:style-name="T7"/><text:span text:style-name="T7">nequeo</text:span> <text:span text:style-name="T7">quid</text:span> <text:span text:style-name="T7">faciam</text:span> <text:span text:style-name="T7">uobis</text:span><text:span text:style-name="T7">;</text:span> <text:span text:style-name="T7">non</text:span> <text:span text:style-name="T7">sum</text:span> <text:span text:style-name="T7">dignus</text:span><text:span text:style-name="T7"> | </text:span><text:span text:style-name="T7">deo</text:span> <text:span text:style-name="T7">neq<text:span text:style-name="T1">ue</text:span></text:span> <text:span text:style-name="T7">hominib<text:span text:style-name="T1">us</text:span></text:span> <text:span text:style-name="T7"/><text:span text:style-name="T7">subuenire</text:span> <text:span text:style-name="T7">preualuit</text:span> <text:span text:style-name="T7">iniquitas</text:span> <text:span text:style-name="T7">iniquo<text:span text:style-name="T1">rum</text:span></text:span> <text:span text:style-name="T7">sup<text:span text:style-name="T1">er</text:span></text:span> <text:span text:style-name="T7">nos</text:span><text:span text:style-name="T7">;</text:span> <text:span text:style-name="T7"><text:span text:style-name="T3">Q</text:span>uasi</text:span> <text:span text:style-name="T7">ex</text:span><text:span text:style-name="T7">-</text:span><text:span text:style-name="T7">|</text:span><text:span text:style-name="T7">tranei</text:span> <text:span text:style-name="T7"/><text:span text:style-name="T7">facti</text:span> <text:span text:style-name="T7">sumus</text:span> <text:span text:style-name="T7">forte</text:span> <text:span text:style-name="T7">non</text:span> <text:span text:style-name="T7">credunt</text:span> <text:span text:style-name="T7">unum</text:span> <text:span text:style-name="T7">baptismu<text:span text:style-name="T1">m</text:span></text:span> <text:span text:style-name="T7">p<text:span text:style-name="T1">er</text:span>cipimus</text:span> <text:span text:style-name="T7">u<text:span text:style-name="T1">e</text:span>l</text:span> <text:span text:style-name="T7"/><text:span text:style-name="T7">unum</text:span> <text:span text:style-name="T7">d<text:span text:style-name="T1">eu</text:span>m</text:span><text:span text:style-name="T7"> | </text:span><text:span text:style-name="T7">patrem</text:span> <text:span text:style-name="T7">habemus</text:span><text:span text:style-name="T7">·</text:span> <text:span text:style-name="T7">indignum</text:span> <text:span text:style-name="T7">est</text:span> <text:span text:style-name="T7">illis</text:span> <text:span text:style-name="T7">hiberia</text:span> <text:span text:style-name="T7">nati</text:span> <text:span text:style-name="T7"/><text:span text:style-name="T7">sumus</text:span> <text:span text:style-name="T7">sicut</text:span> <text:span text:style-name="T7">ait</text:span><text:span text:style-name="T7">·</text:span> <text:span text:style-name="T7"><text:span text:style-name="T3">N</text:span>onne</text:span><text:span text:style-name="T7"> | </text:span><text:span text:style-name="T7">unum</text:span> <text:span text:style-name="T7">d<text:span text:style-name="T1">eu</text:span>m</text:span> <text:span text:style-name="T7">habetis</text:span> <text:span text:style-name="T7">quid</text:span> <text:span text:style-name="T7">dereliquistis</text:span> <text:span text:style-name="T7"/><text:span text:style-name="T7">unusquisq<text:span text:style-name="T1">ue</text:span></text:span> <text:span text:style-name="T7">proximu<text:span text:style-name="T1">m</text:span></text:span> <text:span text:style-name="T7">suum</text:span><text:span text:style-name="T7">;</text:span> <text:span text:style-name="T7"/></text:p>
      <text:p>17. <text:span text:style-name="T7"/><text:span text:style-name="T7">idcirco</text:span><text:span text:style-name="T7"> | </text:span><text:span text:style-name="T7">doleo</text:span> <text:span text:style-name="T7">pro</text:span> <text:span text:style-name="T7">uob<text:span text:style-name="T1">is</text:span></text:span> <text:span text:style-name="T7">doleo</text:span> <text:span text:style-name="T7">carissimi</text:span> <text:span text:style-name="T7">m<text:span text:style-name="T1">ih</text:span>i</text:span> <text:span text:style-name="T7">s<text:span text:style-name="T1">ed</text:span></text:span> <text:span text:style-name="T7">iterum</text:span><text:span text:style-name="T7">·</text:span> <text:span text:style-name="T7"/><text:span text:style-name="T7">gaudeo</text:span> <text:span text:style-name="T7">intra</text:span> <text:span text:style-name="T7">meipsum</text:span> <text:span text:style-name="T7">non</text:span><text:span text:style-name="T7"> | </text:span><text:span text:style-name="T7">gratis</text:span> <text:span text:style-name="T7">laboraui</text:span> <text:span text:style-name="T7"><text:span text:style-name="T1">ue</text:span>l</text:span> <text:span text:style-name="T7">peregrinatio</text:span> <text:span text:style-name="T7">mea</text:span> <text:span text:style-name="T7"/><text:span text:style-name="T7">in</text:span> <text:span text:style-name="T7">uacuum</text:span> <text:span text:style-name="T7">fuit</text:span> <text:span text:style-name="T7"><text:span text:style-name="T1">et</text:span></text:span> <text:span text:style-name="T7">contigit</text:span> <text:span text:style-name="T7">scelus</text:span><text:span text:style-name="T7"> | </text:span><text:span text:style-name="T7">tam</text:span> <text:span text:style-name="T7">horendum</text:span> <text:span text:style-name="T7"/><text:span text:style-name="T7">ineffabilem</text:span> <text:span text:style-name="T7">deo</text:span> <text:span text:style-name="T7">gratias</text:span> <text:span text:style-name="T7">creduli</text:span> <text:span text:style-name="T7">baptizati</text:span> <text:span text:style-name="T7">de</text:span> <text:span text:style-name="T7">celo</text:span> <text:span text:style-name="T7">recessistis</text:span><text:span text:style-name="T7"> | </text:span><text:span text:style-name="T7"/><text:span text:style-name="T7">ad</text:span> <text:span text:style-name="T7">paradisum</text:span><text:span text:style-name="T7">;</text:span> <text:span text:style-name="T7"><text:span text:style-name="T3">C</text:span>erno</text:span> <text:span text:style-name="T7">uos</text:span> <text:span text:style-name="T7">migrare</text:span> <text:span text:style-name="T7">coepistis</text:span> <text:span text:style-name="T7">ubi</text:span> <text:span text:style-name="T7">nox</text:span> <text:span text:style-name="T7">non</text:span> <text:span text:style-name="T7">erit</text:span> <text:span text:style-name="T7"/><text:span text:style-name="T7">neq<text:span text:style-name="T1">ue</text:span></text:span> <text:span text:style-name="T7">luct<text:span text:style-name="T1">us</text:span></text:span><text:span text:style-name="T7"> | </text:span><text:span text:style-name="T7">neq<text:span text:style-name="T1">ue</text:span></text:span> <text:span text:style-name="T7">mors</text:span> <text:span text:style-name="T7">amplius</text:span><text:span text:style-name="T7">·</text:span> <text:span text:style-name="T7">s<text:span text:style-name="T1">ed</text:span></text:span> <text:span text:style-name="T7">exultabitis</text:span> <text:span text:style-name="T7">sicut</text:span> <text:span text:style-name="T7">uituli</text:span> <text:span text:style-name="T7">ex</text:span> <text:span text:style-name="T7"/><text:span text:style-name="T7">uinculis</text:span> <text:span text:style-name="T7">resoluti</text:span><text:span text:style-name="T7">;</text:span> <text:span text:style-name="T7"><text:span text:style-name="T1">et</text:span></text:span> <text:span text:style-name="T7">con</text:span><text:span text:style-name="T7">|</text:span><text:span text:style-name="T7">culcabitis</text:span> <text:span text:style-name="T7">iniquos</text:span> <text:span text:style-name="T7"><text:span text:style-name="T1">et</text:span></text:span> <text:span text:style-name="T7">erunt</text:span> <text:span text:style-name="T7">cinis</text:span> <text:span text:style-name="T7">sub</text:span> <text:span text:style-name="T7">pedib<text:span text:style-name="T1">us</text:span></text:span> <text:span text:style-name="T7"/><text:span text:style-name="T7">u<text:span text:style-name="T1">est</text:span>ris</text:span><text:span text:style-name="T7">·</text:span> <text:span text:style-name="T7"/></text:p>
      <text:p>18. <text:span text:style-name="T7"/><text:span text:style-name="T7"><text:span text:style-name="T3">U</text:span>os</text:span> <text:span text:style-name="T7">ergo</text:span> <text:span text:style-name="T7">regnabitis</text:span> <text:span text:style-name="T7">cu<text:span text:style-name="T1">m</text:span></text:span><text:span text:style-name="T7"> | </text:span><text:span text:style-name="T7">apostolis</text:span> <text:span text:style-name="T7"><text:span text:style-name="T1">et</text:span></text:span> <text:span text:style-name="T7">p<text:span text:style-name="T1">ro</text:span>phetis</text:span> <text:span text:style-name="T7">atque</text:span> <text:span text:style-name="T7">martirib<text:span text:style-name="T1">us</text:span></text:span> <text:span text:style-name="T7"/><text:span text:style-name="T7">et<text:span text:style-name="T1">er</text:span>na</text:span> <text:span text:style-name="T7">regna</text:span><text:span text:style-name="T7">·</text:span> <text:span text:style-name="T7">capietis</text:span><text:span text:style-name="T7">·</text:span> <text:span text:style-name="T7">sicut</text:span> <text:span text:style-name="T7">ipse</text:span> <text:span text:style-name="T7">testa</text:span><text:span text:style-name="T7">-</text:span><text:span text:style-name="T7">|</text:span><text:span text:style-name="T7">tur</text:span> <text:span text:style-name="T7">inquit</text:span><text:span text:style-name="T7">;</text:span> <text:span text:style-name="T7"><text:span text:style-name="T3">U</text:span>enient</text:span> <text:span text:style-name="T7"/><text:span text:style-name="T7">ab</text:span> <text:span text:style-name="T7">oriente</text:span> <text:span text:style-name="T7"><text:span text:style-name="T1">et</text:span></text:span> <text:span text:style-name="T7">occidente</text:span><text:span text:style-name="T7">;</text:span> <text:span text:style-name="T7"><text:span text:style-name="T1">et</text:span></text:span> <text:span text:style-name="T7">recumbent</text:span><text:span text:style-name="T7">·</text:span> <text:span text:style-name="T7">cum</text:span> <text:span text:style-name="T7">abra</text:span><text:span text:style-name="T7">-</text:span><text:span text:style-name="T7">|</text:span><text:span text:style-name="T7">ham</text:span> <text:span text:style-name="T7"><text:span text:style-name="T1">et</text:span></text:span> <text:span text:style-name="T7">isaac</text:span> <text:span text:style-name="T7"><text:span text:style-name="T1">et</text:span></text:span> <text:span text:style-name="T7">iacob</text:span> <text:span text:style-name="T7">in</text:span> <text:span text:style-name="T7"/><text:span text:style-name="T7">regno</text:span> <text:span text:style-name="T7">celo<text:span text:style-name="T1">rum</text:span></text:span> <text:span text:style-name="T7"><text:span text:style-name="T3">f</text:span>oris</text:span> <text:span text:style-name="T7">canis</text:span> <text:span text:style-name="T7"><text:span text:style-name="T1">et</text:span></text:span> <text:span text:style-name="T7">ueneficos</text:span> <text:span text:style-name="T7"><text:span text:style-name="T1">et</text:span></text:span> <text:span text:style-name="T7">homi</text:span><text:span text:style-name="T7">-</text:span><text:span text:style-name="T7">|</text:span><text:span text:style-name="T7">cidie</text:span> <text:span text:style-name="T7"><text:span text:style-name="T1">et</text:span></text:span> <text:span text:style-name="T7">mendacib<text:span text:style-name="T1">us</text:span></text:span> <text:span text:style-name="T7"/><text:span text:style-name="T7">p<text:span text:style-name="T1">er</text:span>iuriis</text:span> <text:span text:style-name="T7">par</text:span> <text:span text:style-name="T7">eo<text:span text:style-name="T1">rum</text:span></text:span> <text:span text:style-name="T7">in</text:span> <text:span text:style-name="T7">stagnum</text:span> <text:span text:style-name="T7">ignis</text:span> <text:span text:style-name="T7">et<text:span text:style-name="T1">er</text:span>ni</text:span><text:span text:style-name="T7">·</text:span> <text:span text:style-name="T7">non</text:span> <text:span text:style-name="T7">merito</text:span> <text:span text:style-name="T7">ait</text:span><text:span text:style-name="T7"> | </text:span><text:span text:style-name="T7"/><text:span text:style-name="T7">ap<text:span text:style-name="T1">osto</text:span>l<text:span text:style-name="T1">u</text:span>s</text:span> <text:span text:style-name="T7">ubi</text:span> <text:span text:style-name="T7">iustus</text:span> <text:span text:style-name="T7">uix</text:span> <text:span text:style-name="T7">saluus</text:span> <text:span text:style-name="T7">erit</text:span> <text:span text:style-name="T7">peccator</text:span> <text:span text:style-name="T7"><text:span text:style-name="T1">et</text:span></text:span> <text:span text:style-name="T7">impi<text:span text:style-name="T1">us</text:span></text:span> <text:span text:style-name="T7">transgressor</text:span> <text:span text:style-name="T7"/><text:span text:style-name="T7">legis</text:span> <text:span text:style-name="T7">ubi</text:span><text:span text:style-name="T7"> | </text:span><text:span text:style-name="T7">se</text:span> <text:span text:style-name="T7">recognoscit</text:span><text:span text:style-name="T7">!</text:span> <text:span text:style-name="T7"/></text:p>
      <text:p>19. <text:span text:style-name="T7"/><text:span text:style-name="T7"><text:span text:style-name="T3">U</text:span>nde</text:span> <text:span text:style-name="T7">enim</text:span> <text:span text:style-name="T7">coroticus</text:span> <text:span text:style-name="T7">cum</text:span> <text:span text:style-name="T7">suis</text:span> <text:span text:style-name="T7">sceleratissimis</text:span> <text:span text:style-name="T7">rebel</text:span><text:span text:style-name="T7">-</text:span><text:span text:style-name="T7">|</text:span><text:span text:style-name="T7">latores</text:span> <text:span text:style-name="T7"/><text:span text:style-name="T7">chr<text:span text:style-name="T1">ist</text:span>i</text:span> <text:span text:style-name="T7">ubi</text:span> <text:span text:style-name="T7">se</text:span> <text:span text:style-name="T7">uidebunt</text:span> <text:span text:style-name="T7">quam</text:span> <text:span text:style-name="T7">mulierculas</text:span> <text:span text:style-name="T7">baptizatas</text:span> <text:span text:style-name="T7">premia</text:span><text:span text:style-name="T7"> | </text:span><text:span text:style-name="T7"/><text:span text:style-name="T7">distribuuntur</text:span> <text:span text:style-name="T7">ob</text:span> <text:span text:style-name="T7">obmiscere</text:span> <text:span text:style-name="T7">regnum</text:span> <text:span text:style-name="T7">temporale</text:span> <text:span text:style-name="T7">quod</text:span> <text:span text:style-name="T7">utique</text:span> <text:span text:style-name="T7">in</text:span> <text:span text:style-name="T7">mom<text:span text:style-name="T1">en</text:span>to</text:span><text:span text:style-name="T7"> | </text:span><text:span text:style-name="T7"/><text:span text:style-name="T7">transeat</text:span> <text:span text:style-name="T7">sicut</text:span> <text:span text:style-name="T7">nubes</text:span> <text:span text:style-name="T7"><text:span text:style-name="T1">ue</text:span>l</text:span> <text:span text:style-name="T7">fum<text:span text:style-name="T1">us</text:span></text:span> <text:span text:style-name="T7">qui</text:span> <text:span text:style-name="T7">utiq<text:span text:style-name="T1">ue</text:span></text:span> <text:span text:style-name="T7">uento</text:span> <text:span text:style-name="T7">disp<text:span text:style-name="T1">er</text:span>gitur</text:span><text:span text:style-name="T7">;</text:span> <text:span text:style-name="T7">ita</text:span> <text:span text:style-name="T7"/><text:span text:style-name="T7">peccatores</text:span><text:span text:style-name="T7"> | </text:span><text:span text:style-name="T7">fraudulenti</text:span> <text:span text:style-name="T7">a</text:span> <text:span text:style-name="T7">facie</text:span> <text:span text:style-name="T7">d<text:span text:style-name="T1">omi</text:span>ni</text:span> <text:span text:style-name="T7">p<text:span text:style-name="T1">er</text:span>ibunt</text:span><text:span text:style-name="T7">;</text:span> <text:span text:style-name="T7"><text:span text:style-name="T3">I</text:span>usti</text:span> <text:span text:style-name="T7">aute<text:span text:style-name="T1">m</text:span></text:span> <text:span text:style-name="T7">epulentur</text:span> <text:span text:style-name="T7"/><text:span text:style-name="T7">in</text:span> <text:span text:style-name="T7">magna</text:span> <text:span text:style-name="T7">constantia</text:span><text:span text:style-name="T7">(13r)</text:span><text:span text:style-name="T7"/><text:span text:style-name="T7"> | </text:span><text:span text:style-name="T7">cum</text:span> <text:span text:style-name="T7">chr<text:span text:style-name="T1">ist</text:span>o</text:span> <text:span text:style-name="T7">iudicabunt</text:span> <text:span text:style-name="T7">nationes</text:span> <text:span text:style-name="T7"><text:span text:style-name="T1">et</text:span></text:span> <text:span text:style-name="T7">regib<text:span text:style-name="T1">us</text:span></text:span> <text:span text:style-name="T7"/><text:span text:style-name="T7">iniquis</text:span> <text:span text:style-name="T7">dominabuntur</text:span> <text:span text:style-name="T7">in</text:span> <text:span text:style-name="T7">s<text:span text:style-name="T1">ae</text:span>c<text:span text:style-name="T1">u</text:span>la</text:span><text:span text:style-name="T7"> | </text:span><text:span text:style-name="T7">s<text:span text:style-name="T1">ae</text:span>c<text:span text:style-name="T1">u</text:span>lor<text:span text:style-name="T1">um</text:span></text:span> <text:span text:style-name="T7">am<text:span text:style-name="T1">en</text:span></text:span> <text:span text:style-name="T7"/></text:p>
      <text:p>20. <text:span text:style-name="T7"/><text:span text:style-name="T7"><text:span text:style-name="T3">T</text:span>estificor</text:span> <text:span text:style-name="T7">coram</text:span> <text:span text:style-name="T7">deo</text:span> <text:span text:style-name="T7"><text:span text:style-name="T1">et</text:span></text:span> <text:span text:style-name="T7">ang<text:span text:style-name="T1">e</text:span>lis</text:span> <text:span text:style-name="T7">suis</text:span> <text:span text:style-name="T7">quo</text:span> <text:span text:style-name="T7">ita</text:span> <text:span text:style-name="T7">erit</text:span> <text:span text:style-name="T7">sicut</text:span> <text:span text:style-name="T7"/><text:span text:style-name="T7">intimabit</text:span><text:span text:style-name="T7"> | </text:span><text:span text:style-name="T7">imp<text:span text:style-name="T1">er</text:span>itie</text:span> <text:span text:style-name="T7">mee</text:span> <text:span text:style-name="T7">non</text:span> <text:span text:style-name="T7">mea</text:span> <text:span text:style-name="T7">uerba</text:span> <text:span text:style-name="T7">s<text:span text:style-name="T1">ed</text:span></text:span> <text:span text:style-name="T7">dei</text:span> <text:span text:style-name="T7"><text:span text:style-name="T1">et</text:span></text:span> <text:span text:style-name="T7">ap<text:span text:style-name="T1">osto</text:span>lo<text:span text:style-name="T1">rum</text:span></text:span> <text:span text:style-name="T7"/><text:span text:style-name="T7">atq<text:span text:style-name="T1">ue</text:span></text:span> <text:span text:style-name="T7">prophetarum</text:span> <text:span text:style-name="T7">quod</text:span> <text:span text:style-name="T7">ego</text:span> <text:span text:style-name="T7">la</text:span><text:span text:style-name="T7">-</text:span><text:span text:style-name="T7">|</text:span><text:span text:style-name="T7">tinum</text:span> <text:span text:style-name="T7">exposui</text:span> <text:span text:style-name="T7">qui</text:span> <text:span text:style-name="T7">numqua<text:span text:style-name="T1">m</text:span></text:span> <text:span text:style-name="T7">enim</text:span> <text:span text:style-name="T7"/><text:span text:style-name="T7">mentiti</text:span> <text:span text:style-name="T7">sunt</text:span> <text:span text:style-name="T7">qui</text:span> <text:span text:style-name="T7">crediderit</text:span> <text:span text:style-name="T7">saluus</text:span> <text:span text:style-name="T7">erit</text:span><text:span text:style-name="T7">·</text:span><text:span text:style-name="T7"> | </text:span><text:span text:style-name="T7">qui</text:span> <text:span text:style-name="T7">uero</text:span> <text:span text:style-name="T7">non</text:span> <text:span text:style-name="T7">crediderit</text:span> <text:span text:style-name="T7">condempnabitur</text:span><text:span text:style-name="T7">;</text:span> <text:span text:style-name="T7"/><text:span text:style-name="T7"><text:span text:style-name="T3">D</text:span><text:span text:style-name="T1">eu</text:span>s</text:span> <text:span text:style-name="T7">locutus</text:span> <text:span text:style-name="T7"><text:span text:style-name="T1">est</text:span></text:span> <text:span text:style-name="T7"/></text:p>
      <text:p>21. <text:span text:style-name="T7"/><text:span text:style-name="T7">queso</text:span> <text:span text:style-name="T7">plurimum</text:span><text:span text:style-name="T7"> | </text:span><text:span text:style-name="T7">ut</text:span> <text:span text:style-name="T7">quicumque</text:span> <text:span text:style-name="T7">famulus</text:span> <text:span text:style-name="T7">dei</text:span> <text:span text:style-name="T7">ut</text:span> <text:span text:style-name="T7">p<text:span text:style-name="T1">ro</text:span>mpt<text:span text:style-name="T1">us</text:span></text:span> <text:span text:style-name="T7"/><text:span text:style-name="T7">fuerit</text:span><text:span text:style-name="T7">·</text:span> <text:span text:style-name="T7">ut</text:span> <text:span text:style-name="T7">sit</text:span> <text:span text:style-name="T7">gerulus</text:span> <text:span text:style-name="T7">litterarum</text:span> <text:span text:style-name="T7">ha</text:span><text:span text:style-name="T7">|</text:span><text:span text:style-name="T7">rum</text:span> <text:span text:style-name="T7">ut</text:span> <text:span text:style-name="T7">nequaquam</text:span> <text:span text:style-name="T7">subtrahabatur</text:span> <text:span text:style-name="T7"/><text:span text:style-name="T7">a</text:span> <text:span text:style-name="T7">nimine<text:note text:id="ftn1" text:note-class="footnote"><text:note-citation>0</text:note-citation><text:note-body><text:p text:style-name="Footnote">Bieler:
                                animine.</text:p></text:note-body></text:note></text:span><text:span text:style-name="T7">∵</text:span> <text:span text:style-name="T7">s<text:span text:style-name="T1">ed</text:span></text:span> <text:span text:style-name="T7">magis</text:span> <text:span text:style-name="T7">potius</text:span> <text:span text:style-name="T7">legatur</text:span><text:span text:style-name="T7"> | </text:span><text:span text:style-name="T7">coram</text:span> <text:span text:style-name="T7">cunctis</text:span> <text:span text:style-name="T7">plebib<text:span text:style-name="T1">us</text:span></text:span> <text:span text:style-name="T7"><text:span text:style-name="T1">et</text:span></text:span> <text:span text:style-name="T7">presente</text:span> <text:span text:style-name="T7"/><text:span text:style-name="T7">ipso</text:span> <text:span text:style-name="T7">corotico</text:span> <text:span text:style-name="T7">quod</text:span> <text:span text:style-name="T7">si</text:span> <text:span text:style-name="T7">d<text:span text:style-name="T1">eu</text:span>s</text:span> <text:span text:style-name="T7">inspirat</text:span> <text:span text:style-name="T7">illos</text:span> <text:span text:style-name="T7">ut</text:span> <text:span text:style-name="T7">quan</text:span><text:span text:style-name="T7">|</text:span><text:span text:style-name="T7">doque</text:span> <text:span text:style-name="T7">deo</text:span> <text:span text:style-name="T7"/><text:span text:style-name="T7">resipiscant</text:span><text:span text:style-name="T7">·</text:span> <text:span text:style-name="T7">ita</text:span> <text:span text:style-name="T7">uel</text:span> <text:span text:style-name="T7">sero</text:span> <text:span text:style-name="T7">poeniteant</text:span><text:span text:style-name="T7">;</text:span> <text:span text:style-name="T7">quod</text:span> <text:span text:style-name="T7">tam</text:span> <text:span text:style-name="T7">inpie</text:span> <text:span text:style-name="T7">gesser<text:span text:style-name="T1">un</text:span>t</text:span><text:span text:style-name="T7">;</text:span><text:span text:style-name="T7"> | </text:span><text:span text:style-name="T7"/><text:span text:style-name="T7"><text:span text:style-name="T3">h</text:span>omicida</text:span> <text:span text:style-name="T7">erga</text:span> <text:span text:style-name="T7">fr<text:span text:style-name="T1">atre</text:span>s</text:span> <text:span text:style-name="T7">d<text:span text:style-name="T1">omi</text:span>ni</text:span> <text:span text:style-name="T7"><text:span text:style-name="T1">et</text:span></text:span> <text:span text:style-name="T7">liberent</text:span> <text:span text:style-name="T7">captiuas</text:span> <text:span text:style-name="T7">baptizatas</text:span> <text:span text:style-name="T7"/><text:span text:style-name="T7">quas</text:span> <text:span text:style-name="T7">ante</text:span> <text:span text:style-name="T7">ceperunt</text:span><text:span text:style-name="T7">·</text:span><text:span text:style-name="T7"> | </text:span><text:span text:style-name="T7">ita</text:span> <text:span text:style-name="T7">ut</text:span> <text:span text:style-name="T7">mererentur</text:span> <text:span text:style-name="T7">deo</text:span> <text:span text:style-name="T7">uiuere</text:span> <text:span text:style-name="T7"><text:span text:style-name="T1">et</text:span></text:span> <text:span text:style-name="T7">sani</text:span> <text:span text:style-name="T7">efficiantur</text:span> <text:span text:style-name="T7"/><text:span text:style-name="T7">hic</text:span> <text:span text:style-name="T7"><text:span text:style-name="T1">et</text:span></text:span> <text:span text:style-name="T7">in</text:span> <text:span text:style-name="T7">et<text:span text:style-name="T1">er</text:span>num</text:span> <text:span text:style-name="T7">pax</text:span> <text:span text:style-name="T7">patri</text:span><text:span text:style-name="T7"> | </text:span><text:span text:style-name="T7"><text:span text:style-name="T1">et</text:span></text:span> <text:span text:style-name="T7">filio</text:span> <text:span text:style-name="T7"><text:span text:style-name="T1">et</text:span></text:span> <text:span text:style-name="T7">sp<text:span text:style-name="T1">irit</text:span>u</text:span> <text:span text:style-name="T7">s<text:span text:style-name="T1">an</text:span>c<text:span text:style-name="T1">t</text:span>o</text:span> <text:span text:style-name="T7">ame<text:span text:style-name="T3">n</text:span></text:span></text:p>
    </office:text>
  </office:body>
</office:document-content>
</file>

<file path=styles.xml><?xml version="1.0" encoding="utf-8"?>
<office:document-styles xmlns:rpt="http://openoffice.org/2005/report" xmlns:office="urn:oasis:names:tc:opendocument:xmlns:office:1.0" xmlns:text="urn:oasis:names:tc:opendocument:xmlns:text:1.0" xmlns:grddl="http://www.w3.org/2003/g/data-view#" xmlns:number="urn:oasis:names:tc:opendocument:xmlns:datastyle:1.0" xmlns:meta="urn:oasis:names:tc:opendocument:xmlns:meta:1.0" xmlns:table="urn:oasis:names:tc:opendocument:xmlns:table:1.0" xmlns:style="urn:oasis:names:tc:opendocument:xmlns:style:1.0" xmlns:script="urn:oasis:names:tc:opendocument:xmlns:script:1.0" xmlns:xlink="http://www.w3.org/1999/xlink" xmlns:xhtml="http://www.w3.org/1999/xhtml" xmlns:tableooo="http://openoffice.org/2009/table" xmlns:math="http://www.w3.org/1998/Math/MathML" xmlns:draw="urn:oasis:names:tc:opendocument:xmlns:drawing:1.0" xmlns:form="urn:oasis:names:tc:opendocument:xmlns:form:1.0" xmlns:ooo="http://openoffice.org/2004/office" xmlns:chart="urn:oasis:names:tc:opendocument:xmlns:chart:1.0" xmlns:dc="http://purl.org/dc/elements/1.1/" xmlns:dr3d="urn:oasis:names:tc:opendocument:xmlns:dr3d:1.0" xmlns:fo="urn:oasis:names:tc:opendocument:xmlns:xsl-fo-compatible:1.0" xmlns:dom="http://www.w3.org/2001/xml-events" xmlns:ooow="http://openoffice.org/2004/writer" xmlns:svg="urn:oasis:names:tc:opendocument:xmlns:svg-compatible:1.0" xmlns:css3t="http://www.w3.org/TR/css3-text/" xmlns:of="urn:oasis:names:tc:opendocument:xmlns:of:1.2" xmlns:oooc="http://openoffice.org/2004/calc">
  <office:font-face-decls/>
  <office:styles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P1" style:family="paragraph" style:parent-style-name="Footer">
      <style:paragraph-properties fo:text-align="center" style:justify-single-word="false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P2" style:family="paragraph" style:parent-style-name="Standard">
      <style:paragraph-properties fo:line-height="150%"/>
      <style:text-properties fo:font-size="12pt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P3" style:family="paragraph" style:parent-style-name="Table_20_Contents">
      <style:paragraph-properties fo:line-height="150%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P4" style:family="paragraph" style:parent-style-name="Heading">
      <style:paragraph-properties fo:line-height="150%"/>
      <style:text-properties fo:font-weight="bold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1" style:family="text">
      <style:text-properties fo:font-style="italic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2" style:family="text">
      <style:text-properties fo:font-weight="bold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3" style:family="text">
      <style:text-properties fo:font-size="18pt" fo:font-weight="bold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able1" style:family="table">
      <style:table-properties style:width="16.999cm" table:align="margins" style:shadow="none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able1.A" style:family="table-column">
      <style:table-column-properties style:column-width="8.5cm" style:rel-column-width="32767*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able1.1" style:family="table-row">
      <style:table-row-properties style:min-row-height="1.402cm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able1.A1" style:family="table-cell">
      <style:table-cell-properties fo:padding="0.097cm" fo:border="none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able1.B1" style:family="table-cell">
      <style:table-cell-properties style:vertical-align="middle" fo:background-color="transparent" fo:padding="0.097cm" fo:border="none">
        <style:background-image/>
      </style:table-cell-properties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H1" style:family="paragraph" style:parent-style-name="Heading" style:class="text">
      <style:text-properties fo:font-size="85%" fo:font-weight="bold"/>
    </style:style>
  </office:styles>
  <office:automatic-styles/>
  <office:master-styles/>
</office:document-styles>
</file>

<file path=meta.xml><?xml version="1.0" encoding="utf-8"?>
<office:document-meta xmlns:office="urn:oasis:names:tc:opendocument:xmlns:office:1.0" xmlns:ooo="http://openoffice.org/2004/office" xmlns:grddl="http://www.w3.org/2003/g/data-view#" xmlns:xlink="http://www.w3.org/1999/xlink" xmlns:dc="http://purl.org/dc/elements/1.1/" xmlns:meta="urn:oasis:names:tc:opendocument:xmlns:meta:1.0" grddl:transformation="http://docs.oasis-open.org/office/1.2/xslt/odf2rdf.xsl">
  <office:meta>
    <meta:creation-date>2015-09-23T19:17:11.219000</meta:creation-date>
    <dc:date>2015-09-23T19:17:11.280000</dc:date>
    <meta:generator>http://pypi.python.org/pypi/ezodf/0.1.0$Python2.7.5 (default, May 15 2013, 22:43:36) [MSC v.1500 32 bit (Intel)]</meta:generator>
    <meta:document-statistic/>
    <meta:editing-cycles>1</meta:editing-cycles>
  </office:meta>
</office:document-meta>
</file>